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分析：封禁美光后 北京反制空间有限</text:span>
</text:h>
      <text:p text:style-name="P4">
Author: None (Language: zh)</text:p>
      <text:p text:style-name="P4">
Publisher: None</text:p>
      <text:p text:style-name="P4">
Time: 2023-05-28T-15:14:00Z</text:p>
      <text:p text:style-name="P4">
Description: 北京禁止关键信息基础设施使用美光产品，以此反制美国对中国芯片出口的进一步收紧。分析认为，这或许会成为未来地缘政治争执中所使用的新手段。但中国也必须意识到这样的反制措施对本国经济的影响。</text:p>
      <text:p text:style-name="P4">
Videos: []</text:p>
      <text:p text:style-name="P4">
Images: []</text:p>
      <text:p text:style-name="P4">
Subject: 经济纵横</text:p>
      <text:p text:style-name="P4">
Subjects: ['德中关系', '岛屿主权争端', '专题报道：全景观看“习马会”', '中国', '中共十九大', '中美关系']</text:p>
      <text:p text:style-name="P4">
Keywords: ['美光', '芯片', '中国', '中美', '长江存储']</text:p>
      <text:p text:style-name="P4">
ID: 65735679</text:p>
      <!--METADATA-->
      <text:p text:style-name="P4">
<text:a xlink:type="simple" xlink:href="https://www.dw.com/zh/overlay/image/article/65735679/65224835" text:style-name="Internet_20_link" text:visited-style-name="Visited_20_Internet_20_Link">
 </text:a>
</text:p>
      <text:p text:style-name="P4">
（德国之声中文网） <text:a xlink:type="simple" xlink:href="https://www.dw.com/zh/zh/中國封殺美光-美反對無事實根據的限制/a-65693360" text:style-name="Internet_20_link" text:visited-style-name="Visited_20_Internet_20_Link">
 中国网信办近日宣布，国内关键信息基础设施的运营者应停止采购美光公司产品</text:a>
 。网信办称，" <text:a xlink:type="simple" xlink:href="https://www.dw.com/zh/zh/中國突擊美企上海辦公室-掀外商憂慮/a-65447816" text:style-name="Internet_20_link" text:visited-style-name="Visited_20_Internet_20_Link">
 美光公司产品</text:a>
存在较严重网络安全问题隐患，对我国关键信息基础设施供应链造成重大安全风险，影响我国国家安全"。</text:p>
      <text:p text:style-name="P4">
华盛顿对此表示严重关切。北京的这一宣布正值G7峰会签署声明敦促北京结束"经济胁迫"之际。</text:p>
      <text:p text:style-name="P4">
法国外贸银行（Natixis）专长于全球芯片贸易的高级经济师GaryNg向法新社表示，中国的这一回应具有标志性意义。他说，这是自2021年美国收紧对华芯片出口限制以来，中国首次对一家外国公司进行网络安全审查，并且审查范围也罕见地<text:a xlink:type="simple" xlink:href="https://www.dw.com/zh/zh/反制美國北京以國安為由審查美晶片商/a-65224796" text:style-name="Internet_20_link" text:visited-style-name="Visited_20_Internet_20_Link">
 扩大到国家安全忧虑 </text:a>
。他说，未来遇到其它地缘政治事务时，"如果监管部门以此作为报复手段，我不会感到惊讶"。</text:p>
      <text:p text:style-name="P4">
乔治城大学研究美中科技对抗的学者温斯坦（EmilyWeinstein）表示，"关键信息基础设施"的定义非常广泛，从网络政府服务到国防以及医疗、水利都可涵盖在内。"从技术上，可以指任何符合这一条件的领域"，她说道。"中国一直以国家安全等理由设立保护主义壁垒"，包括强制技术转让协议，要求公司将所有数据本地储存，以及在一些领域要求外国实体与当地伙伴成立合资公司。</text:p>
      <text:h text:style-name="P12" text:outline-level="3">
<text:span text:style-name="T4">
"政治表态"</text:span>
</text:h>
      <text:p text:style-name="P4">
去年3月中国开始对美光展开调查，此前五个月，美国宣布采取大幅度限制措施，以拦阻北京获取高端芯片、芯片生产设备以及设计半导体的软件。</text:p>
      <text:p text:style-name="P4">
奥尔布赖特-石桥咨询公司的中国技术专家特埃鲁（PaulTriolo）表示："这明显是北京认为华盛顿扶持美光及美国半导体工业，而作出的报复。"特埃鲁说，美光成为针对的对象是为了作出一个政治表态。他说，此前中国对国内企业如嘀嘀打车的网络安全审查，都集中在数据方面，而不是扩展到国家安全的范畴。</text:p>
      <text:p text:style-name="P4">
华盛顿此前将包括美光竞争对手长江存储在内的中国芯片制造商列入限制贸易的"实体清单"。</text:p>
      <text:p text:style-name="P4">
G7峰会的声明中称，将与中国"去风险，而不是脱钩"。与此同时，华盛顿则向盟国施压，一致限制对中国的芯片设备出口。</text:p>
      <text:p text:style-name="P4">
高级经济师Gary Ng说："G7的强烈声明或许也添了一把火。"</text:p>
      <text:h text:style-name="P12" text:outline-level="3">
<text:span text:style-name="T4">
如果没有台湾的半导体生产，世界怎么办？</text:span>
</text:h>
      <text:h text:style-name="P12" text:outline-level="3">
<text:span text:style-name="T4">
"北京打算转向韩国供应商"</text:span>
</text:h>
      <text:p text:style-name="P4">
然而，北京在实施这样的反制措施时，必须要注意可能对本国经济带来的影响。</text:p>
      <text:p text:style-name="P4">
分析认为，作为美国最大的存储芯片制造商之一的美光很容易成为针对的对象，因为其半导体可以用韩国的SK海力士以及三星所取代。</text:p>
      <text:p text:style-name="P4">
但针对其它美国公司比如英特尔或者高通加以限制，就要难得多，因为这些技术用于智能手机等消费品，在中国制造后运往海外。</text:p>
      <text:p text:style-name="P4">
新加坡国立大学政治学助教庄嘉颖向彭博社表示："限制美光这样的美国公司，这一立场可能是发出一个信号，即在与美国的对抗中，北京愿意承受一定的痛苦。但北京十分谨慎地限制自己所承受的代价。"</text:p>
      <text:p text:style-name="P4">
科纳仕咨询公司的Toby Zhu向法新社表示，禁令将特别冲击到那些提供云服务或者数据中心的公司，因为他们所使用的硬件需要高端存储芯片。他说， <text:a xlink:type="simple" xlink:href="https://www.dw.com/zh/zh/中美半導體大戰封殺美光韓企得利/a-65705950" text:style-name="Internet_20_link" text:visited-style-name="Visited_20_Internet_20_Link">
美光的消费性产品可"完全"被韩国或中国国内存储芯片替代。</text:a>
</text:p>
      <text:p text:style-name="P4">
专家特埃鲁也表示，北京所打的算盘就是转向韩国供应商。</text:p>
      <text:p text:style-name="P4">
然而，上月， <text:a xlink:type="simple" xlink:href="https://www.dw.com/zh/zh/北京恐禁美光芯片-媒體美籲韓勿填補缺口/a-65414199" text:style-name="Internet_20_link" text:visited-style-name="Visited_20_Internet_20_Link">
 白宫要求韩国芯片制造商不要增加向中国的出口以填补美国带来的空缺 </text:a>
 。</text:p>
      <text:p text:style-name="P4">
应华盛顿的要求，荷兰与日本已经宣布对芯片出口的限制措施。</text:p>
      <text:p text:style-name="P4">
首席经济师Gary Ng表示："中国一直相当谨慎，不作出过度报复…因为北京无法迅速扩大本国产能来弥补任何缺失的情况。"</text:p>
      <text:h text:style-name="P12" text:outline-level="3">
<text:span text:style-name="T4">
带你走进德国“萨克森硅谷”</text:span>
</text:h>
      <text:p text:style-name="P4">
（法新社）</text:p>
      <text:p text:style-name="P4">
Source: <text:a xlink:type="simple" xlink:href="https://www.dw.com/zh/分析：封禁美光后-北京反制空间有限/a-65735679" text:style-name="Internet_20_link" text:visited-style-name="Visited_20_Internet_20_Link">
https://www.dw.com/zh/分析：封禁美光后-北京反制空间有限/a-65735679?maca=chi-rss-chi-all-1127-rdf</text:a>
</text:p>
      <!--NEWS-->
      <text:h text:style-name="P10" text:outline-level="1">
<text:span text:style-name="T4">
德韩为什么要分享军事情报？</text:span>
</text:h>
      <text:p text:style-name="P4">
Author: None (Language: zh)</text:p>
      <text:p text:style-name="P4">
Publisher: None</text:p>
      <text:p text:style-name="P4">
Time: 2023-05-28T-17:14:00Z</text:p>
      <text:p text:style-name="P4">
Description: 近日，德国和韩国签署了共享军事情报协议。柏林和首尔旨在通过该协议在乌克兰冲突和印太紧张局势下提高其防御能力。</text:p>
      <text:p text:style-name="P4">
Videos: []</text:p>
      <text:p text:style-name="P4">
Images: []</text:p>
      <text:p text:style-name="P4">
Subject: 时政风云</text:p>
      <text:p text:style-name="P4">
Subjects: []</text:p>
      <text:p text:style-name="P4">
Keywords: ['韩国', '欧债危机', '欧盟', '岛屿主权争端', '专题报道：全景观看“习马会”', '德国', '中国', '留学德国', '中共十九大', '留学德国']</text:p>
      <text:p text:style-name="P4">
ID: 65730498</text:p>
      <!--METADATA-->
      <text:p text:style-name="P4">
<text:a xlink:type="simple" xlink:href="https://www.dw.com/zh/overlay/image/article/65730498/65691203" text:style-name="Internet_20_link" text:visited-style-name="Visited_20_Internet_20_Link">
 </text:a>
</text:p>
      <text:p text:style-name="P4">
德国总理肖尔茨5月21日访问韩国并和韩国总统尹锡悦会晤</text:p>
      <text:p text:style-name="P4">
（德国之声中文网）德国总理肖尔茨5月21日只在韩国停留了几个小时，不过，此次访问以及与韩国总统尹锡悦的会谈已促成了一系列协议的产生，最引人注目的是关于 <text:a xlink:type="simple" xlink:href="https://www.dw.com/zh/zh/德国与韩国将签署军事机密协议/a-65690800" text:style-name="Internet_20_link" text:visited-style-name="Visited_20_Internet_20_Link">
德韩共享军事情报和简化两国国防工业供应链的协议 </text:a>
。</text:p>
      <text:p text:style-name="P4">
这次双边峰会前，肖尔茨刚在日本广岛参加了G7峰会。两场峰会都尤其关注了正在发生的乌克兰安全危机和东北亚地区一触即发的紧张局势。中国再次成为最重要的话题。</text:p>
      <text:p text:style-name="P4">
分析人士指出，肖尔茨和尹锡悦之间的防务合作只是各国之间类似合作的最新例子。所有这些合作都可以看作是对中国影响力的一种反击。</text:p>
      <text:p text:style-name="P4">
北京的所作所为--从单方面占领南海有争议的岛屿并将其军事化，到与日本在东海岛屿问题上对抗，以及与印度在边界领土上的冲突--这些都可以反过来作为新联盟和协议出现的一个理由。</text:p>
      <text:p text:style-name="P4">
近年来，德国一直在加强在印太的角色。2021年，一艘德国军舰穿越该地区，并与其他国家的海军进行了一系列演习，最近，德国也派出战机参加了联合演习。</text:p>
      <text:h text:style-name="P12" text:outline-level="3">
<text:span text:style-name="T4">
韩国与北约的关系将进一步加强</text:span>
</text:h>
      <text:p text:style-name="P4">
在与尹锡悦会晤前，肖尔茨参观了韩朝边境非军事区（板门店）。在重重设防的边界上，肖尔茨说，平壤不断发展核武器和远程导弹，显示朝鲜半岛的局势依然存在危险，朝鲜仍然是"对该地区和平与安全的威胁"。</text:p>
      <text:p text:style-name="P4">
在随后的会谈中，两位领导人就分享和保护军事机密的协议达成了一致，并建立了机制，让军事供应链具有更大弹性。</text:p>
      <text:p text:style-name="P4">
美国特洛伊大学首尔校区的国际关系教授平克斯顿（Dan Pinkston）指出，"北京的扩张主义政策 "是那些与中国不结盟的国家加强彼此合作的一个原因。</text:p>
      <text:p text:style-name="P4">
"我预测会出现更多这样的合作。"平克斯顿告诉德国之声。他说，"韩国军队可以预见将与北约和其他有着共同安全关切的国家一起举行军事演习。这些演习对于确保武器弹药部件配套，确保供应链得到保障至关重要"。</text:p>
      <text:p text:style-name="P4">
</text:p>
      <text:p text:style-name="P4">
在2017年9月12日的一次演习中，韩国空军F-15K战斗机发射了“金牛座”(TAURUS)远程空地导弹</text:p>
      <text:h text:style-name="P12" text:outline-level="3">
<text:span text:style-name="T4">
乌克兰战争深深震撼了韩国</text:span>
</text:h>
      <text:p text:style-name="P4">
除了德国海空军与韩国军队举行演习外，首尔还在向欧洲出口先进的武器系统。去年，韩国与北约成员国波兰签署了估计价值高达150亿欧元（162亿美元）的大规模的国防协议，包括出售近1000辆K2主战坦克，648枚自行榴弹炮和48架FA050战斗机。</text:p>
      <text:p text:style-name="P4">
韩国希望，与德国这样的欧洲大国建立更紧密的联盟可以增强其在印太地区对潜在对手的威慑力。</text:p>
      <text:p text:style-name="P4">
前韩国外交官和高级情报官员罗钟一（Rah Jong-yil）说："很明显，韩国正在寻求与西方国家更紧密、更多的接触，而这显然可以归因乌克兰战争的爆发，这对韩国是一个很大的打击。"他说，"在该地区，中国当然是最大的担忧，但我们也必须密切关注朝鲜和俄罗斯。"</text:p>
      <text:h text:style-name="P12" text:outline-level="3">
<text:span text:style-name="T4">
中国也在找盟友</text:span>
</text:h>
      <text:p text:style-name="P4">
在首尔在西方寻找亲密盟友的同时，中国似乎也在展开自己的外交攻势。</text:p>
      <text:p text:style-name="P4">
"最近几个月，北京一直在与中东和中亚的一些国家接触，希望建立自己的联盟，因此双方都在建立伙伴关系并致力于改善自身利益，"罗钟一说 。</text:p>
      <text:p text:style-name="P4">
在广岛G7峰会召开的同时，北京在西安市与五个中亚国家--哈萨克斯坦、吉尔吉斯斯坦、塔吉克斯坦、土库曼斯坦和乌兹别克斯坦--举行了峰会。中国最近还充当了中东的和平调解人，并因促成沙特阿拉伯和伊朗消除多年的敌意而受到赞誉。</text:p>
      <text:p text:style-name="P4">
对于中国试图提高其在亚洲本已非常强大的影响力，首尔当然不会忽视。</text:p>
      <ul>
        <li>
</li>
      </ul>
      <h5>
中韩关系：先做生意，再谈战略利益？</h5>
      <text:h text:style-name="P12" text:outline-level="3">
<text:span text:style-name="T4">
“台湾问题也是一个全球性问题”</text:span>
</text:h>
      <text:p text:style-name="P4">
韩国总统尹锡悦4月19日在接受路透社专访谈到台湾海峡局势说，韩国和国际社会站在一起，反对试图以武力改变台海现状。他还说:“台湾问题不仅是中国和台湾之间的问题，也和朝鲜问题一样，是一个全球性问题。”次日中国外交部召见韩国驻华大使提出严正交涉，称尹锡悦的言论“完全不可接受”。韩国外交部同日也召见中国驻韩大使，就中方评论韩国总统涉台发言表达抗议。两国关系再度蒙上阴影。建交30年来，中韩关系经历了怎样的发展？</text:p>
      <ul>
        <li>
</li>
      </ul>
      <h5>
中韩关系：先做生意，再谈战略利益？</h5>
      <text:h text:style-name="P12" text:outline-level="3">
<text:span text:style-name="T4">
90年代才建交</text:span>
</text:h>
      <text:p text:style-name="P4">
1992年8月24日，中华人民共和国与大韩民国正式建立大使级外交关系，结束了两国长期互不承认和相互隔绝的历史。图为韩国外长李相玉（前左）和中国外长钱其琛在北京签署、交换建交联合公报。之前一天，韩国宣布与中华民国断交，使台湾失去了亚洲最后一个邦交国。</text:p>
      <ul>
        <li>
</li>
      </ul>
      <h5>
中韩关系：先做生意，再谈战略利益？</h5>
      <text:h text:style-name="P12" text:outline-level="3">
<text:span text:style-name="T4">
韩国总统首访</text:span>
</text:h>
      <text:p text:style-name="P4">
1992年9月，时任韩国总统卢泰愚（1995年资料图片）在两国建交数周后便出访中国，会见了中共中央总书记江泽民、国家主席杨尚昆、国务院总理李鹏等人。双方签署了《中韩贸易协定》、《中韩投资保护协定》等一系列合作协议。</text:p>
      <ul>
        <li>
</li>
      </ul>
      <h5>
中韩关系：先做生意，再谈战略利益？</h5>
      <text:h text:style-name="P12" text:outline-level="3">
<text:span text:style-name="T4">
从全面合作到战略伙伴</text:span>
</text:h>
      <text:p text:style-name="P4">
上世纪90年代末到2000年代初，韩国总统金大中在任期间，中韩关系被提升为 “面向21世纪的全面合作伙伴关系”。2008年5月，时任韩国总统李明博访华时，两国关系被再次提升为“战略合作伙伴关系”。图为中国总理温家宝2010年5月访问韩国时受到李明博的欢迎。</text:p>
      <ul>
        <li>
</li>
      </ul>
      <h5>
中韩关系：先做生意，再谈战略利益？</h5>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h5>
中韩关系：先做生意，再谈战略利益？</h5>
      <text:h text:style-name="P12" text:outline-level="3">
<text:span text:style-name="T4">
“蜜月期”</text:span>
</text:h>
      <text:p text:style-name="P4">
朴槿惠（图：2016年在杭州参加G20峰会）任韩国总统期间也多次访问北京，2014年习近平也曾访问韩国，中韩两国关系被认为i进入“蜜月期”，两国经济、文化领域的交往进一步密切。</text:p>
      <ul>
        <li>
</li>
      </ul>
      <h5>
中韩关系：先做生意，再谈战略利益？</h5>
      <text:h text:style-name="P12" text:outline-level="3">
<text:span text:style-name="T4">
萨德事件</text:span>
</text:h>
      <text:p text:style-name="P4">
鉴于朝鲜发展核武能力对韩国构成的安全威胁，2016年，韩国政府决定部署美国的萨德反导弹系统（THAAD）。由于其雷达有探测到中方的潜在能力，被中国认为会对其国土安全造成影响。在反对无效后，北京对韩采取多项反制措施，包括对禁制韩国媒体及艺人演出、旅游封锁等。这些措施也导致中韩关系迅速冷却。</text:p>
      <ul>
        <li>
</li>
      </ul>
      <h5>
中韩关系：先做生意，再谈战略利益？</h5>
      <text:h text:style-name="P12" text:outline-level="3">
<text:span text:style-name="T4">
殃及韩国企业</text:span>
</text:h>
      <text:p text:style-name="P4">
由于部署萨德系统的地皮，是首尔政府向韩国乐天集团置换而来，该零售业巨头成为中国官方和民间报复的目标。一时间出现消费者抵制乐天、示威抗议，甚至供货商断供，数十家乐天超市被“勒令停业”。此外，三星手机、启亚汽车等韩国品牌的销量也暴跌。中国旅行社纷纷下架韩国游，让韩国旅游业受到冲击。</text:p>
      <ul>
        <li>
</li>
      </ul>
      <h5>
中韩关系：先做生意，再谈战略利益？</h5>
      <text:h text:style-name="P12" text:outline-level="3">
<text:span text:style-name="T4">
“三不一限”共识</text:span>
</text:h>
      <text:p text:style-name="P4">
2017年11月，中韩达成共识，韩方表明不考虑追加新的萨德系统；对既有的萨德系统在使用上进行必要的限制；不加入美国反导体系；不发展韩美日三方军事同盟及无意损害中方安全利益。2017年时任总统文在寅访问中国以后，两国关系开始趋于缓和。</text:p>
      <ul>
        <li>
</li>
      </ul>
      <h5>
中韩关系：先做生意，再谈战略利益？</h5>
      <text:h text:style-name="P12" text:outline-level="3">
<text:span text:style-name="T4">
机遇还是威胁</text:span>
</text:h>
      <text:p text:style-name="P4">
中国是韩国最大的贸易伙伴、出口市场和进口来源国，韩国则是中国第三大贸易伙伴国。在韩国最大单一收入来源半导体出口中，对华出口超过四成。2022年8月韩国《中央日报》的一份问卷调查显示，19.3%的受访者认为中国的崛起是一种“机会”，而75.4%的受访者认为这是一种“威胁”。图为抗议文在寅政府与朝鲜亲善政策的韩国民众打出反中标语（2018年4月，首尔）。</text:p>
      <ul>
        <li>
</li>
      </ul>
      <h5>
中韩关系：先做生意，再谈战略利益？</h5>
      <text:h text:style-name="P12" text:outline-level="3">
<text:span text:style-name="T4">
靠向哪一边</text:span>
</text:h>
      <text:p text:style-name="P4">
现任韩国总统尹锡悦（右）2022年5月上任后表现出更积极向美国靠拢的路线，表示将加速萨德系统的部署建设。韩国2022年5月正式加入美国牵头的“印太经济框架”(IPEF)，并于8月宣布加入美国主导、包括日本、韩国和台湾的“芯片四方联盟”，其目的除强化供应链，也包括对中国的技术出口管制。</text:p>
      <ul>
        <li>
</li>
      </ul>
      <h5>
中韩关系：先做生意，再谈战略利益？</h5>
      <text:h text:style-name="P12" text:outline-level="3">
<text:span text:style-name="T4">
韩国的“安全关切”</text:span>
</text:h>
      <text:p text:style-name="P4">
种种迹象表明，韩国正在力图减少经济上对中国的依赖性。在2022年中韩建交30周年之际，吉林大学国际关系研究所副所长孙兴杰在《明报》撰文称，目前中韩需要拓展合作领域，在安全议题上沟通协调，“补齐安全合作短板”。图为韩国星洲郡部署的萨德导弹防御系统（2017年9月资料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朝鲜就在韩国的边境另一侧，是最尖锐和直接的军事威胁，"平克斯顿说。"但更重要的情况是，台湾海峡、南中国海、人权和全球治理问题都事关中国，这将是未来的挑战。"</text:p>
      <text:p text:style-name="P4">
Source: <text:a xlink:type="simple" xlink:href="https://www.dw.com/zh/德韩为什么要分享军事情报？/a-65730498" text:style-name="Internet_20_link" text:visited-style-name="Visited_20_Internet_20_Link">
https://www.dw.com/zh/德韩为什么要分享军事情报？/a-65730498?maca=chi-rss-chi-all-1127-rdf</text:a>
</text:p>
      <!--NEWS-->
      <text:h text:style-name="P10" text:outline-level="1">
<text:span text:style-name="T4">
社民党160岁生日——有没有庆祝的理由？</text:span>
</text:h>
      <text:p text:style-name="P4">
Author: None (Language: zh)</text:p>
      <text:p text:style-name="P4">
Publisher: None</text:p>
      <text:p text:style-name="P4">
Time: 2023-05-28T-21:12:00Z</text:p>
      <text:p text:style-name="P4">
Description: 社民党领导着德国联邦政府，社民党人肖尔茨担任着总理。尽管如此，气氛并不理想。民意调查显示社民党支持率下降，其与绿党及自民党的联合执政也并不顺利。</text:p>
      <text:p text:style-name="P4">
Videos: []</text:p>
      <text:p text:style-name="P4">
Images: []</text:p>
      <text:p text:style-name="P4">
Subject: 时政风云</text:p>
      <text:p text:style-name="P4">
Subjects: []</text:p>
      <text:p text:style-name="P4">
Keywords: ['欧债危机', '欧盟', '德国', '留学德国', '留学德国', '德国联邦大选', '德中关系', '默克尔']</text:p>
      <text:p text:style-name="P4">
ID: 65717953</text:p>
      <!--METADATA-->
      <text:p text:style-name="P4">
<text:a xlink:type="simple" xlink:href="https://www.dw.com/zh/overlay/image/article/65717953/60018421" text:style-name="Internet_20_link" text:visited-style-name="Visited_20_Internet_20_Link">
 </text:a>
</text:p>
      <text:p text:style-name="P4">
社民党（SPD）是德国最古老的政党</text:p>
      <text:p text:style-name="P4">
（德国之声中文网）在位于柏林的社民党总部，值得庆祝的理由已不多见。因而每一条捷报都会备受重视。“今天对我们来说是一个美好的夜晚。我们为不来梅和不来梅港的社民党感到非常自豪，”社民党总书记库纳特（KevinKühnert）在社民党于5月14日赢得不来梅州议会选举后表示道。</text:p>
      <text:p text:style-name="P4">
社民党市长博文舒尔特（Andreas Bovenschulte）在竞选活动结束时甚至唱起了《Stand byme》（站在我身旁），而从柏林赶来增援的社民党主席克林贝尔（Lars Klingbeil）则用吉他从旁伴奏，以音乐的方式呼吁选民“站在社民党身旁”。最终，社民党在不来梅获得了29.8%的选票，是70多年来倒数第二差的选举成绩。</text:p>
      <text:p text:style-name="P4">
</text:p>
      <text:p text:style-name="P4">
演唱《站在我身旁》（Stand by me）：社民党主席克林贝尔（Lars Klingbeil）和社民党市长博文舒尔特（AndreasBovenschulte）在竞选中用音乐为自己拉票</text:p>
      <text:h text:style-name="P12" text:outline-level="3">
<text:span text:style-name="T4">
<text:span text:style-name="T4">
下坠中的执政党</text:span>
</text:span>
</text:h>
      <text:p text:style-name="P4">
位于柏林总部的社民党想从不来梅的成功里汲取一些经验。社民党总书记库纳特表示，他们将仔细研究此次胜利的取得。然而不来梅的成功案例却是联邦社民党梦想不来的结果。</text:p>
      <text:p text:style-name="P4">
基民盟/基社盟在民调中的支持率超过30%，而社民党的支持率徘徊在17%至19%之间，与绿党和右翼政党选项党（AfD）苦争第二。在联邦政府历史上，从没有哪一个总理所在党派的支持率是如此之低。</text:p>
      <text:p text:style-name="P4">
<text:a xlink:type="simple" xlink:href="https://www.dw.com/zh/zh/奥拉夫肖尔茨被低估嘲笑的社民党救星/a-59327642" text:style-name="Internet_20_link" text:visited-style-name="Visited_20_Internet_20_Link">
 肖尔茨及其所在党派社民党之所以在2021年9月的联邦大选中获胜</text:a>
，就只是因为基民盟的总理候选人在选举中犯了太多错误、实力太弱？</text:p>
      <text:h text:style-name="P12" text:outline-level="3">
<text:span text:style-name="T4">
<text:span text:style-name="T4">
短暂的高涨</text:span>
</text:span>
</text:h>
      <text:p text:style-name="P4">
看看选举年及其后的民意调查就会发现，社民党在联邦议院选举前取得了巨大的进步。从2021年7月的16%一路增长到9月的近26%。这种高涨一直持续到2022年春季，此后开始回落。一个苦涩的事实：政治学家认为，一个政党至少要获得20%的选票，才可以被称得上是“大众政党”（Volkspartei）。</text:p>
      <text:p text:style-name="P4">
</text:p>
      <text:p text:style-name="P4">
基民盟总理候选人拉舍特（ArminLaschet）在被洪水摧毁的阿尔河谷（Ahrtal）勘察灾情时大笑，与此同时，联邦总统施泰因迈尔正在发表讲话。照片曝光后，拉舍特的民调支持率直线下降</text:p>
      <text:p text:style-name="P4">
社民党所庆祝的“社会民主主义的回归”是否已成历史？社民党党员人数早于联邦议会选举前就已经开始持续下降，甚至在其曾经拥有众多支持的大城市也在节节败退。柏林就是最新例证——基民盟在社民党执政22年后再次接管了该市。</text:p>
      <text:p text:style-name="P4">
社民党在德国东部的情况看起来就真的很糟了。在萨克森州和萨克森-安哈尔特州，社民党在民意调查中的支持率只有个位数。</text:p>
      <text:h text:style-name="P12" text:outline-level="3">
<text:span text:style-name="T4">
<text:span text:style-name="T4">
何时回归社会议题？</text:span>
</text:span>
</text:h>
      <text:p text:style-name="P4">
也就在这种低迷的氛围里社民党迎来了160岁生日。作为德国现存最古老的的政党，社民党通过举办演讲、论坛、展览和颁奖典礼等形式连续三天庆祝自己的生日。这是一个难得的机会，可以喘口气、补充能量，也是一个在执政联盟中再次显露身影的契机。</text:p>
      <text:p text:style-name="P4">
庆祝活动在社民党位于柏林的总部、威利·勃兰特大厦(Willy Brandt House)举行，以“进步需要公正”为主题。</text:p>
      <text:p text:style-name="P4">
社会议题是社民党的核心竞争力所在。但事实却是该议题已被乌克兰战争及其影响所模糊和淡化。社民党总理主要忙于外交政策，社民党内政部长忙于移民问题，社民党劳工部长则在努力解决技术人才和劳动力短缺问题。</text:p>
      <text:p text:style-name="P4">
鉴于通胀和建筑市场吃紧的状况，社民党竞选时的主要承诺——每年建造40万套住房——已经无从提及。</text:p>
      <text:p text:style-name="P4">
</text:p>
      <text:p text:style-name="P4">
联邦总理忙于外交政策：肖尔茨与乌克兰总统泽连斯基在总理府前的欢迎仪式上</text:p>
      <text:h text:style-name="P12" text:outline-level="3">
<text:span text:style-name="T4">
<text:span text:style-name="T4">
交通灯执政联盟意见不一</text:span>
</text:span>
</text:h>
      <text:p text:style-name="P4">
<text:a xlink:type="simple" xlink:href="https://www.dw.com/zh/zh/执政一年红绿灯政府交出怎样的成绩单/a-64029789" text:style-name="Internet_20_link" text:visited-style-name="Visited_20_Internet_20_Link">
 在与绿党和自民党组成的执政联盟 </text:a>
里，社民党显得 <text:a xlink:type="simple" xlink:href="https://www.dw.com/zh/zh/评论若交通灯发的是黑绿光/a-61813910" text:style-name="Internet_20_link" text:visited-style-name="Visited_20_Internet_20_Link">
 存在感相对较低且缺乏鲜明特色 </text:a>
。自民党和绿党在气候保护问题上的争论通常占据了新闻头条。由绿党推动的，从2024年开始淘汰石油和天然气供暖的做法令许多民众感到恐慌，并将不少选民推向了反对党的怀抱。</text:p>
      <text:p text:style-name="P4">
由于通胀，生活成本已明显上升，对于没有财务储备的人来说，维持生计愈发困难。眼下社民党希望给《建筑能源法》踩下刹车。他们表示，尽管气候保护很重要，但不可令公民负担过重。劳工部长海尔（HubertusHeil）表示，必须对法案进行改进，解决方案必须“在技术层面可行以及在社会层面可接受”。</text:p>
      <text:p text:style-name="P4">
</text:p>
      <text:p text:style-name="P4">
执政联盟的紧张氛围：联邦财政部长林德尔(自民党，图左)、联邦总理肖尔茨(社民党，图中)、联邦经济事务和气候保护部长哈贝克(绿党，图右)</text:p>
      <text:h text:style-name="P12" text:outline-level="3">
<text:span text:style-name="T4">
<text:span text:style-name="T4">
社民党内部动荡</text:span>
</text:span>
</text:h>
      <text:p text:style-name="P4">
如果现在连社民党也想在执政联盟中展现更为鲜明的特色，这可能会导致联盟政府更多紧张局面的出现。然而，一个争吵不休的政府从来不会受到选民的欢迎。社民党总部肯定也对此感到担忧。党内已有先例——糟糕的表现常常导致党内纷争甚至自我分裂。甚至曾经深受党内喜爱的社民党领导人也因此垮台。</text:p>
      <text:p text:style-name="P4">
目前，社民党内部的不满情绪已在增长，尤其是在该党强大且好斗的左翼派系中。2019年，左翼派系阻止了政治上更倾向于右翼社会民主派的肖尔茨成为党魁。但自从肖尔茨担任总理以来，左翼派系一直保持沉默并服从党纪。</text:p>
      <text:h text:style-name="P12" text:outline-level="3">
<text:span text:style-name="T4">
<text:span text:style-name="T4">
个人魅力变得越来越重要</text:span>
</text:span>
</text:h>
      <text:p text:style-name="P4">
肖尔茨在社民党内从未特别受欢迎，但作为总理，他得到应有的尊重和重视。然而，这是一种与成就挂钩的好感和善意。只有在他能够给予党派利益的情况下，党派才会一直支持他。在这种情况下，仔细研究社民党在不来梅取得的成功可能会有所帮助。在那里，一位社会民主党人以脚踏实地、平易近人和受欢迎的形象赢得了选民的信任。</text:p>
      <text:h text:style-name="P12" text:outline-level="3">
<text:span text:style-name="T4">
肖尔茨担任德国总理的第一年：他改变了什么？</text:span>
</text:h>
      <text:p text:style-name="P4">
在选举中，个人魅力越来越重要，过去几年其他州议会的选举也证实了这一点。然而，肖尔茨在这方面相对乏善可陈。他常常给人一种冷漠、没有情感和难以亲近的印象。因此，从这点来说要从不来梅吸取成功经验可能又有一定难度。</text:p>
      <text:p text:style-name="P4">
Source: <text:a xlink:type="simple" xlink:href="https://www.dw.com/zh/社民党160岁生日-有没有庆祝的理由？/a-65717953" text:style-name="Internet_20_link" text:visited-style-name="Visited_20_Internet_20_Link">
https://www.dw.com/zh/社民党160岁生日-有没有庆祝的理由？/a-65717953?maca=chi-rss-chi-all-1127-rdf</text:a>
</text:p>
      <!--NEWS-->
      <text:h text:style-name="P10" text:outline-level="1">
<text:span text:style-name="T4">
中国去年自然指数贡献份额首次排名全球第一</text:span>
</text:h>
      <text:p text:style-name="P4">
Author: None (Language: zh)</text:p>
      <text:p text:style-name="P4">
Publisher: None</text:p>
      <text:p text:style-name="P4">
Time: 2023-05-28T07:14:00Z</text:p>
      <text:p text:style-name="P4">
Description: 据最新发布的自然指数数据，中国去年已经超过美国，在高质量期刊上发表论文份额首次排名第一。</text:p>
      <text:p text:style-name="P4">
Videos: []</text:p>
      <text:p text:style-name="P4">
Images: []</text:p>
      <text:p text:style-name="P4">
Subject: 科技环境</text:p>
      <text:p text:style-name="P4">
Subjects: ['奥巴马', '岛屿主权争端', '专题报道：全景观看“习马会”', '中国', '日本', '中共十九大', '美国', '德中关系']</text:p>
      <text:p text:style-name="P4">
Keywords: ['自然指数', '中国', '美国', '论文', '日本', '科学家', '论文造假']</text:p>
      <text:p text:style-name="P4">
ID: 65733764</text:p>
      <!--METADATA-->
      <text:p text:style-name="P4">
<text:a xlink:type="simple" xlink:href="https://www.dw.com/zh/overlay/image/article/65733764/61735360" text:style-name="Internet_20_link" text:visited-style-name="Visited_20_Internet_20_Link">
 </text:a>
</text:p>
      <text:p text:style-name="P4">
习近平2014年11月参观福州新大陆集团</text:p>
      <text:p text:style-name="P4">
（德国之声中文网）据5月19日发布的自然指数数据，从2022年1月到12月，中国作者在82种高质量期刊上发表论文的"份额"为19373份，首次超过美国，排名第一。美国为17610份。</text:p>
      <text:p text:style-name="P4">
自然指数由出版机构"施普林格-自然出版集团"下属机构编制并定期发布，追踪发表在82本高质量期刊上的科研论文，并分析作者归属等数据。一个国家的份额基于在自然指数期刊上发表的每篇论文中来自该国作者的比例。如果一篇文章完全由中国的研究人员发表，则中国的份额为1。</text:p>
      <text:p text:style-name="P4">
根据2022年的自然指数，在物理、化学、地球和环境科学方面，隶属于中国机构的作者比美国同行更多。美国唯一仍处于领先地位的是生命科学。</text:p>
      <text:p text:style-name="P4">
日本国家科学技术政策研究所去年的一份报告说，在2018年至2020年间，中国研究在被引用次数最多的前1%的论文中占比高于美国研究。该报告还发现，中国每年平均发表407,181篇科学论文，领先于美国的293,434篇。</text:p>
      <text:p text:style-name="P4">
对中国研究的引用量增加要归因于对Covid-19基因组测序的大量引用。不过，尽管中国的科研份额排名超过美国，但中美作者的合作是国际合作中最多的，中国被引用最多的论文许多也是与国际研究人员合作完成的。</text:p>
      <text:p text:style-name="P4">
自然指数同时也显示，依照对至少有一位作者来自某一国家/地区的所有文章的总和统计，2022年美国科研论文总数为近25200篇，中国为23500余篇。</text:p>
      <text:h text:style-name="P12" text:outline-level="3">
<text:span text:style-name="T4">
中美科学家合作变得困难</text:span>
</text:h>
      <text:p text:style-name="P4">
《卫报》指出，随着美中关系恶化，这两个国家的科学家合作变得更困难。在2018年至2022年期间，美国司法部为根除中国间谍及窃取知识产权及商业秘密活动而展开的<text:a xlink:type="simple" xlink:href="https://www.dw.com/zh/zh/斯坦福大学177名学者联名要求美司法部停止执行中国行动计划/a-59168487" text:style-name="Internet_20_link" text:visited-style-name="Visited_20_Internet_20_Link">
 "中国行动计划"(China Initiative)导致100多名科学家失去工作</text:a>
。中国的大学也严格审查与外国人的合作。</text:p>
      <text:h text:style-name="P12" text:outline-level="3">
<text:span text:style-name="T4">
中国研究人员压力大 论文造假引关注</text:span>
</text:h>
      <text:p text:style-name="P4">
中国国家主席习近平号召提高科研经费和投入。学术界被推向科技竞争的前沿。但是，中国的研究人员说，他们受到压力，要优先考虑数量而不是质量。为了提高产出量，还发生论文造假，出现低质量的研究。2020年，中国科技部禁止大学和研究机构为提高发表论文的数量而进行财政奖励。</text:p>
      <text:p text:style-name="P4">
</text:p>
      <text:p text:style-name="P4">
论文造假困扰中国学术界</text:p>
      <text:p text:style-name="P4">
曾供职于美国斯坦福大学的微生物学家伊丽莎白·毕克（ElisabethBik）多次揭露中国科研人员涉嫌"学术不端和造假"。她曾发现大约650份论文使用同一来源的图片，似乎都是由同一个"工厂"生产的。</text:p>
      <text:p text:style-name="P4">
据科学网微信公众号2022年1月25日的一篇报道，毕克团队自2020年以来已经发现了16个"论文工厂"及其生产的2000多篇论文，绝大多数含有中国作者。毕克团队化名扮虎的成员告诉《中国科学报》，"国内的论文工厂100%是中国客户，国外的论文工厂有一部分也是中国客户，从全世界来看，最大的买家无疑来自中国。"</text:p>
      <text:p text:style-name="P4">
（综合报道）</text:p>
      <text:p text:style-name="P4">
<text:span text:style-name="T5">
© 2023</text:span>
 <text:span text:style-name="T5">
年</text:span>
 <text:span text:style-name="T5">
德国之声版权声明：本文所有内容受到著作权法保护，如无德国之声特别授权，不得擅自使用。任何不当行为都将导致追偿，并受到刑事追究。</text:span>
</text:p>
      <text:p text:style-name="P4">
Source: <text:a xlink:type="simple" xlink:href="https://www.dw.com/zh/中国去年自然指数贡献份额首次排名全球第一/a-65733764" text:style-name="Internet_20_link" text:visited-style-name="Visited_20_Internet_20_Link">
https://www.dw.com/zh/中国去年自然指数贡献份额首次排名全球第一/a-65733764?maca=chi-rss-chi-all-1127-rdf</text:a>
</text:p>
      <!--NEWS-->
      <text:h text:style-name="P10" text:outline-level="1">
<text:span text:style-name="T4">
美债违约危机：拜登与共和党达成初步协议 国会表决能否过关？</text:span>
</text:h>
      <text:p text:style-name="P4">
Author: https://www.facebook.com/bbcworldservice/</text:p>
      <text:p text:style-name="P4">
Publisher: BBC News 中文</text:p>
      <text:p text:style-name="P4">
Published Time: 2023-05-28T08:37:47.000Z</text:p>
      <text:p text:style-name="P4">
Modified Time: 2023-05-28T08:37:47.000Z</text:p>
      <text:p text:style-name="P4">
Description: 经过数周的激烈谈判，白宫和共和党终于原则上同意提高美国的国债上限。但是这项协议仍需国会的批准。</text:p>
      <text:p text:style-name="P4">
Images: ["<text:a xlink:type="simple" xlink:href="https://ichef.bbci.co.uk/news/640/cpsprodpb/0C89/production/_129890230_0ccb4097535e127765b701e471ae75d5ca3ce71e0_65_1536_8641000x563.jpg" text:style-name="Internet_20_link" text:visited-style-name="Visited_20_Internet_20_Link">
_129890230_0c...</text:a>
"]</text:p>
      <text:p text:style-name="P4">
Videos: []</text:p>
      <text:p text:style-name="P4">
Tags: ['通货膨胀', '政治', '美国', '股票市场', '货币市场', '经济']</text:p>
      <text:p text:style-name="P4">
Type: Article</text:p>
      <!--METADATA-->
      <text:h text:style-name="P12" text:outline-level="3">
<text:span text:style-name="T4">
美债违约危机：拜登与共和党达成初步协议 国会表决能否过关？</text:span>
</text:h>
      <text:p text:style-name="P4">
2023年5月28日<draw:frame draw:style-name="fr1" draw:name="Image24" text:anchor-type="as-char" svg:width="6.9236in" svg:height="3.894525in" draw:z-index="0">
<draw:image xlink:href="../Images/BBC Chinese/2023-05-28T08-37-47.000Z/_129890230_0ccb4097535e127765b701e471ae75d5ca3ce71e0_65_1536_8641000x563.jpg" xlink:type="simple" xlink:show="embed" xlink:actuate="onLoad" draw:mime-type="image/jpeg"/>
</draw:frame>
</text:p>
      <text:p text:style-name="P4">
图像来源，  Reuters</text:p>
      <text:p text:style-name="P4">
图像加注文字，</text:p>
      <text:p text:style-name="P4">
拜登和麦卡锡</text:p>
      <text:p text:style-name="P4">
<text:span text:style-name="T4">
经过数周的激烈谈判，白宫和共和党终于原则上同意提高美国的国债上限。让全球关注美国经济危机的人们得以舒口气。但是，这项协议仍需国会批准。</text:span>
</text:p>
      <text:p text:style-name="P4">
总统拜登（Joe Biden）称，此协议为“妥协”，而共和党籍的众议院议长麦卡锡（Kevin McCarthy）则说，协议“在开支方面做了历史性的削减”。</text:p>
      <text:p text:style-name="P4">
美国财政部在此前曾警告，如果没有达成协议，美国将在6月5日无法支付账单，若真发生此事，将颠覆美国经济，并严重破坏全球市场。</text:p>
      <text:p text:style-name="P4">
<text:a xlink:type="simple" xlink:href="https://www.bbc.com/zhongwen/simp/business-65480676" text:style-name="Internet_20_link" text:visited-style-name="Visited_20_Internet_20_Link">
 美联储连续第十次加息 外界预期本轮加息终点临近 </text:a>
  * <text:a xlink:type="simple" xlink:href="https://www.bbc.com/zhongwen/simp/business-61317578" text:style-name="Internet_20_link" text:visited-style-name="Visited_20_Internet_20_Link">
 债务陷阱还是复兴动力？欧洲国家眼中的巨额中国投资 </text:a>
  * <text:a xlink:type="simple" xlink:href="https://www.bbc.com/zhongwen/simp/business-64939324" text:style-name="Internet_20_link" text:visited-style-name="Visited_20_Internet_20_Link">
 硅谷银行倒闭危机：会否引发全球金融动荡 </text:a>
  * <text:a xlink:type="simple" xlink:href="https://www.bbc.com/zhongwen/simp/business-48688573" text:style-name="Internet_20_link" text:visited-style-name="Visited_20_Internet_20_Link">
 中国连续两月出售美国债券，“武器化”美债的可能性 </text:a>
</text:p>
      <text:p text:style-name="P4">
拥有24万亿美元的美债市场，是全球最大债务市场，也是美国政府主要融资来源。从抵押贷款利率，到全球最强势的的美元货币，美债在其中都是不可或缺的金融要项。根据美媒报导，由于有美国政府的信誉保证，美债有时还被视等同于现金，面对美债违约危机，全球金融业都绷紧神经。</text:p>
      <text:p text:style-name="P4">
</text:p>
      <text:p text:style-name="P4">
图像来源，  Getty Images</text:p>
      <text:p text:style-name="P4">
图像加注文字，</text:p>
      <text:p text:style-name="P4">
拥有24万亿美元的美债市场，是全球最大债务市场，也是美国政府主要融资来源。从抵押贷款利率，到全球最强势的的美元货币，美债在其中都是不可或缺的金融要项。</text:p>
      <text:h text:style-name="P12" text:outline-level="3">
<text:span text:style-name="T4">
初步协议达成</text:span>
</text:h>
      <text:p text:style-name="P4">
此次谈判背景是，当下美国必须借钱来资助政府，因为支出超过税收。但是，共和党人一直在寻求削减教育和其他社会福利计划等领域的开支，以换取提高31.4万亿（兆）美元的国债上限，该法律限制了美国政府可以累积多少债务。</text:p>
      <text:p text:style-name="P4">
共和党内高层表示，除非政府在未来几年减少开支，否则他们不会提高国债上限，而民主党则提出提高某些税收的建议作为回应。</text:p>
      <text:p text:style-name="P4">
新协议的具体细节尚未正式公布。但根据BBC了解，有关非国防开支将在两年内基本上保持不变。譬如，医疗保险计划“Medicaid”不会有重大预算增减。但提供给低收入或无收入公民食品购买援助的政府计划将如何变化尚不清楚。</text:p>
      <text:p text:style-name="P4">
</text:p>
      <text:p text:style-name="P4">
图像来源，  Getty Images</text:p>
      <text:p text:style-name="P4">
图像加注文字，</text:p>
      <text:p text:style-name="P4">
此次危机背后是凸显了美国两大政党之间的一个根本意识形态上的分歧。</text:p>
      <text:p text:style-name="P4">
在当地时间周六（5月27号）晚间的简短记者会，麦卡锡说他与拜登当天通了2次电话。他表示：“在数周的谈判后，我们原则上达成了一项协议。我们还有很多工作要做，但我相信这是一项对美国人民有价值的原则性协议。”</text:p>
      <text:p text:style-name="P4">
债务上限问题凸显了美国两大主要政党之间的一个根本意识形态分歧。共和党对政府支出持怀疑态度，因为对他们而言，不断增加的国债是政府失控的证明。</text:p>
      <text:p text:style-name="P4">
麦卡锡又说，计划在当地时间周日（28日）将法案起草，然后在周三进行国会投票。 他说，将在当日晚些时候再次与拜登通话。拜登则在一份声明中表示：“这项协议代表了一种妥协，这意味着不是每个人都能得到他们想要的。这是政府治理的责任。”他还说：“此协议对美国人民来说是个好消息，因为它防止了可能导致灾难性违约的情况发生，避免了经济衰退、退休账户遭受重创和数百万个工作岗位的丧失。”</text:p>
      <text:h text:style-name="P12" text:outline-level="3">
<text:span text:style-name="T4">
债务危机是什么？</text:span>
</text:h>
      <text:p text:style-name="P4">
面对危机，拜登与麦卡锡上周举行了预算谈判。 若美国国会无法就提高所谓的债务上限达成协议，美国可能会在债务问题上违约，引发全球金融混乱。</text:p>
      <text:p text:style-name="P4">
那么，美国是如何陷入这种局面的呢？</text:p>
      <text:p text:style-name="P4">
债务上限，也被称为债务限制（debtlimit），是一条法律限制了美国政府可以借贷以支付其开支的总金额。这包括支付联邦雇员、军队、社会安全和医疗保险（Medicare）的费用，以及国债利息和税款退还等等。</text:p>
      <text:p text:style-name="P4">
美国国会每隔一段时间就会投票提高或暂停债务上限，以便进一步借贷。</text:p>
      <text:p text:style-name="P4">
目前的上限约为31.4万亿美元。该限额在今年1月被打破，但美国财政部采取了“非常手段”，在确定应对措施时提供了更多现金给政府。通常情况下，国会根据财政需要提高债务限额只是一个例行程序。但是，这一次国会两大党似乎无法就条款达成一致。</text:p>
      <text:p text:style-name="P4">
美国财政部长叶伦发出警告称，如果不能再借更多的钱，美国将在6月1日前无法满足所有财政义务的资金需求。</text:p>
      <text:h text:style-name="P12" text:outline-level="3">
<text:span text:style-name="T4">
违约债务将有什么后果？</text:span>
</text:h>
      <text:p text:style-name="P4">
美国史上从未发生过债务违约的情况，因此我们不能完全预测将会有什么后果。但可以确定的是，这将对经济造成重大损害。因为美国政府将无法再支付联邦和军事人员的薪水，而且数以百万计的美国退休人士依赖的社会安全支票将停止发放。依赖政府资金的公司和慈善机构也将面临危险。</text:p>
      <text:p text:style-name="P4">
此外，如果美国政府停止支付债务利息，这也将使国家陷入违约状态。</text:p>
      <text:p text:style-name="P4">
美国在1979年曾短暂陷入违约状态，彼时，财政部将其归咎于一个意外的支票处理问题。故意违约将对金融体系造成激烈震荡。现在每天有超过5千亿美元的美国债务在市场中交易。</text:p>
      <text:p text:style-name="P4">
</text:p>
      <text:p text:style-name="P4">
图像来源，  Getty Images</text:p>
      <text:p text:style-name="P4">
图像加注文字，</text:p>
      <text:p text:style-name="P4">
有人敦促拜登援引宪法第14修正案，绕过国会。</text:p>
      <text:p text:style-name="P4">
穆迪分析机构（Moody'sAnalytics）预测，若违约情况发生，在长时间僵持的情况下，美国股价将下跌近5分之1，经济将收缩超过4%，导致超过700万个工作岗位的损失。</text:p>
      <text:p text:style-name="P4">
从长远来看，若投资者开始认为美国债务存有风险，他们将要求美国支付更高的借贷利息。由于政府的借贷活动影响于普遍的利率水平，这一影响将传播到全美经济，使得所有人在购买房屋或汽车时的借贷成本增加。</text:p>
      <text:p text:style-name="P4">
确实，美国人对于政府是否可以优先支付利息以避免债务违约仍有分歧。然而，在退休人员和其他人未能获得支付的情况下，政府若优先履行对美国债务持有者的承诺（包括金融机构、退休基金和外国投资者），这在政治上被认为是一个难以推销让美国人接受的选项。</text:p>
      <text:h text:style-name="P12" text:outline-level="3">
<text:span text:style-name="T4">
总统使用宪法第14修正案？</text:span>
</text:h>
      <text:p text:style-name="P4">
在缺乏协议的情况下，之前有人敦促拜登援引宪法第14修正案，绕过国会。该修正案规定：“美利坚合众国公共债务的有效性……不容质疑。”</text:p>
      <text:p text:style-name="P4">
这一条款是在美国内战之后通过的，旨在确保当时美国南方奴隶州支付北方州所累积的战争债务，并确保政府不需要向南方的奴隶持有者和其他人支付赔偿款项。</text:p>
      <text:p text:style-name="P4">
拜登之前表示正在考虑使用这一条款。但是许多评论称，使用该条款挑战债务上限法律几乎肯定会引发一场法律争议。而且，这手段在当前危机中的实用性有限。</text:p>
      <text:p text:style-name="P4">
叶伦之前发言淡化了这一可能性，她表示，任何试图援引该条款的举动都将引发宪政危机。</text:p>
      <text:h text:style-name="P12" text:outline-level="3">
<text:span text:style-name="T4">
谈判方案</text:span>
</text:h>
      <text:p text:style-name="P4">
今年4月，共和党提出了一项暂停债务上限的协议，金额为1.5兆美元。作为交换，他们将在下个财政年度保持美国关键机构的支出水平能与2022年相同，并且将在未来10年内将增长限制在每年1％，这将省下4.8万亿美元。</text:p>
      <text:p text:style-name="P4">
但是，共和党这一提议将废除拜登政府施政上的关键优先支出事项，譬如学生贷款宽限和电动车税收激励措施。白宫称，共和党的这项协议迫使“中产和劳动阶级家庭承担最富有者的减税负担”。他们认为，共和党的协议没有机会能够立法。</text:p>
      <text:h text:style-name="P12" text:outline-level="3">
<text:span text:style-name="T4">
国会如何达成协议？</text:span>
</text:h>
      <text:p text:style-name="P4">
许多分析师预计，“短暂延期”可以让国会有更多时间协商达成协议。2011年，美国上一次被认为面临严重违约风险时，谈判一直拖到最后关头，直到截止日期前几小时才宣布妥协协议达成。当时的协议包括在未来10年内削减9千亿美元的支出。</text:p>
      <text:p text:style-name="P4">
但是，即便延迟也会产生负面后果。2011年，类似僵局就导致美国信用评级下调，股市暴跌，估计单单那一年就使公众至少支付了13亿美元的更高借贷成本。</text:p>
      <text:h text:style-name="P12" text:outline-level="3">
<text:span text:style-name="T4">
危机背后的意识形态分歧</text:span>
</text:h>
      <text:p text:style-name="P4">
事实上，此次危机背后凸显了美国两大政党之间的一个根本意识形态上的分歧。</text:p>
      <text:p text:style-name="P4">
共和党对民主党政府的支出持怀疑态度。对他们而言，不断增加的国债是政府失控的证据。</text:p>
      <text:p text:style-name="P4">
虽然，对于共和党来说，使出限制债务上限的策略是相对较新的手段，但许多共和党人认为这是必要的。因为他们认为，美国当前的债务处理手段最终将导致经济和社会的毁灭。</text:p>
      <text:p text:style-name="P4">
民主党人整体上认为，现在政府提高债务的施政是正面手段，是改善美国人生活和纠正历史错误的政策。他们认为在必要时提高债务上限是必要的，用以维护政府运作。</text:p>
      <text:p text:style-name="P4">
在民主党人看来，国债只是为已经讨论和批准的立法计划提供资金的手段。</text:p>
      <text:p text:style-name="P4">
特朗普担任总统期间，债务上限的辩论减少了，美国国会三次提高了债务上限，也没有进行重大辩论。但随着拜登上任后，这一问题却重新引发了关注。</text:p>
      <text:p text:style-name="P4">
Source: <text:a xlink:type="simple" xlink:href="https://www.bbc.com/zhongwen/simp/world-65737428" text:style-name="Internet_20_link" text:visited-style-name="Visited_20_Internet_20_Link">
https://www.bbc.com/zhongwen/simp/world-65737428</text:a>
</text:p>
      <!--NEWS-->
      <text:h text:style-name="P10" text:outline-level="1">
<text:span text:style-name="T4">
长城举报比亚迪，对行业来说是好事还是坏事？ (Free Version)</text:span>
</text:h>
      <text:p text:style-name="P4">
Authors: ['刘远举']</text:p>
      <text:p text:style-name="P4">
Publisher: 英国《金融时报》</text:p>
      <text:p text:style-name="P4">
Time: 2023-05-28T13:57:42+00:00</text:p>
      <text:p text:style-name="P4">
Published Time: 2023-05-27T12:00:99+08:00</text:p>
      <text:p text:style-name="P4">
Modified Time: 2023-05-28T09:56:99+08:00</text:p>
      <text:p text:style-name="P4">
Description: 刘远举：同为行业中人，大家都是专业的，也明白业内的潜规则、各种黑幕。所以，来自行业内部的监督往往更能针对问题要害。</text:p>
      <text:p text:style-name="P4">
Images: ["<text:a xlink:type="simple" xlink:href="https://thumbor.ftacademy.cn/unsafe/picture/8/000168238_piclink.jpg" text:style-name="Internet_20_link" text:visited-style-name="Visited_20_Internet_20_Link">
000168238_pic...</text:a>
"]</text:p>
      <text:p text:style-name="P4">
Themes: ['专栏', '电动汽车']</text:p>
      <text:p text:style-name="P4">
Keywords: ['电动汽车', '比亚迪', '长城汽车', '污染', '环境']</text:p>
      <text:p text:style-name="P4">
Type: Article</text:p>
      <!--METADATA-->
      <text:p text:style-name="P4">
<draw:frame draw:style-name="fr1" draw:name="Image28" text:anchor-type="as-char" svg:width="6.9236in" svg:height="4.617987in" draw:z-index="0">
<draw:image xlink:href="../Images/FT Chinese Free Version/2023-05-28T13-57-42-00-00/000168238_piclink.jpg" xlink:type="simple" xlink:show="embed" xlink:actuate="onLoad" draw:mime-type="image/jpeg"/>
</draw:frame>
</text:p>
      <text:p text:style-name="P4">
5月25日，比亚迪宋Pro DM-i冠军版车型上市发布。就在这一天上午10:40，长城汽车在其官方微信公众号上发布声明，公开发文举报比亚迪的秦PLUSDM-i与宋PLUS DM-i两款车型使用常压油箱，涉嫌整车蒸发污染物排放不达标，并表示已于4月11日向生态环境部、国家市场监督管理总局、工业和信息化部递交举报材料。</text:p>
      <text:p text:style-name="P4">
随后，比亚迪对此回应称，长城汽车购买、保管并安排送往中汽中心（天津）检测的车辆不符合国标要求的送检状态，检测报告无效，不能以此作为依据。</text:p>
      <text:p text:style-name="P4">
Source: <text:a xlink:type="simple" xlink:href="http://www.ftchinese.com/story/001099777" text:style-name="Internet_20_link" text:visited-style-name="Visited_20_Internet_20_Link">
http://www.ftchinese.com/story/001099777</text:a>
</text:p>
      <!--NEWS-->
      <text:h text:style-name="P10" text:outline-level="1">
<text:span text:style-name="T4">
煤改十周年，中国农村清洁供暖进展如何？ (Free Version)</text:span>
</text:h>
      <text:p text:style-name="P4">
Authors: ['牛雨晗']</text:p>
      <text:p text:style-name="P4">
Publisher: 英国《金融时报》</text:p>
      <text:p text:style-name="P4">
Time: 2023-05-28T14:05:12+00:00</text:p>
      <text:p text:style-name="P4">
Published Time: 2023-05-27T12:00:99+08:00</text:p>
      <text:p text:style-name="P4">
Modified Time: 2023-05-28T10:05:99+08:00</text:p>
      <text:p text:style-name="P4">
Description: 牛雨晗：为让农村居民负担得起暖气，政府亟需精细化清洁供暖补贴政策，考虑集中供暖的潜力，推进建筑节能改造。</text:p>
      <text:p text:style-name="P4">
Images: ["<text:a xlink:type="simple" xlink:href="https://thumbor.ftacademy.cn/unsafe/picture/5/000182675_piclink.jpg" text:style-name="Internet_20_link" text:visited-style-name="Visited_20_Internet_20_Link">
000182675_pic...</text:a>
"]</text:p>
      <text:p text:style-name="P4">
Themes: ['专栏', '中外对话']</text:p>
      <text:p text:style-name="P4">
Keywords: ['中外对话', '煤炭', '可再生能源', '环境']</text:p>
      <text:p text:style-name="P4">
Type: Article</text:p>
      <!--METADATA-->
      <text:p text:style-name="P4">
<draw:frame draw:style-name="fr1" draw:name="Image29" text:anchor-type="as-char" svg:width="6.9236in" svg:height="3.894525in" draw:z-index="0">
<draw:image xlink:href="../Images/FT Chinese Free Version/2023-05-28T14-05-12-00-00/000182675_piclink.jpg" xlink:type="simple" xlink:show="embed" xlink:actuate="onLoad" draw:mime-type="image/jpeg"/>
</draw:frame>
</text:p>
      <text:p text:style-name="P4">
今年是中国全面推行“煤改”的第十个年头。所谓“煤改”，指的是“煤电节能减排升级与改造行动计划”。</text:p>
      <text:p text:style-name="P4">
2013年，国务院印发了大气污染防治行动计划的通知，拉开了清洁供暖改革的序幕。此前，北方农村地区的居民一般使用煤炭取暖。在冬季来临之前，家家户户就会提前储备好几百斤、上千斤的煤炭。同样1吨煤，散烧煤的大气污染物排放量是燃煤电厂的10倍以上，散烧煤取暖成为中国冬季雾霾的重要原因之一。</text:p>
      <text:p text:style-name="P4">
Source: <text:a xlink:type="simple" xlink:href="http://www.ftchinese.com/story/001099774" text:style-name="Internet_20_link" text:visited-style-name="Visited_20_Internet_20_Link">
http://www.ftchinese.com/story/001099774</text:a>
</text:p>
      <!--NEWS-->
      <text:h text:style-name="P10" text:outline-level="1">
<text:span text:style-name="T4">
疫情数年 朝鲜加修边界墙与外界隔绝</text:span>
</text:h>
      <text:p text:style-name="P4">
Author: None (Language: zh)</text:p>
      <text:p text:style-name="P4">
Publisher: None</text:p>
      <text:p text:style-name="P4">
Time: 2023-05-28T14:36:00Z</text:p>
      <text:p text:style-name="P4">
Description: 在新冠病毒困扰全世界的几年时间里，金正恩却在“闷声干大事”，对该国北部和中、俄接壤的边界线进行了翻新和扩建，基本切断了朝鲜人获取外界信息和逃离该国的一切通道。路透社和美国一所研究所通过分析卫星图像和采访脱北者和活动人士得出了这一结论。</text:p>
      <text:p text:style-name="P4">
Videos: []</text:p>
      <text:p text:style-name="P4">
Images: []</text:p>
      <text:p text:style-name="P4">
Subject: 时政风云</text:p>
      <text:p text:style-name="P4">
Subjects: ['德中关系', '韩国', '岛屿主权争端', '专题报道：全景观看“习马会”', '中国', '中共十九大', '朝鲜', '金正恩']</text:p>
      <text:p text:style-name="P4">
Keywords: ['朝鲜', '脱北者', '边界', '卫星图像', '金正恩', '叛逃', '韩国', '中国']</text:p>
      <text:p text:style-name="P4">
ID: 65759302</text:p>
      <!--METADATA-->
      <text:p text:style-name="P4">
<text:a xlink:type="simple" xlink:href="https://www.dw.com/zh/overlay/image/article/65759302/65758967" text:style-name="Internet_20_link" text:visited-style-name="Visited_20_Internet_20_Link">
 </text:a>
</text:p>
      <text:p text:style-name="P4">
资料照片（2022年12月）：朝鲜士兵在与丹东接壤的边界线附近巡逻执勤</text:p>
      <text:p text:style-name="P4">
（德国之声中文网）对于朝鲜人来说，该国曲折绵延的北部边界是获取外界信息的难得渠道，同时也是寻求出逃的最佳路线选择。</text:p>
      <text:p text:style-name="P4">
然而就在2020年新冠疫情席卷全世界的同时，金正恩领导的朝鲜政权却以规模浩大的工程，以封锁该国与中国和俄罗斯之间的大段边界，切断走私者和 <text:a xlink:type="simple" xlink:href="https://www.dw.com/zh/zh/韩国梦破灭新年越境脱北者在韩离群索居/a-60326482" text:style-name="Internet_20_link" text:visited-style-name="Visited_20_Internet_20_Link">
 脱北者</text:a>
 的通道。</text:p>
      <text:p text:style-name="P4">
根据路透社发布的一份调查报道，商用卫星图像显示，平壤政府在疫情数年中修建或者翻新了总长数百公里的边界围栏、围墙和哨所，使其能够加强对流入朝鲜的资讯和物资进行控制，防止本国民众外逃。</text:p>
      <text:p text:style-name="P4">
路透社和美国明德大学蒙特雷国际研究学院（Middlebury Institute of International Studies atMonterey）根据卫星图像分析研究，以及7名脱北者、活动人士以及其他知情者提供的口述，得出了上述结论。</text:p>
      <text:p text:style-name="P4">
一位曾经帮助朝鲜人脱逃的韩国牧师对路透社说：“传统的朝鲜-中国路线如今基本上算是断了，除非时局发生重大变化。”</text:p>
      <text:p text:style-name="P4">
</text:p>
      <text:p text:style-name="P4">
连接中国辽宁省丹东市与朝鲜新义州市的中朝友谊桥</text:p>
      <text:p text:style-name="P4">
根据韩国方面的官方统计，2022年只有67名脱北者成功进入韩国，这与2019年的1047人相比明显下降。由于中国加强了边境管制，这一数字其实在疫情爆发之前就已经出现下滑。对于脱北者来说，取道中国是他们首选的路径。</text:p>
      <text:p text:style-name="P4">
对于修建加固边界的工程，朝鲜政府和官方媒体几乎没有提及，而朝鲜驻伦敦大使馆也没有接听路透社记者的问询电话。不过金正恩在去年宣布“战胜新冠病毒”的演讲中，曾经指令官员们“确保边境、前线和沿海地区和海空域的全面多重封锁墙的完善”。</text:p>
      <text:h text:style-name="P12" text:outline-level="3">
<text:span text:style-name="T4">
切断“生命线”</text:span>
</text:h>
      <text:p text:style-name="P4">
路透社和明德大学蒙特雷国际研究学院对谷歌地球专业版（Google EarthPro）在2019年到2023年初之间不同阶段拍摄的朝鲜北部边界卫星图像进行了分析。</text:p>
      <text:p text:style-name="P4">
由于图像不完整、地理特征和天气条件等限制，分析人员无法对朝鲜和中国之间的1400公里边界线以及和俄罗斯之间的18公里边界线进行全面检视，包括有353公里左右的边境状况无法获得图像更新。来自卫星运营商Maxar的图像被用于详细分析6个关键区域。</text:p>
      <text:p text:style-name="P4">
明德大学蒙特雷国际研究学院的助理研究员施梅乐（DaveSchmerler）表示，在至少489公里的边界线上都能够看出新增或者扩建了基础设施，包括简单的铁丝网、双层围栏、坚固的混凝土墙以及额外的警卫岗哨。其它一些区域也能看出一些变化，但由于图像的局限性无法做出结论性的判断。</text:p>
      <text:p text:style-name="P4">
这位研究人员指出，这些加建的边界防护设施大多位于缺乏天然屏障（比如高山）的人口聚居地区，此外图们江沿岸的平坦开阔农田附近也增设了边界围栏。</text:p>
      <text:p text:style-name="P4">
</text:p>
      <text:p text:style-name="P4">
从丹东一侧看过去的朝鲜村庄</text:p>
      <text:p text:style-name="P4">
脱北者、人权活动人士以及在中国境内参与货物走私或者人员跨境的消息人士表示，这些新增的安全设施切断了那些弱势群体的经济生命线，关闭了他们逃离这个专制国家的通道，并且进一步限制了朝鲜人获取外部信息的途径。</text:p>
      <text:p text:style-name="P4">
一名在中朝边境工作的脱北者告诉路透社，朝鲜在边界线上每隔一段距离都安装了摄像头，增设了多层围栏，包括带刺的铁丝网和电子围栏。他的描述以及他从中国一侧拍摄的照片视频，都和分析人员从卫星图像上辨别出来的特征相吻合。</text:p>
      <text:p text:style-name="P4">
这名脱北者说，有的时候一些走私者可以离开朝鲜，但却几乎无法再回去，导致不少人滞留中国。他还补充道，朝鲜方面已经额外部署了特种边防部队以加强警戒。</text:p>
      <text:p text:style-name="P4">
中国外交部在回复路透社的一份声明中表示对于相关情况并不了解，但是强调“中国和朝鲜始终保持沟通，共同努力维持边境安全稳定”。</text:p>
      <text:p text:style-name="P4">
根据中国政府2020年向边境居民发放的警告通知，朝鲜下令边防警戒人员对试图越境人员开枪。接受路透社采访的韩国牧师和人权组织都表示这一命令目前仍然有效。</text:p>
      <text:h text:style-name="P12" text:outline-level="3">
<text:span text:style-name="T4">
借疫情之机加强管控</text:span>
</text:h>
      <text:p text:style-name="P4">
“朝鲜政府利用新冠疫情作为借口，新建了这些围栏、哨所和其它基础设施”，人权观察（HRW）组织的朝鲜问题高级研究员Lina Yoon指出。</text:p>
      <text:p text:style-name="P4">
国际专家指出，部分由于边界关闭， <text:a xlink:type="simple" xlink:href="https://www.dw.com/zh/zh/朝鲜粮食严重短缺-开城传每日饿死数十人/a-64621170" text:style-name="Internet_20_link" text:visited-style-name="Visited_20_Internet_20_Link">
 朝鲜内部的粮食短缺问题近几个月里发生了恶化 </text:a>
 。今年2月，金正恩呼吁向农业经济转型，强调了实现粮食产量目标的必要性。</text:p>
      <text:p text:style-name="P4">
脱北者援助组织“自由朝鲜”（Liberty in North Korea）的SokeelPark对路透社表示，对边境管控的收紧可能使得近年来一系列“积极变化”遭到扼杀，朝鲜人越来越难以获得外部信息。不过他也指出，尽管存在重重封锁，类似《鱿鱼游戏》这样的韩国热播剧还是以某种渠道传入了朝鲜。</text:p>
      <text:p text:style-name="P4">
不过他也指出，随着时间流逝，疫情渐渐消散，平壤政府会发现越来越难以为这些限制政策自圆其说。“正因为如此，国际社会才应该增加对朝鲜人权的支持。”</text:p>
      <text:p text:style-name="P4">
（路透社）</text:p>
      <text:p text:style-name="P4">
Source: <text:a xlink:type="simple" xlink:href="https://www.dw.com/zh/疫情数年-朝鲜加修边界墙与外界隔绝/a-65759302" text:style-name="Internet_20_link" text:visited-style-name="Visited_20_Internet_20_Link">
https://www.dw.com/zh/疫情数年-朝鲜加修边界墙与外界隔绝/a-65759302?maca=chi-rss-chi-all-1127-rdf</text:a>
</text:p>
      <!--NEWS-->
      <text:h text:style-name="P10" text:outline-level="1">
<text:span text:style-name="T4">
美副贸易代表：评估对华关税不会取决于贸易关系是否有突破</text:span>
</text:h>
      <text:p text:style-name="P4">
Author: None (Language: zh)</text:p>
      <text:p text:style-name="P4">
Publisher: None</text:p>
      <text:p text:style-name="P4">
Time: 2023-05-28T15:05:00Z</text:p>
      <text:p text:style-name="P4">
Description: 美国副贸易代表萨拉·比安奇向路透社表示，美国对是否保留对华关税的评估将采取分析的方法，拜登政府没有假设中美贸易关系会取得突破。中国商务部长王文涛近日在华盛顿会见了美国商务部长雷蒙多和贸易代表戴琪。</text:p>
      <text:p text:style-name="P4">
Videos: []</text:p>
      <text:p text:style-name="P4">
Images: []</text:p>
      <text:p text:style-name="P4">
Subject: 经济纵横</text:p>
      <text:p text:style-name="P4">
Subjects: ['德中关系', '奥巴马', '汉诺威工业博览会', '岛屿主权争端', '专题报道：全景观看“习马会”', '中国', '中共十九大', '美国']</text:p>
      <text:p text:style-name="P4">
Keywords: ['比安奇', '美国', '贸易', '贸易代表', '301条款', '关税', '中国', '王文涛']</text:p>
      <text:p text:style-name="P4">
ID: 65759378</text:p>
      <!--METADATA-->
      <text:p text:style-name="P4">
<text:a xlink:type="simple" xlink:href="https://www.dw.com/zh/overlay/image/article/65759378/59244760" text:style-name="Internet_20_link" text:visited-style-name="Visited_20_Internet_20_Link">
 </text:a>
</text:p>
      <text:p text:style-name="P4">
美国副贸易代表萨拉·比安奇：我们没有假设中美贸易关系会取得突破</text:p>
      <text:p text:style-name="P4">
（德国之声中文网）美国副贸易代表萨拉·比安奇(SarahBianchi)本周六表示，拜登政府并不认为美中贸易关系会取得突破，但会继续与中国进行不同层次的对话。她说："我们正在从分析的角度进行评估。并没有把与中国的贸易关系中的任何突破作为考虑的一部分。我们没有假设那会发生。"</text:p>
      <text:p text:style-name="P4">
负责监督美国贸易代表办公室（USTR）亚洲事务的比安奇说，USTR正在继续研究行业和利益相关者对关税的意见，并与美国商务部、财政部和其他机构协商，以确定哪些类别的关税具有战略意义，什么是经济上合理的。</text:p>
      <text:h text:style-name="P12" text:outline-level="3">
<text:span text:style-name="T4">
实施关税4年后的评估</text:span>
</text:h>
      <text:p text:style-name="P4">
在依据《1974年贸易法》第301条款进行调查，发现中国盗用美国的知识产权并胁迫美国公司转让敏感技术以开展业务之后，美国前总统特朗普在2018年和2019年对当时价值约为3700亿美元的数千种中国商品征收关税。</text:p>
      <text:h text:style-name="P12" text:outline-level="3">
<text:span text:style-name="T4">
拜登会继续对华贸易战吗？</text:span>
</text:h>
      <text:p text:style-name="P4">
目前对华关税的范围包括对许多消费品征收7.5％的关税，对车辆、工业部件、半导体和其他电子产品征收25％的关税。实行关税豁免的主要类别包括手机、笔记本电脑和电子游戏机等等。</text:p>
      <ul>
        <li>
</li>
      </ul>
      <h5>
贸易战走过三年，该往何处去？</h5>
      <text:h text:style-name="P12" text:outline-level="3">
<text:span text:style-name="T4">
贸易逆差不减反增</text:span>
</text:h>
      <text:p text:style-name="P4">
特朗普把减少对华贸易赤字作为其优先政策。根据与北京达成阶段性协议，中方承诺从美进口大豆等更多商品。然而统计数字显示，2020年中国对美贸易顺差扩大，达到3169亿美元，上升7.1%。与2017年的2658亿美元相比，更增加了14.9%。去年，遭新冠疫情重创的美国对产自中国的电子、医疗产品需求明显增加。</text:p>
      <ul>
        <li>
</li>
      </ul>
      <h5>
贸易战走过三年，该往何处去？</h5>
      <text:h text:style-name="P12" text:outline-level="3">
<text:span text:style-name="T4">
就业岗位在哪里</text:span>
</text:h>
      <text:p text:style-name="P4">
特朗普曾誓言要让制造业的就业岗位回归美国。但美国企业及其雇员也是关税等贸易制裁措施的受害者。经济资讯分析公司“牛津经济”（OxfordEconomics）的一项调查显示，贸易战导致美国丧失的就业岗位可能已达24.5万个。相反，如果逐步消除贸易壁垒，至2025年美国可能重新创造14.5万个就业机会。</text:p>
      <ul>
        <li>
</li>
      </ul>
      <h5>
贸易战走过三年，该往何处去？</h5>
      <text:h text:style-name="P12" text:outline-level="3">
<text:span text:style-name="T4">
越来越多中企上了黑名单</text:span>
</text:h>
      <text:p text:style-name="P4">
2021年1月，美国将小米等9家公司新增到国防部判定为与中国军方有联系的名单，发布投资禁令。此前美国已将包括中芯国际、大疆在内的60家中国公司加入贸易黑名单，理由是这些企业存在“违反美国国家安全或外交政策利益”的行动。</text:p>
      <ul>
        <li>
</li>
      </ul>
      <h5>
贸易战走过三年，该往何处去？</h5>
      <text:h text:style-name="P12" text:outline-level="3">
<text:span text:style-name="T4">
社交媒体遭禁</text:span>
</text:h>
      <text:p text:style-name="P4">
2020年9月，美国商务部宣布，将禁止在美国境内下载和使用来自中国企业的手机应用程序微信和TikTok。TikTok在美国拥有大量本土用户，微信则是华人社区普及的通信应用。由于当事公司和用户团体通过法律途径多方申诉，一再阻止和推迟行政令的生效，禁用措施始终未能实施。</text:p>
      <ul>
        <li>
</li>
      </ul>
      <h5>
贸易战走过三年，该往何处去？</h5>
      <text:h text:style-name="P12" text:outline-level="3">
<text:span text:style-name="T4">
华为之争</text:span>
</text:h>
      <text:p text:style-name="P4">
在美中贸易冲突中，中国电信巨头华为成为争议焦点之一。2018年8月特朗普签署法案，禁止任何美国政府部门使用华为与中兴两家公司的产品,，包括网络设备。在美国的敦促下，全球多个国家已决定将华为排除在5G网络建设之外。2019年5月美国商务部把华为及70家关联企业列入“实体清单”，禁止美国企业向华为出售元器件。随后，谷歌开始限制安卓系统和相关应用在华为手机的使用。从2018年底持续至今的孟晚舟事件，也被认为是美国惩罚打压华为的缩影。</text:p>
      <ul>
        <li>
</li>
      </ul>
      <h5>
贸易战走过三年，该往何处去？</h5>
      <text:h text:style-name="P12" text:outline-level="3">
<text:span text:style-name="T4">
渔翁得利</text:span>
</text:h>
      <text:p text:style-name="P4">
伴随着中国制造被征收高关税，美国一些进口商开始转战其他国家。越南和墨西哥成为其中的赢家。在中美贸易纠纷的两年中，越南对美出口增加了64亿美元。而在2017年至2019年间，墨西哥估计多向美国出口了47亿美元。台湾也进一步扩大了其对美国的出口量。此外中美贸易纠纷迫使很多中国制造商更快从中国迁出，将生产线迁往越南。</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比安奇：2023年底前完成评估是 "合理的"</text:span>
</text:h>
      <text:p text:style-name="P4">
按照"301条款 "，在实施关税4年后将对此进行评估。评估从2022年5月开始。比安奇拒绝透露评估将何时完成，但表示，在2023年底前完成是 "合理的"。</text:p>
      <text:p text:style-name="P4">
2022年12月16日，美国贸易代表办公室宣布对中国输出美国的352项产品的关税豁免将延长9个月。这个期限将于今年9月30日到期。华盛顿的一些贸易专家认为，这个日子可能是关税评估的一个决定性的时间点。</text:p>
      <text:p text:style-name="P4">
自去年5月开始就对华关税进行评估以来，拜登政府的一些官员主张取消一些关税，以控制高通胀。</text:p>
      <text:p text:style-name="P4">
美国财政部长耶伦认为，取消"非战略性 "关税可以降低特定商品的成本，但贸易代表戴琪则认为，这些关税是对中国的 "重要杠杆"。</text:p>
      <text:p text:style-name="P4">
比安奇说，由于通货膨胀已经缓解，与关税相关的讨论已经平息。</text:p>
      <text:h text:style-name="P12" text:outline-level="3">
<text:span text:style-name="T4">
美中数月来首次举行内阁级会晤</text:span>
</text:h>
      <text:p text:style-name="P4">
5月25日，中国商务部部长王文涛在美国底特律参加亚太经合组织贸易部长会议期间， <text:a xlink:type="simple" xlink:href="https://www.dw.com/zh/zh/中國商務部長王文濤見雷蒙多-中美破冰關鍵/a-65738924" text:style-name="Internet_20_link" text:visited-style-name="Visited_20_Internet_20_Link">
 在华盛顿会见了美国商务部长雷蒙多（Gina Raimondo）</text:a>
。这是拜登执政以来，中美官员在美国首都举行的第一次内阁级会晤，也是数月来，华盛顿和北京之间第一次内阁级交流。今年2月发生"间谍气球"事件后，中美关系不断恶化。</text:p>
      <text:p text:style-name="P4">
</text:p>
      <text:p text:style-name="P4">
中国商务部部长王文涛</text:p>
      <text:p text:style-name="P4">
5月26日，中国商务部部长王文涛会见了美国贸易代表戴琪。中国商务部称，中国就美国对华经贸政策、经贸领域涉台问题印太经济框架、301关税等重点问题提出关切。双方同意继续保持交流沟通。</text:p>
      <text:p text:style-name="P4">
比安奇5月27日表示，对全球经济来说，美国和中国保持健康的对话非常重要，即使两国存在分歧。她说："这是世界上最大的两个经济体，我们需要在不同层面上进行对话，即使对话是艰难的。"</text:p>
      <text:p text:style-name="P4">
（路透社等）</text:p>
      <text:p text:style-name="P4">
Source: <text:a xlink:type="simple" xlink:href="https://www.dw.com/zh/美副贸易代表：评估对华关税不会取决于贸易关系是否有突破/a-65759378" text:style-name="Internet_20_link" text:visited-style-name="Visited_20_Internet_20_Link">
https://www.dw.com/zh/美副贸易代表：评估对华关税不会取决于贸易关系是否有突破/a-65759378?maca=chi-rss-chi-all-1127-rdf</text:a>
</text:p>
      <!--NEWS-->
      <text:h text:style-name="P10" text:outline-level="1">
<text:span text:style-name="T4">
在英港人活动场地突被取消 主办方曾被前特首攻击</text:span>
</text:h>
      <text:p text:style-name="P4">
Author: None</text:p>
      <text:p text:style-name="P4">
Publisher: Radio Free Asia (Organization)</text:p>
      <text:p text:style-name="P4">
Published Time: 2023-05-28T22:57:47-04:00</text:p>
      <text:p text:style-name="P4">
Modified Time: 2023-05-28T22:57:47-04:00</text:p>
      <text:p text:style-name="P4">
Description: None</text:p>
      <text:p text:style-name="P4">
Videos: []</text:p>
      <text:p text:style-name="P4">
Audios: []</text:p>
      <text:p text:style-name="P4">
Images: []</text:p>
      <!--METADATA-->
      <text:p text:style-name="P4">
Source: <text:a xlink:type="simple" xlink:href="https://www.rfa.org/mandarin/Xinwen/al1-05282023225700.html" text:style-name="Internet_20_link" text:visited-style-name="Visited_20_Internet_20_Link">
https://www.rfa.org/mandarin/Xinwen/al1-05282023225700.html</text:a>
</text:p>
      <!--NEWS-->
      <text:h text:style-name="P10" text:outline-level="1">
<text:span text:style-name="T4">
拜登达成举债上限协议，但也为此付出了代价 (Free Version)</text:span>
</text:h>
      <text:p text:style-name="P4">
Authors: ['詹姆斯•波利提', '艾梅•威廉斯']</text:p>
      <text:p text:style-name="P4">
Publisher: 英国《金融时报》</text:p>
      <text:p text:style-name="P4">
Time: 2023-05-28T23:23:01+00:00</text:p>
      <text:p text:style-name="P4">
Published Time: 2023-05-28T12:00:99+08:00</text:p>
      <text:p text:style-name="P4">
Modified Time: 2023-05-28T19:22:99+08:00</text:p>
      <text:p text:style-name="P4">
Description: 美国总统承认“该协议代表着一种妥协，这意味着并不是每个人都能得到他们想要的”。该协议仍需提交国会投票表决。</text:p>
      <text:p text:style-name="P4">
Images: ["<text:a xlink:type="simple" xlink:href="https://thumbor.ftacademy.cn/unsafe/picture/4/000182664_piclink.jpg" text:style-name="Internet_20_link" text:visited-style-name="Visited_20_Internet_20_Link">
000182664_pic...</text:a>
"]</text:p>
      <text:p text:style-name="P4">
Themes: ['美国政治']</text:p>
      <text:p text:style-name="P4">
Keywords: ['美国政治', '拜登', '债务']</text:p>
      <text:p text:style-name="P4">
Type: Article</text:p>
      <!--METADATA-->
      <text:p text:style-name="P4">
<draw:frame draw:style-name="fr1" draw:name="Image41" text:anchor-type="as-char" svg:width="6.9236in" svg:height="3.894525in" draw:z-index="0">
<draw:image xlink:href="../Images/FT Chinese Free Version/2023-05-28T23-23-01-00-00/000182664_piclink.jpg" xlink:type="simple" xlink:show="embed" xlink:actuate="onLoad" draw:mime-type="image/jpeg"/>
</draw:frame>
</text:p>
      <text:p text:style-name="P4">
乔•拜登(Joe Biden)试图尽量从积极的一面介绍他在上周六晚与共和党众议院议长凯文•麦卡锡(KevinMcCarthy)谈判达成的财政休战协议。该协议旨在防止美国政府债务在一周多一点之后发生可能是毁灭性的违约。</text:p>
      <text:p text:style-name="P4">
“该协议代表着一种妥协，这意味着并不是每个人都能得到他们想要的，”美国总统表示。“这就是执政的责任。”</text:p>
      <text:p text:style-name="P4">
Source: <text:a xlink:type="simple" xlink:href="http://www.ftchinese.com/story/001099779" text:style-name="Internet_20_link" text:visited-style-name="Visited_20_Internet_20_Link">
http://www.ftchinese.com/story/001099779</text:a>
</text:p>
      <!--NEWS-->
      <text:h text:style-name="P10" text:outline-level="1">
<text:span text:style-name="T4">
淄博烧烤爆火凸显中国经济复苏还欠火候 (Free Version)</text:span>
</text:h>
      <text:p text:style-name="P4">
Author: Brian Spegele</text:p>
      <text:p text:style-name="P4">
Publisher: 华尔街日报中文网</text:p>
      <text:p text:style-name="P4">
Published Time: 2023-05-28T23:25:00.000Z</text:p>
      <text:p text:style-name="P4">
Modified Time: 2023-05-28T23:25:00.000Z</text:p>
      <text:p text:style-name="P4">
Created Time: 2023-05-26T07:23:00.000Z</text:p>
      <text:p text:style-name="P4">
Description: 淄博人气急剧上升凸显中国人越来越看重乐趣和省钱，而不是奢侈消费。从老工业城市转身成为烧烤热门打卡地，淄博现象反映了中国经济疫后复苏中的苦涩现实。</text:p>
      <text:p text:style-name="P4">
Images: []</text:p>
      <text:p text:style-name="P4">
Categories: ['经济', '中国经济']</text:p>
      <text:p text:style-name="P4">
Keywords: SYND,LINK:EN|WP-WSJ-0000917715</text:p>
      <text:p text:style-name="P4">
Type: Article</text:p>
      <!--METADATA-->
      <text:p text:style-name="P4">
在这个不太富裕的中国城市，每天晚上都有成千上万的游客露天吃着烤羊肉串，用塑料杯子喝着便宜的啤酒。这些出来玩的人和朋友一起自拍，很多人是中国取消新冠疫情动态清零政策后第一次出门旅游。</text:p>
      <text:p text:style-name="P4">
Source: <text:a xlink:type="simple" xlink:href="https://cn.wsj.com/articles/%E6%B7%84%E5%8D%9A%E7%83%A7%E7%83%A4%E7%88%86%E7%81%AB%E5%87%B8%E6%98%BE%E4%B8%AD%E5%9B%BD%E7%BB%8F%E6%B5%8E%E5%A4%8D%E8%8B%8F%E8%BF%98%E6%AC%A0%E7%81%AB%E5%80%99-97dd20f5" text:style-name="Internet_20_link" text:visited-style-name="Visited_20_Internet_20_Link">
https://cn.wsj.com/articles/%E6%B7%84%E5%8D%9A%E7%83%A7%E7%83%A4%E7%88%86%E7%81%AB%E5%87%B8%E6%98%BE%E4%B8%AD%E5%9B%BD%E7%BB%8F%E6%B5%8E%E5%A4%8D%E8%8B%8F%E8%BF%98%E6%AC%A0%E7%81%AB%E5%80%99-97dd20f5</text:a>
</text:p>
      <!--NEWS-->
      <text:h text:style-name="P10" text:outline-level="1">
<text:span text:style-name="T4">
俄在“基辅日”当天对基辅市发动侵乌以来最大规模无人机夜袭</text:span>
</text:h>
      <text:p text:style-name="P4">
Author: chinese@voanews.com (美国之音)</text:p>
      <text:p text:style-name="P4">
Publisher: 美国之音中文网 (Type: NewsMediaOrganization)</text:p>
      <text:p text:style-name="P4">
Published Time: 2023-05-28T23:26:32+08:00</text:p>
      <text:p text:style-name="P4">
Modified Time: 2023-05-29 14:21:37Z</text:p>
      <text:p text:style-name="P4">
Description: 在乌克兰首都基辅星期天（5月28日）准备举行庆祝建市活动之际，俄罗斯连夜对基辅进行了多波次无人机空袭。有关官员说，这次无人机袭击看来是俄罗斯去年2月入侵乌克兰以来规模最大的一次。</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unleashes-largest-drone-attack-on-kyiv-20230528/7112658.html" text:style-name="Internet_20_link" text:visited-style-name="Visited_20_Internet_20_Link">
https://www.voachinese.com/a/russia-unleashes-largest-drone-attack-on-kyiv-20230528/7112658.html</text:a>
</text:p>
      <!--NEWS-->
      <text:h text:style-name="P10" text:outline-level="1">
<text:span text:style-name="T4">
一周世界舆论聚焦：中俄能源合作新动态；中美试图控制紧张关系 (Free Version)</text:span>
</text:h>
      <text:p text:style-name="P4">
Authors: ['为FT中文网撰稿']</text:p>
      <text:p text:style-name="P4">
Publisher: 英国《金融时报》</text:p>
      <text:p text:style-name="P4">
Time: 2023-05-28T23:28:42+00:00</text:p>
      <text:p text:style-name="P4">
Published Time: 2023-05-28T12:00:99+08:00</text:p>
      <text:p text:style-name="P4">
Modified Time: 2023-05-28T19:28:99+08:00</text:p>
      <text:p text:style-name="P4">
Description: 曹辛：中国能源战略和对俄外交有微妙调整。同时中国有意调整与缓和中美的紧张关系，当然这在相当程度上主要取决于美国。</text:p>
      <text:p text:style-name="P4">
Images: ["<text:a xlink:type="simple" xlink:href="https://thumbor.ftacademy.cn/unsafe/picture/6/000182696_piclink.jpg" text:style-name="Internet_20_link" text:visited-style-name="Visited_20_Internet_20_Link">
000182696_pic...</text:a>
"]</text:p>
      <text:p text:style-name="P4">
Themes: ['中俄关系']</text:p>
      <text:p text:style-name="P4">
Keywords: ['中俄关系', '中美关系', '中国外交', '天然气']</text:p>
      <text:p text:style-name="P4">
Type: Article</text:p>
      <!--METADATA-->
      <text:p text:style-name="P4">
<draw:frame draw:style-name="fr1" draw:name="Image42" text:anchor-type="as-char" svg:width="6.9236in" svg:height="3.894525in" draw:z-index="0">
<draw:image xlink:href="../Images/FT Chinese Free Version/2023-05-28T23-28-42-00-00/00018269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上周，有两件与中国外交有关的事情受到世界舆论的广泛关注。</text:p>
      <text:p text:style-name="P4">
一是中俄能源合作出现了新的动态：在俄罗斯总理米舒斯京上周访华期间，中国暂时搁置了俄罗斯专门向中国输送天然气的“西伯利亚力量2号”管道的项目工作，更不要说是准备开工建设了。其次，中美正试图控制彼此的紧张关系，但也仅仅在这个层次而已；与此同时，双方的对立行动并未停止。</text:p>
      <text:p text:style-name="P4">
以上两件事是中国外交上周的最新变化，前者标志着中国能源战略和对俄外交的微妙调整，而后者则意味着，中国有意调整与缓和中美的紧张关系，当然，这在相当程度上主要取决于美国。</text:p>
      <text:p text:style-name="P4">
<text:span text:style-name="T4">
可不只是为了要降价</text:span>
</text:p>
      <text:p text:style-name="P4">
国际舆论认为：中国搁置“西伯利亚力量2号”项目，是为了“拖久一点或许能让中国通过该管道获得的天然气有一个更低的价格”。但这样理解或许太简单了，要知道，为这个项目中俄高层已经沟通了数年之久。中国在此次俄罗斯总理访华之际搁置这一项目，完全是综合因素的考虑，首先是该项目的蒙古因素和俄罗斯改变能源管道路线的动机；还有中国大额能源供应地多元化的考虑；价格当然也是一个因素，但显然不占首要位置。</text:p>
      <text:p text:style-name="P4">
首先，与其他俄罗斯向中国输送能源的管道不同，“西伯利亚力量2号”管道不仅是中俄两国的项目，它从俄罗斯阿尔泰起，需要穿越蒙古，再往南进入中国的内蒙古，因而涉及了蒙古。而事实上，该管道的起点俄罗斯阿尔泰和中国新疆是有一条几十公里的狭窄边境通道的，如果管道从这里进入中国，再连接中国新疆的“西气东输”管道，对中国就会非常顺捷。</text:p>
      <text:p text:style-name="P4">
据业内人士告诉笔者：这条管道路线普京一开始也是考虑经新疆进入中国的，但最后普京改变了主意，改为从俄罗斯阿尔泰的起点进入蒙古，再往东、往南进入中国内蒙古。而蒙古当然喜欢这条管道，它可以从中收取过路费以及其他服务费，而且在客观上，它手里更多了一条制约他国的工具。为此，2020年蒙古国借故送中国3万只羊，这说到底是向中国示好，以让中国同意这条管道经蒙古过境。但蒙古国内部分精英深受西方影响，而且，中蒙关系因为历史原因而非常复杂。与此相反，俄蒙关系倒是一直不错，这不可能不是普京的考虑因素。因此对中国来说，这条经蒙古转向中国的能源管道沿途的安全是不确定的，外交因素同样也存在。</text:p>
      <text:p text:style-name="P4">
笔者当年在就这条能源管线被咨询时，曾经明确表示：中国应该拒绝经蒙古转向中国的路线，而应坚持从阿尔泰经新疆入境；至少，如果最终结果是经蒙古入境，中国应该坚持到岸价才能接受。而当时的实际情况是，在中俄能源外交和贸易中，俄罗斯的谈判能力十分强大；不仅如此，甚至在中国与中亚五国的能源贸易中，俄罗斯也在施加大大超过中国的影响力。</text:p>
      <text:p text:style-name="P4">
而经过俄乌战争，这一切都已完全发生了根本性的逆转，中国对相关政策进行调整也是天经地义。</text:p>
      <text:p text:style-name="P4">
其次，中国作为世界级的能源消费大国，正在实行避免过度依赖任何一个供应国向中国供应能源的政策。据国际媒体介绍：中国仅有略高于5%的天然气供应依赖俄罗斯。但由于“西伯利亚力量2号”协议，再加上计划通过现有管道增加的俄罗斯天然气供应，到2030年代初，中国天然气对俄依赖比重将提高到20%左右。这一比例显然意味着对俄罗斯能源依赖过大。</text:p>
      <text:p text:style-name="P4">
而且，当前中国还正在积极开拓其他通向中国的陆路能源管道。国际媒体说：在上周的中国-中亚峰会上，中国领导人倡议加快推进中国-中亚天然气管道D线建设，这条管道的气源地在土库曼斯坦，将是中国与中亚之间的第四条天然气管道。还有一个值得关注的数据是：去年土库曼斯坦通过三条管道向中国出口了约350亿立方米天然气，而俄罗斯通过“西伯利亚力量”管道仅对中国输送了160亿立方米天然气。</text:p>
      <text:p text:style-name="P4">
如此，中国也确实没有开工“西伯利亚力量2号”的动力。</text:p>
      <text:p text:style-name="P4">
当然，国际媒体分析的所谓“拖久一点或许能让中国通过该管道获得的天然气有一个更低的价格”的因素可能存在，但这与能源和能源管道安全、以及复杂的中俄蒙三国外交因素相比，几乎可以忽略不计。而且据了解，这个项目本来计划也是至少一年以后才能开工，所以中国不急，搁置也不妨。</text:p>
      <text:p text:style-name="P4">
<text:span text:style-name="T4">
中美试图控制紧张关系</text:span>
</text:p>
      <text:p text:style-name="P4">
上周引发国际关注的另一件事，则是中美双方正在试图控制与缓和彼此的紧张关系，但也仅局限在这个层次而已；而在几乎同一个时间段，一方对另一方的施压完全未有停止。这种现象在一段时间以来已经成为常态，它说明中美关系较难稳定。</text:p>
      <text:p text:style-name="P4">
上周中美两国的商务部长在华盛顿举行了会谈。根据两国商务部的介绍，交谈的内容相似，文本几乎都一样。中国商务部说：王文涛是在赴美国参加亚太经合组织（APEC）贸易部长会议期间与雷蒙多会面，就美国对华经贸政策、半导体政策、出口管制、对外投资审查等表达“重点关切”。美国商务部则称，雷蒙多对北京近期针对在华美国公司采取的行动表达担忧。唯一不同点就是中方强调：不是专门来和你谈的，是参加一个会，顺便谈。</text:p>
      <text:p text:style-name="P4">
而对彼此会谈的评价双方也是一样。中方表示：双方就双边贸易关系进行了“坦诚、专业且建设性”的意见交流；美方也表示：“进行了坦诚且实质性的讨论”，这说明中美双方都积极评价了彼此的会谈。</text:p>
      <text:p text:style-name="P4">
这一切只能说明中美双方都在有意控制和缓和紧张关系，而美方的动机当然与此次可能的债务违约有关，直接而明确；中方同样是为了美国在对华经贸、对华技术封锁领域的问题而来的。</text:p>
      <text:p text:style-name="P4">
然而与此同时，几乎就在同一周，双方对对方的压制几乎同时进行：美国向台湾出口毒刺导弹，并可能互送到岛内；而中国则制裁美国美光公司的产品。这种双方同一个时间段内，同时做两件相互对立的事的现象，几乎已经是常态。</text:p>
      <text:p text:style-name="P4">
这种常态本质上说明了中美双方对彼此的深切戒备，以及这种缓和关系的不靠谱。而以后双边关系的前景可能是：有麻烦才见面，没事不见面。</text:p>
      <text:p text:style-name="P4">
<text:span text:style-name="T5">
（注：作者是政策研究者。本文仅代表作者个人观点。责编邮箱bo.liu@ftchinese.com）</text:span>
</text:p>
      <text:p text:style-name="P4">
Source: <text:a xlink:type="simple" xlink:href="http://www.ftchinese.com/story/001099778" text:style-name="Internet_20_link" text:visited-style-name="Visited_20_Internet_20_Link">
http://www.ftchinese.com/story/001099778</text:a>
</text:p>
      <!--NEWS-->
      <text:h text:style-name="P10" text:outline-level="1">
<text:span text:style-name="T4">
北韩劳动党高层计画6月召开会议  审查经济政策执行状况</text:span>
</text:h>
      <text:p text:style-name="P4">
Publisher: 法新社</text:p>
      <text:p text:style-name="P4">
Published Time: 2023-05-29T-10:32:08+00:00</text:p>
      <text:p text:style-name="P4">
Modified Time: 2023-05-29T11:20:03+00:00</text:p>
      <text:p text:style-name="P4">
Description: （法新社首尔29日电） 北韩官方媒体今天报导，执政党将于6月举行高层会议，以审查经济政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9T-10-32-08-00-00/000000.png" xlink:type="simple" xlink:show="embed" xlink:actuate="onLoad" draw:mime-type="image/png"/>
</draw:frame>
</text:p>
      <text:p text:style-name="P4">
法新社报导，拥有核武的北韩经济相当脆弱，平壤政府因优先考量军事及核武计画，而非充分满足人民所需，长期以来备受外界批评。</text:p>
      <text:p text:style-name="P4">
北韩中央通信社（KCNA）报导，即将召开的劳动党中央委员会会议将评估2023年上半年国家经济计画的执行情况。</text:p>
      <text:p text:style-name="P4">
北韩在2020年初实施严格封锁，以遏制COVID-19（2019冠状病毒疾病）疫情扩散，直到去年才恢复与中国的部分贸易。</text:p>
      <text:p text:style-name="P4">
劳动党于今年2月召开高层会议，专门解决粮食短缺和农业问题。</text:p>
      <text:p text:style-name="P4">
在那次会议中，北韩领导人金正恩要求官员确保粮食生产目标「务必」达成。</text:p>
      <text:p text:style-name="P4">
北韩周期性遭遇饥荒，1990年代的一场饥荒造成数十万人丧生；甚至有人估计，这场饥荒恐已夺走高达数百万条人命。</text:p>
      <text:p text:style-name="P4">
尽管经济处境艰难，北韩今年内还是进行了一系列创纪录武器试验，包括其首枚固体燃料弹道飞弹，这堪称一项重大技术突破。</text:p>
      <text:p text:style-name="P4">
Source: <text:a xlink:type="simple" xlink:href="https://www.rfi.fr/cn/%E5%9B%BD%E9%99%85%E6%8A%A5%E9%81%93/20230529-%E5%8C%97%E9%9F%A9%E5%8A%B3%E5%8A%A8%E5%85%9A%E9%AB%98%E5%B1%82%E8%AE%A1%E7%94%BB6%E6%9C%88%E5%8F%AC%E5%BC%80%E4%BC%9A%E8%AE%AE-%E5%AE%A1%E6%9F%A5%E7%BB%8F%E6%B5%8E%E6%94%BF%E7%AD%96%E6%89%A7%E8%A1%8C%E7%8A%B6%E5%86%B5" text:style-name="Internet_20_link" text:visited-style-name="Visited_20_Internet_20_Link">
https://www.rfi.fr/cn/%E5%9B%BD%E9%99%85%E6%8A%A5%E9%81%93/20230529-%E5%8C%97%E9%9F%A9%E5%8A%B3%E5%8A%A8%E5%85%9A%E9%AB%98%E5%B1%82%E8%AE%A1%E7%94%BB6%E6%9C%88%E5%8F%AC%E5%BC%80%E4%BC%9A%E8%AE%AE-%E5%AE%A1%E6%9F%A5%E7%BB%8F%E6%B5%8E%E6%94%BF%E7%AD%96%E6%89%A7%E8%A1%8C%E7%8A%B6%E5%86%B5</text:a>
</text:p>
      <!--NEWS-->
      <text:h text:style-name="P10" text:outline-level="1">
<text:span text:style-name="T4">
港股收低</text:span>
</text:h>
      <text:p text:style-name="P4">
Publisher: 法新社</text:p>
      <text:p text:style-name="P4">
Published Time: 2023-05-29T-17:02:10+00:00</text:p>
      <text:p text:style-name="P4">
Modified Time: 2023-05-29T08:35:01+00:00</text:p>
      <text:p text:style-name="P4">
Description: （法新社香港29日电） 香港股市今天收低。投资人现正焦急紧盯美国国会是否通过法案，以提高美国举债上限，避免出现违约情况。</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9T-17-02-10-00-00/000000.png" xlink:type="simple" xlink:show="embed" xlink:actuate="onLoad" draw:mime-type="image/png"/>
</draw:frame>
</text:p>
      <text:p text:style-name="P4">
恒生指数下跌195.81点，跌幅1.04%，收在18551.11点。</text:p>
      <text:p text:style-name="P4">
上海综合股价指数上涨8.94点，或0.28%，收在3221.45点；深圳综合股价指数下跌10.34点，或0.51%，收在2002.15点。</text:p>
      <text:p text:style-name="P4">
Source: <text:a xlink:type="simple" xlink:href="https://www.rfi.fr/cn/%E8%B4%A2%E7%BB%8F%E5%BF%AB%E8%AE%AF/20230529-%E6%B8%AF%E8%82%A1%E6%94%B6%E4%BD%8E" text:style-name="Internet_20_link" text:visited-style-name="Visited_20_Internet_20_Link">
https://www.rfi.fr/cn/%E8%B4%A2%E7%BB%8F%E5%BF%AB%E8%AE%AF/20230529-%E6%B8%AF%E8%82%A1%E6%94%B6%E4%BD%8E</text:a>
</text:p>
      <!--NEWS-->
      <text:h text:style-name="P10" text:outline-level="1">
<text:span text:style-name="T4">
乌克兰：基辅再遭俄大规模空袭 5月第15度</text:span>
</text:h>
      <text:p text:style-name="P4">
Publisher: 法新社</text:p>
      <text:p text:style-name="P4">
Published Time: 2023-05-29T-24:32:09+00:00</text:p>
      <text:p text:style-name="P4">
Modified Time: 2023-05-29T07:20:06+00:00</text:p>
      <text:p text:style-name="P4">
Description: （法新社基辅29日电） 乌克兰表示，俄罗斯今天凌晨出动无人机和巡弋飞弹，对乌克兰首都基辅市发动新一波空袭。乌克兰说，乌军击落40多个目标，又一次抵挡了俄国狂轰滥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29T-24-32-09-00-00/000000.png" xlink:type="simple" xlink:show="embed" xlink:actuate="onLoad" draw:mime-type="image/png"/>
</draw:frame>
</text:p>
      <text:p text:style-name="P4">
乌克兰官员表示，这是俄罗斯5月第15次空袭基辅市，也是连续第2天夜袭，基辅市没有重大损失或人员伤亡。</text:p>
      <text:p text:style-name="P4">
年初以来，基辅市基本上免于俄军攻击，但这个月，基辅市居民几乎每晚都得面对空袭警报和爆炸。</text:p>
      <text:p text:style-name="P4">
27日深夜至昨天清晨，俄罗斯对基辅市发动战争开打以来最大规模的无人机轰炸，而昨天深夜到今天清晨，基辅市居民再次面临来自天空的威胁。</text:p>
      <text:p text:style-name="P4">
基辅市市长克里契科（Vitali Klitschko）在Telegram上表示：「这是首都又一个难过的夜晚。」</text:p>
      <text:p text:style-name="P4">
但他表示，并没有接获重大伤亡或损失通报。</text:p>
      <text:p text:style-name="P4">
基辅市军政府指出，俄罗斯今天是动用见证者（Shahed）攻击型无人机以及巡弋飞弹发动空袭。</text:p>
      <text:p text:style-name="P4">
Source: <text:a xlink:type="simple" xlink:href="https://www.rfi.fr/cn/%E5%9B%BD%E9%99%85%E6%8A%A5%E9%81%93/20230529-%E4%B9%8C%E5%85%8B%E5%85%B0-%E5%9F%BA%E8%BE%85%E5%86%8D%E9%81%AD%E4%BF%84%E5%A4%A7%E8%A7%84%E6%A8%A1%E7%A9%BA%E8%A2%AD-5%E6%9C%88%E7%AC%AC15%E5%BA%A6" text:style-name="Internet_20_link" text:visited-style-name="Visited_20_Internet_20_Link">
https://www.rfi.fr/cn/%E5%9B%BD%E9%99%85%E6%8A%A5%E9%81%93/20230529-%E4%B9%8C%E5%85%8B%E5%85%B0-%E5%9F%BA%E8%BE%85%E5%86%8D%E9%81%AD%E4%BF%84%E5%A4%A7%E8%A7%84%E6%A8%A1%E7%A9%BA%E8%A2%AD-5%E6%9C%88%E7%AC%AC15%E5%BA%A6</text:a>
</text:p>
      <!--NEWS-->
      <text:h text:style-name="P10" text:outline-level="1">
<text:span text:style-name="T4">
艾尔段历史性决选胜出 吁国人团结一心</text:span>
</text:h>
      <text:p text:style-name="P4">
Publisher: 法新社</text:p>
      <text:p text:style-name="P4">
Published Time: 2023-05-29T-26:32:09+00:00</text:p>
      <text:p text:style-name="P4">
Modified Time: 2023-05-29T07:20:05+00:00</text:p>
      <text:p text:style-name="P4">
Description: （法新社伊斯坦堡29日电） 土耳其总统艾尔段今天在历史性决选中胜出，将任期延续到2028年。叱吒政坛20年的他为土国带来许多变革，却也让社会陷入高度分裂，他胜选后，呼吁国人团结一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9T-26-32-09-00-00/000000.png" xlink:type="simple" xlink:show="embed" xlink:actuate="onLoad" draw:mime-type="image/png"/>
</draw:frame>
</text:p>
      <text:p text:style-name="P4">
69岁的艾尔段（Recep Tayyip Erdogan）克服土耳其一个世代以来最严重经济危机，以及迎战他的伊斯兰草根政党历来最强有力在野联盟等挑战而胜出。</text:p>
      <text:p text:style-name="P4">
伊斯坦堡地标塔克辛广场（Taksim Square）的活动陷入停顿，安卡拉总统府外万头攒动。</text:p>
      <text:p text:style-name="P4">
17岁的席瓦斯利奥格鲁（Nisa Sivaslioglu）在安卡拉说：「我国人民选出了对的人。我希望艾尔段能为他斐然的政绩再添一笔。」</text:p>
      <text:p text:style-name="P4">
艾尔段在总统府外带领大批支持者高歌欢庆，街上传来连绵不断的汽车按喇叭声庆祝。</text:p>
      <text:p text:style-name="P4">
艾尔段对欢欣鼓舞并挥舞旗帜的人群说：「我们全心全意地呼吁大家应该团结一致、不分你我。」</text:p>
      <text:p text:style-name="P4">
艾尔段对支持者说：「今天，土耳其是唯一的赢家。我很感谢我国每一位人民，再次赋予我们治理国家5年的责任。」</text:p>
      <text:p text:style-name="P4">
艾尔段的支持者也聚集在他伊斯坦堡的住所外，高呼「真主至大」。</text:p>
      <text:p text:style-name="P4">
一名头戴印有艾尔段名字头巾的女子说：「我希望一切都会变得更好。」</text:p>
      <text:p text:style-name="P4">
另一名支持者说，让艾尔段再执政5年，土耳其会变得更加强大。</text:p>
      <text:p text:style-name="P4">
他说：「世界上每个国家都存在问题，欧洲国家也是一样…在强而有力的领导之下，我们将克服土耳其遭遇的问题。」</text:p>
      <text:p text:style-name="P4">
近乎完成的开票结果显示，艾尔段以4个百分点击败左翼反对派领袖基里达欧鲁（Kemal Kilicdaroglu），各国贺电纷至沓来。</text:p>
      <text:p text:style-name="P4">
美国总统拜登在推文中说：「作为北大西洋公约组织（NATO）盟友，我期盼继续就双边议题和共同的全球挑战进行合作。」</text:p>
      <text:p text:style-name="P4">
俄罗斯总统蒲亭（VladimirPutin）也祝贺艾尔段连任成功，他说艾尔段在选举中的胜利是作为土耳其共和国元首兢兢业业工作之下合乎逻辑的结果，也是土耳其人民支持你致力于强化国家主权、寻求独立外交政策的明确证据。</text:p>
      <text:p text:style-name="P4">
乌克兰总统泽伦斯基（Volodymyr Zelenskyy）则表示，「为了欧洲的安全与稳定」，希望能与艾尔段继续合作。</text:p>
      <text:p text:style-name="P4">
法国总统马克宏（Emmanuel Macron）向艾尔段道贺时说，法国和土耳其将「共同面对巨大挑战」。</text:p>
      <text:p text:style-name="P4">
此外，美国前总统川普、伊朗总统莱希（Ebrahim Raisi）、以色列总统赫佐格（Isaac Herzog）、沙乌地阿拉伯国王沙尔曼（KingSalman）和欧洲各国及阿拉伯世界领导人也纷纷向艾尔段送上祝贺。（译者：刘文瑜/核稿：陈昱婷）</text:p>
      <text:p text:style-name="P4">
Source: <text:a xlink:type="simple" xlink:href="https://www.rfi.fr/cn/%E5%9B%BD%E9%99%85%E6%8A%A5%E9%81%93/20230529-%E8%89%BE%E5%B0%94%E6%AE%B5%E5%8E%86%E5%8F%B2%E6%80%A7%E5%86%B3%E9%80%89%E8%83%9C%E5%87%BA-%E5%90%81%E5%9B%BD%E4%BA%BA%E5%9B%A2%E7%BB%93%E4%B8%80%E5%BF%83" text:style-name="Internet_20_link" text:visited-style-name="Visited_20_Internet_20_Link">
https://www.rfi.fr/cn/%E5%9B%BD%E9%99%85%E6%8A%A5%E9%81%93/20230529-%E8%89%BE%E5%B0%94%E6%AE%B5%E5%8E%86%E5%8F%B2%E6%80%A7%E5%86%B3%E9%80%89%E8%83%9C%E5%87%BA-%E5%90%81%E5%9B%BD%E4%BA%BA%E5%9B%A2%E7%BB%93%E4%B8%80%E5%BF%83</text:a>
</text:p>
      <!--NEWS-->
      <text:h text:style-name="P10" text:outline-level="1">
<text:span text:style-name="T4">
联合国发布海地和苏丹饥荒警戒 吁采取紧急行动</text:span>
</text:h>
      <text:p text:style-name="P4">
Publisher: 法新社</text:p>
      <text:p text:style-name="P4">
Published Time: 2023-05-29T-5:32:09+00:00</text:p>
      <text:p text:style-name="P4">
Modified Time: 2023-05-29T11:05:04+00:00</text:p>
      <text:p text:style-name="P4">
Description: （法新社罗马29日电） 联合国粮农组织和世界粮食计划署今天示警，海地、布吉纳法索、马利和苏丹被列入联合国粮食安全最高警戒名单，并呼吁国际社会采取「紧急」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29T-5-32-09-00-00/000000.png" xlink:type="simple" xlink:show="embed" xlink:actuate="onLoad" draw:mime-type="image/png"/>
</draw:frame>
</text:p>
      <text:p text:style-name="P4">
联合国粮农组织（Food and Agriculture Organization）和世界粮食计划署（World FoodProgramme）表示，阿富汗、奈及利亚、索马利亚、南苏丹（South Sudan）、叶门仍处于最高警戒等级。</text:p>
      <text:p text:style-name="P4">
联合国粮农组织和世界粮食计划署在联合报告中指出，海地、苏丹，以及横跨东、西非的沙赫尔（Sahel）地带中的布吉纳法索和马利如今也被纳入最高警戒名单。</text:p>
      <text:p text:style-name="P4">
报告中指出，遭圣战分子蹂躏的布吉纳法索和马利、天灾人祸不断的海地，以及近来爆发冲突的苏丹等国的人民和货物流动受到严格的限制。</text:p>
      <text:p text:style-name="P4">
报告中强调，位于最高警戒名单上所有热点都有「社区面临或预估将面临饥荒或陷入灾难性情况的风险」，急需外界关注。</text:p>
      <text:p text:style-name="P4">
报告中点出苏丹危机扩散的风险，并表示世界可能会迎来圣婴现象（El Nino），升高了全球脆弱国家对极端气候的恐惧。</text:p>
      <text:p text:style-name="P4">
圣婴现象是指中太平洋及东太平洋赤道附近的表面海水异常暖化的自然现象。</text:p>
      <text:p text:style-name="P4">
报告中示警，「预料中的气候模式变化将对数个热点带来重大冲击」。这包括中美洲干旱走廊（Dry Corridor of CentralAmerica）低于平均雨量的降雨，以及沙赫尔地带和非洲之角可能遭到连续极端气候事件冲击。</text:p>
      <text:p text:style-name="P4">
Source: <text:a xlink:type="simple" xlink:href="https://www.rfi.fr/cn/%E5%9B%BD%E9%99%85%E6%8A%A5%E9%81%93/20230529-%E8%81%94%E5%90%88%E5%9B%BD%E5%8F%91%E5%B8%83%E6%B5%B7%E5%9C%B0%E5%92%8C%E8%8B%8F%E4%B8%B9%E9%A5%A5%E8%8D%92%E8%AD%A6%E6%88%92-%E5%90%81%E9%87%87%E5%8F%96%E7%B4%A7%E6%80%A5%E8%A1%8C%E5%8A%A8" text:style-name="Internet_20_link" text:visited-style-name="Visited_20_Internet_20_Link">
https://www.rfi.fr/cn/%E5%9B%BD%E9%99%85%E6%8A%A5%E9%81%93/20230529-%E8%81%94%E5%90%88%E5%9B%BD%E5%8F%91%E5%B8%83%E6%B5%B7%E5%9C%B0%E5%92%8C%E8%8B%8F%E4%B8%B9%E9%A5%A5%E8%8D%92%E8%AD%A6%E6%88%92-%E5%90%81%E9%87%87%E5%8F%96%E7%B4%A7%E6%80%A5%E8%A1%8C%E5%8A%A8</text:a>
</text:p>
      <!--NEWS-->
      <text:h text:style-name="P10" text:outline-level="1">
<text:span text:style-name="T4">
32年前的这本投资书现在卖到几千美元 (Free Version)</text:span>
</text:h>
      <text:p text:style-name="P4">
Author: Spencer Jakab</text:p>
      <text:p text:style-name="P4">
Publisher: 华尔街日报中文网</text:p>
      <text:p text:style-name="P4">
Published Time: 2023-05-29T-6:40:00.000Z</text:p>
      <text:p text:style-name="P4">
Modified Time: 2023-05-29T05:40:00.000Z</text:p>
      <text:p text:style-name="P4">
Created Time: 2023-05-28T23:15:00.000Z</text:p>
      <text:p text:style-name="P4">
Description: 基金经理赛思·卡拉曼的一本绝版书价格被抬到数千元，藏有这本书的图书馆甚至要采取特别的安保措施。究其原因，据称自上世纪80年代以来，卡拉曼年均回报率达到惊人的20%。“你恐怕很难找到一个这么厉害的投资者。”</text:p>
      <text:p text:style-name="P4">
Images: []</text:p>
      <text:p text:style-name="P4">
Categories: ['派', '非常之道']</text:p>
      <text:p text:style-name="P4">
Keywords: SYND,LINK:EN|WP-WSJ-0000872992</text:p>
      <text:p text:style-name="P4">
Type: Article</text:p>
      <!--METADATA-->
      <text:p text:style-name="P4">
经过纽约公共图书馆(New York PublicLibrary)主馆门口那对著名的狮子，拾阶而上，除了用一张图书卡就能借到的海量藏书之外，还有一些珍稀书籍，例如距今已有四百年的莎士比亚(Shakespeare)的《第一对开本》(FirstFolio)，甚至历史更为悠久的《古腾堡圣经》(GutenbergBible)。（译注：前者是现代学者为第一部莎士比亚剧本合集所取的名字；后者是拉丁文《圣经》最早的印刷本 。）</text:p>
      <text:p text:style-name="P4">
Source: <text:a xlink:type="simple" xlink:href="https://cn.wsj.com/articles/32%E5%B9%B4%E5%89%8D%E7%9A%84%E8%BF%99%E6%9C%AC%E6%8A%95%E8%B5%84%E7%B1%BB%E4%B9%A6%E7%B1%8D%E7%8E%B0%E5%9C%A8%E5%8D%96%E5%88%B0%E5%87%A0%E5%8D%83%E7%BE%8E%E5%85%83-d679bc28" text:style-name="Internet_20_link" text:visited-style-name="Visited_20_Internet_20_Link">
https://cn.wsj.com/articles/32%E5%B9%B4%E5%89%8D%E7%9A%84%E8%BF%99%E6%9C%AC%E6%8A%95%E8%B5%84%E7%B1%BB%E4%B9%A6%E7%B1%8D%E7%8E%B0%E5%9C%A8%E5%8D%96%E5%88%B0%E5%87%A0%E5%8D%83%E7%BE%8E%E5%85%83-d679bc28</text:a>
</text:p>
      <!--NEWS-->
      <text:h text:style-name="P10" text:outline-level="1">
<text:span text:style-name="T4">
基辅遭夜袭后 白天再闻爆炸声</text:span>
</text:h>
      <text:p text:style-name="P4">
Publisher: 法新社</text:p>
      <text:p text:style-name="P4">
Published Time: 2023-05-29T-8:32:08+00:00</text:p>
      <text:p text:style-name="P4">
Modified Time: 2023-05-29T11:05:05+00:00</text:p>
      <text:p text:style-name="P4">
Description: （法新社基辅29日电） 乌克兰防空系统昨夜再度击退俄罗斯发动的空袭后，今天上午11时10分左右起，法新社记者又在首都基辅听见至少10次爆炸声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29T-8-32-08-00-00/000000.png" xlink:type="simple" xlink:show="embed" xlink:actuate="onLoad" draw:mime-type="image/png"/>
</draw:frame>
</text:p>
      <text:p text:style-name="P4">
基辅（Kyiv）市长克里契科（Vitali Klitschko）指出，「市中心区域」罕见于白天发生爆炸，他要求居民待在避难处。</text:p>
      <text:p text:style-name="P4">
几分钟后他又说：「对基辅的攻击持续中。」</text:p>
      <text:p text:style-name="P4">
克里契科表示，基辅北部奥布隆斯基区（Obolonskiy district）的马路上有火箭残骸在燃烧，救难单位正在扑灭火势。</text:p>
      <text:p text:style-name="P4">
在响起空袭警报后，基辅市政府说，防空系统在首都上空运作。</text:p>
      <text:p text:style-name="P4">
基辅自今年初起原本相对平静，但这个月几乎每晚都遭到空袭，不过5月的空袭一般是在晚间发生。</text:p>
      <text:p text:style-name="P4">
Source: <text:a xlink:type="simple" xlink:href="https://www.rfi.fr/cn/%E5%9B%BD%E9%99%85%E6%8A%A5%E9%81%93/20230529-%E5%9F%BA%E8%BE%85%E9%81%AD%E5%A4%9C%E8%A2%AD%E5%90%8E-%E7%99%BD%E5%A4%A9%E5%86%8D%E9%97%BB%E7%88%86%E7%82%B8%E5%A3%B0" text:style-name="Internet_20_link" text:visited-style-name="Visited_20_Internet_20_Link">
https://www.rfi.fr/cn/%E5%9B%BD%E9%99%85%E6%8A%A5%E9%81%93/20230529-%E5%9F%BA%E8%BE%85%E9%81%AD%E5%A4%9C%E8%A2%AD%E5%90%8E-%E7%99%BD%E5%A4%A9%E5%86%8D%E9%97%BB%E7%88%86%E7%82%B8%E5%A3%B0</text:a>
</text:p>
      <!--NEWS-->
      <text:h text:style-name="P10" text:outline-level="1">
<text:span text:style-name="T4">
中国商飞C919完成首次商业飞行 (Free Version)</text:span>
</text:h>
      <text:p text:style-name="P4">
Authors: ['白艾德']</text:p>
      <text:p text:style-name="P4">
Publisher: 英国《金融时报》</text:p>
      <text:p text:style-name="P4">
Time: 2023-05-29T00:21:37+00:00</text:p>
      <text:p text:style-name="P4">
Published Time: 2023-05-28T12:00:99+08:00</text:p>
      <text:p text:style-name="P4">
Modified Time: 2023-05-28T20:20:99+08:00</text:p>
      <text:p text:style-name="P4">
Description: 中国自主研制的首架客机完成首次商业飞行，这标志着中国的技术独立迎来一个具有象征意义的时刻。</text:p>
      <text:p text:style-name="P4">
Images: ["<text:a xlink:type="simple" xlink:href="https://thumbor.ftacademy.cn/unsafe/picture/1/000182661_piclink.jpg" text:style-name="Internet_20_link" text:visited-style-name="Visited_20_Internet_20_Link">
000182661_pic...</text:a>
"]</text:p>
      <text:p text:style-name="P4">
Themes: ['中国商飞']</text:p>
      <text:p text:style-name="P4">
Keywords: ['中国商飞', '飞机制造', 'C919', '航空', '工业']</text:p>
      <text:p text:style-name="P4">
Type: Article</text:p>
      <!--METADATA-->
      <text:p text:style-name="P4">
<draw:frame draw:style-name="fr1" draw:name="Image49" text:anchor-type="as-char" svg:width="6.9236in" svg:height="3.901286in" draw:z-index="0">
<draw:image xlink:href="../Images/FT Chinese Free Version/2023-05-29T00-21-37-00-00/000182661_piclink.jpg" xlink:type="simple" xlink:show="embed" xlink:actuate="onLoad" draw:mime-type="image/jpeg"/>
</draw:frame>
</text:p>
      <text:p text:style-name="P4">
中国自主研制的首架客机完成了首次商业飞行，这标志着中国的技术独立迎来一个具有象征意义的时刻，此前该项目经历了多年拖延。</text:p>
      <text:p text:style-name="P4">
单通道的C919客机上周日从上海飞往北京，此前该机经过了十多年的开发，并从北京方面获得估计720亿美元的支持。</text:p>
      <text:p text:style-name="P4">
Source: <text:a xlink:type="simple" xlink:href="http://www.ftchinese.com/story/001099780" text:style-name="Internet_20_link" text:visited-style-name="Visited_20_Internet_20_Link">
http://www.ftchinese.com/story/001099780</text:a>
</text:p>
      <!--NEWS-->
      <text:h text:style-name="P10" text:outline-level="1">
<text:span text:style-name="T4">
香港第二大民主派政党被迫解散 分析：温和路线走到尽头</text:span>
</text:h>
      <text:p text:style-name="P4">
Author: chinese@voanews.com (高锋)</text:p>
      <text:p text:style-name="P4">
Publisher: 美国之音中文网 (Type: NewsMediaOrganization)</text:p>
      <text:p text:style-name="P4">
Published Time: 2023-05-29T00:23:43+08:00</text:p>
      <text:p text:style-name="P4">
Modified Time: 2023-05-29 10:17:57Z</text:p>
      <text:p text:style-name="P4">
Description: 成立超过17年，以专业形象吸引中产支持的香港民主派政党公民党，5月27日宣布解散后，随后受到香港亲北京媒体炮轰，除了谴责公民党“反中乱港”，并质疑该党透过清盘，意图掩盖收受境外非法资助。有观察人士则谴责亲北京阵营为求抹黑香港民主派，无所不用其极。</text:p>
      <text:p text:style-name="P4">
Videos: []</text:p>
      <text:p text:style-name="P4">
Images: []</text:p>
      <text:p text:style-name="P4">
Categories: ['港澳', '人权', '中国', '法律', '新闻自由']</text:p>
      <text:p text:style-name="P4">
Type: None</text:p>
      <!--METADATA-->
      <text:p text:style-name="P4">
NoneNone</text:p>
      <text:p text:style-name="P4">
Source: <text:a xlink:type="simple" xlink:href="https://www.voachinese.com/a/hong-kong-s-pro-democracy-civic-party-dissolved-under-pressure-20230528/7112687.html" text:style-name="Internet_20_link" text:visited-style-name="Visited_20_Internet_20_Link">
https://www.voachinese.com/a/hong-kong-s-pro-democracy-civic-party-dissolved-under-pressure-20230528/7112687.html</text:a>
</text:p>
      <!--NEWS-->
      <text:h text:style-name="P10" text:outline-level="1">
<text:span text:style-name="T4">
荷兰外贸大臣：欧洲绿色转型不能没有中国 (Free Version)</text:span>
</text:h>
      <text:p text:style-name="P4">
Authors: ['艾丽斯•汉考克', '安迪•邦兹']</text:p>
      <text:p text:style-name="P4">
Publisher: 英国《金融时报》</text:p>
      <text:p text:style-name="P4">
Time: 2023-05-29T01:08:36+00:00</text:p>
      <text:p text:style-name="P4">
Published Time: 2023-05-28T12:00:99+08:00</text:p>
      <text:p text:style-name="P4">
Modified Time: 2023-05-28T21:02:99+08:00</text:p>
      <text:p text:style-name="P4">
Description: 施赖纳马赫尔表示，荷中“有着牢固的贸易关系”，而“就推动我们的经济更具可持续性和绿色转型而言，我们需要彼此”。</text:p>
      <text:p text:style-name="P4">
Images: ["<text:a xlink:type="simple" xlink:href="https://thumbor.ftacademy.cn/unsafe/picture/2/000182662_piclink.jpg" text:style-name="Internet_20_link" text:visited-style-name="Visited_20_Internet_20_Link">
000182662_pic...</text:a>
"]</text:p>
      <text:p text:style-name="P4">
Themes: ['中欧关系']</text:p>
      <text:p text:style-name="P4">
Keywords: ['中欧关系', '中荷关系', '欧盟', '绿色经济', '可再生能源', '脱钩', '贸易', '阿斯麦', '荷兰']</text:p>
      <text:p text:style-name="P4">
Type: Article</text:p>
      <!--METADATA-->
      <text:p text:style-name="P4">
<draw:frame draw:style-name="fr1" draw:name="Image50" text:anchor-type="as-char" svg:width="6.9236in" svg:height="3.894525in" draw:z-index="0">
<draw:image xlink:href="../Images/FT Chinese Free Version/2023-05-29T01-08-36-00-00/000182662_piclink.jpg" xlink:type="simple" xlink:show="embed" xlink:actuate="onLoad" draw:mime-type="image/jpeg"/>
</draw:frame>
</text:p>
      <text:p text:style-name="P4">
荷兰外贸大臣警告称，如果没有中国，欧洲的绿色转型将是不可能的。目前欧盟正试图摆脱对中国这个亚洲强国的一部分经济依赖。</text:p>
      <text:p text:style-name="P4">
西方经济体面临一个两难困境：既要减少对中国供应链的依赖，又眼看着境内对太阳能和汽车电池等清洁技术——该行业由中国企业主导——需求增加。尽管美国正在与中国“脱钩”，但欧洲迄今在这方面更为审慎，因为其经济更加依赖亚洲，并且已经因弗拉基米尔•普京(VladimirPutin)入侵乌克兰后欧盟停止从俄罗斯进口能源和原材料而受到打击。</text:p>
      <text:p text:style-name="P4">
Source: <text:a xlink:type="simple" xlink:href="http://www.ftchinese.com/story/001099782" text:style-name="Internet_20_link" text:visited-style-name="Visited_20_Internet_20_Link">
http://www.ftchinese.com/story/001099782</text:a>
</text:p>
      <!--NEWS-->
      <text:h text:style-name="P10" text:outline-level="1">
<text:span text:style-name="T4">
Lex专栏：热浪给空调制造商带来重振的机会 (Free Version)</text:span>
</text:h>
      <text:p text:style-name="P4">
Authors: ['Lex专栏']</text:p>
      <text:p text:style-name="P4">
Publisher: 英国《金融时报》</text:p>
      <text:p text:style-name="P4">
Time: 2023-05-29T01:12:48+00:00</text:p>
      <text:p text:style-name="P4">
Published Time: 2023-05-28T12:00:99+08:00</text:p>
      <text:p text:style-name="P4">
Modified Time: 2023-05-28T21:11:99+08:00</text:p>
      <text:p text:style-name="P4">
Description: 随着收入增加让更多人有条件减轻炎热天气的痛苦，近年来表现欠佳的空调制造商可以期待销量激增。</text:p>
      <text:p text:style-name="P4">
Images: ["<text:a xlink:type="simple" xlink:href="https://thumbor.ftacademy.cn/unsafe/picture/0/000182670_piclink.jpg" text:style-name="Internet_20_link" text:visited-style-name="Visited_20_Internet_20_Link">
000182670_pic...</text:a>
"]</text:p>
      <text:p text:style-name="P4">
Themes: ['家电']</text:p>
      <text:p text:style-name="P4">
Keywords: ['家电', '空调', '消费', '格力', '美的', '大金', 'LG', '海尔', '天气']</text:p>
      <text:p text:style-name="P4">
Type: Article</text:p>
      <!--METADATA-->
      <text:p text:style-name="P4">
<draw:frame draw:style-name="fr1" draw:name="Image51" text:anchor-type="as-char" svg:width="6.9236in" svg:height="3.901286in" draw:z-index="0">
<draw:image xlink:href="../Images/FT Chinese Free Version/2023-05-29T01-12-48-00-00/000182670_piclink.jpg" xlink:type="simple" xlink:show="embed" xlink:actuate="onLoad" draw:mime-type="image/jpeg"/>
</draw:frame>
</text:p>
      <text:p text:style-name="P4">
冷气很热门。夏季还没正式到来前，亚洲就已经经历了高达49摄氏度的创纪录高温。随着收入增加让更多人有条件减轻炎热天气的痛苦，空调制造商可以期待销量激增。</text:p>
      <text:p text:style-name="P4">
日本官员上周五对近年死于中暑的人数表示担忧。据政府透露，在东京，去年夏天中暑死亡的人中，约有90%生前未能用上空调。政府希望建立冷气庇护所，并鼓励老年人使用空调。</text:p>
      <text:p text:style-name="P4">
Source: <text:a xlink:type="simple" xlink:href="http://www.ftchinese.com/story/001099783" text:style-name="Internet_20_link" text:visited-style-name="Visited_20_Internet_20_Link">
http://www.ftchinese.com/story/001099783</text:a>
</text:p>
      <!--NEWS-->
      <text:h text:style-name="P10" text:outline-level="1">
<text:span text:style-name="T4">
万物新生提升效率 期望实现持续盈利 (Free Version)</text:span>
</text:h>
      <text:p text:style-name="P4">
Authors: ['咏竹坊']</text:p>
      <text:p text:style-name="P4">
Publisher: 英国《金融时报》</text:p>
      <text:p text:style-name="P4">
Time: 2023-05-29T01:14:52+00:00</text:p>
      <text:p text:style-name="P4">
Published Time: 2023-03-21T12:00:99+08:00</text:p>
      <text:p text:style-name="P4">
Modified Time: 2023-03-22T07:13:99+08:00</text:p>
      <text:p text:style-name="P4">
Description: 该回收专家去年四季度录得经调整后的连续第二个季度盈利，并可能在2023年实现全年经调整后盈利。</text:p>
      <text:p text:style-name="P4">
Images: ["<text:a xlink:type="simple" xlink:href="https://thumbor.ftacademy.cn/unsafe/picture/9/000175159_piclink.jpg" text:style-name="Internet_20_link" text:visited-style-name="Visited_20_Internet_20_Link">
000175159_pic...</text:a>
"]</text:p>
      <text:p text:style-name="P4">
Themes: ['专栏', '咏竹坊']</text:p>
      <text:p text:style-name="P4">
Keywords: ['咏竹坊', '万物新生', '回收']</text:p>
      <text:p text:style-name="P4">
Type: Article</text:p>
      <!--METADATA-->
      <text:p text:style-name="P4">
<draw:frame draw:style-name="fr1" draw:name="Image52" text:anchor-type="as-char" svg:width="6.9236in" svg:height="3.894525in" draw:z-index="0">
<draw:image xlink:href="../Images/FT Chinese Free Version/2023-05-29T01-14-52-00-00/000175159_piclink.jpg" xlink:type="simple" xlink:show="embed" xlink:actuate="onLoad" draw:mime-type="image/jpeg"/>
</draw:frame>
</text:p>
      <text:p text:style-name="P4">
<text:span text:style-name="T4">
作者阳歌，本文只代表作者本人观点。</text:span>
</text:p>
      <text:p text:style-name="P4">
回收利用的核心在于加长商品的使用年限，从而能产生更多的回报。但中国回收行业的领导者万物新生集团(RERE.US)的最新财报中，为这一概念赋予新的含义，因为它二手产品回收目录日渐丰富，例如翻新智能手机到奢侈品，甚至从名酒获取更多的回报。</text:p>
      <text:p text:style-name="P4">
Source: <text:a xlink:type="simple" xlink:href="http://www.ftchinese.com/story/001099110" text:style-name="Internet_20_link" text:visited-style-name="Visited_20_Internet_20_Link">
http://www.ftchinese.com/story/001099110</text:a>
</text:p>
      <!--NEWS-->
      <text:h text:style-name="P10" text:outline-level="1">
<text:span text:style-name="T4">
消费复苏促手机换新 提振万物新生业绩 (Free Version)</text:span>
</text:h>
      <text:p text:style-name="P4">
Authors: ['咏竹坊']</text:p>
      <text:p text:style-name="P4">
Publisher: 英国《金融时报》</text:p>
      <text:p text:style-name="P4">
Time: 2023-05-29T01:15:41+00:00</text:p>
      <text:p text:style-name="P4">
Published Time: 2023-05-28T12:00:99+08:00</text:p>
      <text:p text:style-name="P4">
Modified Time: 2023-05-28T20:47:99+08:00</text:p>
      <text:p text:style-name="P4">
Description: 今年第一季度，随着线下消费反弹，这家回收专家的营收增长加速至30%。</text:p>
      <text:p text:style-name="P4">
Images: ["<text:a xlink:type="simple" xlink:href="https://thumbor.ftacademy.cn/unsafe/picture/2/000182702_piclink.jpg" text:style-name="Internet_20_link" text:visited-style-name="Visited_20_Internet_20_Link">
000182702_pic...</text:a>
"]</text:p>
      <text:p text:style-name="P4">
Themes: ['专栏', '咏竹坊']</text:p>
      <text:p text:style-name="P4">
Keywords: ['咏竹坊', '万物新生', '回收', '手机']</text:p>
      <text:p text:style-name="P4">
Type: Article</text:p>
      <!--METADATA-->
      <text:p text:style-name="P4">
<draw:frame draw:style-name="fr1" draw:name="Image53" text:anchor-type="as-char" svg:width="6.9236in" svg:height="3.894525in" draw:z-index="0">
<draw:image xlink:href="../Images/FT Chinese Free Version/2023-05-29T01-15-41-00-00/000182702_piclink.jpg" xlink:type="simple" xlink:show="embed" xlink:actuate="onLoad" draw:mime-type="image/jpeg"/>
</draw:frame>
</text:p>
      <text:p text:style-name="P4">
<text:span text:style-name="T4">
作者阳歌，本文只代表作者本人观点。</text:span>
</text:p>
      <text:p text:style-name="P4">
也许这是一个“智能手机厌倦”的例子，因为在去年频繁的疫情防控期间，很多中国人由于被迫居家而在移动设备上花了太多时间。</text:p>
      <text:p text:style-name="P4">
Source: <text:a xlink:type="simple" xlink:href="http://www.ftchinese.com/story/001099781" text:style-name="Internet_20_link" text:visited-style-name="Visited_20_Internet_20_Link">
http://www.ftchinese.com/story/001099781</text:a>
</text:p>
      <!--NEWS-->
      <text:h text:style-name="P10" text:outline-level="1">
<text:span text:style-name="T4">
印度人口超中国，它能成为一个全方位的超级大国吗</text:span>
</text:h>
      <text:p text:style-name="P4">
Author: https://www.facebook.com/bbcworldservice/</text:p>
      <text:p text:style-name="P4">
Publisher: BBC News 中文</text:p>
      <text:p text:style-name="P4">
Published Time: 2023-05-29T01:41:16.000Z</text:p>
      <text:p text:style-name="P4">
Modified Time: 2023-05-29T01:41:16.000Z</text:p>
      <text:p text:style-name="P4">
Description: 印度人口现已超越中国，那么在经济规模、军事火力与全球影响力方面又如何？</text:p>
      <text:p text:style-name="P4">
Images: ["<text:a xlink:type="simple" xlink:href="https://ichef.bbci.co.uk/news/640/cpsprodpb/11127/production/_129872996_4ab0c664-8c66-477b-be67-196896e0703b.jpg" text:style-name="Internet_20_link" text:visited-style-name="Visited_20_Internet_20_Link">
_129872996_4a...</text:a>
"]</text:p>
      <text:p text:style-name="P4">
Videos: []</text:p>
      <text:p text:style-name="P4">
Tags: ['印度', '中國', '经济', '军事']</text:p>
      <text:p text:style-name="P4">
Type: Article</text:p>
      <!--METADATA-->
      <text:h text:style-name="P12" text:outline-level="3">
<text:span text:style-name="T4">
印度人口超中国，它能成为一个全方位的超级大国吗</text:span>
</text:h>
      <ul>
        <li>
利卡多·森拉（Ricardo Senra）   * BBC记者</li>
      </ul>
      <text:p text:style-name="P4">
2023年5月29日凌晨1点41分<draw:frame draw:style-name="fr1" draw:name="Image54" text:anchor-type="as-char" svg:width="6.9236in" svg:height="3.894525in" draw:z-index="0">
<draw:image xlink:href="../Images/BBC Chinese/2023-05-29T01-41-16.000Z/_129872996_4ab0c664-8c66-477b-be67-196896e0703b.jpg" xlink:type="simple" xlink:show="embed" xlink:actuate="onLoad" draw:mime-type="image/jpeg"/>
</draw:frame>
</text:p>
      <text:p text:style-name="P4">
图像来源，  Getty Images</text:p>
      <text:p text:style-name="P4">
图像加注文字，</text:p>
      <text:p text:style-name="P4">
“人越多，国家便越强大，这是很19世纪的想法。”</text:p>
      <text:p text:style-name="P4">
<text:span text:style-name="T4">
根据联合国数据，印度刚刚超越了中国，成为世界上人口最多的国家。那它能跟这强大的邻居匹配——甚至超越它——成为世界超级大国吗？</text:span>
</text:p>
      <text:p text:style-name="P4">
在经济规模、地缘政治影响力与军力方面，北京仍然游刃有余，但专家们认为，这一格局正在改变。</text:p>
      <text:p text:style-name="P4">
2001年诺贝尔经济学奖得主麦克尔·斯澎斯（Michael Spence）认为，印度的高光时刻来临了。</text:p>
      <text:p text:style-name="P4">
这位斯坦福大学（Stanford University）的荣休院长暨教授对BBC说：“印度终将能与中国匹配。中国经济会放慢，但印度不会。”</text:p>
      <text:p text:style-name="P4">
但印度也面临挑战。</text:p>
      <text:p text:style-name="P4">
<text:a xlink:type="simple" xlink:href="https://www.bbc.com/zhongwen/simp/world-65455645" text:style-name="Internet_20_link" text:visited-style-name="Visited_20_Internet_20_Link">
 成为世界第一人口大国的印度，是该庆幸还是焦虑 </text:a>
  * <text:a xlink:type="simple" xlink:href="https://www.bbc.com/zhongwen/simp/world-65332635" text:style-name="Internet_20_link" text:visited-style-name="Visited_20_Internet_20_Link">
 印度到底有多少人口？你可能真的不知道 </text:a>
  * <text:a xlink:type="simple" xlink:href="https://www.bbc.com/zhongwen/simp/world-63982176" text:style-name="Internet_20_link" text:visited-style-name="Visited_20_Internet_20_Link">
 印中边境冲突：一道60年的战争阴影 </text:a>
</text:p>
      <text:p text:style-name="P4">
中国是世界第二大经济体，它几乎比印度大上五倍之多，印度仅排名第五。</text:p>
      <text:p text:style-name="P4">
印度中产阶层规模相对较小，需要下重本投资教育、提升生活标准、实现性别均等和经济改革，以实现“中国式”爆发增长。</text:p>
      <text:p text:style-name="P4">
要当世界超级大国，光靠人口和经济还不够格，还要看地缘政治与军事力量——印度在这些方面还望尘莫及。</text:p>
      <text:p text:style-name="P4">
软实力也会起关键作用。印度的宝莱坞（Bollywood）电影工业在国际上宣传本国方面甚具效率，还在网飞（Netflix；奈飞）上打破了好些纪录。</text:p>
      <text:p text:style-name="P4">
但另一边厢，也有所谓的华莱坞（Chinawood）——中国电影行业蓬勃发展，2020年首次取代好莱坞，登上全球最大票房宝座。2021年，中国卫冕成功。</text:p>
      <text:h text:style-name="P12" text:outline-level="3">
<text:span text:style-name="T4">
印度的经济势头</text:span>
</text:h>
      <text:p text:style-name="P4">
</text:p>
      <text:p text:style-name="P4">
目前，印度每天诞生8.6万个婴儿，中国则是4.94万个。</text:p>
      <text:p text:style-name="P4">
<text:a xlink:type="simple" xlink:href="https://www.bbc.com/zhongwen/simp/chinese-news-64301818" text:style-name="Internet_20_link" text:visited-style-name="Visited_20_Internet_20_Link">
 出生率偏低 </text:a>
 ， <text:a xlink:type="simple" xlink:href="https://www.bbc.com/zhongwen/simp/chinese-news-64389487" text:style-name="Internet_20_link" text:visited-style-name="Visited_20_Internet_20_Link">
中国人口已开始收缩 </text:a>
，预计在本世纪末可能跌破10亿。</text:p>
      <text:p text:style-name="P4">
联合国指出，印度人口将持续增长至2064年，从目前的14亿增加到2064年的17亿。</text:p>
      <text:p text:style-name="P4">
这会让印度享受“人口红利”——经济随着劳动年龄人口增加而急速增长。</text:p>
      <text:p text:style-name="P4">
美国纽约新学院印度中国研究所（India China Institute, The New School ）所长马克·弗雷泽教授（Prof MarkFrazier）说：“印度1990年代增量改革如今开始分红了，但关键在于其劳动力队伍所接受的教育有多高，有多健康，技术能力有多强，还有他们有多大能力贡献经济。”</text:p>
      <text:p text:style-name="P4">
<text:a xlink:type="simple" xlink:href="https://www.bbc.com/zhongwen/simp/business-63155797" text:style-name="Internet_20_link" text:visited-style-name="Visited_20_Internet_20_Link">
 印度近月吸引到苹果和富士康这样的主要跨国企业落户</text:a>
，但其内部官僚主义与政策朝令夕改所造成的不稳定吓怕了一些国际投资者。</text:p>
      <text:p text:style-name="P4">
弗雷泽教授补充说，“人越多，国家便越强大，这是很19世纪的想法。”因为还有别的因素要考虑进去。</text:p>
      <text:p text:style-name="P4">
根据世界银行（The World Bank）数据，目前印度劳动人口（14至64岁）中，只有一半在劳动，或在求职。</text:p>
      <text:p text:style-name="P4">
只看女性的话，比率更跌至25%——中国的是60%，欧盟则是52%。</text:p>
      <text:p text:style-name="P4">
经历1980与1990年代的连串改革，中国经济规模增长超越了所有国家。但2019新冠病毒病（COVID-19）疫情、人口老龄化和与西方关系日趋紧张相互叠加，正影响着这个国家的经济增长。</text:p>
      <text:p text:style-name="P4">
印度国内生产总值（GDP）增速已超越中国，根据国际货币基金组织（IMF）预测，这样的势头还将持续。</text:p>
      <text:p text:style-name="P4">
</text:p>
      <text:p text:style-name="P4">
<text:a xlink:type="simple" xlink:href="https://www.bbc.com/zhongwen/simp/world-62834711" text:style-name="Internet_20_link" text:visited-style-name="Visited_20_Internet_20_Link">
 乌克兰战争：中国和印度买了多少俄罗斯石油？ </text:a>
  * <text:a xlink:type="simple" xlink:href="https://www.bbc.com/zhongwen/simp/world-56168906" text:style-name="Internet_20_link" text:visited-style-name="Visited_20_Internet_20_Link">
 边界冲突无碍贸易热络 中国再次成为印度第一大贸易伙伴 </text:a>
  * <text:a xlink:type="simple" xlink:href="https://www.bbc.com/zhongwen/simp/world-61154116" text:style-name="Internet_20_link" text:visited-style-name="Visited_20_Internet_20_Link">
 印度能成为“世界粮仓” 为全球供应粮食吗？ </text:a>
  * <text:a xlink:type="simple" xlink:href="https://www.bbc.com/zhongwen/simp/world-56154263" text:style-name="Internet_20_link" text:visited-style-name="Visited_20_Internet_20_Link">
 “疫苗外交”成中印新角力场 西方阵营考虑加入 </text:a>
</text:p>
      <text:p text:style-name="P4">
那么，经济增速放慢是否意味着中国将走向边缘化？</text:p>
      <text:p text:style-name="P4">
斯澎斯教授解释说：“要是中国维持增长4%到5%直到2030年，那将是个骄人成就。大家也许会想，对于一个经济增速8%到9%的国家来说这是一种糟糕的减速，但这样其实不太对。”</text:p>
      <text:p text:style-name="P4">
“中国现在更像美国，我们从未有过8%、9%、10%这样的增长率。他们将要依赖生产率的提升。我想他们做得到，因为他们对教育、科学技术等做了巨额投入。”</text:p>
      <text:h text:style-name="P12" text:outline-level="3">
<text:span text:style-name="T4">
中国的军事扩张</text:span>
</text:h>
      <text:p text:style-name="P4">
中国与印度都是核大国，这让他们在国际博弈上占有战略先机。</text:p>
      <text:p text:style-name="P4">
据美国科学家联盟（Federation of American Scientists）估算，北京的核武器库规模是新德里的2.5倍。</text:p>
      <text:p text:style-name="P4">
</text:p>
      <text:p text:style-name="P4">
<text:a xlink:type="simple" xlink:href="https://www.bbc.com/zhongwen/simp/world-62010317" text:style-name="Internet_20_link" text:visited-style-name="Visited_20_Internet_20_Link">
 印度军队改革的内外考虑与对中国的影响 </text:a>
  * <text:a xlink:type="simple" xlink:href="https://www.bbc.com/zhongwen/simp/chinese-news-59743026" text:style-name="Internet_20_link" text:visited-style-name="Visited_20_Internet_20_Link">
 中国是否能在新的全球军备竞赛中成为获胜者 </text:a>
  * <text:a xlink:type="simple" xlink:href="https://www.bbc.com/zhongwen/simp/world-62756062" text:style-name="Internet_20_link" text:visited-style-name="Visited_20_Internet_20_Link">
 印度首艘国产航母正式服役：登上“维克兰特号”一探究竟 </text:a>
</text:p>
      <text:p text:style-name="P4">
中国比印度多近60万兵力，且重点投资建设国防工业。</text:p>
      <text:p text:style-name="P4">
弗雷泽教授说：“ <text:a xlink:type="simple" xlink:href="https://www.bbc.com/zhongwen/simp/world-59545990" text:style-name="Internet_20_link" text:visited-style-name="Visited_20_Internet_20_Link">
 印度非常依赖俄罗斯 </text:a>
，引进了他们的技术与专长，中国则毫无疑问做了许多科研，自主研发军事基础建设。”</text:p>
      <text:p text:style-name="P4">
中国在国防军工领域有明显优势，印度则倾向与欧洲和美国维持良好关系，那里有的是世界绝大部分军事力量。</text:p>
      <text:p text:style-name="P4">
弗雷泽教授补充说：“印度可以成为印太地区的一个重要战略伙伴，美国政府正围绕中国建立某种安全区，这不仅包括东亚，还包括南亚；不仅包括西太平洋，也包括印度洋。”</text:p>
      <text:p text:style-name="P4">
</text:p>
      <text:h text:style-name="P12" text:outline-level="3">
<text:span text:style-name="T4">
地缘政治的选择</text:span>
</text:h>
      <text:p text:style-name="P4">
印度是本年度二十国集团（G20）峰会东道主，当拥有全球85%财富的国家的领袖坐在谈判桌上时，印度似乎有了推销自己的机会。</text:p>
      <text:p text:style-name="P4">
自特朗普（DonaldTrump）担任美国总统以来，北京与各世界强国的关系日趋恶化，但从俄罗斯到南非，从沙特阿拉伯到欧盟，中国仍然是超过120个国家的主要经济伙伴。</text:p>
      <text:p text:style-name="P4">
伴随着投资数万亿美元的“一带一路”项目而来的，是中国在海外的政治影响上更加游刃有余。</text:p>
      <text:p text:style-name="P4">
印度虽然被西方视为关键的地缘政治伙伴，但北京手握联合国安全理事会五个常任理事国席位之一，这意味着它在这个组织中，几乎对一切重大决策均有包括否决在内的决定权。</text:p>
      <text:p text:style-name="P4">
</text:p>
      <text:p text:style-name="P4">
图像来源，  Getty Images</text:p>
      <text:p text:style-name="P4">
图像加注文字，</text:p>
      <text:p text:style-name="P4">
印度总理莫迪（左）与中国国家主席习近平（右）各自面对着截然不同的挑战。</text:p>
      <text:p text:style-name="P4">
过去数十年，印度与其他新兴经济体都在想方设法去改变此局面，可没有人成功过。</text:p>
      <text:p text:style-name="P4">
弗雷泽教授说：“我不会寻求当上安理会的新常任理事国，纵使我们都很清楚，让一场在1945年结束的冲突当中胜利的国家继续经营全球安全秩序是毫无道理的。”</text:p>
      <text:p text:style-name="P4">
斯澎斯教授也同意。</text:p>
      <text:p text:style-name="P4">
“投票权再也不反映经济体量和影响力，远远不能反映。总有一天要不就是世界去改革这些体制，要不就是这些机制与时代脱节，因为会有别的取而代之。”</text:p>
      <text:p text:style-name="P4">
目前最主要的代替品是金砖五国（BRICS）——一个由巴西、俄罗斯、中国与南非所组成，旨在抗衡北方世界（Global North）经济与地缘政治影响力的集团。</text:p>
      <text:h text:style-name="P12" text:outline-level="3">
<text:span text:style-name="T4">
软实力</text:span>
</text:h>
      <text:p text:style-name="P4">
</text:p>
      <text:p text:style-name="P4">
图像来源，  China News Service</text:p>
      <text:p text:style-name="P4">
图像加注文字，</text:p>
      <text:p text:style-name="P4">
“华莱坞”（Chinawood）——中国电影院票房收益自2020年起连续两年超越美国市场。</text:p>
      <text:p text:style-name="P4">
<text:a xlink:type="simple" xlink:href="https://www.bbc.com/zhongwen/simp/chinese-news-60672980" text:style-name="Internet_20_link" text:visited-style-name="Visited_20_Internet_20_Link">
 凯文·李：中国主旋律电影中“最吃香”的西方面孔反派 </text:a>
  * <text:a xlink:type="simple" xlink:href="https://www.bbc.com/zhongwen/simp/chinese-news-58968702" text:style-name="Internet_20_link" text:visited-style-name="Visited_20_Internet_20_Link">
 吴京现象：中国“主旋律”电影盛行，背后的“投机性”隐忧 </text:a>
  * <text:a xlink:type="simple" xlink:href="https://www.bbc.com/zhongwen/simp/world-47457508" text:style-name="Internet_20_link" text:visited-style-name="Visited_20_Internet_20_Link">
 印度空中爱国主义教育及地上惹来的麻烦 </text:a>
</text:p>
      <text:p text:style-name="P4">
一个世纪之前，好莱坞（Hollywood）将电影院改造成一件强而有力的工具，将美国价值与影响力向外输出。</text:p>
      <text:p text:style-name="P4">
中国与印度成功地依样画葫芦。</text:p>
      <text:p text:style-name="P4">
自2007年起，中国电影院数目翻了20番，达到8万间。相比之下，美国有4.1万间，印度有9300间。</text:p>
      <text:p text:style-name="P4">
美国加州大学河滨分校（University of California Riverside）传媒与文化研究系副教授苏为群博士（Dr WendySu）说：“疫情以前，华莱坞维持着增长势头，透过合拍片和并购好莱坞片商来扩展其全球影响力。”</text:p>
      <text:p text:style-name="P4">
但在2020和2021年连续两年超越美国电影市场之后，受新冠疫情相关的电影院闭锁命令影响，中国电影票房收益在2022年同比下跌36%。</text:p>
      <text:p text:style-name="P4">
而虽然宝莱坞被广泛认为是亚洲版本的好莱坞，华莱坞对于多数人来说仍然很陌生。</text:p>
      <text:p text:style-name="P4">
</text:p>
      <text:p text:style-name="P4">
图像来源，  AFP</text:p>
      <text:p text:style-name="P4">
图像加注文字，</text:p>
      <text:p text:style-name="P4">
宝莱坞（Bollywood）让印度电影走向国际。</text:p>
      <text:p text:style-name="P4">
苏为群博士说：“宝莱坞在世界上的影响力更大、更强。”</text:p>
      <text:p text:style-name="P4">
“即使在中国，宝莱坞电影对中国观众影响甚深。 <text:a xlink:type="simple" xlink:href="https://www.bbc.com/zhongwen/simp/indepth-39953178" text:style-name="Internet_20_link" text:visited-style-name="Visited_20_Internet_20_Link">
 《摔跤吧！爸爸》</text:a>
（Dangal，2016年一部讲述前摔跤选手马哈维亚·辛格·珀尕（Mahavir SinghPhogat）的影片；台译《我和我的冠军女儿》、港译《打死不离3父女》）的票房收益击败了所有在中国放映的好莱坞影片，连续16天占据中国电影票房首位。它上映了60天，这也是环球电影史上数一数二的长寿电影。”</text:p>
      <text:p text:style-name="P4">
Source: <text:a xlink:type="simple" xlink:href="https://www.bbc.com/zhongwen/simp/world-65718211" text:style-name="Internet_20_link" text:visited-style-name="Visited_20_Internet_20_Link">
https://www.bbc.com/zhongwen/simp/world-65718211</text:a>
</text:p>
      <!--NEWS-->
      <text:h text:style-name="P10" text:outline-level="1">
<text:span text:style-name="T4">
为什么移民英国的人越来越多</text:span>
</text:h>
      <text:p text:style-name="P4">
Creator: MEGAN SPECIA</text:p>
      <text:p text:style-name="P4">
Publisher: https://www.facebook.com/nytimeschinese</text:p>
      <text:p text:style-name="P4">
Published Time: 2023-05-29T01:50:03+08:00</text:p>
      <text:p text:style-name="P4">
Description: 执政的保守党一直承诺限制移民，这也是脱欧运动的核心内容。但英国去年的净移民人数达到创纪录的60.6万人，约是脱欧公投时期的两倍。这一数字为何激增？发生了什么？ Mary Turner for The New York Times 5月，英国利物浦一家酒吧外悬挂着乌克兰和英国国旗。来自乌克兰的大量难民涌入是推动移民增加的一个因素。</text:p>
      <text:p text:style-name="P4">
Images: ["<text:a xlink:type="simple" xlink:href="https://static01.nyt.com/images/2023/05/25/multimedia/25uk-migration-takeaways-01-thjk/25uk-migration-takeaways-01-thjk-master1050.jpg" text:style-name="Internet_20_link" text:visited-style-name="Visited_20_Internet_20_Link">
25uk-migratio...</text:a>
"]</text:p>
      <text:p text:style-name="P4">
Category: 国际</text:p>
      <text:p text:style-name="P4">
Type: Article</text:p>
      <!--METADATA-->
      <text:p text:style-name="P4">
<draw:frame draw:style-name="fr1" draw:name="Image62" text:anchor-type="as-char" svg:width="6.9236in" svg:height="4.609139in" draw:z-index="0">
<draw:image xlink:href="../Images/cnnytimes/2023-05-29T01-50-03-08-00/25uk-migration-takeaways-01-thjk-master1050.jpg" xlink:type="simple" xlink:show="embed" xlink:actuate="onLoad" draw:mime-type="image/jpeg"/>
</draw:frame>
</text:p>
      <text:p text:style-name="P4">
多年来，英国的执政党保守党一直承诺限制移民，而“重新掌控”边境和移民这一誓言则是脱欧运动的核心内容。</text:p>
      <text:p text:style-name="P4">
然而  根据周四公布的国家统计数据，移民人数在2022年飙升——这一消息 <text:a xlink:type="simple" xlink:href="https://www.nytimes.com/2023/05/25/world/europe/uk-migration.html" text:style-name="Internet_20_link" text:visited-style-name="Visited_20_Internet_20_Link">
 让保守党领导层有些尴尬</text:a>
 ，他们的选民——大部分支持英国脱欧——希望看到的是移民人数下降。</text:p>
      <text:p text:style-name="P4">
新数据显示，去年英国的净移民人数——迁入人口减去迁出人口——达到创纪录的60.6万人。这比2021年增加了24%，大约是2016年英国脱欧公投前后几年净移民的两倍。</text:p>
      <text:p text:style-name="P4">
移民是由战争、就业机会和政治等复杂的国内和全球因素驱动的。那么，这些数字说明了英国正在发生什么呢?</text:p>
      <text:p text:style-name="P4">
广告</text:p>
      <text:p text:style-name="P4">
<text:span text:style-name="T4">
暴力和压迫助长了移民。</text:span>
</text:p>
      <text:p text:style-name="P4">
从2004年到2017年，每年约有60万人移居英国。到2022年，这一数字跃升至116.3万，创历史新高，而且短时间内不太可能被超越。</text:p>
      <text:p text:style-name="P4">
去年，逃离遭俄罗斯入侵的乌克兰（自2022年2月战争开始以来，已有超过12万乌克兰人移居英国）、塔利班上台后的阿富汗以及公民权利日益受压迫的香港的人急剧增多。英国有专门针对这些群体的人道主义签证项目。</text:p>
      <text:p text:style-name="P4">
但这些流动已经显示出减弱的迹象。去年移民激增的部分原因可能是这部分人本来早就会移民，但由于新冠疫情而推迟。疫情期间，移民人数有所减少。</text:p>
      <text:p text:style-name="P4">
就在几年前，英国移民的大部分还是来自欧盟国家。但在英国脱欧剥夺了欧盟公民在英国定居的当然权利后，这一数字急剧下降，去年来自欧盟的移民占总数的比例不到8%。</text:p>
      <text:p text:style-name="P4">
近年来，英国移居外国者有所增加，其中大部分是欧盟公民回国。</text:p>
      <text:p text:style-name="P4">
<text:span text:style-name="T4">
教育和经济也发挥了重要作用。</text:span>
</text:p>
      <text:p text:style-name="P4">
虽然现任保守党政府长期以来一直表示反对大量移民，但英国存在 <text:a xlink:type="simple" xlink:href="https://www.thetimes.co.uk/article/braverman-ignores-the-main-cause-of-labour-migration-the-care-worker-crisis-kh6wrs9xc" text:style-name="Internet_20_link" text:visited-style-name="Visited_20_Internet_20_Link">
 严重的劳动力短缺</text:a>
，特别是在医疗保健、社会服务和农业领域，部分原因是英国脱欧。</text:p>
      <text:p text:style-name="P4">
广告</text:p>
      <text:p text:style-name="P4">
失业率低于4%，远低于疫情前的水平，许多职位空缺，所以无论政府立场如何，英国对寻找工作的移民仍然有吸引力。许多雇主希望政府发放更多的工作签证。</text:p>
      <text:p text:style-name="P4">
政府还指出，教育是推动移民的一个因素。越来越多居住在英国的外国研究生开始利用一项政策，为他们的受抚养家庭成员获得签证。</text:p>
      <text:p text:style-name="P4">
内政大臣苏拉·布雷弗曼 <text:a xlink:type="simple" xlink:href="https://www.nytimes.com/2023/05/23/world/europe/uk-immigration-student-dependent-visas.html" text:style-name="Internet_20_link" text:visited-style-name="Visited_20_Internet_20_Link">
 最近表示 </text:a>
，自2019年以来，这类签证的数量增长了750%，去年达到13.6万份。大多数是来自尼日利亚和印度。</text:p>
      <text:p text:style-name="P4">
政府表示会增加获取家属签证的难度，但移民专家表示，这一变化的影响有限，大学反对减少接收外国学生，他们称外国学生对经济有利。</text:p>
      <text:p text:style-name="P4">
</text:p>
      <text:p text:style-name="P4">
2021年，在英吉利海峡被抓获的移民被英国边防部队带到英格兰多佛上岸。  Andrew Testa for The New York Times</text:p>
      <text:p text:style-name="P4">
<text:span text:style-name="T4">
通过英吉利海峡抵达的入境者只占移民总数的一小部分。</text:span>
</text:p>
      <text:p text:style-name="P4">
近年来，英国关于移民的政治言论主要集中在那些乘坐小船穿越英吉利海峡的人身上，这些人大多是寻求庇护的难民，受到高度关注。</text:p>
      <text:p text:style-name="P4">
广告</text:p>
      <text:p text:style-name="P4">
但新的移民数据及时提醒人们，涉险跨越英吉利海峡的非法移民只占新移民的一小部分，大多数人是合法入境的。</text:p>
      <text:p text:style-name="P4">
根据 <text:a xlink:type="simple" xlink:href="https://www.gov.uk/government/statistics/irregular-migration-to-the-uk-year-ending-december-2022/irregular-migration-to-the-uk-year-ending-december-2022" text:style-name="Internet_20_link" text:visited-style-name="Visited_20_Internet_20_Link">
 今年公布的政府统计数据 </text:a>
 ，2022年，只有45755人被发现乘坐小船越过英吉利海峡。这相当于移居英国总人数的3.8%。</text:p>
      <text:p text:style-name="P4">
但即使是在回应周四公布的新移民统计数据时，除了表示要减缓总体移民速度，内政部还是把重点放在了如何降低乘船入境人数上。</text:p>
      <text:p text:style-name="P4">
内政部在声明中表示：“我们仍然致力于减少总体净移民，同时阻止船只并控制我们的边界，优先处理不当行为，防止危险和非法越境。”</text:p>
      <text:p text:style-name="P4">
Source: <text:a xlink:type="simple" xlink:href="https://cn.nytimes.com/world/20230529/uk-record-immigration/" text:style-name="Internet_20_link" text:visited-style-name="Visited_20_Internet_20_Link">
https://cn.nytimes.com/world/20230529/uk-record-immigration/</text:a>
</text:p>
      <!--NEWS-->
      <text:h text:style-name="P10" text:outline-level="1">
<text:span text:style-name="T4">
拜登、麥卡錫達成協議 美債危機暫時鬆口氣</text:span>
</text:h>
      <text:p text:style-name="P4">
Author: None (Language: zh)</text:p>
      <text:p text:style-name="P4">
Publisher: None</text:p>
      <text:p text:style-name="P4">
Time: 2023-05-29T01:54:00Z</text:p>
      <text:p text:style-name="P4">
Description: 美國總統拜登與眾議院議長麥卡錫週末終於就提高美債限額一事，達成暫時協議，有望避免聯邦政府在6月初發生災難性的倒債危機。該協議預計本週送入美國國會，但能否闖關成功？</text:p>
      <text:p text:style-name="P4">
Videos: []</text:p>
      <text:p text:style-name="P4">
Images: []</text:p>
      <text:p text:style-name="P4">
Subject: 经济纵横</text:p>
      <text:p text:style-name="P4">
Subjects: ['德中关系', '奥巴马', '美国']</text:p>
      <text:p text:style-name="P4">
Keywords: ['美国', '拜登', '麦卡锡', '美债', '经济']</text:p>
      <text:p text:style-name="P4">
ID: 65760918</text:p>
      <!--METADATA-->
      <text:p text:style-name="P4">
<text:a xlink:type="simple" xlink:href="https://www.dw.com/zh/overlay/image/article/65760918/65755934" text:style-name="Internet_20_link" text:visited-style-name="Visited_20_Internet_20_Link">
 </text:a>
</text:p>
      <text:p text:style-name="P4">
經過數週艱難的磋商談判，拜登與麥卡錫終於達成協議（資料照片）。</text:p>
      <text:p text:style-name="P4">
（德國之聲中文網）經過數週艱難的磋商談判，美國總統拜登與美國眾議院議長麥卡錫上週末就美國債務限額達成協議。拜登週日（5月28日）在白宮向媒體表示，「這是向前邁出了非常重要的一步」，「將使災難性違約的威脅不復存在，保護了我們得來不易的歷史性經濟復甦」，並敦促參、眾兩院通過該協議。</text:p>
      <text:p text:style-name="P4">
拜登與麥卡錫於27日進行通話，最終達成協議，其內容包含：原則上同意提高美債限額2年，但在這段時間內限制與削減政府的非國防支出、收回未使用的新冠防疫經費等。</text:p>
      <text:p text:style-name="P4">
在長達90分鐘的通話後，麥卡錫於推特發文寫道：「我不久前剛和總統通了電話。在他浪費時間和拒絕談判數個月之後，我們已經達成了一個無愧於美國人民的原則性協議。」接受媒體採訪時，麥卡錫形容，該法案「歷史性地減少了開支，進行了重大改革，將使人們擺脫貧困、進入勞動力市場，並控制政府的過度擴張。」</text:p>
      <text:p text:style-name="P4">
拜登則在推特表示，該協議代表了某種妥協，「不是每個人都能得到他們想要的東西」，但自己仍保住了民主黨人的關鍵優先事項。</text:p>
      <text:p text:style-name="P4">
拜登與麥卡錫達成的暫時協議，預計最快於31日提交眾議院表決，若能順利在 <text:a xlink:type="simple" xlink:href="https://www.dw.com/zh/zh/美国债务违约期限延长至6月5日/a-65752174" text:style-name="Internet_20_link" text:visited-style-name="Visited_20_Internet_20_Link">
 6月5日的違約最後期限</text:a>
 之前闖關成功，有望能避免 <text:a xlink:type="simple" xlink:href="https://www.dw.com/zh/zh/美国债务上限如何影响全球经济/a-65661380" text:style-name="Internet_20_link" text:visited-style-name="Visited_20_Internet_20_Link">
美國信用評級被降級、可能出現的經濟衰退和數百萬人的就業損失</text:a>
 。</text:p>
      <text:p text:style-name="P4">
對此，拜登與麥卡錫兩人皆表樂觀，認為能夠取得兩黨溫和派的充分支持。不過， 協議仍引發強硬派共和黨人和進步派民主黨人的抨擊。</text:p>
      <text:p text:style-name="P4">
共和黨方面一直爭取2024年保持預算支出不變，同時要求在2025年施加限制，以換取提高2年的債務限額，避免不穩定的政治問題影響2024總統大選；另一方面，民主黨人堅持認為，應該在沒有任何附加條件的情況下提高美債上限。</text:p>
      <text:h text:style-name="P12" text:outline-level="3">
<text:span text:style-name="T4">
什麼是美國債務上限？</text:span>
</text:h>
      <text:p text:style-name="P4">
美國國會於1917年首次引入債務上限制度，規範美國財政部可以承擔的國家債務數額。這項措施意味著，政府不再需要國會批准每筆債務的發行。</text:p>
      <text:p text:style-name="P4">
公共債務法案隨後於1939年和1941年通過。在過去的70年裡，債務上限已經被提高了78次，其中包括2011年，當時美國未能就新的上限達成一致，導致標普下調美國主權信用評級，引發借貸成本上升。</text:p>
      <text:p text:style-name="P4">
<text:a xlink:type="simple" xlink:href="https://www.dw.com/zh/zh/中国去年持美债呈12年来最低/a-64745260" text:style-name="Internet_20_link" text:visited-style-name="Visited_20_Internet_20_Link">
 今年1月，美國債務已達債務上限31.4兆美元 </text:a>
，但美國財政部採取了非常措施，使其能夠繼續為政府活動提供資金。</text:p>
      <text:p text:style-name="P4">
儘管截至目前美國聯邦政府還沒有違約，但若在不提高債務上限的情況下，超過違約最後限期的6月5日，美國政府將沒有足夠資金支付基本款項，數以千萬計的公共部門工作人員（如教師）的工資、社會保障付款和對退伍軍人等老年和弱勢美國人的醫療補貼，也將被擱置。</text:p>
      <text:p text:style-name="P4">
</text:p>
      <text:p text:style-name="P4">
美國總統拜登與眾院議長麥卡錫22日在白宮會談。</text:p>
      <text:h text:style-name="P12" text:outline-level="3">
<text:span text:style-name="T4">
兩黨對於折衷方案的反應</text:span>
</text:h>
      <text:p text:style-name="P4">
即使達成了暫定協議，提高債務上限的工作也遠未完成。是否有足夠的溫和派成員支持法案細節，並壓制反對的強硬派右翼共和黨人和進步派民主黨人備受關注。</text:p>
      <text:p text:style-name="P4">
「我聽說『協議』是將債務上限提高4兆美元。」共和黨籍的眾議院議員古德（BobGood）說：「如果這是真的，其他也不用多說了。任何自稱是保守派的人都無法為投下贊成票辯護。」</text:p>
      <text:p text:style-name="P4">
民主黨籍眾議員趙美心（JudyChu）則表示，她將關注這項提案的細節，會否增加對窮人的工作要求：「我認為這是他們（共和黨）提案中最糟糕的部分，因為這只會給窮人帶來痛苦。」</text:p>
      <text:p text:style-name="P4">
與此同時，備受爭議的共和黨議員格林（Marjorie TaylorGreene）聲稱，該協議可能會從疾病控制與預防中心（CDC）的「全球健康基金」中收回4億美元。格林表示，中國、阿富汗、亞美尼亞、孟加拉國、衣索比亞、印度、肯尼亞、奈及利亞、巴基斯坦和烏克蘭等國將可能受到影響。</text:p>
      <text:p text:style-name="P4">
（綜合報導）</text:p>
      <text:p text:style-name="P4">
Source: <text:a xlink:type="simple" xlink:href="https://www.dw.com/zh/拜登、麥卡錫達成協議-美債危機暫時鬆口氣/a-65760918" text:style-name="Internet_20_link" text:visited-style-name="Visited_20_Internet_20_Link">
https://www.dw.com/zh/拜登、麥卡錫達成協議-美債危機暫時鬆口氣/a-65760918?maca=chi-rss-chi-all-1127-rdf</text:a>
</text:p>
      <!--NEWS-->
      <text:h text:style-name="P10" text:outline-level="1">
<text:span text:style-name="T4">
維族學生赴港疑遭拘留 港府：無入境紀錄</text:span>
</text:h>
      <text:p text:style-name="P4">
Author: None (Language: zh)</text:p>
      <text:p text:style-name="P4">
Publisher: None</text:p>
      <text:p text:style-name="P4">
Time: 2023-05-29T01:59:00Z</text:p>
      <text:p text:style-name="P4">
Description: 國際特赦組織日前稱，1名維吾爾族學生本月10日抵達香港機場後失聯至今，可能是遭警方非法引渡至中國大陸拘留。香港政府發言人否認該生曾入境或被拒絕入境香港。</text:p>
      <text:p text:style-name="P4">
Videos: []</text:p>
      <text:p text:style-name="P4">
Images: []</text:p>
      <text:p text:style-name="P4">
Subject: 时政风云</text:p>
      <text:p text:style-name="P4">
Subjects: ['维吾尔', '谷歌', '香港', '雨伞革命', '香港政改', '专题报道：香港“反送中”抗议', '新疆']</text:p>
      <text:p text:style-name="P4">
Keywords: ['新疆', '新疆人权', '维吾尔', '反修例', '香港', '国泰航空']</text:p>
      <text:p text:style-name="P4">
ID: 65760933</text:p>
      <!--METADATA-->
      <text:p text:style-name="P4">
<text:a xlink:type="simple" xlink:href="https://www.dw.com/zh/overlay/image/article/65760933/64069222" text:style-name="Internet_20_link" text:visited-style-name="Visited_20_Internet_20_Link">
 </text:a>
</text:p>
      <text:p text:style-name="P4">
國際特赦組織指，有1名維族學生搭乘國泰航空抵達香港機場後失聯（資料照）</text:p>
      <text:p text:style-name="P4">
（德國之聲中文網）國際特赦組織（AmnestyInternational）週五（5月26日）稱，本月10日，1名維吾爾族學生自韓國飛往香港後隨即失聯至今，恐在香港機場遭中國警方帶走、非法引渡至中國大陸拘留。</text:p>
      <text:p text:style-name="P4">
香港《明報》報導，港府發言人27日回應，政府紀錄顯示該生不曾入境或被拒絕入境香港，國際特赦組織在未查核事實的情況下，肆意攻擊港府、詆毀香港人權狀況，做出毫無根據、無中生有的指控，「其歹毒之心顯而易見」。港府發言人強烈譴責並要求該組織對其抹黑、不實言論道歉。</text:p>
      <text:p text:style-name="P4">
國際特赦組織26日發布的聲明稱，該維吾爾族學生名叫阿布都雷赫曼（AbuduwailiAbudureheman），出生於新疆克拉瑪依市，過去7年在韓國首爾攻讀博士學位，因其海外經驗而被中國列入「觀察名單」。</text:p>
      <text:p text:style-name="P4">
該組織稱，該生搭乘的是國泰航空自首爾起飛、原定於10日晚間11點降落香港的航班。國泰航空並未回應他是否曾經登機。</text:p>
      <text:p text:style-name="P4">
阿布都雷赫曼的同行友人27日告訴法新社，該生10日在香港機場傳了一則簡訊後即失聯，至今下落不明。他在最後的簡訊中，自稱正遭中國警察調查與盤問，可能需要一些時間，請朋友不需等他一同離開。</text:p>
      <text:p text:style-name="P4">
法新社報導，該名友人稱，由於阿布都雷赫曼去中國旅行時，曾有被「扣留問話」的紀錄，因此他當時並未多想，然而次日，這位朋友聯繫了香港出入境管理部門，仍無法獲得更多訊息。基於對該生安危的擔憂，友人選擇公開事件。</text:p>
      <text:p text:style-name="P4">
這名友人說，他曾對阿布都雷赫曼此行抱持懷疑態度，但阿布都雷赫曼仍執意訪港：「他失算了⋯⋯他不知道後果會多嚴重。」</text:p>
      <text:p text:style-name="P4">
</text:p>
      <text:p text:style-name="P4">
中國政府長期遭控侵害維族人權。圖為2021年中國國旗在新疆烏魯木齊一座清真寺升起（資料照）</text:p>
      <text:p text:style-name="P4">
國際特赦組織中國研究員阿卡德（Alkan Akad）稱，該生似乎在抵港時就被拘留和審訊，「令人質疑港府是否與中國政府共謀，侵犯維吾爾人的人權。」</text:p>
      <text:p text:style-name="P4">
駐瑞典的獨立維吾爾族研究員尼埃利瑪（Nyrola Elima）向美聯社表示，該生若從韓國飛往香港，就會有登機紀錄，「儘管港府努力否認或隱瞞 <text:a xlink:type="simple" xlink:href="https://www.dw.com/zh/zh/報告中國文化清洗維族文化遺產/a-64662117" text:style-name="Internet_20_link" text:visited-style-name="Visited_20_Internet_20_Link">
北京和新疆政府對維吾爾人的暴行 </text:a>
，但這名維族博士生在香港機場失蹤的事實仍然存在」。</text:p>
      <text:p text:style-name="P4">
駐華盛頓特區的維吾爾族學者、《維吾爾時報》創始人伊敏（TahirImin）則告訴美聯社，若該生並未進入香港，過去兩週間應會讓他的朋友知道行蹤。他說：「香港當局的聲明是個公然的謊言，試圖避免國際批評，並掩蓋其可能與中國共產黨在<text:a xlink:type="simple" xlink:href="https://www.dw.com/zh/zh/追蹤外國記者出入新疆-報告上海設監控系統/a-65510441" text:style-name="Internet_20_link" text:visited-style-name="Visited_20_Internet_20_Link">
 全球範圍內追捕維吾爾人 </text:a>
的同謀。」</text:p>
      <text:h text:style-name="P12" text:outline-level="3">
<text:span text:style-name="T4">
大众中国总裁称新疆厂无强迫劳动 维族学者：说法有问题</text:span>
</text:h>
      <text:p text:style-name="P4">
（國際特赦組織、法新社、美聯社）</text:p>
      <text:p text:style-name="P4">
Source: <text:a xlink:type="simple" xlink:href="https://www.dw.com/zh/維族學生赴港疑遭拘留-港府：無入境紀錄/a-65760933" text:style-name="Internet_20_link" text:visited-style-name="Visited_20_Internet_20_Link">
https://www.dw.com/zh/維族學生赴港疑遭拘留-港府：無入境紀錄/a-65760933?maca=chi-rss-chi-all-1127-rdf</text:a>
</text:p>
      <!--NEWS-->
      <text:h text:style-name="P10" text:outline-level="1">
<text:span text:style-name="T4">
掌權20年 埃爾多安再度連任土耳其總統</text:span>
</text:h>
      <text:p text:style-name="P4">
Author: None (Language: zh)</text:p>
      <text:p text:style-name="P4">
Publisher: None</text:p>
      <text:p text:style-name="P4">
Time: 2023-05-29T02:35:00Z</text:p>
      <text:p text:style-name="P4">
Description: 土耳其總統埃爾多安在本屆競爭激烈的選舉中再度勝選，將開啟他的第21年任期，這對土耳其和其他國家來說意味著什麼？</text:p>
      <text:p text:style-name="P4">
Videos: []</text:p>
      <text:p text:style-name="P4">
Images: []</text:p>
      <text:p text:style-name="P4">
Subject: 时政风云</text:p>
      <text:p text:style-name="P4">
Subjects: ['俄罗斯', '乌克兰', '选举', '埃尔多安', '土耳其', '北大西洋公约组织', '普京', '俄罗斯入侵乌克兰']</text:p>
      <text:p text:style-name="P4">
Keywords: ['土耳其', '选举', '埃尔多安', '通膨', '俄罗斯', '北约']</text:p>
      <text:p text:style-name="P4">
ID: 65760919</text:p>
      <!--METADATA-->
      <text:p text:style-name="P4">
<text:a xlink:type="simple" xlink:href="https://www.dw.com/zh/overlay/image/article/65760919/65760594" text:style-name="Internet_20_link" text:visited-style-name="Visited_20_Internet_20_Link">
 </text:a>
</text:p>
      <text:p text:style-name="P4">
土耳其總統埃爾多安再次勝選，將迎來他的下一任任期，圖為他在對土耳其民眾講話</text:p>
      <text:p text:style-name="P4">
（德國之聲中文網）土耳其總統埃爾多安（Tayyip Erdogan）在歷史性的選舉進入 <text:a xlink:type="simple" xlink:href="https://www.dw.com/zh/zh/土耳其总统大选第二轮投票将于两周后举行/a-65620135" text:style-name="Internet_20_link" text:visited-style-name="Visited_20_Internet_20_Link">
 第二輪投票階段</text:a>
後，又獲得了新一屆5年任期。這位已經在土耳其執政20年的領導人，在本屆選舉中擊敗了反對派候選人基里奇達羅格盧（Kemal Kılıçdaroğlu）。</text:p>
      <text:p text:style-name="P4">
土耳其選舉委員會（YSK）負責人耶納（Ahmet Yener）週日（5月28日）表示，艾爾多安獲得52.14%的選票，擊敗了他的競爭對手基里奇達羅格盧。</text:p>
      <text:p text:style-name="P4">
埃爾多安在宣布獲勝後不久就對支持者發表講話，稱選民已賦予他未來5年的執政責任。 「今天唯一的贏家是土耳其」，埃爾多安說。</text:p>
      <text:p text:style-name="P4">
與此同時，反對黨領袖基里奇達羅格盧譴責這是「多年來最不公平的選舉」，但承諾繼續「領導這場反對埃爾多安政權的鬥爭」，他沒有明確承認選舉的失敗。</text:p>
      <text:p text:style-name="P4">
</text:p>
      <text:p text:style-name="P4">
埃爾多安的支持者在土耳其街頭慶祝他的勝選</text:p>
      <text:h text:style-name="P12" text:outline-level="3">
<text:span text:style-name="T4">
呼籲團結一致</text:span>
</text:h>
      <text:p text:style-name="P4">
在週日晚上的勝選演說中，埃爾多安呼籲人民應團結一致，並誓言將所有爭端拋在腦後，讓國家因「民族價值觀和夢想」而團結。</text:p>
      <text:p text:style-name="P4">
埃爾多安表示，他在競選中以微弱優勢獲勝，是為了「土耳其的民主」和該國8500萬公民，「今天，整個國家的8500萬人沒有人輸」，他表示。</text:p>
      <text:p text:style-name="P4">
「我們對任何人都沒有怨恨、憤怒或沮喪」，法新社援引他的話說。然而，埃爾多安也宣布「恐怖組織」是這次投票的輸家。</text:p>
      <text:p text:style-name="P4">
他承認，該國嚴重的高通膨是當前最緊迫的問題，但表示這並不難解決，承諾通膨會下降，並誓言在穩定和信心的基礎上建立強大的經濟。</text:p>
      <text:p text:style-name="P4">
埃爾多安還承諾將確保另外100萬敘利亞人返回家園，他們在內戰期間在土耳其尋求避難。</text:p>
      <text:p text:style-name="P4">
</text:p>
      <text:p text:style-name="P4">
土耳其一家電視台在直播第二輪投票的結果，一位民眾在伊斯坦布爾的街頭佇足觀看</text:p>
      <text:h text:style-name="P12" text:outline-level="3">
<text:span text:style-name="T4">
這對土耳其意味著什麼？</text:span>
</text:h>
      <text:p text:style-name="P4">
埃爾多安最近的勝利使他成為土耳其自一個世紀前，土耳其首任總統凱末爾（Mustafa KemalAtaturk）建立共和國以來，在位時間最長的統治者。這將重振他對非常規經濟、國內和外交政策的推動。</text:p>
      <text:p text:style-name="P4">
這位土耳其保守派正義與發展黨（AKP）的領導人，吹捧伊斯蘭價值觀和民粹主義觀點。在他統治的20年期間內，他鼓舞了土耳其的保守派公民，他們長期以來在連續的世俗統治者的統治下感到被邊緣化。例如，埃爾多安誓言把佩戴伊斯蘭頭巾的權利寫入憲法，並在法院裁決後，宣布伊斯坦布爾（Istanbul）的聖索非亞大教堂為清真寺。</text:p>
      <text:p text:style-name="P4">
<text:a xlink:type="simple" xlink:href="https://www.dw.com/zh/zh/土耳其點頭-芬蘭將加入北約/a-65189877" text:style-name="Internet_20_link" text:visited-style-name="Visited_20_Internet_20_Link">
 他還多次挑戰西方夥伴和北約盟友 </text:a>
，最近一次是推遲挪威加入北約，並阻止瑞典的加入。</text:p>
      <text:p text:style-name="P4">
美國、德國、英國和法國等北約盟國，以及俄羅斯總統普京（VladimirPutin），皆祝賀埃爾多安這次的勝選。俄烏戰爭爆發之後，這位土耳其領導人仍持續與普京保持關係。</text:p>
      <text:p text:style-name="P4">
埃爾多安最大的國內挑戰，或許是他非正統的經濟政策。儘管分析人士發出警告，但這位土耳其領導人已發誓政策要堅持到底。</text:p>
      <text:p text:style-name="P4">
2021年，埃爾多安不惜一切代價堅持降息，導致土耳其貨幣暴跌，而土耳其去年的通貨膨脹率則高達85%。</text:p>
      <text:p text:style-name="P4">
此外，在今年的早些時候，土耳其和敘利亞邊境地區發生毀滅性地震，救援工作進展緩慢，這也招致了外界對埃爾多安政府的強烈批評。</text:p>
      <text:h text:style-name="P12" text:outline-level="3">
<text:span text:style-name="T4">
通胀肆虐下的土耳其迎来大选</text:span>
</text:h>
      <text:p text:style-name="P4">
（綜合報導）</text:p>
      <text:p text:style-name="P4">
Source: <text:a xlink:type="simple" xlink:href="https://www.dw.com/zh/掌權20年-埃爾多安再度連任土耳其總統/a-65760919" text:style-name="Internet_20_link" text:visited-style-name="Visited_20_Internet_20_Link">
https://www.dw.com/zh/掌權20年-埃爾多安再度連任土耳其總統/a-65760919?maca=chi-rss-chi-all-1127-rdf</text:a>
</text:p>
      <!--NEWS-->
      <text:h text:style-name="P10" text:outline-level="1">
<text:span text:style-name="T4">
世界各国领导人祝贺土耳其总统埃尔多安赢得大选</text:span>
</text:h>
      <text:p text:style-name="P4">
Author: 半岛电视台＋通讯社</text:p>
      <text:p text:style-name="P4">
Publisher: Al Jazeera</text:p>
      <text:p text:style-name="P4">
Published Time: 2023-05-29T02:49:27</text:p>
      <text:p text:style-name="P4">
Modified Time: 2023-05-29T04:46:25</text:p>
      <text:p text:style-name="P4">
Description: 在关键的民意调查之前，所有人的目光都集中在北约成员国土耳其身上，因为埃尔多安正在应对对其统治的最大挑战。</text:p>
      <text:p text:style-name="P4">
Images: ["<text:a xlink:type="simple" xlink:href="https://chinese.aljazeera.net/wp-content/uploads/2023/05/1-1685328219.jpg" text:style-name="Internet_20_link" text:visited-style-name="Visited_20_Internet_20_Link">
1-1685328219.jpg</text:a>
", "<text:a xlink:type="simple" xlink:href="https://chinese.aljazeera.net/wp-content/uploads/2023/05/2-1685328229.jpg" text:style-name="Internet_20_link" text:visited-style-name="Visited_20_Internet_20_Link">
2-1685328229.jpg</text:a>
", "<text:a xlink:type="simple" xlink:href="https://chinese.aljazeera.net/wp-content/uploads/2023/05/3-1685328235.jpg" text:style-name="Internet_20_link" text:visited-style-name="Visited_20_Internet_20_Link">
3-1685328235.jpg</text:a>
"]</text:p>
      <text:p text:style-name="P4">
Topics: ['政治', '新闻']</text:p>
      <text:p text:style-name="P4">
Keywords: ['政治', '新闻', '世界', '土耳其']</text:p>
      <text:p text:style-name="P4">
Type: Article</text:p>
      <!--METADATA-->
      <text:p text:style-name="P4">
<draw:frame draw:style-name="fr1" draw:name="Image71" text:anchor-type="as-char" svg:width="6.9236in" svg:height="4.612736in" draw:z-index="0">
<draw:image xlink:href="../Images/Aljazeera Chinese/2023-05-29T02-49-27/1-1685328219.jpg" xlink:type="simple" xlink:show="embed" xlink:actuate="onLoad" draw:mime-type="image/jpeg"/>
</draw:frame>
2023年5月28日，周日，土耳其总统雷杰普·塔伊普·埃尔多安的支持者在土耳其伊斯坦布尔庆祝 (美联社)</text:p>
      <text:p text:style-name="P4">
土耳其总统雷杰普·塔伊普·埃尔多安在对他20年执政生涯构成最大挑战的历史性决选中赢得连任，随后世界各国领导人向他表示祝贺。</text:p>
      <text:p text:style-name="P4">
5月28日周日，最高选举委员会主席艾哈迈德·耶纳表示，埃尔多安以52.14%的选票当选土耳其总统，正式公布选举结果。</text:p>
      <text:p text:style-name="P4">
耶纳称，随着99.43%的投票箱打开，埃尔多安的竞争对手凯末尔·奎里达欧鲁获得了47.86%的选票。他补充道，由于候选人之间的票数差距超过200万张，其余未计算的选票不会改变结果。</text:p>
      <text:p text:style-name="P4">
超过6400万国内外土耳其人有权投票的选举发生在生活成本危机的背景下，10月份通货膨胀率达到85%的峰值，2月份的地震造成5万多人死亡。</text:p>
      <text:p text:style-name="P4">
69岁的埃尔多安于2003年上台，最初担任总理。他提出了进一步发展的愿景，承诺扩大他的正义与发展党政府所做的改进。</text:p>
      <text:p text:style-name="P4">
北约成员国土耳其任期最长的领导人在被广泛视为该国作为后奥斯曼共和国100年历史上最重要的选举中受到了前所未有的考验。</text:p>
      <text:p text:style-name="P4">
奎里达欧鲁没有正式认输，他说道，“我真正的悲伤是困难在等待着这个国家。”</text:p>
      <text:p text:style-name="P4">
以下是其他国家和组织的一些反应：</text:p>
      <text:h text:style-name="P13" text:outline-level="4">
<text:span text:style-name="T4">
联合国</text:span>
</text:h>
      <text:p text:style-name="P4">
联合国秘书长安东尼奥·古特雷斯祝贺埃尔多安再次当选总统。</text:p>
      <text:p text:style-name="P4">
发言人斯蒂芬·杜加里克在一份声明中表示，“他期待进一步加强土耳其与联合国之间的合作。”</text:p>
      <text:h text:style-name="P13" text:outline-level="4">
<text:span text:style-name="T4">
美国</text:span>
</text:h>
      <text:p text:style-name="P4">
美国总统乔·拜登和高级外交官安东尼·布林肯祝贺埃尔多安取得胜利。</text:p>
      <text:p text:style-name="P4">
拜登在一条推文中说道，“我期待土耳其继续作为北约盟国在双边问题和共同的全球挑战上共同努力。”</text:p>
      <text:p text:style-name="P4">
国务卿安东尼·布林肯称土耳其为“重要的北约盟友和伙伴”。</text:p>
      <text:p text:style-name="P4">
他表示，“我期待我们继续与土耳其人民选择的政府合作。”</text:p>
      <text:p text:style-name="P4">
布林肯还赞扬了周日的高投票率和该国“悠久的民主传统”。</text:p>
      <text:h text:style-name="P13" text:outline-level="4">
<text:span text:style-name="T4">
俄罗斯</text:span>
</text:h>
      <text:p text:style-name="P4">
俄罗斯总统普京表示，埃尔多安的胜利证明土耳其人民赞赏他“无私工作”和独立的外交政策。</text:p>
      <text:p text:style-name="P4">
据克里姆林宫称，普京在给埃尔多安的信息中称，“选举胜利是您作为土耳其共和国元首无私工作的自然结果，清楚地表明土耳其人民支持您加强国家主权和实行独立外交政策的努力。”</text:p>
      <text:p text:style-name="P4">
普京说道，“我们高度赞赏您为加强俄土友好关系和各领域互利合作所做的个人贡献。”</text:p>
      <text:h text:style-name="P13" text:outline-level="4">
<text:span text:style-name="T4">
北约</text:span>
</text:h>
      <text:p text:style-name="P4">
北约秘书长延斯·斯托尔滕贝格也在推特上祝贺埃尔多安当选。</text:p>
      <text:p text:style-name="P4">
他在推特上写道，“祝贺总统（埃尔多安）再次当选。我期待着继续我们的合作并为7月的北约峰会做准备。”</text:p>
      <text:h text:style-name="P13" text:outline-level="4">
<text:span text:style-name="T4">
卡塔尔</text:span>
</text:h>
      <text:p text:style-name="P4">
卡塔尔埃米尔谢赫·塔米姆·本·哈马德·阿勒萨尼祝愿埃尔多安在新任期内取得成功。</text:p>
      <text:p text:style-name="P4">
他在推特上写道，“我亲爱的兄弟雷杰普·塔伊普·埃尔多安，祝贺你取得胜利。我祝愿你在新任期内取得成功，并希望你可以通过它实现土耳其人民在进步和繁荣方面所渴望的东西，以及我们牢固的双边关系的进步和发展。”</text:p>
      <text:h text:style-name="P13" text:outline-level="4">
<text:span text:style-name="T4">
乌克兰</text:span>
</text:h>
      <text:p text:style-name="P4">
弗拉基米尔·泽连斯基总统祝贺埃尔多安获胜，并表示他希望“为了我们两国的利益加强战略伙伴关系以及欧洲的安全与稳定加强合作”。</text:p>
      <text:p text:style-name="P4">
埃尔多安政府购买了俄罗斯的导弹防御系统，这促使美国将土耳其从美国主导的战斗机项目中驱逐。但安卡拉还帮助促成了一项重要协议，从而使乌克兰粮食得以运输并避免了全球粮食危机。</text:p>
      <text:h text:style-name="P13" text:outline-level="4">
<text:span text:style-name="T4">
德国</text:span>
</text:h>
      <text:p text:style-name="P4">
总理奥拉夫·朔尔茨在祝贺埃尔多安时指出，两国人民和经济的“深度交织”，并表示“我们希望以新的动力共同推进我们的共同议程！”</text:p>
      <text:h text:style-name="P13" text:outline-level="4">
<text:span text:style-name="T4">
沙特阿拉伯</text:span>
</text:h>
      <text:p text:style-name="P4">
据国家新闻机构报道，统治者萨勒曼国王祝贺埃尔多安赢得总统大选。</text:p>
      <text:h text:style-name="P13" text:outline-level="4">
<text:span text:style-name="T4">
法国</text:span>
</text:h>
      <text:p text:style-name="P4">
法国总统马克龙表示，法国和土耳其“将继续向前迈进”。</text:p>
      <text:p text:style-name="P4">
马克龙在推特上写道，“法国和土耳其共同面对巨大的挑战。欧洲和平的回归，我们欧洲、大西洋和地中海联盟的未来。我祝贺埃尔多安总统获得连任，我们将继续向前迈进。”</text:p>
      <text:h text:style-name="P13" text:outline-level="4">
<text:span text:style-name="T4">
欧洲联盟</text:span>
</text:h>
      <text:p text:style-name="P4">
欧盟理事会主席查尔斯·米歇尔和欧盟委员会主席乌尔苏拉·冯德莱恩祝贺埃尔多安赢得周日的第二轮选举。</text:p>
      <text:p text:style-name="P4">
米歇尔在推文中称，“祝贺埃尔多安再次当选土耳其总统。我期待着在未来的岁月里再次与您合作，深化欧盟-土耳其关系。”</text:p>
      <text:p text:style-name="P4">
冯德莱恩也在推特上表示祝贺。</text:p>
      <text:p text:style-name="P4">
她在一条推文中说道，“我期待着继续建立欧盟与土耳其的关系。为了我们人民的利益，努力推进这种关系对欧盟和土耳其都具有战略意义，”</text:p>
      <text:h text:style-name="P13" text:outline-level="4">
<text:span text:style-name="T4">
英国</text:span>
</text:h>
      <text:p text:style-name="P4">
英国首相里希·苏纳克表示，他期待英国和土耳其继续“牢固的合作关系”，包括“作为北约盟友应对安全威胁”。</text:p>
      <text:h text:style-name="P13" text:outline-level="4">
<text:span text:style-name="T4">
亚美尼亚</text:span>
</text:h>
      <text:p text:style-name="P4">
尼科尔·帕希尼扬总理表示，他期待着为两国之间的“全面正常化”而共同努力。</text:p>
      <text:h text:style-name="P13" text:outline-level="4">
<text:span text:style-name="T4">
瑞典</text:span>
</text:h>
      <text:p text:style-name="P4">
乌尔夫·克里斯特松总理通过推特表示祝贺，强调两国安全“是未来的优先事项”。</text:p>
      <text:p text:style-name="P4">
埃尔多安政府在指责斯德哥尔摩为叙利亚的库尔德工人党和民主联盟党成员提供避风港后，否决了瑞典加入北约的申请，安卡拉将这两个组织视为“恐怖”组织。</text:p>
      <text:h text:style-name="P13" text:outline-level="4">
<text:span text:style-name="T4">
以色列</text:span>
</text:h>
      <text:p text:style-name="P4">
以色列总统艾萨克·赫尔佐格表示，他“坚信”他和埃尔多安“将继续共同努力，加强和扩大两国之间的良好关系”。</text:p>
      <text:h text:style-name="P13" text:outline-level="4">
<text:span text:style-name="T4">
利比亚</text:span>
</text:h>
      <text:p text:style-name="P4">
利比亚总理阿卜杜勒·哈米德·德贝巴认为埃尔多安的“选举胜利”是土耳其人民对总统的成功项目和政策重新充满信心。</text:p>
      <text:p text:style-name="P4">
德贝巴的的黎波里民族团结政府得到了土耳其的支持，对抗总部设在东部的敌对政府。</text:p>
      <text:p text:style-name="P4">
<draw:frame draw:style-name="fr1" draw:name="Image72" text:anchor-type="as-char" svg:width="6.9236in" svg:height="3.894525in" draw:z-index="0">
<draw:image xlink:href="../Images/Aljazeera Chinese/2023-05-29T02-49-27/2-1685328229.jpg" xlink:type="simple" xlink:show="embed" xlink:actuate="onLoad" draw:mime-type="image/jpeg"/>
</draw:frame>
 埃尔多安宣布在土耳其大选中获胜时，人们在庆祝(半岛电视台)</text:p>
      <text:h text:style-name="P13" text:outline-level="4">
<text:span text:style-name="T4">
匈牙利</text:span>
</text:h>
      <text:p text:style-name="P4">
匈牙利总理欧尔班·维克托称赞埃尔多安“毫无疑问的选举胜利！”</text:p>
      <text:h text:style-name="P13" text:outline-level="4">
<text:span text:style-name="T4">
巴勒斯坦</text:span>
</text:h>
      <text:p text:style-name="P4">
巴勒斯坦总理穆罕默德·阿什提耶称赞埃尔多安和土耳其人民的“选举胜利”。</text:p>
      <text:p text:style-name="P4">
哈马斯政治办公室负责人伊斯梅尔·哈尼亚表示，“我祝贺埃尔多安总统获胜，我为（土耳其）人民的文明立场喝彩。我们期待（他们）支持我们的事业和我们的耶路撒冷。”</text:p>
      <text:p text:style-name="P4">
<draw:frame draw:style-name="fr1" draw:name="Image73" text:anchor-type="as-char" svg:width="6.9236in" svg:height="4.504836in" draw:z-index="0">
<draw:image xlink:href="../Images/Aljazeera Chinese/2023-05-29T02-49-27/3-1685328235.jpg" xlink:type="simple" xlink:show="embed" xlink:actuate="onLoad" draw:mime-type="image/jpeg"/>
</draw:frame>
2023年5月28日，土耳其总统雷杰普·塔伊普·埃尔多安的巴勒斯坦支持者在加沙地带南部的汗尤尼斯庆祝他的选举成功 (路透)</text:p>
      <text:h text:style-name="P13" text:outline-level="4">
<text:span text:style-name="T4">
阿塞拜疆</text:span>
</text:h>
      <text:p text:style-name="P4">
阿塞拜疆总统伊利哈姆·阿利耶夫致电祝贺埃尔多安，并邀请他访问巴库。</text:p>
      <text:h text:style-name="P13" text:outline-level="4">
<text:span text:style-name="T4">
伊朗</text:span>
</text:h>
      <text:p text:style-name="P4">
伊朗总统易卜拉欣·莱希称埃尔多安的连任“是持续获得土耳其人民宝贵信任的标志”。</text:p>
      <text:p text:style-name="P4">
他补充道，“下阶段我们与土耳其的关系将在睦邻友好和共同利益的基础上继续发展。”</text:p>
      <text:h text:style-name="P13" text:outline-level="4">
<text:span text:style-name="T4">
苏丹</text:span>
</text:h>
      <text:p text:style-name="P4">
领导苏丹军队对抗准军事组织快速支援部队的军事指挥官阿卜杜勒·法塔赫·布尔汉将军祝贺埃尔多安赢得新任期。</text:p>
      <text:h text:style-name="P13" text:outline-level="4">
<text:span text:style-name="T4">
塞尔维亚</text:span>
</text:h>
      <text:p text:style-name="P4">
塞尔维亚总统亚历山大·武契奇祝贺埃尔多安和土耳其人民取得“选举胜利”。</text:p>
      <text:h text:style-name="P13" text:outline-level="4">
<text:span text:style-name="T4">
巴基斯坦</text:span>
</text:h>
      <text:p text:style-name="P4">
巴基斯坦总理夏巴兹·谢里夫在一条推文中表示，埃尔多安的连任是一次“历史性”的连任。</text:p>
      <text:p text:style-name="P4">
他说道，“他一直是受压迫穆斯林的支柱，也是他们不可剥夺的权利的热切代言人。”</text:p>
      <text:h text:style-name="P13" text:outline-level="4">
<text:span text:style-name="T4">
委内瑞拉</text:span>
</text:h>
      <text:p text:style-name="P4">
委内瑞拉总统尼古拉斯·马杜罗表示，他庆祝“他的兄弟兼朋友”埃尔多安的“胜利”。</text:p>
      <text:h text:style-name="P13" text:outline-level="4">
<text:span text:style-name="T4">
阿拉伯联合酋长国</text:span>
</text:h>
      <text:p text:style-name="P4">
阿联酋总统谢赫·穆罕默德·本·扎耶德·阿勒纳哈扬是中东地区祝贺埃尔多安的领导人之一。他在那里确立了土耳其的影响力，有时还拥有军事力量。</text:p>
      <text:h text:style-name="P13" text:outline-level="4">
<text:span text:style-name="T4">
巴西</text:span>
</text:h>
      <text:p text:style-name="P4">
巴西总统路易斯·伊纳西奥·卢拉·达席尔瓦祝愿埃尔多安为土耳其人民“做大量工作”。</text:p>
      <text:p text:style-name="P4">
卢拉在推特上写道，埃尔多安可以“依靠巴西在全球和平合作、消除贫困和世界发展方面的伙伴关系”。</text:p>
      <text:h text:style-name="P13" text:outline-level="4">
<text:span text:style-name="T4">
阿富汗</text:span>
</text:h>
      <text:p text:style-name="P4">
看守总理毛拉维·阿卜杜勒·卡比尔表示，“我祝贺埃尔多安总统赢得土耳其大选并当选土耳其总统。”</text:p>
      <text:h text:style-name="P13" text:outline-level="4">
<text:span text:style-name="T4">
马耳他</text:span>
</text:h>
      <text:p text:style-name="P4">
马耳他外交部长伊恩·博奇称，“我们衷心祝贺埃尔多安总统取得这一重要胜利”。</text:p>
      <text:h text:style-name="P13" text:outline-level="4">
<text:span text:style-name="T4">
阿尔及利亚</text:span>
</text:h>
      <text:p text:style-name="P4">
阿尔及利亚总统阿卜杜勒·马吉德·特本祝贺埃尔多安赢得新任期。</text:p>
      <text:p text:style-name="P4">
Source: <text:a xlink:type="simple" xlink:href="https://chinese.aljazeera.net/news/2023/5/29/%e4%b8%96%e7%95%8c%e5%90%84%e5%9b%bd%e9%a2%86%e5%af%bc%e4%ba%ba%e7%a5%9d%e8%b4%ba%e5%9c%9f%e8%80%b3%e5%85%b6%e6%80%bb%e7%bb%9f%e5%9f%83%e5%b0%94%e5%a4%9a%e5%ae%89%e8%b5%a2%e5%be%97%e5%a4%a7%e9%80%89" text:style-name="Internet_20_link" text:visited-style-name="Visited_20_Internet_20_Link">
https://chinese.aljazeera.net/news/2023/5/29/%e4%b8%96%e7%95%8c%e5%90%84%e5%9b%bd%e9%a2%86%e5%af%bc%e4%ba%ba%e7%a5%9d%e8%b4%ba%e5%9c%9f%e8%80%b3%e5%85%b6%e6%80%bb%e7%bb%9f%e5%9f%83%e5%b0%94%e5%a4%9a%e5%ae%89%e8%b5%a2%e5%be%97%e5%a4%a7%e9%80%89</text:a>
</text:p>
      <!--NEWS-->
      <text:h text:style-name="P10" text:outline-level="1">
<text:span text:style-name="T4">
云南拆阿拉伯式清真寺穹顶 军警与穆斯林激烈冲突多人被捕</text:span>
</text:h>
      <text:p text:style-name="P4">
Author: None</text:p>
      <text:p text:style-name="P4">
Publisher: Radio Free Asia (Organization)</text:p>
      <text:p text:style-name="P4">
Published Time: 2023-05-29T02:53:00-04:00</text:p>
      <text:p text:style-name="P4">
Modified Time: 2023-05-29T10:42:31-04:00</text:p>
      <text:p text:style-name="P4">
Description: None</text:p>
      <text:p text:style-name="P4">
Videos: []</text:p>
      <text:p text:style-name="P4">
Audios: ["<text:a xlink:type="simple" xlink:href="https://www.rfa.org/mandarin/yataibaodao/shaoshuminzu/gt1-052920230247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533841in" draw:z-index="0">
<draw:image xlink:href="../Images/rfamandarin/2023-05-29T02-53-00-04-00/000000.png" xlink:type="simple" xlink:show="embed" xlink:actuate="onLoad" draw:mime-type="image/png"/>
</draw:frame>
云南省通海县纳家营清真寺的穹顶被当局强拆，穆斯林拒绝强拆与警察发生冲突。 <text:a xlink:type="simple" xlink:href="https://www.rfa.org/mandarin/yataibaodao/shaoshuminzu/gt1-05292023024753.html/@@images/image" text:style-name="Internet_20_link" text:visited-style-name="Visited_20_Internet_20_Link">
</text:a>
视频截图/古亭提供  <text:a xlink:type="simple" xlink:href="https://www.rfa.org/mandarin/yataibaodao/shaoshuminzu/gt1-05292023024753.html/@@stream" text:style-name="Internet_20_link" text:visited-style-name="Visited_20_Internet_20_Link">
Audio-1-Link：https://www.rfa.org/mandarin/yataibaodao/shaoshuminzu/gt1-05292023024753.html/@@stream</text:a>
</text:p>
      <text:p text:style-name="P4">
云南玉溪一座清真寺被当局强拆寺院穹顶，愤怒的穆斯林阻止强拆时与数千军警发生冲突，有人向警方丢掷石块及杂物，有多人被捕，警方发出参与者一周内投案自首的通告。当地政府官员对本台说，案件仍在调查中，一切以政府通报为准。</text:p>
      <text:p text:style-name="P4">
<text:a xlink:type="simple" xlink:href="https://www.rfa.org/mandarin/Xinwen/3-05282023114751.html" text:style-name="Internet_20_link" text:visited-style-name="Visited_20_Internet_20_Link">
 <text:span text:style-name="T4">
云南最大清真寺或遭强拆 警民冲突视频曝光</text:span>
 </text:a>
  * <text:span text:style-name="T4">
<text:a xlink:type="simple" xlink:href="https://www.rfa.org/mandarin/yataibaodao/shehui/mlq-03052021112100.html" text:style-name="Internet_20_link" text:visited-style-name="Visited_20_Internet_20_Link">
 中国强拆清真寺运动扩及云南 学者：穆斯林被逼向绝境 </text:a>
 </text:span>
</text:p>
      <text:p text:style-name="P4">
云南省玉溪市通海县纳家营清真寺上周六（27日）上午遭官方拆除阿拉伯式外观，其主要标志性是穹顶（又称：圆顶）。引发当地回教徒强烈反抗。网上流传的十多段视频中，驻守在清真寺门口的防爆警察，手持盾牌，阻止抗议者进入，有人向警察投掷石块等杂物。现场一名视频拍摄者说，来了数千名特警和武装警察，要强拆清真寺外观：“共产党专门对付老百姓，来清真寺拆圆顶，几千个人来镇压老百姓......”</text:p>
      <text:p text:style-name="P4">
另一段视频中，数百名穿着迷彩服的武警到场，他们不停的高喊口号，引来众多路人围观。中午时分，警察撤离后，抗议者将工程人员为拆除清真寺外观而搭建的脚手架推倒。</text:p>
      <text:p text:style-name="P4">
当局出动武装警察在清真寺一侧，准备阻止穆斯林抗议。（网络截图/古亭提供）  <text:a xlink:type="simple" xlink:href="https://www.rfa.org/mandarin/yataibaodao/shaoshuminzu/gt1-05292023024753.html/m0529-gt1p4.png" text:style-name="Internet_20_link" text:visited-style-name="Visited_20_Internet_20_Link">
</text:a>
</text:p>
      <text:p text:style-name="P4">
<text:span text:style-name="T4">
警察与回民冲突 传三十多人被捕</text:span>
</text:p>
      <text:p text:style-name="P4">
在清真寺外围，数十辆特警车辆和急救车待命。当地人称，其后有更多的特警和武警到场，并阻挠民众接近清真寺。在此期间，警方启用无线信号干扰车屏蔽手机信号。</text:p>
      <text:p text:style-name="P4">
本台记者就当局强拆清真寺以及抓走三十多人，周一致电通海县公安局和纳古派出所，但电话始终无人接听。记者转向纳古镇政府询问，接听电话的官员说，等官方正式通报：</text:p>
      <text:p text:style-name="P4">
记者：“问一下，前天因为就纳家营清真寺，回民跟警察发生冲突，听说抓了三十多个人，会不会放？”</text:p>
      <text:p text:style-name="P4">
回答：“你这个消息，我这里并不清楚。你等官方通知好吧。”</text:p>
      <text:p text:style-name="P4">
记者：“抓了多少人？”</text:p>
      <text:p text:style-name="P4">
回答：“我不清楚，你等官方通知好吧。一切都以官方为准。”</text:p>
      <text:p text:style-name="P4">
记者：“局面稳定了吗？”</text:p>
      <text:p text:style-name="P4">
回答：“这个都以官方为准，好吧。”</text:p>
      <text:p text:style-name="P4">
工程人员用吊臂正在拆除清真寺的穹顶（网络截图古亭提供）</text:p>
      <text:p text:style-name="P4">
<text:span text:style-name="T4">
通海县公检法促抗议者限期自首</text:span>
</text:p>
      <text:p text:style-name="P4">
本周日，通海县法院、检察院及公安局发出联合通告，称“2023年5月27日，通海县纳古镇发生一宗严重妨害社会管理秩序的案件，造成恶劣社会影响。目前，公安机关已依法立案侦查。”</text:p>
      <text:p text:style-name="P4">
通告称，6月6日前，相关组织参与者主动投案自首、如实供述违法犯罪事实的，可以依法从轻、减轻处罚。</text:p>
      <text:p text:style-name="P4">
通告还称，对检举揭发他人违法犯罪行为、提供重要线索等立功表现的，可以依法从轻或减轻处罚，有重大立功表现的，可以依法减轻或免除处罚。</text:p>
      <text:p text:style-name="P4">
对于当局强拆清真寺，云南大理回族人杨先生周一接受自由亚洲电台采访时说，最近几年，各地都在拆清真寺的圆顶，说是宗教“中国化”，中国的伊斯兰教要“去阿化”。他说：“太邪恶了，没有宗教信仰自由，</text:p>
      <text:p text:style-name="P4">
犹太人有一句名言，上帝要谁灭亡，首先叫他疯狂，他太疯狂啦！”</text:p>
      <text:p text:style-name="P4">
纳家营清真寺有600多年历史，目前的清真寺建筑落成于2004年，寺内楼高4层，有穹顶及4座礼塔，内部可容纳约三千人。</text:p>
      <text:p text:style-name="P4">
 警察用盾牌保护工程车辆（网络截图/古亭提供）  <text:a xlink:type="simple" xlink:href="https://www.rfa.org/mandarin/yataibaodao/shaoshuminzu/gt1-05292023024753.html/m0529-gt1p2.jpg" text:style-name="Internet_20_link" text:visited-style-name="Visited_20_Internet_20_Link">
</text:a>
</text:p>
      <text:p text:style-name="P4">
<text:span text:style-name="T4">
中共从浙江拆教堂十字架到西北拆清真寺穹顶</text:span>
</text:p>
      <text:p text:style-name="P4">
安徽一基督徒王先生告诉本台，宁夏、甘肃、青海等西部地区聚集着众多回族，有许多清真寺，但最近几年，这些地区清真寺的穹顶遭到当局强拆。他说，这是继2014年浙江强拆教堂十字架后，对清真寺采取的另一项“宗教中国化”政策：“少数民族地区穆斯林多，比如回民，新疆那边有回民、维吾尔族就比较多。”</text:p>
      <text:p text:style-name="P4">
“基督教教堂十字架拆得差不多了，下一步就是对其他宗教。清真寺被拆圆顶类似于基督教教堂拆十字架。因为圆顶是清真寺的标志。现在要进一步整治基督教以外的宗教了。”</text:p>
      <text:p text:style-name="P4">
近年来，中国各地政府要求宗教“中国化”，对于伊斯兰教，数年前当局提出实施所谓“伊斯兰教中国化”五年规划的要求。自2017年至今，全国几乎所有带圆顶和尖塔的上万座清真寺，陆续遭到强制拆改。</text:p>
      <text:p text:style-name="P4">
记者：古亭 责编：许书婷、陈美华、嘉远 网编：洪伟</text:p>
      <text:p text:style-name="P4">
Source: <text:a xlink:type="simple" xlink:href="https://www.rfa.org/mandarin/yataibaodao/shaoshuminzu/gt1-05292023024753.html" text:style-name="Internet_20_link" text:visited-style-name="Visited_20_Internet_20_Link">
https://www.rfa.org/mandarin/yataibaodao/shaoshuminzu/gt1-05292023024753.html</text:a>
</text:p>
      <!--NEWS-->
      <text:h text:style-name="P10" text:outline-level="1">
<text:span text:style-name="T4">
拜登与麦卡锡敲定债务上限协议最终内容 (Free Version)</text:span>
</text:h>
      <text:p text:style-name="P4">
Author: Sabrina Siddiqui / David Harrison / Siobhan Hughes</text:p>
      <text:p text:style-name="P4">
Publisher: 华尔街日报中文网</text:p>
      <text:p text:style-name="P4">
Published Time: 2023-05-29T03:10:00.000Z</text:p>
      <text:p text:style-name="P4">
Modified Time: 2023-05-29T03:10:00.000Z</text:p>
      <text:p text:style-name="P4">
Created Time: 2023-05-28T22:45:00.000Z</text:p>
      <text:p text:style-name="P4">
Description: 美国总统拜登和众议院议长麦卡锡周日晚间表示，已经敲定了提高美国举债上限协议的最终内容。国会最早将于周三在众议院对该协议进行投票。</text:p>
      <text:p text:style-name="P4">
Images: []</text:p>
      <text:p text:style-name="P4">
Categories: ['国际']</text:p>
      <text:p text:style-name="P4">
Keywords: SYND</text:p>
      <text:p text:style-name="P4">
Type: Article</text:p>
      <!--METADATA-->
      <text:p text:style-name="P4">
美国总统乔·拜登(Joe Biden)和美国众议院议长凯文 · 麦卡锡(Kevin McCarthy)周日晚间表示，已经敲定了提高 <text:a xlink:type="simple" xlink:href="https://cn.wsj.com/articles/CN-BGH-20230510132029" text:style-name="Internet_20_link" text:visited-style-name="Visited_20_Internet_20_Link">
 美国举债上限</text:a>
协议的最终内容。国会最早可能将于周三在众议院对该协议进行投票。</text:p>
      <text:p text:style-name="P4">
Source: <text:a xlink:type="simple" xlink:href="https://cn.wsj.com/articles/%E6%8B%9C%E7%99%BB%E7%A7%B0%E5%B7%B2%E4%B8%8E%E9%BA%A6%E5%8D%A1%E9%94%A1%E6%95%B2%E5%AE%9A%E5%80%BA%E5%8A%A1%E4%B8%8A%E9%99%90%E5%8D%8F%E8%AE%AE%E6%9C%80%E7%BB%88%E5%86%85%E5%AE%B9-98bb123b" text:style-name="Internet_20_link" text:visited-style-name="Visited_20_Internet_20_Link">
https://cn.wsj.com/articles/%E6%8B%9C%E7%99%BB%E7%A7%B0%E5%B7%B2%E4%B8%8E%E9%BA%A6%E5%8D%A1%E9%94%A1%E6%95%B2%E5%AE%9A%E5%80%BA%E5%8A%A1%E4%B8%8A%E9%99%90%E5%8D%8F%E8%AE%AE%E6%9C%80%E7%BB%88%E5%86%85%E5%AE%B9-98bb123b</text:a>
</text:p>
      <!--NEWS-->
      <text:h text:style-name="P10" text:outline-level="1">
<text:span text:style-name="T4">
《继承之战》完结：为什么电视剧大结局如此重要</text:span>
</text:h>
      <text:p text:style-name="P4">
Creator: THERESA REBECK</text:p>
      <text:p text:style-name="P4">
Publisher: https://www.facebook.com/nytimeschinese</text:p>
      <text:p text:style-name="P4">
Published Time: 2023-05-29T03:34:27+08:00</text:p>
      <text:p text:style-name="P4">
Description: 一个好的结局必须难以言喻且非常自然，但糟糕的结局几乎可以毁掉原本辉煌的艺术作品；一个优美结局则会将一切提升到永恒智慧的境界。 Photo Illustration by The New York Times</text:p>
      <text:p text:style-name="P4">
Images: ["<text:a xlink:type="simple" xlink:href="https://static01.nyt.com/images/2023/05/27/opinion/27rebeck/27rebeck-master1050.jpg" text:style-name="Internet_20_link" text:visited-style-name="Visited_20_Internet_20_Link">
27rebeck-mast...</text:a>
"]</text:p>
      <text:p text:style-name="P4">
Category: 观点与评论</text:p>
      <text:p text:style-name="P4">
Type: Article</text:p>
      <!--METADATA-->
      <text:p text:style-name="P4">
<draw:frame draw:style-name="fr1" draw:name="Image81" text:anchor-type="as-char" svg:width="6.9236in" svg:height="6.9236in" draw:z-index="0">
<draw:image xlink:href="../Images/cnnytimes/2023-05-29T03-34-27-08-00/27rebeck-master1050.jpg" xlink:type="simple" xlink:show="embed" xlink:actuate="onLoad" draw:mime-type="image/jpeg"/>
</draw:frame>
</text:p>
      <text:p text:style-name="P4">
《继承之战》(Succession)的结局即将到来。那么这部苦痛的杰作将如何终结？</text:p>
      <text:p text:style-name="P4">
他们会不会将时间快进，从《六英尺下》(Six FeetUnder)的传奇结局中窃取灵感？也许让我们看看他们推上去的那个英俊而反社会的、可能成为总统的人带领下的未来？或者在有人暗杀肯德尔之前直接把画面切黑？（我属于真的喜欢《黑道家族》(TheSopranos)结局的那种人。）</text:p>
      <text:p text:style-name="P4">
也许吧，但不太可能。这些选项都感觉不太对。</text:p>
      <text:p text:style-name="P4">
这就是一个好结局的困境：它必须难以言喻，同时非常自然。而且不幸的是，一个糟糕的结局几乎可以毁掉一件原本辉煌的艺术品。《权力的游戏》(Game ofThrones)令人叹为观止，但最后几集有太多失误，严重削弱了它的光彩。詹姆回到瑟曦身边，然后房子塌了，把两个人压死了？受人敬仰和爱戴的丹妮莉丝发了疯，烧毁了君临城？布兰得到王位？我们想要一个像《绝命毒师》(BreakingBad)那样的结局，一声庄严的“阿门”。但是《权力的游戏》更像是一个“啊？”</text:p>
      <text:p text:style-name="P4">
我经常思考结局，因为我写的东西总得有个结局。当我开始写剧本时，虽然通常对结局有一个模糊的想法，但我不希望一切都板上钉钉。如果你给故事的发展路线留有余地，那么在写作中，结局就会自己呈现出来——而且通常，你的头脑一直保留着一个出人意料又无可避免的秘密议题，它最终会自己出现。某种完美的东西，就像冲破天花板的天使。或者“我一直都依赖于陌生人的善良”。或者确实有一帮魔鬼的崇拜者生活在曼哈顿上西区的达科他公寓。这些都是伟大的结局。</text:p>
      <text:p text:style-name="P4">
结局应该从之前的一切中产生，但又不同于之前的一切。一个伟大的结局也许是关于转变的，在这个过程中，我们的核心人物逃脱了，或者找到了真爱，或者发现了一个深刻的真理并获得了内在的智慧（就像在《广告狂人》(MadMen)中，不过这个深刻的真理是关于可口可乐的）。或者它可能是关于正义的，正义降临在那些应得的人身上，并毁掉那些不配得的人。（参见所有超级英雄电影。）或者相反，正义已经抛弃了所有人。（见《教父》。）一个好的结局可能包含一种柔和、悲伤的希望破灭。（见契诃夫。）它可以庆祝一场婚姻的结合能够让混乱的世界得到恢复并重新获得秩序。（见莎士比亚。）或者它可以与婚姻其实解决不了任何问题的观念达成和解。（还是莎士比亚。）</text:p>
      <text:p text:style-name="P4">
在最好的情况下，一个优美的结局会将之前发生的一切提升到永恒智慧的境界：“于是我们继续奋力向前，逆水行舟，被不断地向后推，被推入过去，”正如《了不起的盖茨比》(TheGreat Gatsby)的旁白总结的那样。</text:p>
      <text:p text:style-name="P4">
电视构成了不同的挑战——不仅仅是因为观众会坐下来煲一个星期（或更长时间）的剧来思考这一切可能会如何结束。电视的制作方式与其他类型的戏剧不同，所以结局自然也不同。</text:p>
      <text:p text:style-name="P4">
你从一集试播集开始——它可能上了电视，也可能永远没上——然后一点一点看完第一季。到这时，结局还很遥远，很难认真去想结局的事情。毕竟，如果没有观众，这个剧反正都会被取消。所以你不是在试图想象结局——你是在试图回避结局。</text:p>
      <text:p text:style-name="P4">
这就是为什么在电视上，真正伟大的结局特别难得。电视剧不是为了结局存在的；是为了中间的过程。它们在乎的是你能让这个剧播出多久。当你大获成功时，通常没有人会急着制作结局，这就是为什么像“jumpthe shark”（意指一个本来很好的作品开始逐渐质量下降。——译注）这样的短语进入了人们的词汇。电视的成功来自中间的过程。</text:p>
      <text:p text:style-name="P4">
在《继承之战》第2季的结尾，肯德尔在全世界面前背叛了他的父亲洛根，并威胁推翻整个岌岌可危的系统，让每个人都遭殃，对我来说这可能是该剧最闪亮的时刻。当洛根目睹这场灾难时，他那淡淡的微笑既神秘又散发着光彩和人性。他是不是暗中想让肯德尔接管大权？也许是这样。不可否认，这是很棒的一季。然后洛根在第3季再次击败了肯德尔。这部剧又回到了起跑线。电视剧这种形式有一种天然的循环性。这就是为什么这么多节目以只能称为“集体拥抱”的方式结束。《玛丽·泰勒·摩尔》(MaryTyler Moore)是这样；《办公室》(The Office)是这样；《宋飞传》(Seinfeld)的监狱结局是这样。</text:p>
      <text:p text:style-name="P4">
我怀疑我们不会从《继承之战》中得到集体拥抱。</text:p>
      <text:p text:style-name="P4">
就结局来说，《继承之战》是一个特例，不仅仅是因为创作者杰西·阿姆斯特朗不仅选择了如何剧终，还选择了何时剧终。（他 <text:a xlink:type="simple" xlink:href="https://www.newyorker.com/culture/the-new-yorker-interview/the-end-of-succession-is-near" text:style-name="Internet_20_link" text:visited-style-name="Visited_20_Internet_20_Link">
 说</text:a>
 从一开始它就“一直存在”在他的脑海中。）对于《继承之战》，结局一直都直接含在剧名里。</text:p>
      <text:p text:style-name="P4">
我有什么大胆预测吗？我可以告诉你什么样的结局不会发生：洛根不会复活。孩子们不会把公司卖给突然出现并提供更好报价的中国人。也不会有天外救星，不会仅仅因为没人知道怎么降落那架该死的飞机就莫名其貌加入一些东西然后结束。</text:p>
      <text:p text:style-name="P4">
至于会发生什么，我有信心承诺：《继承之战》的结局将完成这个故事，而不会背叛前情的精神。它的创作者已经在这四季的剧集中证明他们有这个实力。</text:p>
      <text:p text:style-name="P4">
这就是我要收看的原因。我迫不及待地想知道它的结局。</text:p>
      <text:p text:style-name="P4">
Source: <text:a xlink:type="simple" xlink:href="https://cn.nytimes.com/opinion/20230529/succession-finale-ending/" text:style-name="Internet_20_link" text:visited-style-name="Visited_20_Internet_20_Link">
https://cn.nytimes.com/opinion/20230529/succession-finale-ending/</text:a>
</text:p>
      <!--NEWS-->
      <text:h text:style-name="P10" text:outline-level="1">
<text:span text:style-name="T4">
中国数据提供商万得悄然限制海外订户访问数据 (Free Version)</text:span>
</text:h>
      <text:p text:style-name="P4">
Author: Rebecca Feng</text:p>
      <text:p text:style-name="P4">
Publisher: 华尔街日报中文网</text:p>
      <text:p text:style-name="P4">
Published Time: 2023-05-29T03:50:00.000Z</text:p>
      <text:p text:style-name="P4">
Modified Time: 2023-05-29T03:50:00.000Z</text:p>
      <text:p text:style-name="P4">
Created Time: 2023-05-29T02:40:00.000Z</text:p>
      <text:p text:style-name="P4">
Description: 随着中国政府采取一系列措施打击外国公司的信息收集，中国境外的投资者和分析人士说，他们已经无法获得万得的一些服务，包括长期以来被认为是公开的数据。</text:p>
      <text:p text:style-name="P4">
Images: []</text:p>
      <text:p text:style-name="P4">
Categories: ['商业']</text:p>
      <text:p text:style-name="P4">
Keywords: SYND,LINK:EN|WP-WSJ-0000922955</text:p>
      <text:p text:style-name="P4">
Type: Article</text:p>
      <!--METADATA-->
      <text:p text:style-name="P4">
多年来，一家中国数据提供商一直是银行、证券公司和基金经理的一个重要数据来源。而这家提供商已经开始 <text:a xlink:type="simple" xlink:href="https://cn.wsj.com/articles/CN-BCH-20230501112500" text:style-name="Internet_20_link" text:visited-style-name="Visited_20_Internet_20_Link">
 限制国际用户访问一些信息</text:a>
 ，使其更难分析中国这个 <text:a xlink:type="simple" xlink:href="https://cn.wsj.com/articles/CN-HRD-20230419103001" text:style-name="Internet_20_link" text:visited-style-name="Visited_20_Internet_20_Link">
 全球第二大经济体</text:a>
 的表现。</text:p>
      <text:p text:style-name="P4">
Source: <text:a xlink:type="simple" xlink:href="https://cn.wsj.com/articles/%E4%B8%AD%E5%9B%BD%E6%95%B0%E6%8D%AE%E6%8F%90%E4%BE%9B%E5%95%86%E4%B8%87%E5%BE%97%E6%82%84%E7%84%B6%E9%99%90%E5%88%B6%E6%B5%B7%E5%A4%96%E8%AE%A2%E6%88%B7%E8%AE%BF%E9%97%AE%E6%95%B0%E6%8D%AE-1d7738b9" text:style-name="Internet_20_link" text:visited-style-name="Visited_20_Internet_20_Link">
https://cn.wsj.com/articles/%E4%B8%AD%E5%9B%BD%E6%95%B0%E6%8D%AE%E6%8F%90%E4%BE%9B%E5%95%86%E4%B8%87%E5%BE%97%E6%82%84%E7%84%B6%E9%99%90%E5%88%B6%E6%B5%B7%E5%A4%96%E8%AE%A2%E6%88%B7%E8%AE%BF%E9%97%AE%E6%95%B0%E6%8D%AE-1d7738b9</text:a>
</text:p>
      <!--NEWS-->
      <text:h text:style-name="P10" text:outline-level="1">
<text:span text:style-name="T4">
字节跳动、中石油接替外企进驻香港中环写字楼 (Free Version)</text:span>
</text:h>
      <text:p text:style-name="P4">
Authors: ['Ho-him']</text:p>
      <text:p text:style-name="P4">
Publisher: 英国《金融时报》</text:p>
      <text:p text:style-name="P4">
Time: 2023-05-29T03:56:12+00:00</text:p>
      <text:p text:style-name="P4">
Published Time: 2023-05-28T12:00:99+08:00</text:p>
      <text:p text:style-name="P4">
Modified Time: 2023-05-28T23:52:99+08:00</text:p>
      <text:p text:style-name="P4">
Description: 中国内地企业陆续入驻香港中环商务区的高档办公区，占据疫情后外国集团撤离而腾出的黄金地段。</text:p>
      <text:p text:style-name="P4">
Images: ["<text:a xlink:type="simple" xlink:href="https://thumbor.ftacademy.cn/unsafe/picture/5/000182705_piclink.jpg" text:style-name="Internet_20_link" text:visited-style-name="Visited_20_Internet_20_Link">
000182705_pic...</text:a>
"]</text:p>
      <text:p text:style-name="P4">
Themes: ['商业地产']</text:p>
      <text:p text:style-name="P4">
Keywords: ['商业地产', '香港', '字节跳动', '金融中心', '中国石油']</text:p>
      <text:p text:style-name="P4">
Type: Article</text:p>
      <!--METADATA-->
      <text:p text:style-name="P4">
<draw:frame draw:style-name="fr1" draw:name="Image82" text:anchor-type="as-char" svg:width="6.9236in" svg:height="3.894525in" draw:z-index="0">
<draw:image xlink:href="../Images/FT Chinese Free Version/2023-05-29T03-56-12-00-00/000182705_piclink.jpg" xlink:type="simple" xlink:show="embed" xlink:actuate="onLoad" draw:mime-type="image/jpeg"/>
</draw:frame>
</text:p>
      <text:p text:style-name="P4">
中国内地公司陆续入驻香港中环商务区的高档办公区，占据外国集团在疫情后腾出的黄金地段。</text:p>
      <text:p text:style-name="P4">
据三名知情人士透露，社交媒体平台TikTok的母公司、中国最有价值的科技初创企业之一字节跳动(ByteDance)今年将接替瑞士宝盛银行(JuliusBaer)入驻香港第二高的写字楼内约1.6万平方英尺的办公空间。宝盛银行将搬到一个不太中心的位置。</text:p>
      <text:p text:style-name="P4">
Source: <text:a xlink:type="simple" xlink:href="http://www.ftchinese.com/story/001099787" text:style-name="Internet_20_link" text:visited-style-name="Visited_20_Internet_20_Link">
http://www.ftchinese.com/story/001099787</text:a>
</text:p>
      <!--NEWS-->
      <text:h text:style-name="P10" text:outline-level="1">
<text:span text:style-name="T4">
招公务员政审出新招 交微信抖音登录密码 查网络言论</text:span>
</text:h>
      <text:p text:style-name="P4">
Author: None</text:p>
      <text:p text:style-name="P4">
Publisher: Radio Free Asia (Organization)</text:p>
      <text:p text:style-name="P4">
Published Time: 2023-05-29T04:07:00-04:00</text:p>
      <text:p text:style-name="P4">
Modified Time: 2023-05-29T10:36:42-04:00</text:p>
      <text:p text:style-name="P4">
Description: None</text:p>
      <text:p text:style-name="P4">
Videos: []</text:p>
      <text:p text:style-name="P4">
Audios: ["<text:a xlink:type="simple" xlink:href="https://www.rfa.org/mandarin/yataibaodao/zhengzhi/gt2-052920230405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752145in" draw:z-index="0">
<draw:image xlink:href="../Images/rfamandarin/2023-05-29T04-07-00-04-00/000000.png" xlink:type="simple" xlink:show="embed" xlink:actuate="onLoad" draw:mime-type="image/png"/>
</draw:frame>
网民披露，广东招聘公务员出台新的政治审查内容。应聘者须提供社交账号密码。 <text:a xlink:type="simple" xlink:href="https://www.rfa.org/mandarin/yataibaodao/zhengzhi/gt2-05292023040534.html/@@images/image" text:style-name="Internet_20_link" text:visited-style-name="Visited_20_Internet_20_Link">
</text:a>
网络截图/古亭提供  <text:a xlink:type="simple" xlink:href="https://www.rfa.org/mandarin/yataibaodao/zhengzhi/gt2-05292023040534.html/@@stream" text:style-name="Internet_20_link" text:visited-style-name="Visited_20_Internet_20_Link">
Audio-1-Link：https://www.rfa.org/mandarin/yataibaodao/zhengzhi/gt2-05292023040534.html/@@stream</text:a>
</text:p>
      <text:p text:style-name="P4">
广东省政府部门对应聘公务员提出新的政审标准，应聘公务员除了参加各种考试之外，近期更被要求交出个人抖音、微信、微博等社交媒体登录帐号的密码，核查他们已发表的言论内容。另外，网信办公布最近两个月已经处罚自媒体账号93万个。</text:p>
      <text:p text:style-name="P4">
<text:a xlink:type="simple" xlink:href="https://www.rfa.org/mandarin/yataibaodao/renquanfazhi/gt2-05092023034525.html" text:style-name="Internet_20_link" text:visited-style-name="Visited_20_Internet_20_Link">
 <text:span text:style-name="T4">
广东加强公务员微信群管理 朋友圈禁止负面言论</text:span>
 </text:a>
  * <text:span text:style-name="T4">
<text:a xlink:type="simple" xlink:href="https://www.rfa.org/mandarin/yataibaodao/jingmao/gt-05252023024141.html" text:style-name="Internet_20_link" text:visited-style-name="Visited_20_Internet_20_Link">
 数字人民币从公务员开始 能否普及有待观察 </text:a>
 </text:span>
</text:p>
      <text:p text:style-name="P4">
广东省政府部门在要求公务员备案个人微信群账号后，近期出台新的政治审查标准，其中包括对应聘政府公务员进行更为严格的政治审查。据网民引述公职类教育机构中公教育集团近期消息，“广东公务员政审新变化”显示，当局对应聘公务员增加的其中一个审查环节是：检查政审对象的手机。具体内容是安装了什么社交软件，比如抖音、微信、微博、小红书等所有社交软件，在社交软件上发表了什么、浏览了什么等；检查方式已知的有两种：一是当面打开当场检查；二是把所有社交平台的账号密码要走。确保应聘者“绿色上网，健康社交，务必做到政治立场坚定，思想纯洁。”</text:p>
      <text:p text:style-name="P4">
<text:span text:style-name="T4">
应聘公务员政审过程超乎想像</text:span>
</text:p>
      <text:p text:style-name="P4">
深圳在教育系统工作的李先生本周一（29日）接受本台采访时说，录用公务员的标准极其严格，首先进行资格审查然后进行笔试、资格复审、面试及体检，最严的是政审。他说：“政治审查要调查你有无犯罪记录，在小区的表现，在微信群、QQ群或者网上对社会热点事件发表过哪些评论，要分析你的评论和观点是否与政府一致等等。最后一步是进行公示。我有个朋友据说因为在微信群转发一张图，结果沒当上公务员。”</text:p>
      <text:p text:style-name="P4">
李先生说，由于公务员选拔是异常严格的，政审过程远超过很多人的想像。因此，在收到录取通知前，都不敢保证自己能通过政审。</text:p>
      <text:p text:style-name="P4">
本台五月上旬曾报道，广东省纪律检查委员会和广东省监察委员会四月份印制的《个人微信群备案报告表》，其中一个附件中，要求公务员自查微信群中有无需要汇报的内容，包括歪曲、否定和攻击党史国史；丑化、抹黑党的领袖和英雄模范；鼓吹西方“宪政民主”、“普世价值”及人权议题等七个项目。</text:p>
      <text:p text:style-name="P4">
武汉网民葛先生对当局严格审查应聘公务员，认为当局担忧对社会现状不满的人进入公务员体系。他对本台说，现在大部分社会问题的根源在于政府：“我跟身边的朋友、同事聊天，基本上都知道这个政权是什么德行，这个社会的基本面目，中国社会的不公正、不公平，问题出在哪里，其实大家都明白。”</text:p>
      <text:p text:style-name="P4">
广东省纪律检查委员会和广东省监察委员会今年四月份印制的《个人微信群备案报告表》（网络截图/古亭提供）  <text:a xlink:type="simple" xlink:href="https://www.rfa.org/mandarin/yataibaodao/zhengzhi/gt2-05292023040534.html/m0529-gt2p2.png" text:style-name="Internet_20_link" text:visited-style-name="Visited_20_Internet_20_Link">
</text:a>
</text:p>
      <text:p text:style-name="P4">
<text:span text:style-name="T4">
网信办两个月查处93万自媒体</text:span>
</text:p>
      <text:p text:style-name="P4">
另外，中国各地网信办继续加大对网络言论的清查力度。据新华社上周六报道，3月10日以来，各级网信部门严肃查处各类违规“自媒体”账号；微博、腾讯、抖音、快手等重点平台积极履行信息内容管理主体责任，依法依约处置“自媒体”造谣传谣、假冒仿冒、违规营利等突出问题。截至5月22日，重点平台累计清理违规信息141.09万余条，处置违规账号92.76万余个，其中永久关闭账号6.66万余个。</text:p>
      <text:p text:style-name="P4">
记者：古亭 责编：陈美华、许书婷、嘉远</text:p>
      <text:p text:style-name="P4">
Source: <text:a xlink:type="simple" xlink:href="https://www.rfa.org/mandarin/yataibaodao/zhengzhi/gt2-05292023040534.html" text:style-name="Internet_20_link" text:visited-style-name="Visited_20_Internet_20_Link">
https://www.rfa.org/mandarin/yataibaodao/zhengzhi/gt2-05292023040534.html</text:a>
</text:p>
      <!--NEWS-->
      <text:h text:style-name="P10" text:outline-level="1">
<text:span text:style-name="T4">
赴华商务旅行规则已变 (Free Version)</text:span>
</text:h>
      <text:p text:style-name="P4">
Author: Dan Strumpf</text:p>
      <text:p text:style-name="P4">
Publisher: 华尔街日报中文网</text:p>
      <text:p text:style-name="P4">
Published Time: 2023-05-29T05:30:00.000Z</text:p>
      <text:p text:style-name="P4">
Modified Time: 2023-05-29T05:30:00.000Z</text:p>
      <text:p text:style-name="P4">
Created Time: 2023-05-29T03:14:00.000Z</text:p>
      <text:p text:style-name="P4">
Description: 中国正在对商业开放，但对于计划前往中国的高管来说，规则已经改变。</text:p>
      <text:p text:style-name="P4">
Images: []</text:p>
      <text:p text:style-name="P4">
Categories: ['国际', '中国']</text:p>
      <text:p text:style-name="P4">
Keywords: SYND,LINK:EN|WP-WSJ-0000922821</text:p>
      <text:p text:style-name="P4">
Type: Article</text:p>
      <!--METADATA-->
      <text:p text:style-name="P4">
中国正在对商业开放，但对于计划前往中国的高管来说，规则已经改变。</text:p>
      <text:p text:style-name="P4">
Source: <text:a xlink:type="simple" xlink:href="https://cn.wsj.com/articles/%E8%B5%B4%E5%8D%8E%E5%95%86%E5%8A%A1%E6%97%85%E8%A1%8C%E6%96%B0%E5%87%86%E5%88%99-1ed7872" text:style-name="Internet_20_link" text:visited-style-name="Visited_20_Internet_20_Link">
https://cn.wsj.com/articles/%E8%B5%B4%E5%8D%8E%E5%95%86%E5%8A%A1%E6%97%85%E8%A1%8C%E6%96%B0%E5%87%86%E5%88%99-1ed7872</text:a>
</text:p>
      <!--NEWS-->
      <text:h text:style-name="P10" text:outline-level="1">
<text:span text:style-name="T4">
空乘歧视风波背后，国泰航空的动荡与困局</text:span>
</text:h>
      <text:p text:style-name="P4">
Creator: TIFFANY MAY</text:p>
      <text:p text:style-name="P4">
Publisher: https://www.facebook.com/nytimeschinese</text:p>
      <text:p text:style-name="P4">
Published Time: 2023-05-29T05:32:07+08:00</text:p>
      <text:p text:style-name="P4">
Description: 国泰航空此前因香港抗议事件陷入动荡，新冠疫情又给该公司带来严重打击。近期其空乘人员嘲笑乘客英语水平事件再次令其陷入舆论漩涡，为其寻求重建的努力蒙上阴影。 Anthony Kwan for The New York Times 国泰航空的空乘人员在国泰航空的香港总部国泰城。</text:p>
      <text:p text:style-name="P4">
Images: ["<text:a xlink:type="simple" xlink:href="https://static01.nyt.com/images/2023/05/26/multimedia/00cathay-survival-01-ghkl/00cathay-survival-01-ghkl-master1050.jpg" text:style-name="Internet_20_link" text:visited-style-name="Visited_20_Internet_20_Link">
00cathay-surv...</text:a>
"]</text:p>
      <text:p text:style-name="P4">
Category: 中国</text:p>
      <text:p text:style-name="P4">
Type: Article</text:p>
      <!--METADATA-->
      <text:p text:style-name="P4">
<draw:frame draw:style-name="fr1" draw:name="Image87" text:anchor-type="as-char" svg:width="6.9236in" svg:height="5.53888in" draw:z-index="0">
<draw:image xlink:href="../Images/cnnytimes/2023-05-29T05-32-07-08-00/00cathay-survival-01-ghkl-master1050.jpg" xlink:type="simple" xlink:show="embed" xlink:actuate="onLoad" draw:mime-type="image/jpeg"/>
</draw:frame>
</text:p>
      <text:p text:style-name="P4">
世界上很少有大型航司像香港的载旗航空国泰那样受到疫情的严重打击，也很少有航司像国泰航空那样为了恢复付出如此巨大的努力。该公司的业务因一些业内最广泛的飞行禁令和隔离要求而遭受重创。而新冠大流行并不是国泰航空麻烦的开始。</text:p>
      <text:p text:style-name="P4">
2019年香港因民主抗议活动而剧烈 <text:a xlink:type="simple" xlink:href="https://www.nytimes.com/interactive/2019/world/asia/hong-kong-protests-arc.html" text:style-name="Internet_20_link" text:visited-style-name="Visited_20_Internet_20_Link">
 动荡</text:a>
时，国泰航空被卷入这场与北京的争端。由于数以千计示威者在机场静坐抗议，导致航班取消或延误，示威者中也包括国泰航空的员工。中国官员威胁要禁止参加抗议活动的机组人员，甚至是那些仅表示支持抗议的机组人员飞往中国。</text:p>
      <text:p text:style-name="P4">
国泰航空内部的动荡日益加剧。该航空公司的行政总裁和董事局主席双双辞职，新的领导人开始打击员工在社交媒体上发表任何可能激怒中国的言论或帖子。</text:p>
      <text:p text:style-name="P4">
2020年，由于疫情导致停飞，国泰航空关闭了子公司国泰港龙航空。国泰在澳大利亚爱丽丝泉的沙漠中存放了70架飞机，并解雇了5300名驻香港的员工。随着香港延长强制隔离时间，一些机组人员不得不进入为期三到四周的“<text:a xlink:type="simple" xlink:href="https://www.cathaypacific.com/cx/en_HK/offers/cathay-stories/closed-loop.html" text:style-name="Internet_20_link" text:visited-style-name="Visited_20_Internet_20_Link">
 闭环 </text:a>
 ”轮班，忍受数周不能回家的生活，这对员工的士气是极大的打击。</text:p>
      <text:p text:style-name="P4">
如今，国泰航空仍在想方设法招聘足够的飞行员、机组人员和其他员工，以便与其他航司竞争。该公司首席执行官林绍波今年1月在发给员工的一段视频信息中说，其竞争对手“变得更精简、更健康，急于从我们这里抢走客户”，他试图让大家围绕一项“生存和发展”的计划团结起来。直到3月，国泰航空的客运运力才恢复到疫情前的50%。</text:p>
      <text:p text:style-name="P4">
</text:p>
      <text:p text:style-name="P4">
2020年，国泰航空和国泰港龙的飞机存放在澳大利亚北领地爱丽丝泉的亚太飞机存储设施。  David Gray/Bloomberg</text:p>
      <text:p text:style-name="P4">
但问题依然存在。上周，林绍波在一份内部备忘录中告诉国泰航空的员工，一段机组人员嘲笑一名乘客英语水平的录音在网上疯传，三名员工因此被解雇。林绍波说，这些员工“严重损害了香港和国泰航空的形象”。</text:p>
      <text:p text:style-name="P4">
这件事提醒人们，在处理同中国的关系时，国泰航空面临着棘手的任务。中国是该航司的一个重要市场，但在对香港和世界其他地区关闭近三年之后，中国经济仍在复苏。疫情暴发前，国泰航空从香港飞往<text:a xlink:type="simple" xlink:href="https://www.cathaypacific.com/content/dam/cx/about-us/investor-relations/interim-annual-reports/en/2022_cx_interim_report_en.pdf" text:style-name="Internet_20_link" text:visited-style-name="Visited_20_Internet_20_Link">
 35个国家的119个地方 </text:a>
，其中包括中国的26个目的地。从中国各城市出发的航班时间方便了乘客夜间在香港转机，并在上午或下午早些时候抵达美国或欧洲。</text:p>
      <text:p text:style-name="P4">
广告</text:p>
      <text:p text:style-name="P4">
在2022年1月奥密克戎疫情最严重的时候，香港政府禁止来自美国、澳大利亚和英国等国家的航班入境，当时国泰仅发挥了2%的客运能力。</text:p>
      <text:p text:style-name="P4">
该航空公司在一份声明中表示，其目标是到2023年底恢复70%的客运航班运力和80个目的地，每周有160个航班飞往中国大陆的16个机场。</text:p>
      <text:p text:style-name="P4">
即使在香港取消了与新冠相关的规定和隔离要求之后，北京对这个前英国殖民地的坚定影响仍威胁着香港几十年来作为一个有吸引力的自由商业目的地的声誉。</text:p>
      <text:p text:style-name="P4">
</text:p>
      <text:p text:style-name="P4">
国泰航空的机组人员在1月份的一次飞行后。 28  Darryl Dyck/The Canadian Press, via Associated Press</text:p>
      <text:p text:style-name="P4">
正如香港是世界通往中国的门户一样，国泰航空是连接亚洲新兴经济体与纽约、伦敦和巴黎的先锋。它成立于1946年，是香港最重要的品牌之一，以准时和优质服务而闻名。该机场的<text:a xlink:type="simple" xlink:href="https://www.hongkongairport.com/en/media-centre/press-release/2022/pr_1619" text:style-name="Internet_20_link" text:visited-style-name="Visited_20_Internet_20_Link">
 第三条跑道于去年启用 </text:a>
 ，以适应北京将香港、澳门和广东省的九个城市整合成名为大湾区的科技中心的计划。</text:p>
      <text:p text:style-name="P4">
国泰航空表示预计明年才会完全复苏。该公司最紧迫的挑战是恢复飞行员和机组人员的数量，并增加航班运力。</text:p>
      <text:p text:style-name="P4">
</text:p>
      <text:p text:style-name="P4">
香港国际机场的国泰航空柜台前排队的旅客。  Anthony Kwan for The New York Times</text:p>
      <text:p text:style-name="P4">
为了削减成本，国泰航空将飞行员的基本工资削减了约40%，这激怒了许多机组人员。今年1月，国泰航空减少了每个航班上的空乘人员数量，并缩短了长途航班之间的恢复时间，为此，国泰航空公司空中服务员工会发起了“按章工作”活动：劝阻空乘人员执行超出公司准则范围的任务。香港机场管理局的官员今年5月表示，他们注意到国泰航空的飞行员中存在降低滑行速度的趋势，这是因为该公司新的薪酬结构实际上挫伤了他们提前完成航班的积极性。</text:p>
      <text:p text:style-name="P4">
“他们说我们得过紧日子，但如果你连公司都没了，省钱就没有多大意义，”飞行员工会香港航空机组人员协会主席保罗·韦瑟里特说，他在国泰航空担任了近30年的飞行员。“这就是他们现在的处境。公司只剩一半了。”</text:p>
      <text:p text:style-name="P4">
广告</text:p>
      <text:p text:style-name="P4">
在2019年之前，该航空公司有3840名飞行员。据航空机组人员协会称，自那以来，已有1900人辞职。机长，也就是最高级的飞行员的数量已经减少了一半。虽然国泰航空在2021年和2022年从关闭的国泰港龙部门重新雇佣了数十名飞行员，但许多人在接受聘用时不得不减薪和降职。疫情期间缺少飞行，拖累了第一副驾驶和第二副驾驶成为机长所需的培训进程。许多高级飞行员教官和飞行模拟器教官辞职。</text:p>
      <text:p text:style-name="P4">
尽管处境艰难，但一些行业分析师对国泰航空将复苏持乐观态度。该公司去年报告了自2019年以来的首次年度利润。该公司的航班上座率约为90%，这比疫情前的情况要好，高票价也有助于提高收入。疫情期间，货运航班的业务维持了该航空公司的运营。</text:p>
      <text:p text:style-name="P4">
</text:p>
      <text:p text:style-name="P4">
香港航空机组人员协会主席保罗·韦瑟里特上周在香港国际机场。  Anthony Kwan for The New York Times</text:p>
      <text:p text:style-name="P4">
但对于国泰航空来说，没有一个市场比中国更重要，同时又可能带来如此多的困扰。</text:p>
      <text:p text:style-name="P4">
最近的麻烦源于5月21日从中国西南城市成都飞往香港的一名乘客的投诉，这位乘客上传了一段 <text:a xlink:type="simple" xlink:href="https://www.xiaohongshu.com/user/profile/6274c7cc000000002102aee6/646b3f1500000000130129a7" text:style-name="Internet_20_link" text:visited-style-name="Visited_20_Internet_20_Link">
 录音</text:a>
，其中可以听到空乘人员在厨房嘲笑一名乘客，后者似乎在要毯子时说成了“地毯”。“如果你不会用英语说‘毯子’，你就没毯子用，”一名空乘人员在录音中说。</text:p>
      <text:p text:style-name="P4">
这段录音在中国社交媒体上引发了热议，人们纷纷发帖，谈论他们认为国泰航空的空乘人员冷落大陆乘客的往事。官方媒体新华社批评该航空公司“傲慢”“服务差”、缺乏诚意。一篇社论的标题写道《老毛病老不改，国泰航空飞不远》。</text:p>
      <text:p text:style-name="P4">
香港特首李家超也加入了谴责行列。“涉事空中服务员的言行伤害了香港和内地同胞的感情，破坏了香港一向的尊重、有礼的文化和价值观，”他在Facebook上写道。</text:p>
      <text:p text:style-name="P4">
广告</text:p>
      <text:p text:style-name="P4">
国泰航空周二在微博上道歉，并表示将展开调查。截至周三，三名空乘人员被解雇。</text:p>
      <text:p text:style-name="P4">
“我们必须迅速做出反应，采取行动，这对保护公司乃至全体员工的利益是必要的，”林绍波在周四发给员工的内部备忘录中写道。</text:p>
      <text:p text:style-name="P4">
</text:p>
      <text:p text:style-name="P4">
去年在香港，新冠大流行后的第一个招聘日，一名国泰航空的空乘人员与申请者交谈。  Tyrone Siu/Reuters</text:p>
      <text:p text:style-name="P4">
他还说，这些言论对该航空公司的声誉是一个打击。“虽然这一事件给我们的重建之旅带来了挫折，但让我们把它当作一个宝贵的教训，”他写道。</text:p>
      <text:p text:style-name="P4">
Source: <text:a xlink:type="simple" xlink:href="https://cn.nytimes.com/china/20230529/cathay-pacific-hong-kong/" text:style-name="Internet_20_link" text:visited-style-name="Visited_20_Internet_20_Link">
https://cn.nytimes.com/china/20230529/cathay-pacific-hong-kong/</text:a>
</text:p>
      <!--NEWS-->
      <text:h text:style-name="P10" text:outline-level="1">
<text:span text:style-name="T4">
美国主导的“印太经济框架”取得初步胜利，但分歧显现 (Free Version)</text:span>
</text:h>
      <text:p text:style-name="P4">
Author: Yuka Hayashi</text:p>
      <text:p text:style-name="P4">
Publisher: 华尔街日报中文网</text:p>
      <text:p text:style-name="P4">
Published Time: 2023-05-29T05:40:00.000Z</text:p>
      <text:p text:style-name="P4">
Modified Time: 2023-05-29T05:40:00.000Z</text:p>
      <text:p text:style-name="P4">
Created Time: 2023-05-29T03:37:00.000Z</text:p>
      <text:p text:style-name="P4">
Description: 美国和其他13个亚太地区国家同意扩大供应链合作，这标志着在与中国关系日益紧张的情况下，美国牵头的新倡议取得了初步胜利。但一些国家对于美国“以工人为中心”的贸易政策提出了质疑。</text:p>
      <text:p text:style-name="P4">
Images: []</text:p>
      <text:p text:style-name="P4">
Categories: ['国际']</text:p>
      <text:p text:style-name="P4">
Keywords: SYND,LINK:EN|WP-WSJ-0000925926</text:p>
      <text:p text:style-name="P4">
Type: Article</text:p>
      <!--METADATA-->
      <text:p text:style-name="P4">
美国和其他13个亚太地区国家上周六同意扩大供应链合作，这标志着，在与中国关系日益紧张的情况下，美国牵头的一项 <text:a xlink:type="simple" xlink:href="https://cn.wsj.com/articles/CN-BGH-20220602122635" text:style-name="Internet_20_link" text:visited-style-name="Visited_20_Internet_20_Link">
 加强与该地区友好国家经济联系的新倡议</text:a>
 取得了初步胜利。</text:p>
      <text:p text:style-name="P4">
Source: <text:a xlink:type="simple" xlink:href="https://cn.wsj.com/articles/%E7%BE%8E%E5%9B%BD%E4%B8%BB%E5%AF%BC%E7%9A%84-%E5%8D%B0%E5%A4%AA%E7%BB%8F%E6%B5%8E%E6%A1%86%E6%9E%B6-%E5%8F%96%E5%BE%97%E5%88%9D%E6%AD%A5%E8%83%9C%E5%88%A9-%E4%BD%86%E5%88%86%E6%AD%A7%E6%98%BE%E7%8E%B0-fbf7be7f" text:style-name="Internet_20_link" text:visited-style-name="Visited_20_Internet_20_Link">
https://cn.wsj.com/articles/%E7%BE%8E%E5%9B%BD%E4%B8%BB%E5%AF%BC%E7%9A%84-%E5%8D%B0%E5%A4%AA%E7%BB%8F%E6%B5%8E%E6%A1%86%E6%9E%B6-%E5%8F%96%E5%BE%97%E5%88%9D%E6%AD%A5%E8%83%9C%E5%88%A9-%E4%BD%86%E5%88%86%E6%AD%A7%E6%98%BE%E7%8E%B0-fbf7be7f</text:a>
</text:p>
      <!--NEWS-->
      <text:h text:style-name="P10" text:outline-level="1">
<text:span text:style-name="T4">
六四34周年前夕 彭立发、黎智英等人受美民间团体表彰</text:span>
</text:h>
      <text:p text:style-name="P4">
Author: None</text:p>
      <text:p text:style-name="P4">
Publisher: Radio Free Asia (Organization)</text:p>
      <text:p text:style-name="P4">
Published Time: 2023-05-29T05:41:00-04:00</text:p>
      <text:p text:style-name="P4">
Modified Time: 2023-05-29T09:53: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265831in" draw:z-index="0">
<draw:image xlink:href="../Images/rfamandarin/2023-05-29T05-41-00-04-00/000000.png" xlink:type="simple" xlink:show="embed" xlink:actuate="onLoad" draw:mime-type="image/png"/>
</draw:frame>
 本次活动的海报。（视觉艺术家协会提供） <text:a xlink:type="simple" xlink:href="https://www.rfa.org/mandarin/yataibaodao/renquanfazhi/sc-05292023054105.html/@@images/image" text:style-name="Internet_20_link" text:visited-style-name="Visited_20_Internet_20_Link">
</text:a>
Photo: RFA</text:p>
      <text:p text:style-name="P4">
在六四事件三十四周年到来之际，北京四通桥抗议者彭立发、香港壹传媒创办人黎智英等人受到美国民间团体视觉艺术家协会（Visual ArtistGuild）的表彰。多年以来，该团体在六四纪念日之际持续进行着这样的颁奖活动。</text:p>
      <text:p text:style-name="P4">
<text:a xlink:type="simple" xlink:href="https://www.rfa.org/mandarin/Xinwen/1-04152023114713.html" text:style-name="Internet_20_link" text:visited-style-name="Visited_20_Internet_20_Link">
 <text:span text:style-name="T4">
北京四通桥抗议者彭立发入选美"时代"最有影响力人物</text:span>
 </text:a>
  * <text:span text:style-name="T4">
<text:a xlink:type="simple" xlink:href="https://www.rfa.org/mandarin/yataibaodao/gangtai/jw2-05192023103652.html" text:style-name="Internet_20_link" text:visited-style-name="Visited_20_Internet_20_Link">
 黎智英获"促进自由奖" 司法复核被法院驳回 </text:a>
 </text:span>
</text:p>
      <text:p text:style-name="P4">
<text:span text:style-name="T4">
捍卫言论自由奖：得主表示所有获奖者都站在一起</text:span>
</text:p>
      <text:p text:style-name="P4">
总部设在洛杉矶的视觉艺术家协会负责人刘雅雅在活动开始时致辞说：“经常有人问我们，为什么一直坚持对这么久以前发生的事情的记忆？毕竟已经过去34年了，中国现在是世界第二大经济体。然而，中国从那时起发生了变化吗？正如我们从今年的情况可以看出，对人权和民主的渴望并没有减少，即使在中国压迫越来越严重。”</text:p>
      <text:p text:style-name="P4">
在本次颁奖活动中，共有九人获得视觉艺术家协会颁发的奖项。被广泛认为名叫彭立发的北京四通桥抗议者、正被香港当局关押的香港壹传媒创办人黎智英（JimmyLai）和曾被中国当局关押三十三年、现已去世的藏人僧侣班丹嘉措（PaldenGyatso）以及投身白纸运动的南加州大学学生王涵获得了“捍卫言论自由奖”（Champion of Freedom of Speech Award）。</text:p>
      <text:p text:style-name="P4">
黎智英的儿子黎崇恩（SebastienLai）代表黎智英参加了本次活动，他在发言中说：“天安门广场是我父亲生命中的一个关键时刻。他就是在那时决定创办《苹果日报》并在香港开展民主运动的。所以我相信，他一定会非常感激这个奖项。我请求你们继续广传正发生在我父亲身上的事和正发生在香港的事。”</text:p>
      <text:p text:style-name="P4">
唯一亲身参与了颁奖活动的本届“捍卫言论自由奖”得主王涵告诉记者，他很荣幸能获得这一奖项。这次活动中的获奖者无论是来自中国的异议人士，还是西方人、香港人、藏人，都是站在一起的。在这次活动中，他也代表四通桥抗议者和白纸运动参与者进行领奖。他说道：“我是白纸运动的一员，这个奖不只是颁给我，更是颁给每一个白纸运动中的人，我只是白纸运动的一部分。”</text:p>
      <text:p text:style-name="P4">
<text:span text:style-name="T4">
天安门精神奖：得主包括六四屠杀现场拍摄者</text:span>
</text:p>
      <text:p text:style-name="P4">
另外，国际非政府人权组织中国人权（Human Rights in China）前执行主任谭竞嫦（Sharon KangHom）获得了“天安门精神奖”（Spirit of TiananmenAward）。她在活动中介绍了中国人权自1989年3月成立以来进行的工作：“我们支持了数以百计的勇敢个人和团体，如‘天安门母亲’，揭露正在进行和不断扩大的权利侵害行为，并要求官方承担责任和尊重人的尊严，这是人权的核心和全部目的。”</text:p>
      <text:p text:style-name="P4">
获得相同奖项的人，还包括调查中国当局器官活摘行为的加拿大人权记者大卫·麦塔斯（DavidMatas）、曾记录中国当局六四镇压情形的美国摄影记者凯瑟琳·鲍克奈特（CatherineBauknight），以及已经去世的加州民族领导委员会（California Ethnic LeadershipCouncil）的弗兰克·德·鲍洛格博士（Dr. Frank De Balogh）和加拿大前国会议员大卫·乔高（DavidKilgour）。在生前，弗兰克·德·鲍洛格曾长期关注共产主义对东欧的压迫，大卫·乔高则曾与大卫·麦塔斯合作揭露中国当局的器官活摘行为。</text:p>
      <text:p text:style-name="P4">
大卫·麦塔斯在获奖感言中，发出了他的呼吁，表示在发声时承受着更小风险的人，应该为那些无法发声的人们说话。他谈到了他和大卫·乔高对中国当局器官活摘行为的抗议，表示：“我们说的是中国的受害者群体想说的话。通过这样做，我们不仅在反对中国的器官移植滥用，我们也在支持表达自由。”</text:p>
      <text:p text:style-name="P4">
凯瑟琳·鲍克奈特则在讲话当中，讲述了她在1989年6月3日晚上北京屠杀现场的经历。她回忆当时的情形表示：“在我到达天安门广场四十五分钟后，士兵们开始射击成群和平抗议的无辜的人们，据报道这些人们约有数以万计之多。他们带我穿过一条人群中的通道，帮助我在这一事件发生时把它拍摄下来。”</text:p>
      <text:p text:style-name="P4">
记者：孙诚</text:p>
      <text:p text:style-name="P4">
Source: <text:a xlink:type="simple" xlink:href="https://www.rfa.org/mandarin/yataibaodao/renquanfazhi/sc-05292023054105.html" text:style-name="Internet_20_link" text:visited-style-name="Visited_20_Internet_20_Link">
https://www.rfa.org/mandarin/yataibaodao/renquanfazhi/sc-05292023054105.html</text:a>
</text:p>
      <!--NEWS-->
      <text:h text:style-name="P10" text:outline-level="1">
<text:span text:style-name="T4">
仰慕型消费者若缩减支出，奢侈品类股抗跌性或被削弱 (Free Version)</text:span>
</text:h>
      <text:p text:style-name="P4">
Author: Carol Ryan</text:p>
      <text:p text:style-name="P4">
Publisher: 华尔街日报中文网</text:p>
      <text:p text:style-name="P4">
Published Time: 2023-05-29T06:05:00.000Z</text:p>
      <text:p text:style-name="P4">
Modified Time: 2023-05-29T06:05:00.000Z</text:p>
      <text:p text:style-name="P4">
Created Time: 2023-05-29T04:53:00.000Z</text:p>
      <text:p text:style-name="P4">
Description: 根据波士顿咨询公司的预测，到2025年，最富有购物者将贡献60%的奢侈品销售额。但该行业仍需要仰慕型消费者来贡献大量交易额。如果这些消费者正在勒紧裤腰带，奢侈品股可能不会像投资者希望的那样抗跌。</text:p>
      <text:p text:style-name="P4">
Images: []</text:p>
      <text:p text:style-name="P4">
Categories: ['金融市场', '股闻天下']</text:p>
      <text:p text:style-name="P4">
Keywords: SYND,LINK:EN|WP-WSJ-0000922958</text:p>
      <text:p text:style-name="P4">
Type: Article</text:p>
      <!--METADATA-->
      <text:p text:style-name="P4">
爱马仕(Hermes)销售50美元一套的硬纸板指甲锉和105美元一管的护手霜。奢侈品牌每年都会向那些买不起1万美元手袋的消费者提供数以百万计的这类小玩意。</text:p>
      <text:p text:style-name="P4">
Source: <text:a xlink:type="simple" xlink:href="https://cn.wsj.com/articles/%E4%BB%B0%E6%85%95%E5%9E%8B%E6%B6%88%E8%B4%B9%E8%80%85%E8%8B%A5%E7%BC%A9%E5%87%8F%E6%94%AF%E5%87%BA-%E5%A5%A2%E4%BE%88%E5%93%81%E7%B1%BB%E8%82%A1%E6%8A%97%E8%B7%8C%E6%80%A7%E6%88%96%E8%A2%AB%E5%89%8A%E5%BC%B1-f947d95f" text:style-name="Internet_20_link" text:visited-style-name="Visited_20_Internet_20_Link">
https://cn.wsj.com/articles/%E4%BB%B0%E6%85%95%E5%9E%8B%E6%B6%88%E8%B4%B9%E8%80%85%E8%8B%A5%E7%BC%A9%E5%87%8F%E6%94%AF%E5%87%BA-%E5%A5%A2%E4%BE%88%E5%93%81%E7%B1%BB%E8%82%A1%E6%8A%97%E8%B7%8C%E6%80%A7%E6%88%96%E8%A2%AB%E5%89%8A%E5%BC%B1-f947d95f</text:a>
</text:p>
      <!--NEWS-->
      <text:h text:style-name="P10" text:outline-level="1">
<text:span text:style-name="T4">
朝鮮預告發射「衛星」 日本：威脅領土就擊落</text:span>
</text:h>
      <text:p text:style-name="P4">
Author: None (Language: zh)</text:p>
      <text:p text:style-name="P4">
Publisher: None</text:p>
      <text:p text:style-name="P4">
Time: 2023-05-29T06:20:00Z</text:p>
      <text:p text:style-name="P4">
Description: 日本認為，朝鮮所謂的「衛星」發射將包含彈道導彈發射，對此日相岸田文雄說，此舉將違背聯合國的決議。</text:p>
      <text:p text:style-name="P4">
Videos: []</text:p>
      <text:p text:style-name="P4">
Images: []</text:p>
      <text:p text:style-name="P4">
Subject: 时政风云</text:p>
      <text:p text:style-name="P4">
Subjects: ['韩国', '岛屿主权争端', '日本', '朝鲜', '金正恩']</text:p>
      <text:p text:style-name="P4">
Keywords: ['朝鲜', '韩国', '日本', '间谍卫星', '弹道导弹', '朝鲜半岛']</text:p>
      <text:p text:style-name="P4">
ID: 65761319</text:p>
      <!--METADATA-->
      <text:p text:style-name="P4">
<text:a xlink:type="simple" xlink:href="https://www.dw.com/zh/overlay/image/article/65761319/65647908" text:style-name="Internet_20_link" text:visited-style-name="Visited_20_Internet_20_Link">
 </text:a>
</text:p>
      <text:p text:style-name="P4">
朝鮮官媒5月16日釋出影像，顯示朝鮮領導人金正恩父女在觀賞「火星18」固態燃料彈道導彈試射。</text:p>
      <text:p text:style-name="P4">
（德國之聲中文網）日本防衛省週一（5月29日）將其彈道導彈防禦系統設為警戒狀態，並警告說，若有任何飛行物威脅日本領土，就會將之擊落。韓國則緊急召開國家安全會議，並警告若朝鮮執意發射，將付出相應代價。</text:p>
      <text:p text:style-name="P4">
路透社指出，這是日本防衛省自2016年以來，首度對朝鮮的太空發射行動做出回應。一名防衛省的發言人說，日本預期這次會像2016年一樣，朝鮮載運衛星的火箭將飛越日本的西南島鏈。</text:p>
      <text:p text:style-name="P4">
稍早，日本放送協會（NHK）等日媒首先指出，朝鮮通知了日本海上保安廳，稱其將在5月31日至6月11日之間發射衛星。路透社、美聯社隨後報導，日本已證實此事，並稱影響範圍包含黃海、東海以及菲律賓呂宋島東部的水域；日本政府已向附近船隻示警。</text:p>
      <text:p text:style-name="P4">
日本內閣官房長官松野博一在記者會上表示：「政府認識到，該衛星有可能越過我國的領土。」</text:p>
      <text:p text:style-name="P4">
據日本首相辦公室的說法，朝鮮雖稱之為「衛星」，但發射過程中很可能包含彈道導彈。美聯社指出，發射衛星到太空，會使用到被聯合國安理會禁止的長程導彈科技。松野博一說，朝鮮此舉將違背聯合國決議，對日本和區域的和平安全構成威脅。</text:p>
      <text:p text:style-name="P4">
日本首相岸田文雄已下令相關單位蒐集、分析資訊，同時與美國、韓國合作，並強烈敦促朝鮮保持克制，勿發射導彈。</text:p>
      <text:p text:style-name="P4">
</text:p>
      <text:p text:style-name="P4">
圖為日本首相岸田文雄5月20日出席七國集團（G7）峰會。</text:p>
      <text:h text:style-name="P12" text:outline-level="3">
<text:span text:style-name="T4">
朝鮮打算做什麼？</text:span>
</text:h>
      <text:p text:style-name="P4">
4月，朝鮮官媒曾稱， <text:a xlink:type="simple" xlink:href="https://www.dw.com/zh/zh/金正恩朝鲜即将发射首枚间谍卫星/a-65373347" text:style-name="Internet_20_link" text:visited-style-name="Visited_20_Internet_20_Link">
 該國第1枚偵察衛星已準備就緒</text:a>
，領導人金正恩5月中更曾前往視察，並批准了接下來的發射計劃。分析人士說，此衛星是朝鮮監控計劃的一環，其中也包含無人機科技，其目的是為了在有一天開戰時提高打擊目標的能力。</text:p>
      <text:p text:style-name="P4">
針對朝鮮的衛星發射，日本早已開始做相關準備。今年4月，日本曾派出一艘驅逐艦到東海，上面搭載標準3型防空導彈（Standard Missile-3,SM-3），該導彈有能力擊中太空的目標物；此外，日本5月還宣布將在沖繩部署愛國者3型防空導彈（PAC-3），可打擊較接近地面的目標。</text:p>
      <text:p text:style-name="P4">
上週，韓國發射了首枚商業衛星到太空，可能有助於韓國在今年稍晚時發射其第一枚軍用衛星上軌道，並製造出更強大的導彈。美聯社稱，有專家認為金正恩會希望比韓國早一步讓偵察衛星上太空。</text:p>
      <text:p text:style-name="P4">
朝鮮曾於2012年和2016年發射觀測地球的衛星上軌道；儘管該國展現出發射衛星的能力，但其衛星的實際功用引發外界質疑，因為先前的衛星未能傳輸圖像回來；從官媒近期公布的影像來看，其設備也顯得太小、太粗糙，可能不支持高解析度的衛星圖像。</text:p>
      <text:p text:style-name="P4">
近幾個月來，朝鮮頻繁 <text:a xlink:type="simple" xlink:href="https://www.dw.com/zh/zh/不滿美韓軍演-朝鮮證實核空爆試驗/a-65130515" text:style-name="Internet_20_link" text:visited-style-name="Visited_20_Internet_20_Link">
 測試武器 </text:a>
和試射導彈，其中包含 <text:a xlink:type="simple" xlink:href="https://www.dw.com/zh/zh/朝鮮證實試射新型導彈-專家未來或繼續試射/a-65298758" text:style-name="Internet_20_link" text:visited-style-name="Visited_20_Internet_20_Link">
 新型的固態燃料洲際彈道導彈 </text:a>
。上週，韓國與美國在朝鮮邊境附近舉行聯合實彈軍演之後，朝鮮官媒朝中社（KCNA）週一警告說，韓、美的「侵略戰爭設想」將面臨後果：「他們在（朝鮮）軍隊眼皮底下做出這種魯莽行為和危險的戰爭博弈，我們想問他們能否應對這帶來的後果。」</text:p>
      <text:p text:style-name="P4">
</text:p>
      <text:p text:style-name="P4">
朝鮮官媒5月17日釋出影像，顯示朝鮮領導人金正恩視察該國第一枚偵察衛星情況。</text:p>
      <text:p text:style-name="P4">
（綜合報導）</text:p>
      <text:p text:style-name="P4">
Source: <text:a xlink:type="simple" xlink:href="https://www.dw.com/zh/朝鮮預告發射「衛星」-日本：威脅領土就擊落/a-65761319" text:style-name="Internet_20_link" text:visited-style-name="Visited_20_Internet_20_Link">
https://www.dw.com/zh/朝鮮預告發射「衛星」-日本：威脅領土就擊落/a-65761319?maca=chi-rss-chi-all-1127-rdf</text:a>
</text:p>
      <!--NEWS-->
      <text:h text:style-name="P10" text:outline-level="1">
<text:span text:style-name="T4">
涉及强迫劳动的中国商品如何进入美国？一个贸易漏洞就可以了 (Free Version)</text:span>
</text:h>
      <text:p text:style-name="P4">
Author: Josh Zumbrun</text:p>
      <text:p text:style-name="P4">
Publisher: 华尔街日报中文网</text:p>
      <text:p text:style-name="P4">
Published Time: 2023-05-29T06:40:00.000Z</text:p>
      <text:p text:style-name="P4">
Modified Time: 2023-05-29T06:40:00.000Z</text:p>
      <text:p text:style-name="P4">
Created Time: 2023-05-29T05:09:00.000Z</text:p>
      <text:p text:style-name="P4">
Description: 美国努力阻止从中国进口强迫劳动制造的产品，但存在一个大问题。数亿件来自中国的包裹以“微量”类包裹的名义免关税进入美国，基本不会受到检查。</text:p>
      <text:p text:style-name="P4">
Images: []</text:p>
      <text:p text:style-name="P4">
Categories: ['国际']</text:p>
      <text:p text:style-name="P4">
Keywords: SYND,LINK:EN|WP-WSJ-0000920401</text:p>
      <text:p text:style-name="P4">
Type: Article</text:p>
      <!--METADATA-->
      <text:p text:style-name="P4">
美国努力阻止从中国进口强迫劳动制造的产品，但存在一个大问题。或者说，有4.46亿个小问题。</text:p>
      <text:p text:style-name="P4">
Source: <text:a xlink:type="simple" xlink:href="https://cn.wsj.com/articles/%E6%B6%89%E5%8F%8A%E5%BC%BA%E8%BF%AB%E5%8A%B3%E5%8A%A8%E7%9A%84%E4%B8%AD%E5%9B%BD%E5%95%86%E5%93%81%E5%A6%82%E4%BD%95%E8%BF%9B%E5%85%A5%E7%BE%8E%E5%9B%BD-%E4%B8%80%E4%B8%AA%E8%B4%B8%E6%98%93%E6%BC%8F%E6%B4%9E%E5%B0%B1%E5%8F%AF%E4%BB%A5%E4%BA%86-3900e645" text:style-name="Internet_20_link" text:visited-style-name="Visited_20_Internet_20_Link">
https://cn.wsj.com/articles/%E6%B6%89%E5%8F%8A%E5%BC%BA%E8%BF%AB%E5%8A%B3%E5%8A%A8%E7%9A%84%E4%B8%AD%E5%9B%BD%E5%95%86%E5%93%81%E5%A6%82%E4%BD%95%E8%BF%9B%E5%85%A5%E7%BE%8E%E5%9B%BD-%E4%B8%80%E4%B8%AA%E8%B4%B8%E6%98%93%E6%BC%8F%E6%B4%9E%E5%B0%B1%E5%8F%AF%E4%BB%A5%E4%BA%86-3900e645</text:a>
</text:p>
      <!--NEWS-->
      <text:h text:style-name="P10" text:outline-level="1">
<text:span text:style-name="T4">
要求259家企業還款 武漢官方罕見登報催債</text:span>
</text:h>
      <text:p text:style-name="P4">
Author: None (Language: zh)</text:p>
      <text:p text:style-name="P4">
Publisher: None</text:p>
      <text:p text:style-name="P4">
Time: 2023-05-29T06:44:00Z</text:p>
      <text:p text:style-name="P4">
Description: 中國武漢市財政局罕見登報向259家企業或單位催債，引發各界高度關注。這也讓中國政府在新冠疫情後的地方債務問題，再次浮上檯面。</text:p>
      <text:p text:style-name="P4">
Videos: []</text:p>
      <text:p text:style-name="P4">
Images: []</text:p>
      <text:p text:style-name="P4">
Subject: 经济纵横</text:p>
      <text:p text:style-name="P4">
Subjects: ['德中关系', '岛屿主权争端', '专题报道：全景观看“习马会”', '中国', '专题报道：新型冠状病毒', '专题报道：中国经济何处去？', '中共十九大']</text:p>
      <text:p text:style-name="P4">
Keywords: ['武汉', '中国', '中国经济', '地方债务', '财政', '清零政策']</text:p>
      <text:p text:style-name="P4">
ID: 65761424</text:p>
      <!--METADATA-->
      <text:p text:style-name="P4">
<text:a xlink:type="simple" xlink:href="https://www.dw.com/zh/overlay/image/article/65761424/64272420" text:style-name="Internet_20_link" text:visited-style-name="Visited_20_Internet_20_Link">
 </text:a>
</text:p>
      <text:p text:style-name="P4">
武漢官方罕見在官方媒體刊登公告催債，引發外界關注，圖為今年1月的武漢火車站（資料照）</text:p>
      <text:p text:style-name="P4">
（德國之聲中文網）中國武漢市政府財政局以及國有的武漢長江資產經營管理有限公司，上週五（5月26日）罕見在當地的官方媒體《長江日報》，刊登了一則「債務催收聯合公告」，要求表列的259家企業立即償還所積欠的款項，引發各界關注。</text:p>
      <text:p text:style-name="P4">
根據《長江日報》公佈的名單，這259家企業或單位的債務總額約為人民幣3億元，各家的積欠金額從人民幣1萬多元，到人民幣2300多萬元之間不等。但這只是截至2018年12月為止的未償債務。</text:p>
      <text:p text:style-name="P4">
《長江日報》是中共武漢市委的官方媒體，這份催債名單在該報第10版以全版刊出，引發外界議論， <text:a xlink:type="simple" xlink:href="https://www.dw.com/zh/zh/德语媒体中国地方政府陷入债务危机/a-63331534" text:style-name="Internet_20_link" text:visited-style-name="Visited_20_Internet_20_Link">
 認為這是不尋常的新催債手法</text:a>
 。</text:p>
      <text:p text:style-name="P4">
值得一提的是，這259家企業和單位的性質不一，包含國有企業、也有外資企業和私營企業，甚至還有其他的政府單位。例如，武漢市財政局也將武漢市下屬的5個區的財政局，列入了這份借款的未還單位之中。</text:p>
      <text:p text:style-name="P4">
在這份名單中，以東風武漢輕型汽車公司欠款最多，欠款本金為人民幣2354萬元；而統一集團也被公告欠款人民幣1000萬元。</text:p>
      <text:h text:style-name="P12" text:outline-level="3">
<text:span text:style-name="T4">
知名企業澄清</text:span>
</text:h>
      <text:p text:style-name="P4">
武漢官方在《長江日報》的公告中表示，已通過各種方式通知債務人欠款並催收款項，但「提到的債務人和擔保人，仍未償還債務」。</text:p>
      <text:p text:style-name="P4">
德國之聲週一查詢時發現，《長江日報》網絡電子版已將5月26日原刊於第10版的「債務催收聯合公告」下架。</text:p>
      <text:p text:style-name="P4">
中國媒體《第一財經日報》29日報導，中國知名汽車製造商東風汽車集團回應，該公告中提及的東風武漢輕型汽車，與東風汽車集團無任何股權關係和業務往來，東風汽車集團與武漢市財政局、武漢長江資產經營管理公司也無債權和債務關係。</text:p>
      <text:p text:style-name="P4">
台灣《中國時報》報導，台灣統一企業28日也向媒體澄清，武漢財政局公告中提到欠款人民幣1000萬元的統一集團，並非台灣統一企業旗下的組織機構，且統一企業旗下子公司也未與武漢當地政府借款。</text:p>
      <text:p text:style-name="P4">
</text:p>
      <text:p text:style-name="P4">
欠款單位中包含了東風武漢輕型汽車和統一集團，但遭到企業否認與其有關，圖為東風汽車集團推出的T5電動汽車（資料照）</text:p>
      <text:h text:style-name="P12" text:outline-level="3">
<text:span text:style-name="T4">
地方財政吃緊？</text:span>
</text:h>
      <text:p text:style-name="P4">
香港《南華早報》報導，武漢市政府採取不尋常的催款行動之際，中國地方政府正努力應對日益嚴重的財務困境，部分原因即是過去3年新冠病毒防疫政策所造成的高昂成本。</text:p>
      <text:p text:style-name="P4">
自去年底放棄對新冠疫情的清零政策以來，中國一直試圖讓經濟重回正軌，但經濟復甦表現並不理想，尤其製造業和私營部門的表現不如預期。今年4月份的中國經濟指標還表明，中國的經濟增長正在失去動力。</text:p>
      <text:p text:style-name="P4">
根據中國國家統計局5月27日公佈的數據，雖然今年4月份中國工業企業利潤同比成長了3.7%，但前4個月的中國工業企業利潤合計則年減20.6%。</text:p>
      <text:p text:style-name="P4">
中國國家統計局表示：「我們面臨複雜的國際環境和國內需求不足。工業利潤持續回升存在諸多困難。」</text:p>
      <text:p text:style-name="P4">
路透社報導，與中國大多數地方一樣，武漢市政府的收入近年來受到新冠疫情、步履蹣跚的經濟和 <text:a xlink:type="simple" xlink:href="https://www.dw.com/zh/zh/毫无希望-中国购房者对开发商失去了耐心/a-62792711" text:style-name="Internet_20_link" text:visited-style-name="Visited_20_Internet_20_Link">
 長期房地產崩盤的拖累</text:a>
。根據武漢官方發布的數據，武漢市政府2023年第一季財政收入減少了8.5%。</text:p>
      <text:p text:style-name="P4">
</text:p>
      <text:p text:style-name="P4">
武漢官方今年的財政收入下降，恐引發地方債務危機，圖為今年2月退休群體在武漢抗議（資料照）</text:p>
      <text:p text:style-name="P4">
（綜合報導）</text:p>
      <text:p text:style-name="P4">
Source: <text:a xlink:type="simple" xlink:href="https://www.dw.com/zh/要求259家企業還款-武漢官方罕見登報催債/a-65761424" text:style-name="Internet_20_link" text:visited-style-name="Visited_20_Internet_20_Link">
https://www.dw.com/zh/要求259家企業還款-武漢官方罕見登報催債/a-65761424?maca=chi-rss-chi-all-1127-rdf</text:a>
</text:p>
      <!--NEWS-->
      <text:h text:style-name="P10" text:outline-level="1">
<text:span text:style-name="T4">
中国经济疫后复苏显得乏力 (Free Version)</text:span>
</text:h>
      <text:p text:style-name="P4">
Authors: ['Ho-him']</text:p>
      <text:p text:style-name="P4">
Publisher: 英国《金融时报》</text:p>
      <text:p text:style-name="P4">
Time: 2023-05-29T06:55:15+00:00</text:p>
      <text:p text:style-name="P4">
Published Time: 2023-05-28T12:00:99+08:00</text:p>
      <text:p text:style-name="P4">
Modified Time: 2023-05-29T02:53:99+08:00</text:p>
      <text:p text:style-name="P4">
Description: 房地产销售、工业产出和消费数据均表现疲软，削弱了人们对中国经济增长会快速反弹的信心。</text:p>
      <text:p text:style-name="P4">
Images: ["<text:a xlink:type="simple" xlink:href="https://thumbor.ftacademy.cn/unsafe/picture/5/000178335_piclink.jpeg" text:style-name="Internet_20_link" text:visited-style-name="Visited_20_Internet_20_Link">
000178335_pic...</text:a>
"]</text:p>
      <text:p text:style-name="P4">
Themes: ['中国经济']</text:p>
      <text:p text:style-name="P4">
Keywords: ['中国经济', '就业']</text:p>
      <text:p text:style-name="P4">
Type: Article</text:p>
      <!--METADATA-->
      <text:p text:style-name="P4">
<draw:frame draw:style-name="fr1" draw:name="Image101" text:anchor-type="as-char" svg:width="6.9236in" svg:height="4.868156in" draw:z-index="0">
<draw:image xlink:href="../Images/FT Chinese Free Version/2023-05-29T06-55-15-00-00/000178335_piclink.jpeg" xlink:type="simple" xlink:show="embed" xlink:actuate="onLoad" draw:mime-type="image/jpeg"/>
</draw:frame>
</text:p>
      <text:p text:style-name="P4">
对Anna Li而言，今年是她记忆中在中国找工作最难的一年——甚至比疫情期间还难。</text:p>
      <text:p text:style-name="P4">
“我已经投了半年简历。我真的快累死了，但我一份录用通知书也没有收到。”这位来自中国东部富裕省份山东的25岁毕业生说。即使她能找到一份工作，办公室工作的薪水通常也难以维持生计，她补充说。</text:p>
      <text:p text:style-name="P4">
Source: <text:a xlink:type="simple" xlink:href="http://www.ftchinese.com/story/001099788" text:style-name="Internet_20_link" text:visited-style-name="Visited_20_Internet_20_Link">
http://www.ftchinese.com/story/001099788</text:a>
</text:p>
      <!--NEWS-->
      <text:h text:style-name="P10" text:outline-level="1">
<text:span text:style-name="T4">
乌克兰提议对伊朗实施大规模制裁</text:span>
</text:h>
      <text:p text:style-name="P4">
Author: VOA</text:p>
      <text:p text:style-name="P4">
Publisher: 美国之音中文网 (Type: NewsMediaOrganization)</text:p>
      <text:p text:style-name="P4">
Published Time: 2023-05-29T06:56:58+08:00</text:p>
      <text:p text:style-name="P4">
Modified Time: 2023-05-29 14:22:49Z</text:p>
      <text:p text:style-name="P4">
Description: 乌克兰总统泽连斯基周日提出了一项法案，提议对伊朗实施为期 50 年的额外制裁。 该草案是在俄罗斯一夜之间用伊朗制造的无人机大规模袭击基辅之后发布的，这是自俄罗斯入侵乌克兰以来最大规模的一次袭击。</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e-proposes-massive-sanctions-against-iran/7112937.html" text:style-name="Internet_20_link" text:visited-style-name="Visited_20_Internet_20_Link">
https://www.voachinese.com/a/ukraine-proposes-massive-sanctions-against-iran/7112937.html</text:a>
</text:p>
      <!--NEWS-->
      <text:h text:style-name="P10" text:outline-level="1">
<text:span text:style-name="T4">
AI概念股大涨，但这股热潮并非泡沫 (Free Version)</text:span>
</text:h>
      <text:p text:style-name="P4">
Author: Charley Grant</text:p>
      <text:p text:style-name="P4">
Publisher: 华尔街日报中文网</text:p>
      <text:p text:style-name="P4">
Published Time: 2023-05-29T07:05:00.000Z</text:p>
      <text:p text:style-name="P4">
Modified Time: 2023-05-29T07:05:00.000Z</text:p>
      <text:p text:style-name="P4">
Created Time: 2023-05-29T05:51:00.000Z</text:p>
      <text:p text:style-name="P4">
Description: 生成式AI的迅速崛起在华尔街掀起了一股热潮，但投资者和策略师表示，这波想从这项新技术中获利的热潮未必是泡沫。</text:p>
      <text:p text:style-name="P4">
Images: []</text:p>
      <text:p text:style-name="P4">
Categories: ['金融市场']</text:p>
      <text:p text:style-name="P4">
Keywords: SYND,LINK:EN|WP-WSJ-0000920055</text:p>
      <text:p text:style-name="P4">
Type: Article</text:p>
      <!--METADATA-->
      <text:p text:style-name="P4">
生成式AI的迅速崛起在华尔街掀起了一股热潮，但投资者和策略师表示，这波想从这项新技术中获利的热潮未必是泡沫。</text:p>
      <text:p text:style-name="P4">
Source: <text:a xlink:type="simple" xlink:href="https://cn.wsj.com/articles/ai%E6%A6%82%E5%BF%B5%E8%82%A1%E5%A4%A7%E6%B6%A8-%E4%BD%86%E8%BF%99%E8%82%A1%E7%83%AD%E6%BD%AE%E5%B9%B6%E9%9D%9E%E6%B3%A1%E6%B2%AB-cb30fa" text:style-name="Internet_20_link" text:visited-style-name="Visited_20_Internet_20_Link">
https://cn.wsj.com/articles/ai%E6%A6%82%E5%BF%B5%E8%82%A1%E5%A4%A7%E6%B6%A8-%E4%BD%86%E8%BF%99%E8%82%A1%E7%83%AD%E6%BD%AE%E5%B9%B6%E9%9D%9E%E6%B3%A1%E6%B2%AB-cb30fa</text:a>
</text:p>
      <!--NEWS-->
      <text:h text:style-name="P10" text:outline-level="1">
<text:span text:style-name="T4">
埃尔多安再次当选土耳其总统 北约俄罗斯齐祝贺</text:span>
</text:h>
      <text:p text:style-name="P4">
Author: 联合早报 (Person)</text:p>
      <text:p text:style-name="P4">
Publisher: 联合早报 (Organization)</text:p>
      <text:p text:style-name="P4">
Published Time: 2023-05-29T07:06</text:p>
      <text:p text:style-name="P4">
Modified Time: 2023-05-29T07:22</text:p>
      <text:p text:style-name="P4">
Description: 已执政20年的土耳其现任总统埃尔多安，在星期天（5月28日）的第二轮决选投票中，以过半数的支持票击败对手克勒奇达尔奥卢，为日益专制的埃尔多安赢得多五年任期，并进一步巩固土耳其作为地...</text:p>
      <text:p text:style-name="P4">
Videos: []</text:p>
      <text:p text:style-name="P4">
Audios: []</text:p>
      <text:p text:style-name="P4">
Images: []</text:p>
      <text:p text:style-name="P4">
Type: NewsArticle</text:p>
      <text:p text:style-name="P4">
Breadcrumbs: ['即时', '国际']</text:p>
      <text:p text:style-name="P4">
Keywords: ['土耳其', '埃尔多安', '总统选举']</text:p>
      <!--METADATA-->
      <text:p text:style-name="P4">
已执政20年的土耳其现任总统埃尔多安，在星期天（5月28日）的第二轮决选投票中，以过半数的支持票击败对手克勒奇达尔奥卢，为日益专制的埃尔多安赢得多五年任期，并进一步巩固土耳其作为地区军事强国的地位。</text:p>
      <text:p text:style-name="P4">
路透社报道，土耳其最高选举委员会主席耶内尔星期天深夜在首都安卡拉宣布，根据初步计票结果，埃尔多安在第二轮投票中战胜对手，再次当选总统。</text:p>
      <text:p text:style-name="P4">
根据对99.43%票箱的计票结果，埃尔多安赢得52.14%的选票，反对党阵营“民族联盟”候选人克勒奇达尔奥卢获得47.86%的选票。</text:p>
      <text:p text:style-name="P4">
克勒奇达尔奥卢称这是“多年来最不公平的选举”，但并没有对结果提出异议。他对投票结果表示失望，并承诺会继续领导反对党的斗争。</text:p>
      <text:p text:style-name="P4">
横跨欧亚两洲，控制通往黑海要道的土耳其，在埃尔多安越来越专制的统治下日趋两极化。这次选举被视为土耳其迄今为止最重要的一次选举。</text:p>
      <text:p text:style-name="P4">
反对派认为，在土耳其面临数十年来最严重的生活成本危机和里拉暴跌之际，这是他们推翻埃尔多安、翻转他的专制政策的最佳机会。但结果却事与愿违，星期天的投票结果再次强化了埃尔多安不可战胜的形象。</text:p>
      <text:h text:style-name="P13" text:outline-level="4">
<text:span text:style-name="T4">
多国祝贺埃尔多安连任总统</text:span>
</text:h>
      <text:p text:style-name="P4">
世界多国包括土耳其的北约盟友和俄罗斯均对埃尔多安赢得选举表示祝贺。埃尔多安与俄罗斯总统普京关系密切令其北约盟友深感不安。</text:p>
      <text:p text:style-name="P4">
美国总统拜登在推特上说，这是土耳其现代史上最重要的总统选举之一。他期待继续作为北约盟国，在双边问题和共同的全球挑战上与土耳其共同努力。</text:p>
      <text:p text:style-name="P4">
英国首相苏纳克发推文说，期待继续推进英国和土耳其之间的强有力合作，包括增加贸易与应对北约盟国的安全威胁。</text:p>
      <text:p text:style-name="P4">
欧洲理事会主席米歇尔和欧盟委员会主席冯德莱恩也祝贺埃尔多安赢得选举，并期待在未来几年继续深化欧盟与土耳其的关系。</text:p>
      <text:p text:style-name="P4">
普京称埃尔多安为他“亲爱的朋友”，称这次胜利证明土耳其人民赞赏埃尔多安的独立外交政策，“我们高度赞赏你为加强俄土友好关系和各领域互利合作所做的个人贡献。”</text:p>
      <text:p text:style-name="P4">
普京还说，他高度重视两国的联合项目，例如由俄罗斯国家原子能公司（Rosatom）建设的土耳其阿库尤核电站（Akkuyu），以及他向土耳其提议的天然气枢纽计划。</text:p>
      <text:p text:style-name="P4">
普京的坚定盟友、白罗斯总统卢卡申科也祝贺埃尔多安再次赢得选举。</text:p>
      <text:p text:style-name="P4">
Source: <text:a xlink:type="simple" xlink:href="https://www.zaobao.com.sg/realtime/world/story20230529-1399145" text:style-name="Internet_20_link" text:visited-style-name="Visited_20_Internet_20_Link">
https://www.zaobao.com.sg/realtime/world/story20230529-1399145</text:a>
</text:p>
      <!--NEWS-->
      <text:h text:style-name="P10" text:outline-level="1">
<text:span text:style-name="T4">
Lex专栏：钠电池值得投资者关注 (Free Version)</text:span>
</text:h>
      <text:p text:style-name="P4">
Authors: ['Lex专栏']</text:p>
      <text:p text:style-name="P4">
Publisher: 英国《金融时报》</text:p>
      <text:p text:style-name="P4">
Time: 2023-05-29T07:15:08+00:00</text:p>
      <text:p text:style-name="P4">
Published Time: 2023-05-28T12:00:99+08:00</text:p>
      <text:p text:style-name="P4">
Modified Time: 2023-05-28T21:59:99+08:00</text:p>
      <text:p text:style-name="P4">
Description: 钠电池的能量密度不如锂电池，但它仍可在电动汽车市场的低端发挥作用。投资者应“摄取”少量钠原料，作为对锂长期短缺预测的回应。</text:p>
      <text:p text:style-name="P4">
Images: ["<text:a xlink:type="simple" xlink:href="https://thumbor.ftacademy.cn/unsafe/picture/7/000182667_piclink.jpg" text:style-name="Internet_20_link" text:visited-style-name="Visited_20_Internet_20_Link">
000182667_pic...</text:a>
"]</text:p>
      <text:p text:style-name="P4">
Themes: ['电池']</text:p>
      <text:p text:style-name="P4">
Keywords: ['电池', '钠电池', '金属', '锂', '钠', '电动汽车', '宁德时代']</text:p>
      <text:p text:style-name="P4">
Type: Article</text:p>
      <!--METADATA-->
      <text:p text:style-name="P4">
<draw:frame draw:style-name="fr1" draw:name="Image102" text:anchor-type="as-char" svg:width="6.9236in" svg:height="3.901286in" draw:z-index="0">
<draw:image xlink:href="../Images/FT Chinese Free Version/2023-05-29T07-15-08-00-00/000182667_piclink.jpg" xlink:type="simple" xlink:show="embed" xlink:actuate="onLoad" draw:mime-type="image/jpeg"/>
</draw:frame>
</text:p>
      <text:p text:style-name="P4">
电池成本占了电动汽车价格的大头。锂是其中的要素。但供应问题推高了这种关键原料不稳定的价格。</text:p>
      <text:p text:style-name="P4">
这促使制造商和投资者寻觅更便宜的替代品，他们现在看上了纳。这种元素具有与锂相似的化学性质，因此可用于电池。从地质学上说，纳的储量更为丰富，因此采掘成本更低。</text:p>
      <text:p text:style-name="P4">
Source: <text:a xlink:type="simple" xlink:href="http://www.ftchinese.com/story/001099784" text:style-name="Internet_20_link" text:visited-style-name="Visited_20_Internet_20_Link">
http://www.ftchinese.com/story/001099784</text:a>
</text:p>
      <!--NEWS-->
      <text:h text:style-name="P10" text:outline-level="1">
<text:span text:style-name="T4">
美国办公地产为何陷入危机？ (Free Version)</text:span>
</text:h>
      <text:p text:style-name="P4">
Authors: ['周子衡']</text:p>
      <text:p text:style-name="P4">
Publisher: 英国《金融时报》</text:p>
      <text:p text:style-name="P4">
Time: 2023-05-29T07:21:45+00:00</text:p>
      <text:p text:style-name="P4">
Published Time: 2023-05-27T12:00:99+08:00</text:p>
      <text:p text:style-name="P4">
Modified Time: 2023-05-28T10:20:99+08:00</text:p>
      <text:p text:style-name="P4">
Description: 周子衡：近年来美国竭力促使制造业回流之际，其傲视全球而不断扩张的服务业或正不经意间越过巅峰，陷入收缩境地。危机或正迫近。</text:p>
      <text:p text:style-name="P4">
Images: ["<text:a xlink:type="simple" xlink:href="https://thumbor.ftacademy.cn/unsafe/picture/4/000182674_piclink.jpg" text:style-name="Internet_20_link" text:visited-style-name="Visited_20_Internet_20_Link">
000182674_pic...</text:a>
"]</text:p>
      <text:p text:style-name="P4">
Themes: ['商业地产']</text:p>
      <text:p text:style-name="P4">
Keywords: ['商业地产', '美国银行业', '房地产', '美国经济']</text:p>
      <text:p text:style-name="P4">
Type: Article</text:p>
      <!--METADATA-->
      <text:p text:style-name="P4">
<draw:frame draw:style-name="fr1" draw:name="Image103" text:anchor-type="as-char" svg:width="6.9236in" svg:height="3.894525in" draw:z-index="0">
<draw:image xlink:href="../Images/FT Chinese Free Version/2023-05-29T07-21-45-00-00/000182674_piclink.jpg" xlink:type="simple" xlink:show="embed" xlink:actuate="onLoad" draw:mime-type="image/jpeg"/>
</draw:frame>
</text:p>
      <text:p text:style-name="P4">
长达16年的创纪录低抵押贷款利率和高需求将房价推至历史新高，然而，2023年，美国房地产市场正经历关键时期——通货膨胀正在飙升，人们担心美国即将陷入衰退，对房地产市场崩盘的担忧开始浮出水面……对未来的看法，市场方面又不尽相同，大多数业者并不认为美国房地产市场存在泡沫或对步履蹒跚的美国经济构成威胁，房地产市场不会崩盘或引发衰退，甚至可能有助于国家复苏。</text:p>
      <text:p text:style-name="P4">
果真如此吗？抛开住房市场，美国商业地产的危机确在迫近之中。根据穆迪分析公司的数据，上个季度美国商业地产价格出现12年来的首次下跌，而且跌幅可能更大。该公司的首席经济学家马克•赞迪告诉彭博社，“我们正处于危险的边缘”。事实上，数月来，专家们一直在警告美商业地产建设面临着市场压力。其中，占美商业地产中四分之一的办公地产则是重中之重，其现况更令人堪忧。</text:p>
      <text:p text:style-name="P4">
Source: <text:a xlink:type="simple" xlink:href="http://www.ftchinese.com/story/001099776" text:style-name="Internet_20_link" text:visited-style-name="Visited_20_Internet_20_Link">
http://www.ftchinese.com/story/001099776</text:a>
</text:p>
      <!--NEWS-->
      <text:h text:style-name="P10" text:outline-level="1">
<text:span text:style-name="T4">
義大利總理：退出一帶一路仍能與中國友好</text:span>
</text:h>
      <text:p text:style-name="P4">
Author: None (Language: zh)</text:p>
      <text:p text:style-name="P4">
Publisher: None</text:p>
      <text:p text:style-name="P4">
Time: 2023-05-29T07:29:00Z</text:p>
      <text:p text:style-name="P4">
Description: 義大利總理梅洛尼（Giorgia Meloni）日前表示，即使義大利退出「一帶一路」協議，仍可能與中國建立良好關係。與此同時，義大利政府正在審查中國投資者在義大利企業的股東更新案，顯示該國開始忌憚中國的影響力。</text:p>
      <text:p text:style-name="P4">
Videos: []</text:p>
      <text:p text:style-name="P4">
Images: []</text:p>
      <text:p text:style-name="P4">
Subject: 时政风云</text:p>
      <text:p text:style-name="P4">
Subjects: ['专题报道：习近平访美', '欧洲难民危机', '意大利', '南希·佩洛西']</text:p>
      <text:p text:style-name="P4">
Keywords: ['一带一路', 'G7', '广岛', '中美关系', '意大利', 'G7峰会']</text:p>
      <text:p text:style-name="P4">
ID: 65761538</text:p>
      <!--METADATA-->
      <text:p text:style-name="P4">
<text:a xlink:type="simple" xlink:href="https://www.dw.com/zh/overlay/image/article/65761538/65284100" text:style-name="Internet_20_link" text:visited-style-name="Visited_20_Internet_20_Link">
 </text:a>
</text:p>
      <text:p text:style-name="P4">
義大利總理梅洛尼稱，即使義大利退出「一帶一路」協議，仍可能與中國維持良好關係（資料照）</text:p>
      <text:p text:style-name="P4">
（德國之聲中文網）在義大利正 <text:a xlink:type="simple" xlink:href="https://www.dw.com/zh/zh/義大利傳將與中國談判退出一帶一路/a-65598090" text:style-name="Internet_20_link" text:visited-style-name="Visited_20_Internet_20_Link">
 考慮放棄參與中國「一帶一路」倡議之際</text:a>
 ，義大利總理梅洛尼（GiorgiaMeloni）週日（5月27日）受訪時表示，義大利即使退出該協議，仍可能與中國建立良好關係。</text:p>
      <text:p text:style-name="P4">
義大利2019年與中國簽署了「一帶一路」協議，當時即引起美國和歐盟的反彈。該協議將於2024年3月到期，若簽約雙方未提前3個月提出異議，將自動續簽5年。</text:p>
      <text:p text:style-name="P4">
梅洛尼27日接受義大利媒體《信使報》（IlMessaggero）採訪時稱，該國政府正在進行「非常細緻、涉及許多利益」的評估，因此現在預測是否將續約仍為時過早。</text:p>
      <text:p text:style-name="P4">
梅洛尼指，義大利雖是七國集團（G7）中唯一簽署「一帶一路」備忘錄的富裕民主國家，但它並非與中國經貿聯繫最緊密的西方國家。她說，這顯示義大利有可能在重要領域與北京建立良好關係，但不見得需要被納入整體的戰略計劃。</text:p>
      <text:p text:style-name="P4">
美國政治網媒《政客》（Politico）稱，這是梅洛尼迄今就該項目發表過最強烈的言論。</text:p>
      <text:p text:style-name="P4">
去年9月贏得大選、登上總理大位前，梅洛尼曾向路透社明確表示，她不贊成義大利2019年簽約一舉，並稱她無意支持中國向義大利或歐洲擴張。彭博社4月亦曾報導，梅洛尼曾計劃在G7的廣島峰會上宣佈義大利對「一帶一路」的立場，但該國聯合政府內部仍存在意見分歧。</text:p>
      <text:p text:style-name="P4">
本月稍早， <text:a xlink:type="simple" xlink:href="https://www.dw.com/zh/zh/美中關係低谷逢春拜登很快解凍/a-65693328" text:style-name="Internet_20_link" text:visited-style-name="Visited_20_Internet_20_Link">
 七國集團（G7）領導人廣島強調須對中國「去風險」</text:a>
，一週後，梅洛尼便出此言論，引發外界關注義大利的未來動向。</text:p>
      <text:p text:style-name="P4">
</text:p>
      <text:p text:style-name="P4">
義大利總理梅洛尼（左二）與G7領袖一同出席廣島峰會</text:p>
      <text:h text:style-name="P12" text:outline-level="3">
<text:span text:style-name="T4">
義大利的「中國夢」破滅？</text:span>
</text:h>
      <text:p text:style-name="P4">
2019年，時任義大利總理孔特（Giuseppe Conte）簽署了「一帶一路」協議 ，希望中國能為義大利提振低迷的經濟。</text:p>
      <text:p text:style-name="P4">
但時至今日，義大利在該協議中提出的幾項交通基礎設施項目幾無進展。各國多項統計數據也顯示，中國挹注於義大利各項投資額，在簽署協議後一年內大幅下降，拿坡里東方大學副教授法德拉（EnricoFardella）批評，義大利簽署「一帶一路」協議後，沒能取得任何經濟回饋，不願與中國簽約的歐洲國家反而獲得了更優渥的利益。</text:p>
      <text:p text:style-name="P4">
面對義大利的質疑，中國外交部本月10日回應稱，兩國自簽署該倡議以來，已在在經貿、工業製造、清潔能源等領域，取得「豐碩成果」，雙方應進一步挖掘「一帶一路」的合作潛力，並加強各領域互利合作。</text:p>
      <text:p text:style-name="P4">
然而，《金融時報》11日報導，義大利活力黨（Italia Viva）成員兼國會參議員博爾吉（EnricoBorghi）表示，過去5年間，義大利人對此協議的風險意識大幅升高，幾乎所有政黨都「放棄了中國可以解決義大利（經濟）問題的想法」。</text:p>
      <text:p text:style-name="P4">
路透社本月稍早報導，一位義大利高階政府官員表示該國極不可能續簽協議；義大利前駐北約大使斯特凡尼尼（Stefano Stefanini）亦曾表示，在 <text:a xlink:type="simple" xlink:href="" text:style-name="Internet_20_link" text:visited-style-name="Visited_20_Internet_20_Link">
美中關係緊張 </text:a>
 之際，義大利不可能以美國盟友的身份，持續參與「一帶一路」的合作，必須嘗試與中國談判出不具破壞性的退場方式。</text:p>
      <text:p text:style-name="P4">
彭博社4月也曾引述匿名知情人士說法，稱義大利有意放棄中國的「一帶一路」倡議，改與台灣加強半導體生產和出口上的合作。</text:p>
      <text:h text:style-name="P12" text:outline-level="3">
<text:span text:style-name="T4">
意大利考虑低调退出一带一路</text:span>
</text:h>
      <text:h text:style-name="P12" text:outline-level="3">
<text:span text:style-name="T4">
中國影響力深入義大利企業？</text:span>
</text:h>
      <text:p text:style-name="P4">
路透社25日報導，義大利正在審查該國輪胎製造商「倍耐力」（Pirelli）的股東更新案，考量是否允許中國的「中化集團」（Sinochem）作為「倍耐力」的最大投資者，向該公司指派更多股東。報導指出，此事的走向，或成為預測義大利右翼政府對中國態度的風向標。</text:p>
      <text:p text:style-name="P4">
路透社指出，倍耐力本月稍早生效的新股東協議，將讓擁有該公司37%股份的中化集團決定倍耐力15名董事會成員中的9名；而倍耐力現任執行長普洛維拉（MarcoTronchetti Provera）旗下的義大利控股公司Camfin將留下3名成員——此前，Camfin可以決定的董事會名額，是4名成員。這項新協議將持續3年。</text:p>
      <text:p text:style-name="P4">
知情人士告訴路透社，如果3年內，中化與Camfin的協議沒有更動，中化將可以在倍耐力董事會中，增加更多具中國背景的成員，可能影響該公司未來的執行長的任命。</text:p>
      <text:p text:style-name="P4">
中化集團在倍耐力董事會的投票權目前已被凍結，等待義大利政府進行評估。消息人士稱，羅馬預計將在6月底前做出決定。</text:p>
      <text:p text:style-name="P4">
報導指，義大利等西方國家政府越來越擔心中國不斷增長的影響力。</text:p>
      <text:p text:style-name="P4">
</text:p>
      <text:p text:style-name="P4">
中國「中化集團」是義大利輪胎製造商「倍耐力」的最大股東（資料照）</text:p>
      <text:p text:style-name="P4">
（綜合報導）</text:p>
      <text:p text:style-name="P4">
Source: <text:a xlink:type="simple" xlink:href="https://www.dw.com/zh/義大利總理：退出一帶一路仍能與中國友好/a-65761538" text:style-name="Internet_20_link" text:visited-style-name="Visited_20_Internet_20_Link">
https://www.dw.com/zh/義大利總理：退出一帶一路仍能與中國友好/a-65761538?maca=chi-rss-chi-all-1127-rdf</text:a>
</text:p>
      <!--NEWS-->
      <text:h text:style-name="P10" text:outline-level="1">
<text:span text:style-name="T4">
朝鲜通知日本计划发射卫星日期</text:span>
</text:h>
      <text:p text:style-name="P4">
Author: 联合早报 (Person)</text:p>
      <text:p text:style-name="P4">
Publisher: 联合早报 (Organization)</text:p>
      <text:p text:style-name="P4">
Published Time: 2023-05-29T07:30</text:p>
      <text:p text:style-name="P4">
Modified Time: 2023-05-29T07:30</text:p>
      <text:p text:style-name="P4">
Description: 日本海岸警卫队星期一（5月29日）说，日本接获朝鲜方面的通知，称朝鲜计划于5月31日至6月11日期间发射一个卫星。路透社报道，分析人士认为，朝鲜计划发射的这个军用卫星，是朝鲜推进监...</text:p>
      <text:p text:style-name="P4">
Videos: []</text:p>
      <text:p text:style-name="P4">
Audios: []</text:p>
      <text:p text:style-name="P4">
Images: []</text:p>
      <text:p text:style-name="P4">
Type: NewsArticle</text:p>
      <text:p text:style-name="P4">
Breadcrumbs: ['即时', '国际']</text:p>
      <text:p text:style-name="P4">
Keywords: ['日本', '朝鲜', '卫星', '无人机']</text:p>
      <!--METADATA-->
      <text:p text:style-name="P4">
日本海岸警卫队星期一（5月29日）说，日本接获朝鲜方面的通知，称朝鲜计划于5月31日至6月11日期间发射一个卫星。</text:p>
      <text:p text:style-name="P4">
路透社报道，分析人士认为，朝鲜计划发射的这个军用卫星，是朝鲜推进监视技术包括无人机计划的一部分，旨为提高朝鲜在发生冲突时打击目标的能力。</text:p>
      <text:p text:style-name="P4">
Source: <text:a xlink:type="simple" xlink:href="https://www.zaobao.com.sg/realtime/world/story20230529-1399148" text:style-name="Internet_20_link" text:visited-style-name="Visited_20_Internet_20_Link">
https://www.zaobao.com.sg/realtime/world/story20230529-1399148</text:a>
</text:p>
      <!--NEWS-->
      <text:h text:style-name="P10" text:outline-level="1">
<text:span text:style-name="T4">
义大利观光船翻覆 4死</text:span>
</text:h>
      <text:p text:style-name="P4">
Publisher: 法新社</text:p>
      <text:p text:style-name="P4">
Published Time: 2023-05-29T07:32:08+00:00</text:p>
      <text:p text:style-name="P4">
Modified Time: 2023-05-29T07:20:07+00:00</text:p>
      <text:p text:style-name="P4">
Description: （法新社罗马29日电） 一艘载着游客的船只昨天在义大利北部马焦雷湖（Lake Maggiore）遭遇强风而翻覆，消防单位今天表示，已寻获4具遗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5-29T07-32-08-00-00/000000.png" xlink:type="simple" xlink:show="embed" xlink:actuate="onLoad" draw:mime-type="image/png"/>
</draw:frame>
</text:p>
      <text:p text:style-name="P4">
遇难船只昨天航行期间，碰上天气骤变，随后在马焦雷湖南端附近翻船。</text:p>
      <text:p text:style-name="P4">
消防队发言人卡里（Luca Cari）告诉法新社：「现已寻获4人的遗体。」</text:p>
      <text:p text:style-name="P4">
伦巴底大区（Lombardy）区长方达纳（Attilio Fontana）昨天表示，是一阵「旋风」导致这艘16公尺长的船只翻覆。</text:p>
      <text:p text:style-name="P4">
义大利媒体报导，大约20人被路过船只救起，或是自行游到岸边，幸运生还。</text:p>
      <text:p text:style-name="P4">
Source: <text:a xlink:type="simple" xlink:href="https://www.rfi.fr/cn/%E5%9B%BD%E9%99%85%E6%8A%A5%E9%81%93/20230529-%E4%B9%89%E5%A4%A7%E5%88%A9%E8%A7%82%E5%85%89%E8%88%B9%E7%BF%BB%E8%A6%86-4%E6%AD%BB" text:style-name="Internet_20_link" text:visited-style-name="Visited_20_Internet_20_Link">
https://www.rfi.fr/cn/%E5%9B%BD%E9%99%85%E6%8A%A5%E9%81%93/20230529-%E4%B9%89%E5%A4%A7%E5%88%A9%E8%A7%82%E5%85%89%E8%88%B9%E7%BF%BB%E8%A6%86-4%E6%AD%BB</text:a>
</text:p>
      <!--NEWS-->
      <text:h text:style-name="P10" text:outline-level="1">
<text:span text:style-name="T4">
租船庆生遇恶劣天气 义大利传两死两失踪悲剧</text:span>
</text:h>
      <text:p text:style-name="P4">
Publisher: 法新社</text:p>
      <text:p text:style-name="P4">
Published Time: 2023-05-29T07:32:09+00:00</text:p>
      <text:p text:style-name="P4">
Modified Time: 2023-05-29T07:05:03+00:00</text:p>
      <text:p text:style-name="P4">
Description: （法新社罗马28日电） 义大利北部马焦雷湖（Lake Maggiore）今天发生船难，一艘载有20多人的船只，遇强风翻覆后沉没，至少两人因此丧命，另有两人目前失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5-29T07-32-09-00-00/000000.png" xlink:type="simple" xlink:show="embed" xlink:actuate="onLoad" draw:mime-type="image/png"/>
</draw:frame>
</text:p>
      <text:p text:style-name="P4">
义大利媒体指出，这艘船是在塞斯托卡伦代（Sesto Calende）和阿罗纳（Arona）之间的水面翻覆。</text:p>
      <text:p text:style-name="P4">
义国消防部门表示，有19人已平安脱险，但仍会持续搜救失踪者。</text:p>
      <text:p text:style-name="P4">
伦巴底大区（Lombardy）区长方达纳（Attilio Fontana）表示，这起「非常严重的意外」，是因恶劣的天气状况所造成。</text:p>
      <text:p text:style-name="P4">
他在脸书（Facebook）上说，那艘长16公尺的船，当时被游客租下。</text:p>
      <text:p text:style-name="P4">
根据新闻网站La Repubblica的报导，该船当时载了在船上开庆生派对的25个人，船翻后不久就沉下去了。</text:p>
      <text:p text:style-name="P4">
其他义大利媒体报导，船上所有人都落水，当中许多人自行游泳上岸或被其他船只救起。</text:p>
      <text:p text:style-name="P4">
救难潜水员和一架直升机紧急出动，在湖的南边协助搜救，数辆救护车和一架救护直升机也在现场参与救难任务。</text:p>
      <text:p text:style-name="P4">
一段由消防员分享的影片显示，包括椅子及其他杂物，漂浮在波涛汹涌的水面上。</text:p>
      <text:p text:style-name="P4">
马焦雷湖位于阿尔卑斯山南侧，一半属义大利，另一半在瑞士境内，是深受游客喜爱的热门旅游景点。</text:p>
      <text:p text:style-name="P4">
昨天当地天气恶劣，义大利气象部门曾警告将有雷暴（thunderstorms）发生。</text:p>
      <text:p text:style-name="P4">
Source: <text:a xlink:type="simple" xlink:href="https://www.rfi.fr/cn/%E5%9B%BD%E9%99%85%E6%8A%A5%E9%81%93/20230529-%E7%A7%9F%E8%88%B9%E5%BA%86%E7%94%9F%E9%81%87%E6%81%B6%E5%8A%A3%E5%A4%A9%E6%B0%94-%E4%B9%89%E5%A4%A7%E5%88%A9%E4%BC%A0%E4%B8%A4%E6%AD%BB%E4%B8%A4%E5%A4%B1%E8%B8%AA%E6%82%B2%E5%89%A7" text:style-name="Internet_20_link" text:visited-style-name="Visited_20_Internet_20_Link">
https://www.rfi.fr/cn/%E5%9B%BD%E9%99%85%E6%8A%A5%E9%81%93/20230529-%E7%A7%9F%E8%88%B9%E5%BA%86%E7%94%9F%E9%81%87%E6%81%B6%E5%8A%A3%E5%A4%A9%E6%B0%94-%E4%B9%89%E5%A4%A7%E5%88%A9%E4%BC%A0%E4%B8%A4%E6%AD%BB%E4%B8%A4%E5%A4%B1%E8%B8%AA%E6%82%B2%E5%89%A7</text:a>
</text:p>
      <!--NEWS-->
      <text:h text:style-name="P10" text:outline-level="1">
<text:span text:style-name="T4">
日本为朝鲜在未来两周内发射“卫星”做好准备</text:span>
</text:h>
      <text:p text:style-name="P4">
Author: 半岛电视台＋通讯社</text:p>
      <text:p text:style-name="P4">
Publisher: Al Jazeera</text:p>
      <text:p text:style-name="P4">
Published Time: 2023-05-29T07:51:14</text:p>
      <text:p text:style-name="P4">
Modified Time: 2023-05-29T07:51:14</text:p>
      <text:p text:style-name="P4">
Description: 朝鲜周一通知邻国日本，其计划在未来几天发射一颗卫星，这可能是为了将平壤的第一颗军事间谍卫星送入轨道。</text:p>
      <text:p text:style-name="P4">
Images: ["<text:a xlink:type="simple" xlink:href="https://chinese.aljazeera.net/wp-content/uploads/2023/05/1-1685346335.png" text:style-name="Internet_20_link" text:visited-style-name="Visited_20_Internet_20_Link">
1-1685346335.png</text:a>
", "<text:a xlink:type="simple" xlink:href="https://chinese.aljazeera.net/wp-content/uploads/2023/05/1-1685346470.png" text:style-name="Internet_20_link" text:visited-style-name="Visited_20_Internet_20_Link">
1-1685346470.png</text:a>
"]</text:p>
      <text:p text:style-name="P4">
Topics: ['军事', '政治', '新闻']</text:p>
      <text:p text:style-name="P4">
Keywords: ['军事', '政治', '新闻', '亚洲', '日本', '朝鲜']</text:p>
      <text:p text:style-name="P4">
Type: Article</text:p>
      <!--METADATA-->
      <text:p text:style-name="P4">
<draw:frame draw:style-name="fr1" draw:name="Image109" text:anchor-type="as-char" svg:width="6.9236in" svg:height="4.612736in" draw:z-index="0">
<draw:image xlink:href="../Images/Aljazeera Chinese/2023-05-29T07-51-14/1-1685346335.png" xlink:type="simple" xlink:show="embed" xlink:actuate="onLoad" draw:mime-type="image/png"/>
</draw:frame>
日本自卫队已收到命令击落任何进入日本领土的卫星或碎片（路透）</text:p>
      <text:p text:style-name="P4">
朝鲜周一通知邻国日本，其计划在未来几天发射一颗卫星，这可能是为了将平壤的第一颗军事间谍卫星送入轨道。</text:p>
      <text:p text:style-name="P4">
日本海岸警卫队表示，该通知称发射窗口为 5 月 31 日和 6 月 11 日，可能影响黄海、东海和菲律宾吕宋岛以东的海域。</text:p>
      <text:p text:style-name="P4">
最近几个月，朝鲜还进行了一系列导弹和武器试验，包括新型固体燃料洲际弹道导弹 (ICBM)。</text:p>
      <text:p text:style-name="P4">
日本首相办公室敦促朝鲜不要发射（卫星），并表示，将与盟国密切合作。</text:p>
      <text:p text:style-name="P4">
日本首相办公室在推特上发文称，“我们强烈敦促朝鲜不要发射，”并补充说，它将“与美国和韩国等相关国家”合作。</text:p>
      <text:p text:style-name="P4">
要将卫星发射到太空，朝鲜将不得不使用联合国安理会决议禁止的远程导弹技术，而朝鲜过去发射的地球观测卫星被视为变相的导弹试验。</text:p>
      <text:p text:style-name="P4">
日本内阁官房长官松野博一表示，这次发射将违反联合国决议，并且是“对日本、该地区和国际社会的和平与安全的威胁”。</text:p>
      <text:p text:style-name="P4">
<draw:frame draw:style-name="fr1" draw:name="Image110" text:anchor-type="as-char" svg:width="6.9236in" svg:height="4.612736in" draw:z-index="0">
<draw:image xlink:href="../Images/Aljazeera Chinese/2023-05-29T07-51-14/1-1685346470.png" xlink:type="simple" xlink:show="embed" xlink:actuate="onLoad" draw:mime-type="image/png"/>
</draw:frame>
朝鲜领导人金正恩在西海卫星发射场合影，平壤上个月宣布已完成其首颗军事间谍卫星的研制工作（路透）</text:p>
      <text:p text:style-name="P4">
日本防卫大臣滨田康一命令日本自卫队击落卫星或碎片，击落进入日本领土的任何卫星或碎片。</text:p>
      <text:p text:style-name="P4">
政府表示，将尽其所能收集和分析发射信息。</text:p>
      <text:p text:style-name="P4">
首尔梨花女子大学教授莱夫-埃里克·伊斯利在电子邮件评论中告诉半岛电视台说，“平壤可能已将即将发射的消息通知东京，因为火箭可能飞越日本领土，而金氏政权想声称它正在进行合法的太空计划，”他并补充说，“但该通知似乎不符合国际标准，根据联合国安理会禁止朝鲜弹道导弹试验的决议，朝鲜发射任何卫星都是非法的。”</text:p>
      <text:p text:style-name="P4">
朝鲜于 4月宣布已完成其首颗间谍卫星的研制工作，本月早些时候，朝鲜领导人金正恩视察了一个军事卫星设施，并批准了一项“未来行动计划”，这种发射将使用联合国安理会决议禁止的远程导弹技术。</text:p>
      <text:p text:style-name="P4">
分析人士表示，这颗间谍卫星是拥有核武器的朝鲜推进监视技术（包括无人机）并提高其在发生冲突时打击目标能力努力的一部分。</text:p>
      <text:p text:style-name="P4">
朝鲜媒体此前批评韩国、美国和日本共享平壤导弹发射实时数据的计划，称三方正在讨论加强军事合作的“险恶措施”。</text:p>
      <text:p text:style-name="P4">
Source: <text:a xlink:type="simple" xlink:href="https://chinese.aljazeera.net/news/military/2023/5/29/%e6%97%a5%e6%9c%ac%e4%b8%ba%e6%9c%9d%e9%b2%9c%e5%9c%a8%e6%9c%aa%e6%9d%a5%e4%b8%a4%e5%91%a8%e5%86%85%e5%8f%91%e5%b0%84%e5%8d%ab%e6%98%9f%e5%81%9a%e5%a5%bd%e5%87%86%e5%a4%87" text:style-name="Internet_20_link" text:visited-style-name="Visited_20_Internet_20_Link">
https://chinese.aljazeera.net/news/military/2023/5/29/%e6%97%a5%e6%9c%ac%e4%b8%ba%e6%9c%9d%e9%b2%9c%e5%9c%a8%e6%9c%aa%e6%9d%a5%e4%b8%a4%e5%91%a8%e5%86%85%e5%8f%91%e5%b0%84%e5%8d%ab%e6%98%9f%e5%81%9a%e5%a5%bd%e5%87%86%e5%a4%87</text:a>
</text:p>
      <!--NEWS-->
      <text:h text:style-name="P10" text:outline-level="1">
<text:span text:style-name="T4">
俄罗斯对基辅发动开战以来最大规模的无人机攻击 (Free Version)</text:span>
</text:h>
      <text:p text:style-name="P4">
Author: Matthew Luxmoore</text:p>
      <text:p text:style-name="P4">
Publisher: 华尔街日报中文网</text:p>
      <text:p text:style-name="P4">
Published Time: 2023-05-29T08:05:00.000Z</text:p>
      <text:p text:style-name="P4">
Modified Time: 2023-05-29T08:05:00.000Z</text:p>
      <text:p text:style-name="P4">
Created Time: 2023-05-28T23:09:00.000Z</text:p>
      <text:p text:style-name="P4">
Description: 俄罗斯周日对包括基辅在内的乌克兰各地目标发动了一波大规模自杀式无人机攻击，有关部门称这是自2022年2月战争爆发以来，俄罗斯使用伊朗提供的无人机展开的规模最大的一次攻击。</text:p>
      <text:p text:style-name="P4">
Images: []</text:p>
      <text:p text:style-name="P4">
Categories: ['国际']</text:p>
      <text:p text:style-name="P4">
Keywords: SYND</text:p>
      <text:p text:style-name="P4">
Type: Article</text:p>
      <!--METADATA-->
      <text:p text:style-name="P4">
俄罗斯周日对包括基辅在内的乌克兰各地目标发动了一波大规模自杀式无人机攻击，有关部门称这是自2022年2月战争爆发以来，俄罗斯使用伊朗提供的无人机展开的规模最大的一次攻击。</text:p>
      <text:p text:style-name="P4">
Source: <text:a xlink:type="simple" xlink:href="https://cn.wsj.com/articles/%E4%BF%84%E7%BD%97%E6%96%AF%E5%AF%B9%E5%9F%BA%E8%BE%85%E5%8F%91%E5%8A%A8%E5%BC%80%E6%88%98%E4%BB%A5%E6%9D%A5%E6%9C%80%E5%A4%A7%E8%A7%84%E6%A8%A1%E7%9A%84%E6%97%A0%E4%BA%BA%E6%9C%BA%E6%94%BB%E5%87%BB-cda48846" text:style-name="Internet_20_link" text:visited-style-name="Visited_20_Internet_20_Link">
https://cn.wsj.com/articles/%E4%BF%84%E7%BD%97%E6%96%AF%E5%AF%B9%E5%9F%BA%E8%BE%85%E5%8F%91%E5%8A%A8%E5%BC%80%E6%88%98%E4%BB%A5%E6%9D%A5%E6%9C%80%E5%A4%A7%E8%A7%84%E6%A8%A1%E7%9A%84%E6%97%A0%E4%BA%BA%E6%9C%BA%E6%94%BB%E5%87%BB-cda48846</text:a>
</text:p>
      <!--NEWS-->
      <text:h text:style-name="P10" text:outline-level="1">
<text:span text:style-name="T4">
拜登：已达成联邦债务最终协议 准备移交国会</text:span>
</text:h>
      <text:p text:style-name="P4">
Author: 联合早报 (Person)</text:p>
      <text:p text:style-name="P4">
Publisher: 联合早报 (Organization)</text:p>
      <text:p text:style-name="P4">
Published Time: 2023-05-29T08:24</text:p>
      <text:p text:style-name="P4">
Modified Time: 2023-05-29T12:00</text:p>
      <text:p text:style-name="P4">
Description: 美国总统拜登星期天（5月28日）说，他已与众议院议长麦卡锡达成美国联邦债务最终协议，暂停31.4万亿美元（约42.4万亿新元）的债务上限。这份最终协议已准备好提交国会表决。彭博社报...</text:p>
      <text:p text:style-name="P4">
Videos: []</text:p>
      <text:p text:style-name="P4">
Audios: []</text:p>
      <text:p text:style-name="P4">
Images: []</text:p>
      <text:p text:style-name="P4">
Type: NewsArticle</text:p>
      <text:p text:style-name="P4">
Breadcrumbs: ['即时', '国际']</text:p>
      <text:p text:style-name="P4">
Keywords: ['美国', '拜登', '债务违约', '麦卡锡']</text:p>
      <!--METADATA-->
      <text:p text:style-name="P4">
美国总统拜登星期天（5月28日）说，他已与众议院议长麦卡锡达成美国联邦债务最终协议，暂停31.4万亿美元（约42.4万亿新元）的 <text:a xlink:type="simple" xlink:href="https://www.zaobao.com/keywords/zhai-wu-wei-yue" text:style-name="Internet_20_link" text:visited-style-name="Visited_20_Internet_20_Link">
 债务上限</text:a>
 。这份最终协议 <text:a xlink:type="simple" xlink:href="https://www.zaobao.com/news/world/story20230528-1399106" text:style-name="Internet_20_link" text:visited-style-name="Visited_20_Internet_20_Link">
 已准备好提交国会表决</text:a>
 。</text:p>
      <text:p text:style-name="P4">
彭博社报道，拜登在白宫告诉媒体，他与麦卡锡当天下午再次通话后，达成了一项两党折中协议，可避免美国债务违约。</text:p>
      <text:p text:style-name="P4">
拜登说： “我认为这是向前迈出非常重要的一步。这份协议消除了灾难性违约的威胁，保护了我们来之不易的历史性经济复苏。”</text:p>
      <text:p text:style-name="P4">
拜登敦促国会两院通过这项立法。拜登和麦卡锡现在都得说服自己的党内同仁支持他们敲定的协议。</text:p>
      <text:p text:style-name="P4">
麦卡锡对协议获国会通过的前景表示乐观，但他同时承认，协议“无法让每个人都满意”。</text:p>
      <text:p text:style-name="P4">
尽管拜登和麦卡锡已经达成协议，但时间仍不等人。财政部长耶伦上周五警告，政府的借款上限必须在6月5日之前延长，以避免债务违约。</text:p>
      <text:p text:style-name="P4">
拜登讚扬麦卡锡在谈判中信守诺言，但他不知道麦卡锡是否有足够票数可以在众议院通过这项协议。</text:p>
      <text:p text:style-name="P4">
不过拜登说：“我预计麦卡锡有（足够票数），否则他不会与我达成这项协议。”</text:p>
      <text:p text:style-name="P4">
拜登本月早前取消巴布亚新几内亚和澳大利亚的行程，到日本广岛出席七国集团（G7）峰会后就返回华盛顿，就是为了化解美国的债务违约危机。</text:p>
      <text:p text:style-name="P4">
Source: <text:a xlink:type="simple" xlink:href="https://www.zaobao.com.sg/realtime/world/story20230529-1399152" text:style-name="Internet_20_link" text:visited-style-name="Visited_20_Internet_20_Link">
https://www.zaobao.com.sg/realtime/world/story20230529-1399152</text:a>
</text:p>
      <!--NEWS-->
      <text:h text:style-name="P10" text:outline-level="1">
<text:span text:style-name="T4">
艾佛顿搭上英超末班车 列城利兹联双双降级</text:span>
</text:h>
      <text:p text:style-name="P4">
Publisher: 法新社</text:p>
      <text:p text:style-name="P4">
Published Time: 2023-05-29T08:32:08+00:00</text:p>
      <text:p text:style-name="P4">
Modified Time: 2023-05-29T08:20:02+00:00</text:p>
      <text:p text:style-name="P4">
Description: （法新社利物浦28日电） 英超足球联赛本季告终，7年前上演传奇封王的列斯特城确定下赛季降级英冠；艾佛顿则靠1比0击败波茅斯，将他们留在英超不被降级的时间延续到69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29T08-32-08-00-00/000000.png" xlink:type="simple" xlink:show="embed" xlink:actuate="onLoad" draw:mime-type="image/png"/>
</draw:frame>
</text:p>
      <text:p text:style-name="P4">
返回英超3赛季的利兹联1比4惨遭热刺痛宰后，下季同遭降级。</text:p>
      <text:p text:style-name="P4">
法国籍中场杜哥尼（Abdoulaye Doucoure）第57分钟的破门让他在主场古迪生公园（GoodisonPark）成为艾佛顿的大英雄。艾佛顿赢球也将列斯特城最后一丝希望破灭，纵然今天2比1击败西汉姆联仍难逃降级命运。</text:p>
      <text:p text:style-name="P4">
Source: <text:a xlink:type="simple" xlink:href="https://www.rfi.fr/cn/%E8%BF%90%E5%8A%A8%E5%A4%A9%E5%9C%B0/20230529-%E8%89%BE%E4%BD%9B%E9%A1%BF%E6%90%AD%E4%B8%8A%E8%8B%B1%E8%B6%85%E6%9C%AB%E7%8F%AD%E8%BD%A6-%E5%88%97%E5%9F%8E%E5%88%A9%E5%85%B9%E8%81%94%E5%8F%8C%E5%8F%8C%E9%99%8D%E7%BA%A7" text:style-name="Internet_20_link" text:visited-style-name="Visited_20_Internet_20_Link">
https://www.rfi.fr/cn/%E8%BF%90%E5%8A%A8%E5%A4%A9%E5%9C%B0/20230529-%E8%89%BE%E4%BD%9B%E9%A1%BF%E6%90%AD%E4%B8%8A%E8%8B%B1%E8%B6%85%E6%9C%AB%E7%8F%AD%E8%BD%A6-%E5%88%97%E5%9F%8E%E5%88%A9%E5%85%B9%E8%81%94%E5%8F%8C%E5%8F%8C%E9%99%8D%E7%BA%A7</text:a>
</text:p>
      <!--NEWS-->
      <text:h text:style-name="P10" text:outline-level="1">
<text:span text:style-name="T4">
再次同年封王 拜仁男女足盛大庆功</text:span>
</text:h>
      <text:p text:style-name="P4">
Publisher: 法新社</text:p>
      <text:p text:style-name="P4">
Published Time: 2023-05-29T08:32:09+00:00</text:p>
      <text:p text:style-name="P4">
Modified Time: 2023-05-29T08:05:02+00:00</text:p>
      <text:p text:style-name="P4">
Description: （法新社慕尼黑28日电） 德甲足球联赛拜仁慕尼黑男子、女子队今天在慕尼黑玛丽恩广场（Marienplatz）中央与球迷一同庆贺本季夺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29T08-32-09-00-00/000000.png" xlink:type="simple" xlink:show="embed" xlink:actuate="onLoad" draw:mime-type="image/png"/>
</draw:frame>
</text:p>
      <text:p text:style-name="P4">
拜仁男足昨天拜穆夏拉（JamalMusiala）第89分钟破门之赐击败科隆，积分硬式追平在自家遭梅因斯2比2逼和的多特蒙德，靠较佳的进球成绩卫冕成功；拜仁女足则是今天稍早11比1痛宰波茨坦涡轮（TurbinePotsdam）夺冠。</text:p>
      <text:p text:style-name="P4">
球迷今天挤满玛丽恩广场中央一睹自家球星风采，男女足球员身着巴伐利亚传统衣饰现身在市政厅阳台。</text:p>
      <text:p text:style-name="P4">
这是拜仁慕尼黑第4度出现男女足在同一赛季夺冠，前次分别为2015、2016与2021年。</text:p>
      <text:p text:style-name="P4">
拜仁男足更是完成11连霸，队史拿过33座德甲冠军，把排第2拿过9次冠军的纽伦堡远远抛在后头。</text:p>
      <text:p text:style-name="P4">
离本季冠军已一步之遥的多特蒙德原本只要昨天在家赢球就能睽违10年再次夺冠，不料竟在自家主场翻车，连带让原本计划今天在市内举行的50万人庆功大游行喊卡。</text:p>
      <text:p text:style-name="P4">
Source: <text:a xlink:type="simple" xlink:href="https://www.rfi.fr/cn/%E8%BF%90%E5%8A%A8%E5%A4%A9%E5%9C%B0/20230529-%E5%86%8D%E6%AC%A1%E5%90%8C%E5%B9%B4%E5%B0%81%E7%8E%8B-%E6%8B%9C%E4%BB%81%E7%94%B7%E5%A5%B3%E8%B6%B3%E7%9B%9B%E5%A4%A7%E5%BA%86%E5%8A%9F" text:style-name="Internet_20_link" text:visited-style-name="Visited_20_Internet_20_Link">
https://www.rfi.fr/cn/%E8%BF%90%E5%8A%A8%E5%A4%A9%E5%9C%B0/20230529-%E5%86%8D%E6%AC%A1%E5%90%8C%E5%B9%B4%E5%B0%81%E7%8E%8B-%E6%8B%9C%E4%BB%81%E7%94%B7%E5%A5%B3%E8%B6%B3%E7%9B%9B%E5%A4%A7%E5%BA%86%E5%8A%9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5-29T08:45:05</text:p>
      <text:p text:style-name="P4">
Modified Time: 2023-05-29T12:50:31</text:p>
      <text:p text:style-name="P4">
Description: 当地政府周一罕见地承认军事目标遭到袭击，并表示称，俄罗斯夜间袭击了乌克兰西部赫梅利尼茨基地区的一处军事设施。</text:p>
      <text:p text:style-name="P4">
Images: ["<text:a xlink:type="simple" xlink:href="https://chinese.aljazeera.net/wp-content/uploads/2023/05/1-1685360044.png" text:style-name="Internet_20_link" text:visited-style-name="Visited_20_Internet_20_Link">
1-1685360044.png</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13" text:anchor-type="as-char" svg:width="6.9236in" svg:height="4.612736in" draw:z-index="0">
<draw:image xlink:href="../Images/Aljazeera Chinese/2023-05-29T08-45-05/1-1685360044.png" xlink:type="simple" xlink:show="embed" xlink:actuate="onLoad" draw:mime-type="image/png"/>
</draw:frame>
在俄罗斯对乌克兰基辅发动空袭期间，警察站在落在街道上的导弹碎片旁边（路透）</text:p>
      <ul>
        <li>
当地政府周一罕见地承认军事目标遭到袭击，并表示称，俄罗斯夜间袭击了乌克兰西部赫梅利尼茨基地区的一处军事设施。   * 据官员称，俄罗斯本月第 15 次对该市发动空袭，这是连续第二次夜间袭击，乌克兰首都基辅发生多起爆炸。</li>
      </ul>
      <text:p text:style-name="P4">
阅读更多</text:p>
      <text:p text:style-name="P4">
Source: <text:a xlink:type="simple" xlink:href="https://chinese.aljazeera.net/news/war-in-ukraine/liveblog/2023/5/29/%e4%bf%84%e7%bd%97%e6%96%af%e5%af%b9%e4%b9%8c%e5%85%8b%e5%85%b0%e6%88%98%e4%ba%89%e7%9a%84%e4%bb%8a%e6%97%a5%e5%8f%91%e5%b1%95-344" text:style-name="Internet_20_link" text:visited-style-name="Visited_20_Internet_20_Link">
https://chinese.aljazeera.net/news/war-in-ukraine/liveblog/2023/5/29/%e4%bf%84%e7%bd%97%e6%96%af%e5%af%b9%e4%b9%8c%e5%85%8b%e5%85%b0%e6%88%98%e4%ba%89%e7%9a%84%e4%bb%8a%e6%97%a5%e5%8f%91%e5%b1%95-344</text:a>
</text:p>
      <!--NEWS-->
      <text:h text:style-name="P10" text:outline-level="1">
<text:span text:style-name="T4">
埃尔多安指通胀是最紧迫问题 誓言团结全国</text:span>
</text:h>
      <text:p text:style-name="P4">
Author: 联合早报 (Person)</text:p>
      <text:p text:style-name="P4">
Publisher: 联合早报 (Organization)</text:p>
      <text:p text:style-name="P4">
Published Time: 2023-05-29T08:53</text:p>
      <text:p text:style-name="P4">
Modified Time: 2023-05-29T08:53</text:p>
      <text:p text:style-name="P4">
Description: 重回执政的土耳其总统埃尔多安承诺将所有争端置之脑后，以民族价值观和梦想将全国团结起来。但他随即猛烈抨击反对党，在没有提供证据的情况下指责对手克勒奇达尔奥卢与恐怖分子站在一起。根据对...</text:p>
      <text:p text:style-name="P4">
Videos: []</text:p>
      <text:p text:style-name="P4">
Audios: []</text:p>
      <text:p text:style-name="P4">
Images: []</text:p>
      <text:p text:style-name="P4">
Type: NewsArticle</text:p>
      <text:p text:style-name="P4">
Breadcrumbs: ['即时', '国际']</text:p>
      <text:p text:style-name="P4">
Keywords: ['土耳其', '埃尔多安']</text:p>
      <!--METADATA-->
      <text:p text:style-name="P4">
重回执政的土耳其总统埃尔多安承诺将所有争端置之脑后，以民族价值观和梦想将全国团结起来。但他随即猛烈抨击反对党，在没有提供证据的情况下指责对手克勒奇达尔奥卢与恐怖分子站在一起。</text:p>
      <text:p text:style-name="P4">
根据对99.43%票箱的计票结果，埃尔多安在星期天（5月28日）的总统选举 <text:a xlink:type="simple" xlink:href="https://www.zaobao.com/realtime/world/story20230529-1399145" text:style-name="Internet_20_link" text:visited-style-name="Visited_20_Internet_20_Link">
 第二轮投票中赢得52.14%的选票</text:a>
，反对党阵营“民族联盟”候选人克勒奇达尔奥卢获得47.86%的选票。</text:p>
      <text:p text:style-name="P4">
路透社报道，69岁的埃尔多安在伊斯坦布尔的一辆巴士上层向兴高采烈的支持者说：“今天唯一的赢家是土耳其。我感谢每一个人民，再次赋予我们治理国家五年的责任。”</text:p>
      <text:p text:style-name="P4">
埃尔多安说，通胀是土耳其最紧迫的问题，但随着政策利率从两年前的19%降至8.5%，通胀也会跟着下降。“我们计划把土耳其打造为一个以投资和就业为重点的经济体，并拥有一支具有国际声誉的财务管理团队。”</text:p>
      <text:p text:style-name="P4">
埃尔多安也说，在他的治理下，亲库尔德的人民民主党联合主席德米尔塔什（SelahattinDemirtas）是不可能被释放的。德米尔塔什被埃尔多安列为“恐怖分子”。</text:p>
      <text:p text:style-name="P4">
他也称反对党为亲性少数群体（LGBT）。</text:p>
      <text:p text:style-name="P4">
里拉兑美元汇率在埃尔多安赢得选举后再下跌，徘徊在1美元兑20.00里拉的门槛上方，距离上周五（26日）触及20.06里拉的历史低点不远。</text:p>
      <text:p text:style-name="P4">
Source: <text:a xlink:type="simple" xlink:href="https://www.zaobao.com.sg/realtime/world/story20230529-1399156" text:style-name="Internet_20_link" text:visited-style-name="Visited_20_Internet_20_Link">
https://www.zaobao.com.sg/realtime/world/story20230529-1399156</text:a>
</text:p>
      <!--NEWS-->
      <text:h text:style-name="P10" text:outline-level="1">
<text:span text:style-name="T4">
繁荣如何刺激印度的嫁妆需求</text:span>
</text:h>
      <text:p text:style-name="P4">
Author: https://www.facebook.com/bbcworldservice/</text:p>
      <text:p text:style-name="P4">
Publisher: BBC News 中文</text:p>
      <text:p text:style-name="P4">
Published Time: 2023-05-29T08:59:26.000Z</text:p>
      <text:p text:style-name="P4">
Modified Time: 2023-05-29T08:59:26.000Z</text:p>
      <text:p text:style-name="P4">
Description: 一项新的研究发现，随着过去几十年印度男性受教育程度和工作机会在的改善，嫁妆的流行程度有所上升。</text:p>
      <text:p text:style-name="P4">
Images: ["<text:a xlink:type="simple" xlink:href="https://ichef.bbci.co.uk/news/640/cpsprodpb/17F1B/production/_119157089_gettyimages-494070628-594x594-1.jpg" text:style-name="Internet_20_link" text:visited-style-name="Visited_20_Internet_20_Link">
_119157089_ge...</text:a>
", "<text:a xlink:type="simple" xlink:href="https://ichef.bbci.co.uk/news/640/cpsprodpb/13E83/production/_103693518_086b2036-0a30-4a6f-a4a0-94c46832b58f.jpg" text:style-name="Internet_20_link" text:visited-style-name="Visited_20_Internet_20_Link">
_103693518_08...</text:a>
", "<text:a xlink:type="simple" xlink:href="https://ichef.bbci.co.uk/news/640/cpsprodpb/FF9C/production/_129863456_gettyimages-638026548-170667a.jpg" text:style-name="Internet_20_link" text:visited-style-name="Visited_20_Internet_20_Link">
_129863456_ge...</text:a>
", "<text:a xlink:type="simple" xlink:href="https://ichef.bbci.co.uk/news/640/cpsprodpb/17D9D/production/_129839679_gettyimages-1241895165-594x594.jpg" text:style-name="Internet_20_link" text:visited-style-name="Visited_20_Internet_20_Link">
_129839679_ge...</text:a>
", "<text:a xlink:type="simple" xlink:href="https://ichef.bbci.co.uk/news/640/cpsprodpb/E2DB/production/_119157085_gettyimages-1199898742-170667a.jpg" text:style-name="Internet_20_link" text:visited-style-name="Visited_20_Internet_20_Link">
_119157085_ge...</text:a>
"]</text:p>
      <text:p text:style-name="P4">
Videos: []</text:p>
      <text:p text:style-name="P4">
Tags: ['性别', '家庭', '印度', '女人', '年轻人', '婚姻']</text:p>
      <text:p text:style-name="P4">
Type: Article</text:p>
      <!--METADATA-->
      <text:h text:style-name="P12" text:outline-level="3">
<text:span text:style-name="T4">
繁荣如何刺激印度的嫁妆需求</text:span>
</text:h>
      <ul>
        <li>
苏蒂克·比斯瓦斯（Soutik Biswas）   * BBC驻德里记者</li>
      </ul>
      <text:p text:style-name="P4">
2023年5月29日早上8点59分<draw:frame draw:style-name="fr1" draw:name="Image114" text:anchor-type="as-char" svg:width="6.9236in" svg:height="4.608521in" draw:z-index="0">
<draw:image xlink:href="../Images/BBC Chinese/2023-05-29T08-59-26.000Z/_119157089_gettyimages-494070628-594x594-1.jpg" xlink:type="simple" xlink:show="embed" xlink:actuate="onLoad" draw:mime-type="image/jpeg"/>
</draw:frame>
</text:p>
      <text:p text:style-name="P4">
图像来源，  Hindustan Times</text:p>
      <text:p text:style-name="P4">
图像加注文字，</text:p>
      <text:p text:style-name="P4">
尽管支付和接受嫁妆自1961年开始在印度一直是非法的，但它仍然盛行。</text:p>
      <text:p text:style-name="P4">
<text:span text:style-name="T4">
一项新的研究发现，随着过去几十年印度男性受教育程度和工作机会在的改善，嫁妆的流行程度有所上升。</text:span>
</text:p>
      <text:p text:style-name="P4">
在南亚，支付和接受嫁妆是一个有几百年历史的传统，新娘的父母会向新郎家赠送现金、衣服和珠宝。尽管这种做法自1961年开始在印度一直是非法的，但它仍然盛行，并让妇女容易被家庭暴力困扰甚至死亡。</text:p>
      <text:p text:style-name="P4">
南加州大学的杰弗里·韦弗（Jeffrey Weaver）和弗吉尼亚大学的高拉夫·奇普伦卡（GauravChiplunkar）研究了1930年至1999年间印度74000多对婚姻，来研究嫁妆的演变。</text:p>
      <text:p text:style-name="P4">
他们计算“净嫁妆”，即新娘家送给新郎或其家人的现金和礼物与新郎家送给新娘家的现金和礼物的价值之差。这是一项对印度17个人口最多的邦的家庭进行的专家小组调查，研究人员依据的是来自“印度农村经济和人口调查”的数据。</text:p>
      <text:p text:style-name="P4">
大多数印度人的婚姻仍然是包办的，几乎所有的女性都在快30岁的时候结婚。1999年前，约90%的婚姻涉及嫁妆。1950年至1999年间的嫁妆支付总额为近2500亿美元。</text:p>
      <text:p text:style-name="P4">
韦弗在接受BBC采访时表示，研究发现，尤其是在20世纪40年代至80年代，经济增长延续并推动了支付嫁妆的做法。他说：“在这段时间里，越来越多的男性接受了教育，找到了质量更好的工作，这导致了嫁妆的增加。”</text:p>
      <text:p text:style-name="P4">
<draw:frame draw:style-name="fr1" draw:name="Image115" text:anchor-type="as-char" svg:width="6.9236in" svg:height="0.021636in" draw:z-index="0">
<draw:image xlink:href="../Images/BBC Chinese/2023-05-29T08-59-26.000Z/_103693518_086b2036-0a30-4a6f-a4a0-94c46832b58f.jpg" xlink:type="simple" xlink:show="embed" xlink:actuate="onLoad" draw:mime-type="image/jpeg"/>
</draw:frame>
<draw:frame draw:style-name="fr1" draw:name="Image116" text:anchor-type="as-char" svg:width="6.9236in" svg:height="3.894525in" draw:z-index="0">
<draw:image xlink:href="../Images/BBC Chinese/2023-05-29T08-59-26.000Z/_129863456_gettyimages-638026548-170667a.jpg" xlink:type="simple" xlink:show="embed" xlink:actuate="onLoad" draw:mime-type="image/jpeg"/>
</draw:frame>
</text:p>
      <text:p text:style-name="P4">
图像来源，  Getty Images</text:p>
      <text:h text:style-name="P12" text:outline-level="3">
<text:span text:style-name="T4">
印度的婚姻</text:span>
</text:h>
      <ul>
        <li>
          <text:p text:style-name="P4">
在印度，几乎所有的婚姻都是一夫一妻制</text:p>
        </li>
        <li>
          <text:p text:style-name="P4">
只有不到1%的人离婚</text:p>
        </li>
        <li>
          <text:p text:style-name="P4">
父母在选择新娘/新郎方面扮演着重要的角色，在1960年至2005年间，超过90%的婚姻是由父母选择配偶的</text:p>
        </li>
        <li>
          <text:p text:style-name="P4">
超过90%的夫妇婚后与夫家同住</text:p>
        </li>
        <li>
          <text:p text:style-name="P4">
超过85%的女性嫁给了自己村子以外的人</text:p>
        </li>
        <li>
          <text:p text:style-name="P4">
78.3%的婚姻都在同一地区</text:p>
        </li>
      </ul>
      <text:p text:style-name="P4">
资料来源：印度人类发展调查，2005年；2006年全国家庭卫生调查。</text:p>
      <text:p text:style-name="P4">
<draw:frame draw:style-name="fr1" draw:name="Image117" text:anchor-type="as-char" svg:width="6.9236in" svg:height="0.021636in" draw:z-index="0">
<draw:image xlink:href="../Images/BBC Chinese/2023-05-29T08-59-26.000Z/_103693518_086b2036-0a30-4a6f-a4a0-94c46832b58f.jpg" xlink:type="simple" xlink:show="embed" xlink:actuate="onLoad" draw:mime-type="image/jpeg"/>
</draw:frame>
</text:p>
      <text:p text:style-name="P4">
根据这项研究，考虑新郎素质的变化分布，可以最有效地理解嫁妆的产生和演变，新郎素质的变化分布与他们的教育和收入提升有关。（女性在印度劳动力中的低参与度意味着男性有更多更好的工作。）</text:p>
      <text:p text:style-name="P4">
换句话说，“高质量的新郎”——受过良好教育并拥有有更好的工作——要求更高的嫁妆。研究发现，随着婚姻市场上受过良好教育的新郎数量的增加，受过良好教育的新郎获得的“嫁妆溢价”就会减少。</text:p>
      <text:p text:style-name="P4">
“强大的经济因素让嫁妆永久化。在新娘方面，拒绝为女儿支付嫁妆的家庭只能选择‘质量较低’的新郎。新郎有很强的经济动机接受嫁妆，特别是如果他们的家庭必须为自己的女儿支付嫁妆，或者想要收回对新郎教育的投资，”韦弗和奇普伦卡写道。</text:p>
      <text:p text:style-name="P4">
<draw:frame draw:style-name="fr1" draw:name="Image118" text:anchor-type="as-char" svg:width="6.9236in" svg:height="3.894525in" draw:z-index="0">
<draw:image xlink:href="../Images/BBC Chinese/2023-05-29T08-59-26.000Z/_129839679_gettyimages-1241895165-594x594.jpg" xlink:type="simple" xlink:show="embed" xlink:actuate="onLoad" draw:mime-type="image/jpeg"/>
</draw:frame>
</text:p>
      <text:p text:style-name="P4">
图像来源，  Getty Images</text:p>
      <text:p text:style-name="P4">
图像加注文字，</text:p>
      <text:p text:style-name="P4">
印度阿格拉一幅宣传女性权利的壁画上写道：嫁妆是对女性的侮辱。</text:p>
      <text:p text:style-name="P4">
嫁妆可能是印度独有的吗？英属哥伦比亚大学（University of British Columbia）的西万·安德森（SiwanAnderson）发表的另一篇论文认为，与印度不同，在包括欧洲在内的许多社会，嫁妆支付随着财富的增长而下降。安德森表示，在印度等以种姓为基础的社会，财富的增加也导致了嫁妆的增加。</text:p>
      <text:p text:style-name="P4">
韦弗和奇普伦卡表示，他们的研究发现，关于嫁妆习俗兴起的传统解释几乎没有证据。</text:p>
      <text:p text:style-name="P4">
一种理论认为，嫁妆是在高种姓家庭中实行的，随着低种姓家庭效仿这些做法来提高他们的社会流动性，嫁妆也随之传播。这项新的研究表示，这一点尚不清楚，因为嫁妆的习俗在高种姓和低种姓群体中几乎同时开始。</text:p>
      <text:p text:style-name="P4">
此外一些专家认为，低种姓女性嫁给高种姓男性的愿望推动了嫁妆的变化。韦弗说这种观点是“不正确的”，因为“跨种姓婚姻太少了”——在被研究的婚姻中，94%的印度人在他们的大种姓群体内结婚。</text:p>
      <text:p text:style-name="P4">
那随着越来越多的女性接受教育，嫁妆会发生什么变化？</text:p>
      <text:p text:style-name="P4">
<draw:frame draw:style-name="fr1" draw:name="Image119" text:anchor-type="as-char" svg:width="6.9236in" svg:height="3.894525in" draw:z-index="0">
<draw:image xlink:href="../Images/BBC Chinese/2023-05-29T08-59-26.000Z/_119157085_gettyimages-1199898742-170667a.jpg" xlink:type="simple" xlink:show="embed" xlink:actuate="onLoad" draw:mime-type="image/jpeg"/>
</draw:frame>
</text:p>
      <text:p text:style-name="P4">
图像来源，  Getty Images</text:p>
      <text:p text:style-name="P4">
图像加注文字，</text:p>
      <text:p text:style-name="P4">
印度嫁妆礼物包括现金和实物。</text:p>
      <text:p text:style-name="P4">
在过去二三十年里，印度女性受教育程度有了显著提高，超过了男性。韦弗表示，这可能会导致要求嫁妆这样的做法减少，但目前没有支持这一现象的数据。</text:p>
      <text:p text:style-name="P4">
但该研究确实发现证据表明，在一个地区受教育的女性越多，“嫁妆金额就会减少”。</text:p>
      <text:p text:style-name="P4">
然而，研究发现，与男性平均受教育年限增加一年相比，女性平均受教育年限增加一年的影响要小得多。这可能是因为女性不太可能工作，并且“在劳动力市场上从她们的教育中获得经济回报”。</text:p>
      <text:p text:style-name="P4">
显然，促进妇女的教育和增加她们的劳动力参与可以帮助解决嫁妆的祸害。</text:p>
      <text:p text:style-name="P4">
Source: <text:a xlink:type="simple" xlink:href="https://www.bbc.com/zhongwen/simp/world-65745045" text:style-name="Internet_20_link" text:visited-style-name="Visited_20_Internet_20_Link">
https://www.bbc.com/zhongwen/simp/world-65745045</text:a>
</text:p>
      <!--NEWS-->
      <text:h text:style-name="P10" text:outline-level="1">
<text:span text:style-name="T4">
利用AI制造政治假象 美2024年选战掀隐忧</text:span>
</text:h>
      <text:p text:style-name="P4">
Publisher: 法新社</text:p>
      <text:p text:style-name="P4">
Published Time: 2023-05-29T09:02:10+00:00</text:p>
      <text:p text:style-name="P4">
Modified Time: 2023-05-29T08:50:03+00:00</text:p>
      <text:p text:style-name="P4">
Description: （法新社华盛顿28日电） 一张张川普被捕的假照片；一支描述拜登若连任未来将一片黑暗的反乌托邦影片；一段两人互骂的深伪录音。观察家表示，快速发展的AI技术恐加速美国政治选战中不实讯息的传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5-29T09-02-10-00-00/000000.png" xlink:type="simple" xlink:show="embed" xlink:actuate="onLoad" draw:mime-type="image/png"/>
</draw:frame>
</text:p>
      <text:p text:style-name="P4">
由人工智慧（AI）驱动的先进工具导致真假日益难辨，而2024总统选举预料将会是美国第一场看到大规模使用这项技术的大选。</text:p>
      <text:p text:style-name="P4">
这项科技价格低廉、取得容易，加上发展速度远快过监管因应作为，美国政治分歧双方可能都会驾驭这项技术来扩大接触选民，并藉此技术只花短短数秒就写出募款专刊。</text:p>
      <text:p text:style-name="P4">
然而，技术专家警告，在美国政治气候两极、在川普2020年大选吞败等众多已获查核的真相仍遭选民质疑的此时，有心人士恐会利用AI来散播混乱的种子。</text:p>
      <text:p text:style-name="P4">
让人深省的是，已有实例显示2024大选选前将碰上谣言满天飞的窘境：3月间，川普被纽约警察强行带走的假照片在网路疯传。</text:p>
      <text:p text:style-name="P4">
上个月，拜登宣布竞选连任后，共和党全国委员会（RNC）几乎马上就释出一支AI制作的影片，描述拜登如果当选，美国将有着反乌托邦的未来。这支影片秀出一张张照片般逼真的影像，显示华尔街出现恐慌、中国犯台、边境官员完全守不住移民人潮、军人接管犯罪猖獗的旧金山等。</text:p>
      <text:p text:style-name="P4">
而今年稍早，短影音平台TikTok盛传一段维妙维肖但完全是伪造的拜登、川普AI录音档，当中可听见预料将于2024年大选再度对决的两人针锋相对、相互羞辱。</text:p>
      <text:p text:style-name="P4">
左倾政治谘询公司「蓝州」（Blue State）创办人罗斯帕斯（JoeRospars）告诉法新社：「AI的影响将反映AI使用者的价值观，而居心不良者将有全新的工具来推升仇恨和猜忌，或利用造假图片、声音或影片来蒙骗媒体与民众。」</text:p>
      <text:p text:style-name="P4">
他补充说：「打击这些作为，需要媒体、科技企业以及选民自己保持警惕。」</text:p>
      <text:p text:style-name="P4">
● 善用AI 专家：可成为了解选民的利器</text:p>
      <text:p text:style-name="P4">
然而，Junction AI执行长里维（Vance Reavie）认为，AI的进步将成为了解选民的革命性利器。</text:p>
      <text:p text:style-name="P4">
他告诉法新社：「有很大一部分人口根本不投票，或有一搭没一搭地投票。」他认为，「有了AI，我们将可以深入了解这些潜在选民关心的议题是哪些，检视其原由，进而掌握让他们参与的方式，找到激励他们的政策。」</text:p>
      <text:p text:style-name="P4">
● 取代人力 AI成本低速度快</text:p>
      <text:p text:style-name="P4">
过去，竞选团队工作人员得花数小时来撰写演讲稿、准备谈话要点、发推文、准备问卷调查，但AI只要很短时间就能完成相同的工作。</text:p>
      <text:p text:style-name="P4">
里维说：「创作内容耗时又耗金钱，试想在不增加人力情况下却可以做10倍的工。」</text:p>
      <text:p text:style-name="P4">
他说：「但制造出来的内容很多也会是假的…让频道内容满到溢出来，又快又容易，但让一般民众分辨真假可就难了。」</text:p>
      <text:p text:style-name="P4">
在大量美国人民已高度不信任建制媒体的前提之下，美国人就客观真相达成一致性看法的能力也将遭遇挑战。</text:p>
      <text:p text:style-name="P4">
加州大学柏克莱分校（UC Berkeley）资讯学院（School of Information）教授法瑞德（HanyFarid）告诉法新社，「让人关切的地方在于，当操纵媒体变得轻而易举，否定事实也就没有那么困难了」。</text:p>
      <text:p text:style-name="P4">
「例如说，如果一位总统候选人做了某些不得体或于法不容的陈述，他/她大可以声称纪录是假造的。这种情况尤其危险。」</text:p>
      <text:p text:style-name="P4">
Source: <text:a xlink:type="simple" xlink:href="https://www.rfi.fr/cn/%E5%9B%BD%E9%99%85%E6%8A%A5%E9%81%93/20230529-%E5%88%A9%E7%94%A8ai%E5%88%B6%E9%80%A0%E6%94%BF%E6%B2%BB%E5%81%87%E8%B1%A1-%E7%BE%8E2024%E5%B9%B4%E9%80%89%E6%88%98%E6%8E%80%E9%9A%90%E5%BF%A7" text:style-name="Internet_20_link" text:visited-style-name="Visited_20_Internet_20_Link">
https://www.rfi.fr/cn/%E5%9B%BD%E9%99%85%E6%8A%A5%E9%81%93/20230529-%E5%88%A9%E7%94%A8ai%E5%88%B6%E9%80%A0%E6%94%BF%E6%B2%BB%E5%81%87%E8%B1%A1-%E7%BE%8E2024%E5%B9%B4%E9%80%89%E6%88%98%E6%8E%80%E9%9A%90%E5%BF%A7</text:a>
</text:p>
      <!--NEWS-->
      <text:h text:style-name="P10" text:outline-level="1">
<text:span text:style-name="T4">
神舟16发射任务 中国首次有平民酬载专家进太空</text:span>
</text:h>
      <text:p text:style-name="P4">
Publisher: 法新社</text:p>
      <text:p text:style-name="P4">
Published Time: 2023-05-29T09:02:11+00:00</text:p>
      <text:p text:style-name="P4">
Modified Time: 2023-05-29T08:50:02+00:00</text:p>
      <text:p text:style-name="P4">
Description: （法新社酒泉29日电） 中国计划2030年前实现中国人首次登陆月球，而明天将发射的神舟16号载人太空发射任务，任务成员里首次有平民酬载专家，将一同进入天宫太空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29T09-02-11-00-00/000000.png" xlink:type="simple" xlink:show="embed" xlink:actuate="onLoad" draw:mime-type="image/png"/>
</draw:frame>
</text:p>
      <text:p text:style-name="P4">
世界第2大经济体的中国投注数十亿美元于军方主导的太空计画，想成为继美俄后晋身载人登月里程碑国家之林。</text:p>
      <text:p text:style-name="P4">
此前所有进入太空的中国航天员都是来自中国人民解放军。</text:p>
      <text:p text:style-name="P4">
今天举行的神舟16号载人飞行任务新闻发布会公布神舟16号乘组人员名单：景海鹏、朱杨柱、桂海潮。其中桂海潮将是中国首位进入太空的平民载荷专家。</text:p>
      <text:p text:style-name="P4">
桂海潮是北京航空航天大学的一名教授，将负责空间科学实验载荷的在轨操作。</text:p>
      <text:p text:style-name="P4">
中国载人航天工程办公室副主任林西强表示，桂海潮将执行「大型在轨实验..研究新型量子现象、高精度太空时频系统、广义相对论验证、生命起源等」。</text:p>
      <text:p text:style-name="P4">
桂海潮在新闻发布会上说：「我一直梦想着这一刻，终于成真。」</text:p>
      <text:p text:style-name="P4">
「神舟16」乘组是首个由航天驾驶员、航天飞行工程师、载荷专家3种类型太空人组成的飞行乘组，其中航天驾驶员景海鹏和航天飞行工程师朱杨柱来自航天员大队，主要负责直接操纵、管理航天器，以及开展相关技术试验，景海鹏也将担任指令长。</text:p>
      <text:p text:style-name="P4">
神舟16号将于30日9时31分发射。</text:p>
      <text:p text:style-name="P4">
Source: <text:a xlink:type="simple" xlink:href="https://www.rfi.fr/cn/%E5%9B%BD%E9%99%85%E6%8A%A5%E9%81%93/20230529-%E7%A5%9E%E8%88%9F16%E5%8F%91%E5%B0%84%E4%BB%BB%E5%8A%A1-%E4%B8%AD%E5%9B%BD%E9%A6%96%E6%AC%A1%E6%9C%89%E5%B9%B3%E6%B0%91%E9%85%AC%E8%BD%BD%E4%B8%93%E5%AE%B6%E8%BF%9B%E5%A4%AA%E7%A9%BA" text:style-name="Internet_20_link" text:visited-style-name="Visited_20_Internet_20_Link">
https://www.rfi.fr/cn/%E5%9B%BD%E9%99%85%E6%8A%A5%E9%81%93/20230529-%E7%A5%9E%E8%88%9F16%E5%8F%91%E5%B0%84%E4%BB%BB%E5%8A%A1-%E4%B8%AD%E5%9B%BD%E9%A6%96%E6%AC%A1%E6%9C%89%E5%B9%B3%E6%B0%91%E9%85%AC%E8%BD%BD%E4%B8%93%E5%AE%B6%E8%BF%9B%E5%A4%AA%E7%A9%BA</text:a>
</text:p>
      <!--NEWS-->
      <text:h text:style-name="P10" text:outline-level="1">
<text:span text:style-name="T4">
呼吁加强防空，乌克兰宣布击退俄罗斯使用诱杀型无人机和巡航导弹的袭击</text:span>
</text:h>
      <text:p text:style-name="P4">
Author: 半岛电视台＋通讯社</text:p>
      <text:p text:style-name="P4">
Publisher: Al Jazeera</text:p>
      <text:p text:style-name="P4">
Published Time: 2023-05-29T09:04:11</text:p>
      <text:p text:style-name="P4">
Modified Time: 2023-05-29T09:19:11</text:p>
      <text:p text:style-name="P4">
Description: 乌克兰军方证实，它击退了俄罗斯对该国多个地区的袭击，袭击中使用了远程巡航导弹和数十架无人机，并表示俄罗斯的袭击目标是军事设施和重要基础设施。</text:p>
      <text:p text:style-name="P4">
Images: ["<text:a xlink:type="simple" xlink:href="https://chinese.aljazeera.net/wp-content/uploads/2023/05/image-449-1685351829.webp" text:style-name="Internet_20_link" text:visited-style-name="Visited_20_Internet_20_Link">
image-449-168...</text:a>
", "<text:a xlink:type="simple" xlink:href="https://chinese.aljazeera.net/wp-content/uploads/2023/05/2-1685350503.jpg" text:style-name="Internet_20_link" text:visited-style-name="Visited_20_Internet_20_Link">
2-1685350503.jpg</text:a>
", "<text:a xlink:type="simple" xlink:href="https://chinese.aljazeera.net/wp-content/uploads/2023/05/3-1685350509.jpg" text:style-name="Internet_20_link" text:visited-style-name="Visited_20_Internet_20_Link">
3-1685350509.jpg</text:a>
", "<text:a xlink:type="simple" xlink:href="https://chinese.aljazeera.net/wp-content/uploads/2023/05/4-1685350515.jpg" text:style-name="Internet_20_link" text:visited-style-name="Visited_20_Internet_20_Link">
4-1685350515.jpg</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22" text:anchor-type="as-char" svg:width="6.9236in" svg:height="4.615733in" draw:z-index="0">
<draw:image xlink:href="../ConvertedIMGs/Aljazeera Chinese/2023-05-29T09-04-11/image-449-1685351829.png" xlink:type="simple" xlink:show="embed" xlink:actuate="onLoad" draw:mime-type="image/png"/>
</draw:frame>
乌克兰军队证实击退俄罗斯对该国多个地区的袭击</text:p>
      <text:p text:style-name="P4">
乌克兰军方证实，它击退了俄罗斯对该国多个地区的袭击，袭击中使用了远程巡航导弹和数十架无人机，并表示俄罗斯的袭击目标是军事设施和重要基础设施。</text:p>
      <text:p text:style-name="P4">
5月29日周一，乌克兰空军表示击落了俄罗斯夜间发射的35架无人机中的29架和40枚巡航导弹中的37枚。</text:p>
      <text:p text:style-name="P4">
基辅军事当局报告称，俄罗斯军队使用了成群结队的诱杀型“沙希德”无人机，以及战略轰炸机在里海上空发射的巡航导弹。</text:p>
      <text:p text:style-name="P4">
政府在一份声明中补充道，“对首都的袭击来自不同方向。乌克兰防空部队击落了40多个空中目标。”</text:p>
      <text:p text:style-name="P4">
周一午夜过后，空袭乌克兰后警报响起，一直持续到凌晨五点。</text:p>
      <text:p text:style-name="P4">
乌克兰外交部长德米特里·库列巴则表示，必须通过加强包括F-16在内的乌克兰防空力量来阻止俄罗斯对城市的袭击。</text:p>
      <text:p text:style-name="P4">
<draw:frame draw:style-name="fr1" draw:name="Image123" text:anchor-type="as-char" svg:width="6.9236in" svg:height="3.894525in" draw:z-index="0">
<draw:image xlink:href="../Images/Aljazeera Chinese/2023-05-29T09-04-11/2-1685350503.jpg" xlink:type="simple" xlink:show="embed" xlink:actuate="onLoad" draw:mime-type="image/jpeg"/>
</draw:frame>
 俄罗斯对乌克兰的战争 (半岛电视台)</text:p>
      <text:h text:style-name="P13" text:outline-level="4">
<text:span text:style-name="T4">
没有损失</text:span>
</text:h>
      <text:p text:style-name="P4">
官方表示，基辅没有重大损失或人员伤亡，而这是俄罗斯自5月初以来第15次对该市发动空袭，也是连续第二次在夜间发动空袭，而且强度相同。</text:p>
      <text:p text:style-name="P4">
基辅市长维塔利·克里琴科在Telegram中表示，“对首都来说又是一个艰难的夜晚。”</text:p>
      <text:p text:style-name="P4">
另一方面，俄罗斯当局至今尚未就这些袭击发表评论。</text:p>
      <text:p text:style-name="P4">
28日，乌克兰当局宣布，他们已经对自战争开始以来针对基辅的最大规模无人机袭击做出回应，这些无人机大部分坠落在首都的空中，当时首都正准备庆祝15个多世纪前的建城纪念日。</text:p>
      <text:p text:style-name="P4">
乌克兰透露了与俄罗斯“无人机战争”升级的原因，乌克兰南部作战司令部发言人娜塔莉亚·胡梅纽克表示，由于导弹库的供应问题，俄罗斯人加强了无人机在攻击中的使用。</text:p>
      <text:p text:style-name="P4">
<draw:frame draw:style-name="fr1" draw:name="Image124" text:anchor-type="as-char" svg:width="6.9236in" svg:height="3.894525in" draw:z-index="0">
<draw:image xlink:href="../Images/Aljazeera Chinese/2023-05-29T09-04-11/3-1685350509.jpg" xlink:type="simple" xlink:show="embed" xlink:actuate="onLoad" draw:mime-type="image/jpeg"/>
</draw:frame>
 俄罗斯对乌克兰的战争 (半岛电视台)</text:p>
      <text:h text:style-name="P13" text:outline-level="4">
<text:span text:style-name="T4">
相互攻击</text:span>
</text:h>
      <text:p text:style-name="P4">
乌克兰东部的其他地区出现了俄罗斯和乌克兰军队之间的相互攻击。</text:p>
      <text:p text:style-name="P4">
乌克兰塔夫里亚行动的指挥官亚历山大·塔尔纳夫斯基表示，该行动包括赫尔松、扎波罗热、阿夫迪伊夫卡和马林卡地区，乌克兰军队的目标是整个俄罗斯军队。</text:p>
      <text:p text:style-name="P4">
在乌克兰东部的顿涅茨克，乌克兰州州长报告称，俄罗斯针对乌克兰军队控制的地区进行了轰炸，造成1名平民死亡、其他人受伤。</text:p>
      <text:p text:style-name="P4">
一方面，乌克兰军方表示，俄罗斯军队对军事和民用地点发动了3次导弹袭击，此外还对该国东部的克拉马托尔斯克市进行了13次袭击。</text:p>
      <text:p text:style-name="P4">
另一方面，亲俄当局表示，乌克兰的轰炸目标是顿涅茨克的平民区和居民楼。</text:p>
      <text:p text:style-name="P4">
<draw:frame draw:style-name="fr1" draw:name="Image125" text:anchor-type="as-char" svg:width="6.9236in" svg:height="3.894525in" draw:z-index="0">
<draw:image xlink:href="../Images/Aljazeera Chinese/2023-05-29T09-04-11/4-1685350515.jpg" xlink:type="simple" xlink:show="embed" xlink:actuate="onLoad" draw:mime-type="image/jpeg"/>
</draw:frame>
 俄罗斯宣布制止试图接近石油设施的无人机</text:p>
      <text:h text:style-name="P13" text:outline-level="4">
<text:span text:style-name="T4">
俄罗斯境内的袭击</text:span>
</text:h>
      <text:p text:style-name="P4">
在俄罗斯南部的克拉斯诺达尔地区，当局宣布制止了试图接近一处石油设施的一些无人机，并确认据俄罗斯当局称，该设施的基础设施没有遭到破坏，炼油厂本月遭受了类似的袭击，无人员伤亡。</text:p>
      <text:p text:style-name="P4">
在之后的事态发展中，俄罗斯媒体称，边境别尔哥罗德地区的多个村庄遭到乌克兰人的轰炸。</text:p>
      <text:p text:style-name="P4">
对此，俄罗斯别尔哥罗德州州长表示，该州正在经历一场真正的战争，他呼吁吞并哈尔科夫以阻止乌克兰的轰炸。</text:p>
      <text:p text:style-name="P4">
他补充道，5个乌克兰侦察小组自战争开始以来就渗透到该州，并表示“我们生活在真实战争的环境中。”</text:p>
      <text:p text:style-name="P4">
上周一，在伴随着炮击和无人机火力的渗透中，别尔哥罗德地区发生了自2022年2月冲突开始以来乌克兰最大规模的武装入侵。</text:p>
      <text:p text:style-name="P4">
最近几周，俄罗斯领土也成为一系列无人机袭击的目标。值此之际，基辅正在谈论准备反击，旨在收复包括克里米亚在内的俄罗斯控制领土。</text:p>
      <text:p text:style-name="P4">
Source: <text:a xlink:type="simple" xlink:href="https://chinese.aljazeera.net/news/war-in-ukraine/2023/5/29/%e5%91%bc%e5%90%81%e5%8a%a0%e5%bc%ba%e9%98%b2%e7%a9%ba%e4%b9%8c%e5%85%8b%e5%85%b0%e5%ae%a3%e5%b8%83%e5%87%bb%e9%80%80%e4%bf%84%e7%bd%97%e6%96%af%e4%bd%bf%e7%94%a8%e8%af%b1%e6%9d%80%e5%9e%8b%e6%97%a0" text:style-name="Internet_20_link" text:visited-style-name="Visited_20_Internet_20_Link">
https://chinese.aljazeera.net/news/war-in-ukraine/2023/5/29/%e5%91%bc%e5%90%81%e5%8a%a0%e5%bc%ba%e9%98%b2%e7%a9%ba%e4%b9%8c%e5%85%8b%e5%85%b0%e5%ae%a3%e5%b8%83%e5%87%bb%e9%80%80%e4%bf%84%e7%bd%97%e6%96%af%e4%bd%bf%e7%94%a8%e8%af%b1%e6%9d%80%e5%9e%8b%e6%97%a0</text:a>
</text:p>
      <!--NEWS-->
      <text:h text:style-name="P10" text:outline-level="1">
<text:span text:style-name="T4">
朝鲜称日本公民被绑架问题已解决</text:span>
</text:h>
      <text:p text:style-name="P4">
Author: 联合早报 (Person)</text:p>
      <text:p text:style-name="P4">
Publisher: 联合早报 (Organization)</text:p>
      <text:p text:style-name="P4">
Published Time: 2023-05-29T09:14</text:p>
      <text:p text:style-name="P4">
Modified Time: 2023-05-29T09:14</text:p>
      <text:p text:style-name="P4">
Description: 朝鲜称日本公民被绑架问题已经获得解决。路透社报道，朝中社星期一（5月29日）引述朝鲜外交部的话说，如果日本的态度正确，朝鲜愿与日本进行谈判，但补充说，绑架日本公民的问题“已经解决”...</text:p>
      <text:p text:style-name="P4">
Videos: []</text:p>
      <text:p text:style-name="P4">
Audios: []</text:p>
      <text:p text:style-name="P4">
Images: []</text:p>
      <text:p text:style-name="P4">
Type: NewsArticle</text:p>
      <text:p text:style-name="P4">
Breadcrumbs: ['即时', '国际']</text:p>
      <text:p text:style-name="P4">
Keywords: ['朝鲜', '日本', '绑架', '岸田文雄', '金正恩']</text:p>
      <!--METADATA-->
      <text:p text:style-name="P4">
朝鲜称日本公民被绑架问题已经获得解决。</text:p>
      <text:p text:style-name="P4">
路透社报道，朝中社星期一（5月29日）引述朝鲜外交部的话说，如果日本的态度正确，朝鲜愿与日本进行谈判，但补充说，绑架日本公民的问题“已经解决”。</text:p>
      <text:p text:style-name="P4">
朝鲜外交部是在日本首相岸田文雄表明愿为日本国民被绑架问题与朝鲜领导人金正恩会面后，作出回应。</text:p>
      <text:p text:style-name="P4">
日本《每日新闻》上周六（27日）报道，岸田文雄在东京出席一个关于日本人遭朝鲜绑架的活动时说，他愿意亲自与金正恩见面，以解决1960年代和1970年代被绑架的日本国民问题，“不预设任何条件。”</text:p>
      <text:p text:style-name="P4">
朝鲜2002年承认在数十年前绑架了13名日本公民，其中五名被绑架者后来与他们的家人回返日本，并称其余被绑架者已经死亡。然而，当地媒体报道，日本认为有17名国民被绑架，并继续进行调查。</text:p>
      <text:p text:style-name="P4">
Source: <text:a xlink:type="simple" xlink:href="https://www.zaobao.com.sg/realtime/world/story20230529-1399162" text:style-name="Internet_20_link" text:visited-style-name="Visited_20_Internet_20_Link">
https://www.zaobao.com.sg/realtime/world/story20230529-1399162</text:a>
</text:p>
      <!--NEWS-->
      <text:h text:style-name="P10" text:outline-level="1">
<text:span text:style-name="T4">
威尼斯大运河的水怎么变绿了？</text:span>
</text:h>
      <text:p text:style-name="P4">
Author: None (Language: zh)</text:p>
      <text:p text:style-name="P4">
Publisher: None</text:p>
      <text:p text:style-name="P4">
Time: 2023-05-29T09:23:00Z</text:p>
      <text:p text:style-name="P4">
Description: 当地警方表示，这种神秘的绿色液体不会对威尼斯人的健康构成威胁。</text:p>
      <text:p text:style-name="P4">
Videos: []</text:p>
      <text:p text:style-name="P4">
Images: []</text:p>
      <text:p text:style-name="P4">
Subject: 科技环境</text:p>
      <text:p text:style-name="P4">
Subjects: ['绿色和平', '能源转型', '专题报道：德国的绿水青山从何而来？', '穹顶之下', '环境保护']</text:p>
      <text:p text:style-name="P4">
Keywords: ['威尼斯', '大运河', '水变绿', '环境', '环保', '健康']</text:p>
      <text:p text:style-name="P4">
ID: 65762361</text:p>
      <!--METADATA-->
      <text:p text:style-name="P4">
<text:a xlink:type="simple" xlink:href="https://www.dw.com/zh/overlay/image/article/65762361/65759174" text:style-name="Internet_20_link" text:visited-style-name="Visited_20_Internet_20_Link">
 </text:a>
</text:p>
      <text:p text:style-name="P4">
有谁见过威尼斯绿色的运河？</text:p>
      <text:p text:style-name="P4">
（德国之声中文网）意大利消防部门表示，周日（5月28日）威尼斯大运河的水突然变成了荧光绿色。该部门称，地区环境保护机构 ARPAV在消防部门的帮助下收集了变色水的样本。 该机构的专家目前正在调查颜色变化的原因。</text:p>
      <text:p text:style-name="P4">
意大利安莎通讯社称，内政部驻威尼斯代表迪巴里 (Michele di Bari) 已召开紧急会议，寻求制定应对策略。</text:p>
      <text:p text:style-name="P4">
据安莎社报道，根据 ARPAV 和警方的初步调查，这些颜色的变化是由一种常用于追踪漏水的染料引起的。</text:p>
      <text:p text:style-name="P4">
据报道，警方表示这种液体不会对当地居民的健康构成威胁。</text:p>
      <text:p text:style-name="P4">
明亮的绿色水域从里亚托桥一直延伸到大运河的一部分。威尼托大区负责人扎亚（Luca Zaia）在推特上表示，水变绿是当地居民最先报告的。</text:p>
      <text:p text:style-name="P4">
警方表示，他们正在调查这起事件。</text:p>
      <text:p text:style-name="P4">
</text:p>
      <text:p text:style-name="P4">
威尼斯运河绿色奇观</text:p>
      <text:p text:style-name="P4">
没有个人或团体立即声称对威尼斯运河水变绿负责。不过，上周末，一个环保组织使用植物炭将罗马特莱维喷泉的水变成黑色，以抗议政府的气候政策。</text:p>
      <text:p text:style-name="P4">
人们也想起来，1968 年阿根廷艺术家乌里布鲁 (Nicolas Garcia Uriburu)将威尼斯大运河的水域染成绿色，以在当时的威尼斯双年展期间宣传生态意识。</text:p>
      <text:h text:style-name="P12" text:outline-level="3">
<text:span text:style-name="T4">
气候反常 威尼斯八月遭水淹</text:span>
</text:h>
      <text:p text:style-name="P4">
（法新社、路透社、美联社）</text:p>
      <text:p text:style-name="P4">
Source: <text:a xlink:type="simple" xlink:href="https://www.dw.com/zh/威尼斯大运河的水怎么变绿了？/a-65762361" text:style-name="Internet_20_link" text:visited-style-name="Visited_20_Internet_20_Link">
https://www.dw.com/zh/威尼斯大运河的水怎么变绿了？/a-65762361?maca=chi-rss-chi-all-1127-rdf</text:a>
</text:p>
      <!--NEWS-->
      <text:h text:style-name="P10" text:outline-level="1">
<text:span text:style-name="T4">
中国国产大飞机C919首次商飞成功，波音空客初遇挑战 (Free Version)</text:span>
</text:h>
      <text:p text:style-name="P4">
Author: Rachel Liang</text:p>
      <text:p text:style-name="P4">
Publisher: 华尔街日报中文网</text:p>
      <text:p text:style-name="P4">
Published Time: 2023-05-29T09:25:00.000Z</text:p>
      <text:p text:style-name="P4">
Modified Time: 2023-05-29T09:25:00.000Z</text:p>
      <text:p text:style-name="P4">
Created Time: 2023-05-29T06:05:00.000Z</text:p>
      <text:p text:style-name="P4">
Description: 中国国产C919客机周日进行了期待已久的首次商业飞行，这是波音和空中客车在中国市场首次面临挑战。</text:p>
      <text:p text:style-name="P4">
Images: []</text:p>
      <text:p text:style-name="P4">
Categories: ['国际', '中国']</text:p>
      <text:p text:style-name="P4">
Keywords: SYND,LINK:EN|WP-WSJ-0000927218</text:p>
      <text:p text:style-name="P4">
Type: Article</text:p>
      <!--METADATA-->
      <text:p text:style-name="P4">
在经历了多次波折的历时16年的科研和测试进程后，中国国产C919客机周日进行了人们期待已久的首次商业飞行，这是波音(Boeing,BA)和空中客车(Airbus, EADSY)在其一个非常重要的市场首次面临挑战，虽然只是个小挑战，但却具有象征意义。</text:p>
      <text:p text:style-name="P4">
Source: <text:a xlink:type="simple" xlink:href="https://cn.wsj.com/articles/%E4%B8%AD%E5%9B%BD%E5%9B%BD%E4%BA%A7%E5%A4%A7%E9%A3%9E%E6%9C%BAc919%E9%A6%96%E6%AC%A1%E5%95%86%E9%A3%9E%E6%88%90%E5%8A%9F-%E6%B3%A2%E9%9F%B3%E7%A9%BA%E5%AE%A2%E5%88%9D%E9%81%87%E6%8C%91%E6%88%98-2535b612" text:style-name="Internet_20_link" text:visited-style-name="Visited_20_Internet_20_Link">
https://cn.wsj.com/articles/%E4%B8%AD%E5%9B%BD%E5%9B%BD%E4%BA%A7%E5%A4%A7%E9%A3%9E%E6%9C%BAc919%E9%A6%96%E6%AC%A1%E5%95%86%E9%A3%9E%E6%88%90%E5%8A%9F-%E6%B3%A2%E9%9F%B3%E7%A9%BA%E5%AE%A2%E5%88%9D%E9%81%87%E6%8C%91%E6%88%98-2535b612</text:a>
</text:p>
      <!--NEWS-->
      <text:h text:style-name="P10" text:outline-level="1">
<text:span text:style-name="T4">
专栏 | 劳工通讯：福建晋江佳信轻工发展有限公司关厂，不付拖欠工资 (二)</text:span>
</text:h>
      <text:p text:style-name="P4">
Author: None</text:p>
      <text:p text:style-name="P4">
Publisher: Radio Free Asia (Organization)</text:p>
      <text:p text:style-name="P4">
Published Time: 2023-05-29T09:27:00-04:00</text:p>
      <text:p text:style-name="P4">
Modified Time: 2023-05-29T09:46:47-04:00</text:p>
      <text:p text:style-name="P4">
Description: None</text:p>
      <text:p text:style-name="P4">
Videos: []</text:p>
      <text:p text:style-name="P4">
Audios: ["<text:a xlink:type="simple" xlink:href="https://www.rfa.org/mandarin/zhuanlan/laogongtongxun/hdf-052920230923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45512in" draw:z-index="0">
<draw:image xlink:href="../Images/rfamandarin/2023-05-29T09-27-00-04-00/000000.png" xlink:type="simple" xlink:show="embed" xlink:actuate="onLoad" draw:mime-type="image/png"/>
</draw:frame>
 Photo: RFA  <text:a xlink:type="simple" xlink:href="https://www.rfa.org/mandarin/zhuanlan/laogongtongxun/hdf-05292023092313.html/@@stream" text:style-name="Internet_20_link" text:visited-style-name="Visited_20_Internet_20_Link">
Audio-1-Link：https://www.rfa.org/mandarin/zhuanlan/laogongtongxun/hdf-05292023092313.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5292023092313.html" text:style-name="Internet_20_link" text:visited-style-name="Visited_20_Internet_20_Link">
https://www.rfa.org/mandarin/zhuanlan/laogongtongxun/hdf-05292023092313.html</text:a>
</text:p>
      <!--NEWS-->
      <text:h text:style-name="P10" text:outline-level="1">
<text:span text:style-name="T4">
土耳其大选决选：埃尔多安赢得连任</text:span>
</text:h>
      <text:p text:style-name="P4">
Creator: BEN HUBBARD</text:p>
      <text:p text:style-name="P4">
Publisher: https://www.facebook.com/nytimeschinese</text:p>
      <text:p text:style-name="P4">
Published Time: 2023-05-29T09:32:04+08:00</text:p>
      <text:p text:style-name="P4">
Description: 埃尔多安克服了来自反对派的竞争以及选民对飞涨生活成本的愤怒，再获五年任期。尽管面临经济危机和可能惹恼西方盟友的风险，但他不太可能改变集权和亲俄的执政路线。 Sergey Ponomarev for The New York Times 埃尔多安的支持者周日在伊斯坦布尔庆祝他的胜利。</text:p>
      <text:p text:style-name="P4">
Images: ["<text:a xlink:type="simple" xlink:href="https://static01.nyt.com/images/2023/05/28/multimedia/28erodgan-victory-01sub-kgwz/28erodgan-victory-01sub-kgwz-master1050.jpg" text:style-name="Internet_20_link" text:visited-style-name="Visited_20_Internet_20_Link">
28erodgan-vic...</text:a>
", "<text:a xlink:type="simple" xlink:href="https://static01.nyt.com/images/2023/05/28/multimedia/28erodgan-victory-07-bpvc/28erodgan-victory-07-bpvc-master1050.jpg" text:style-name="Internet_20_link" text:visited-style-name="Visited_20_Internet_20_Link">
28erodgan-vic...</text:a>
"]</text:p>
      <text:p text:style-name="P4">
Category: 国际</text:p>
      <text:p text:style-name="P4">
Type: Article</text:p>
      <!--METADATA-->
      <text:p text:style-name="P4">
<draw:frame draw:style-name="fr1" draw:name="Image129" text:anchor-type="as-char" svg:width="6.9236in" svg:height="4.622327in" draw:z-index="0">
<draw:image xlink:href="../Images/cnnytimes/2023-05-29T09-32-04-08-00/28erodgan-victory-01sub-kgwz-master1050.jpg" xlink:type="simple" xlink:show="embed" xlink:actuate="onLoad" draw:mime-type="image/jpeg"/>
</draw:frame>
</text:p>
      <text:p text:style-name="P4">
据选举官员称，土耳其总统雷杰普·塔伊普·埃尔多安周日赢得连任。在担任该国最高政治人物的20年里，埃尔多安加强了对权力的控制，同时惹恼了他的西方盟友。</text:p>
      <text:p text:style-name="P4">
埃尔多安克服了来自新近团结在一起的政治反对派的激烈竞争，以及选民对该国飞涨的生活成本的普遍愤怒，再次获得五年任期。</text:p>
      <text:p text:style-name="P4">
土耳其最高选举委员会援引初步投票结果宣布埃尔多安获胜。委员会主席艾哈迈德·耶纳在周日晚些时候的电视讲话中说，埃尔多安以220万票的优势领先他的挑战者、反对党领袖凯末尔·基利达罗格鲁。他说，超过99%的投票箱已被点算，余下的选票不会改变选举结果。</text:p>
      <text:p text:style-name="P4">
埃尔多安很可能将他的胜利解读为对其政治遗产的认可，包括寻求作为北约成员国在全球事务中发挥更积极的作用，以及在国内将大权巩固在自己手中。</text:p>
      <text:p text:style-name="P4">
埃尔多安在他位于伊斯坦布尔的家附近的一辆白色巴士上向他的支持者发表讲话，他向人群致意，唱了一首歌并感谢了他的支持者。</text:p>
      <text:p text:style-name="P4">
“我们将在一起，直到（进入）坟墓，”他说。</text:p>
      <text:p text:style-name="P4">
在埃尔多安于2003年首次担任土耳其总理后，他带领土耳其实现了巨大的经济增长，使该国城市发生了翻天覆地的变化，数百万土耳其人摆脱了贫困。在国际上，他被誉为亲商并希望与西方建立牢固联系的伊斯兰民主人士的新典范。</text:p>
      <text:p text:style-name="P4">
但在过去的十年里，国内外对他的批评声不断。他在2013年面临针对其执政风格的大规模抗议，随后在2014年成为总统，并挺过了2016年的未遂政变。在这个过程中，他抓住机会排挤对手并获得更多权力，遭到政治反对派的指责，称他正在让国家陷入专制。</text:p>
      <text:p text:style-name="P4">
对于西方大国来说，埃尔多安的获胜意味着在未来五年内仍然需要与一个复杂的合作伙伴展开一段棘手的关系。</text:p>
      <text:p text:style-name="P4">
虽然美国和其他北约盟国对埃尔多安谴责俄罗斯入侵乌克兰表示赞赏，但他寻求与俄罗斯总统普京建立更密切的关系，并称普京为“我的朋友”，这让美国和北约感到失望。</text:p>
      <text:p text:style-name="P4">
<draw:frame draw:style-name="fr1" draw:name="Image130" text:anchor-type="as-char" svg:width="6.9236in" svg:height="4.615733in" draw:z-index="0">
<draw:image xlink:href="../Images/cnnytimes/2023-05-29T09-32-04-08-00/28erodgan-victory-07-bpvc-master1050.jpg" xlink:type="simple" xlink:show="embed" xlink:actuate="onLoad" draw:mime-type="image/jpeg"/>
</draw:frame>
</text:p>
      <text:p text:style-name="P4">
伊斯坦布尔的一个货币兑换处。埃尔多安面临的最直接的国内挑战可能是经济。  Sergey Ponomarev for The New York Times</text:p>
      <text:p text:style-name="P4">
他不太可能在赢得连任后改变路线，特别是因为土耳其严重依赖俄罗斯的旅游业和能源进口，而且俄罗斯正在地中海沿岸建造土耳其的第一座核电站。</text:p>
      <text:p text:style-name="P4">
Source: <text:a xlink:type="simple" xlink:href="https://cn.nytimes.com/world/20230529/edorgan-election-turkey/" text:style-name="Internet_20_link" text:visited-style-name="Visited_20_Internet_20_Link">
https://cn.nytimes.com/world/20230529/edorgan-election-turkey/</text:a>
</text:p>
      <!--NEWS-->
      <text:h text:style-name="P10" text:outline-level="1">
<text:span text:style-name="T4">
米哈游力争成为中国游戏业旗手 (Free Version)</text:span>
</text:h>
      <text:p text:style-name="P4">
Authors: ['埃莉诺•奥尔科特', '李瑞洋']</text:p>
      <text:p text:style-name="P4">
Publisher: 英国《金融时报》</text:p>
      <text:p text:style-name="P4">
Time: 2023-05-29T09:33:19+00:00</text:p>
      <text:p text:style-name="P4">
Published Time: 2023-05-28T12:00:99+08:00</text:p>
      <text:p text:style-name="P4">
Modified Time: 2023-05-29T05:32:99+08:00</text:p>
      <text:p text:style-name="P4">
Description: 这家独立工作室的《原神》在全球创下48亿美元的销售额。新游戏《崩坏：星穹铁道》的表现将决定它能否超越腾讯等行业巨头。</text:p>
      <text:p text:style-name="P4">
Images: ["<text:a xlink:type="simple" xlink:href="https://thumbor.ftacademy.cn/unsafe/picture/0/000123940_piclink.jpg" text:style-name="Internet_20_link" text:visited-style-name="Visited_20_Internet_20_Link">
000123940_pic...</text:a>
"]</text:p>
      <text:p text:style-name="P4">
Themes: ['电子游戏']</text:p>
      <text:p text:style-name="P4">
Keywords: ['电子游戏', '视频游戏', '网络游戏', '米哈游', '腾讯']</text:p>
      <text:p text:style-name="P4">
Type: Article</text:p>
      <!--METADATA-->
      <text:p text:style-name="P4">
<draw:frame draw:style-name="fr1" draw:name="Image131" text:anchor-type="as-char" svg:width="6.9236in" svg:height="3.901286in" draw:z-index="0">
<draw:image xlink:href="../Images/FT Chinese Free Version/2023-05-29T09-33-19-00-00/000123940_piclink.jpg" xlink:type="simple" xlink:show="embed" xlink:actuate="onLoad" draw:mime-type="image/jpeg"/>
</draw:frame>
</text:p>
      <text:p text:style-name="P4">
上个月，米哈游(miHoYo)的最新在线游戏《崩坏：星穹铁道》(Honkai: Star Rail)发布前夕，这家中国游戏公司的员工一直工作到深夜。</text:p>
      <text:p text:style-name="P4">
“每个人都在为推出这款产品加紧工作。该公司在《崩坏》上投入了大量资源。很明显，它想要这款游戏至少和《原神》(GenshinImpact)一样成功，并让它成为公司的主力游戏。”一名参与《原神》发行工作的员工表示。</text:p>
      <text:p text:style-name="P4">
Source: <text:a xlink:type="simple" xlink:href="http://www.ftchinese.com/story/001099789" text:style-name="Internet_20_link" text:visited-style-name="Visited_20_Internet_20_Link">
http://www.ftchinese.com/story/001099789</text:a>
</text:p>
      <!--NEWS-->
      <text:h text:style-name="P10" text:outline-level="1">
<text:span text:style-name="T4">
评论 | 王丹：我们为什么年年纪念六四？</text:span>
</text:h>
      <text:p text:style-name="P4">
Author: None</text:p>
      <text:p text:style-name="P4">
Publisher: Radio Free Asia (Organization)</text:p>
      <text:p text:style-name="P4">
Published Time: 2023-05-29T09:40:29-04:00</text:p>
      <text:p text:style-name="P4">
Modified Time: 2023-05-29T09:40:29-04:00</text:p>
      <text:p text:style-name="P4">
Description: None</text:p>
      <text:p text:style-name="P4">
Videos: []</text:p>
      <text:p text:style-name="P4">
Audios: ["<text:a xlink:type="simple" xlink:href="https://www.rfa.org/mandarin/pinglun/wangdan/wd-052920230930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45512in" draw:z-index="0">
<draw:image xlink:href="../Images/rfamandarin/2023-05-29T09-40-29-04-00/000000.png" xlink:type="simple" xlink:show="embed" xlink:actuate="onLoad" draw:mime-type="image/png"/>
</draw:frame>
 1989年6月4日凌晨聚焦在天安门广场的学生六四档案图  <text:a xlink:type="simple" xlink:href="https://www.rfa.org/mandarin/pinglun/wangdan/wd-05292023093015.html/@@stream" text:style-name="Internet_20_link" text:visited-style-name="Visited_20_Internet_20_Link">
Audio-1-Link：https://www.rfa.org/mandarin/pinglun/wangdan/wd-05292023093015.html/@@stream</text:a>
</text:p>
      <text:p text:style-name="P4">
再过几天，就是"六四"三十四周年了，也许有人会问：三十四年前的历史了，为什么至今仍旧要年年纪念？这样的纪念有意义吗？为什么不能放下历史向前走？这些问题提得好，因为这涉及到"六四"纪念的意义问题。</text:p>
      <text:p text:style-name="P4">
我们为什么年年纪念六四？因为1989年发生的八九民运和六四镇压，是中国最重要的一段历史，是五十年来中国社会发展的转折点。不了解这段历史，就不可能对今天的中国有正确的认识。八九民运证明了中国人民也有对于民主的梦想并愿意为之付出代价，六四镇压证明了中国共产党本质上讲是一个依靠暴力维持统治的政党，这两点，对于认识今天的中国至关重要。</text:p>
      <text:p text:style-name="P4">
我们为什么年年纪念六四？因为在一九八九年，不论是学生，还是市民和工人，整个中国都焕发出勇气，热情和理想的光芒。一个伟大的民族，不会是只知道吃饭，赚钱，享受的民族，勇气，热情和理想，是一个民族宝贵的精神财富。每年的纪念活动，就是要为我们这个民族保存住这份精神财富。</text:p>
      <text:p text:style-name="P4">
我们为什么年年纪念六四？因为在1989年中共当局对民主运动的镇压中，不少于两千的学生和民众失去了生命，至少有上万人在血腥行动中受伤，全国有更多的人因为参与民主运动而坐牢，或被迫流亡海外。所有这些受难者为了民族的未来付出了代价，从基本的道义的角度讲，他们都不应当被忘记。</text:p>
      <text:p text:style-name="P4">
我们为什么年年纪念六四？因为我们要为人民争取知情权。三十几年来，中共当局用尽一切手段试图让这段历史消失，导致发生在中国的事情，全世界都知道，反倒是很多中国人不知道，这种荒诞情况的发生，不仅是对人民基本权利的剥夺，更是对人民的羞辱。恢复和保持历史记忆，是作为国民的基本尊严。</text:p>
      <text:p text:style-name="P4">
我们为什么年年纪念六四？是因为“六四”虽然是历史事件，但仍旧是中国的敏感议题，“六四”是禁忌话题，对“六四”死难者的纪念被当局视为政治挑战。从这个意义上讲，“六四”并没有过去，作为一个事件，也并没有结束。更重要的是，围绕“六四”问题的翻案所进行的各种较量，本身就具有巨大的政治能量。在未来中国转型发生的时刻，这样的政治能量一定会发挥作用。为了那样的未来的可能性，我们今天都要珍惜和维护这种政治能量。</text:p>
      <text:p text:style-name="P4">
我们为什么年年纪念六四？还有一个更为简单的理由，那就是我们没有任何遗忘的理由。只要一天没有翻案，中国就谈不上有任何的公正，那些死难者就依旧是冤魂，中国就依旧没有资格被认为是一个文明国家。如果没有任何一个站得住的理由说，“我们不应当年年纪念六四”，那么年年纪念六四就是理所应当的事情。</text:p>
      <text:p text:style-name="P4">
总之，作为“六四”的当事人，见证者和幸存者，我们每年纪念“六四”，绝不仅仅是为了自己的青春记忆，更是为了中国这个国家和民族；我们不是为了过去，而是为了今天和未来。这就是“六四”纪念的意义。这些意义是如此重大，使得任何一个中国人都有义务在每年的这个时刻举起烛光，悼念死难者，回忆那一段历史。</text:p>
      <text:p text:style-name="P4">
（文章只代表特约评论员个人的立场和观点）</text:p>
      <text:p text:style-name="P4">
Source: <text:a xlink:type="simple" xlink:href="https://www.rfa.org/mandarin/pinglun/wangdan/wd-05292023093015.html" text:style-name="Internet_20_link" text:visited-style-name="Visited_20_Internet_20_Link">
https://www.rfa.org/mandarin/pinglun/wangdan/wd-05292023093015.html</text:a>
</text:p>
      <!--NEWS-->
      <text:h text:style-name="P10" text:outline-level="1">
<text:span text:style-name="T4">
中国首架国产客机C919启用 近130名旅客搭乘首个商业航班</text:span>
</text:h>
      <text:p text:style-name="P4">
Author: https://www.facebook.com/bbcworldservice/</text:p>
      <text:p text:style-name="P4">
Publisher: BBC News 中文</text:p>
      <text:p text:style-name="P4">
Published Time: 2023-05-29T09:41:19.000Z</text:p>
      <text:p text:style-name="P4">
Modified Time: 2023-05-29T09:41:19.000Z</text:p>
      <text:p text:style-name="P4">
Description: 同样作为窄体机型，C919被视为美国波音与欧洲空中巴士的直接竞争者。</text:p>
      <text:p text:style-name="P4">
Images: []</text:p>
      <text:p text:style-name="P4">
Videos: ["<text:a xlink:type="simple" xlink:href="https://www.bbc.com/ws/av-embeds/cps/zhongwen/simp/chinese-news-65745233/p0fr1k02/zh-hans" text:style-name="Internet_20_link" text:visited-style-name="Visited_20_Internet_20_Link">
zh-hans</text:a>
"]</text:p>
      <text:p text:style-name="P4">
Tags: []</text:p>
      <text:p text:style-name="P4">
Type: Article</text:p>
      <!--METADATA-->
      <text:h text:style-name="P12" text:outline-level="3">
<text:span text:style-name="T4">
中国首架国产客机C919启用 近130名旅客搭乘首个商业航班</text:span>
</text:h>
      <text:p text:style-name="P4">
<text:a xlink:type="simple" xlink:href="https://www.bbc.com/ws/av-embeds/cps/zhongwen/simp/chinese-news-65745233/p0fr1k02/zh-hans" text:style-name="Internet_20_link" text:visited-style-name="Visited_20_Internet_20_Link">
 Video-1-Link：/ws/av-embeds/cps/zhongwen/simp/chinese-news-65745233/p0fr1k02/zh-hans </text:a>
 <text:span text:style-name="T4">
你的器材不支持播放多媒体材料</text:span>
<text:span text:style-name="T4">
中国首架国产客机C919启用 近130名旅客搭乘首个商业航班</text:span>
 2023年5月29日上午9点41分</text:p>
      <text:p text:style-name="P4">
中国第一架国产客机C919 于 5 月 28 日进行首航，近130名旅客搭乘由C919执飞中国东方航空的MU9191航班从上海虹桥机场飞往北京首都机场。除引擎与航空电子设备，C919 多由中国团队製造。设计团队称，这标志着中国民航业进入“高端製业的行列”。</text:p>
      <text:p text:style-name="P4">
同样作为窄体机型，C919被视为美国波音与欧洲空中巴士的直接竞争者。根据上海本地的澎湃新闻报导，C919 已取得至少 28家国内外客户的订单，其中包括德国、泰国的航空公司以及美国一租赁公司。从 29 日起，此款机型会开始执飞上海到成都的例行航线。</text:p>
      <text:p text:style-name="P4">
Source: <text:a xlink:type="simple" xlink:href="https://www.bbc.com/zhongwen/simp/chinese-news-65745233" text:style-name="Internet_20_link" text:visited-style-name="Visited_20_Internet_20_Link">
https://www.bbc.com/zhongwen/simp/chinese-news-65745233</text:a>
</text:p>
      <!--NEWS-->
      <text:h text:style-name="P10" text:outline-level="1">
<text:span text:style-name="T4">
中国大额消费降，宝尊电商受冲击 (Free Version)</text:span>
</text:h>
      <text:p text:style-name="P4">
Authors: ['']</text:p>
      <text:p text:style-name="P4">
Publisher: 英国《金融时报》</text:p>
      <text:p text:style-name="P4">
Time: 2023-05-29T09:50:37+00:00</text:p>
      <text:p text:style-name="P4">
Published Time: 2023-05-28T12:00:99+08:00</text:p>
      <text:p text:style-name="P4">
Modified Time: 2023-05-29T05:50:99+08:00</text:p>
      <text:p text:style-name="P4">
Description: 这家电子商务服务公司称一季度电子产品销售额暴跌67%，小家电销售额则下跌36%。</text:p>
      <text:p text:style-name="P4">
Images: ["<text:a xlink:type="simple" xlink:href="https://thumbor.ftacademy.cn/unsafe/picture/6/000155006_piclink.jpg" text:style-name="Internet_20_link" text:visited-style-name="Visited_20_Internet_20_Link">
000155006_pic...</text:a>
"]</text:p>
      <text:p text:style-name="P4">
Themes: ['专栏', '咏竹坊']</text:p>
      <text:p text:style-name="P4">
Keywords: ['咏竹坊', '电商', '全球市场', '财报', '消费']</text:p>
      <text:p text:style-name="P4">
Type: Article</text:p>
      <!--METADATA-->
      <text:p text:style-name="P4">
<draw:frame draw:style-name="fr1" draw:name="Image134" text:anchor-type="as-char" svg:width="6.9236in" svg:height="4.969576in" draw:z-index="0">
<draw:image xlink:href="../Images/FT Chinese Free Version/2023-05-29T09-50-37-00-00/00015500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电子商务服务供应商宝尊电商有限公司(BZUN.US;9991.HK)的最新财报提供了一项有力证据，表明眼下在中国日益普遍的一个主题，即谨慎的消费者正在避免大笔支出。在一季度的财报季期间，我们经常在汽车和房地产行业看到这一主题，对普通消费者来说这两样是最贵的大件物品。</text:p>
      <text:p text:style-name="P4">
现在，宝尊的财报显示，这一趋势也沿着“食物链”向下延伸至家用电器和电子产品。相比之下，快速消费品和个人护理产品等较便宜的商品是近期热门，这表明人们仍然愿意在这些较便宜的日常用品上花钱。</text:p>
      <text:p text:style-name="P4">
与此同时，宝尊公布了一项新的国际扩张战略，试图向中国境外的电子商务商家销售其广受欢迎的工具。这似乎建立在该公司今年早些时候收购服装零售商Gap(GPS.US)大中华区门店的基础之上，此举使宝尊从软件即服务(SaaS)供应商的老本行，转型为此类服务的综合供应商，以及零售品牌运营商。</text:p>
      <text:p text:style-name="P4">
该战略旨在实现多元化发展，在一定程度上这是有道理的，因为像Gap这样的品牌，可以成为宝尊核心的电子商务服务的主要新客户。同样在多元化方面，该公司发布了一份鼓舞人心的进展报告，显示其正在稳步降低对阿里巴巴(BABA.US;9988.HK)的依赖，后者是其最大的股东之一，并通过网上商城天猫，成为它的主要业务来源。</text:p>
      <text:p text:style-name="P4">
我们稍后会更详细地来回顾这些要点。但报告发布后，消费者信心不足和由此导致的大笔支出减少，似乎对投资者的想法影响最大。上周四报告发布后，宝尊在纽约挂牌交易的股票下跌10%，不过第二天又收复了部分跌幅。</text:p>
      <text:p text:style-name="P4">
该股今年已下跌27%，较2月的高位下跌了一半以上，当时海外上市的中国股票大幅上涨。即便如此，根据分析机构对其今年盈利情况的预测，该股的市盈率为37倍，估值仍然相当高。这个数字低于Shopify(SHOP.US)的185倍，但高于赛富时(CRM.US)的32倍。</text:p>
      <text:p text:style-name="P4">
更为重要的是，它的大股东至少包括摩根大通、摩根士丹利和施罗德投资这三大机构，它们的持股比例都在5%或以上。因此，尽管宝尊电商目前在中国的处境比较困难，但显然投资者还没有放弃它。</text:p>
      <text:p text:style-name="P4">
宝尊电商一季度的营收并不是特别令人鼓舞，它同比下降4.9%至18.9亿元。如果剔除Gap大中华区从2月开始贡献的1.89亿元，它的当季营收将下降14%。尽管如此，与去年四季度营收下降20%相比，这仍然是一个改善的迹象。当时，由于严格的防疫措施，消费情绪相当低迷，防疫措施直到12月初才取消。</text:p>
      <text:p text:style-name="P4">
<text:span text:style-name="T4">
电子产品需求疲软</text:span>
</text:p>
      <text:p text:style-name="P4">
宝尊电商将收入分为两大类：一类是原有的电商服务收入，一类是较新的产品销售收入。在这两个业务中，占其营收三分之二左右的核心电商服务在本季度实际上表现相对较好。该类别下降了6%，至12.2亿元，主要是由于在此期间处置了亏损子公司。如果排除这一影响，来自服务的收入几乎持平。</text:p>
      <text:p text:style-name="P4">
最大的下降来自产品销售收入，如果不包括2月才开始贡献营收的Gap门店销售，起降幅约为30%。产品销售类别表现最差的是电子产品，同比暴跌67%，至4,360万元。小家电销售额也暴跌36%，至2.25亿元，因为消费者对此类商品的购买意愿下降。</text:p>
      <text:p text:style-name="P4">
相比之下，本季度快速消费品的销售额增长了25%，美容化妆品的销售额也上升了6%。</text:p>
      <text:p text:style-name="P4">
该公司在财报电话会议上表示，4月和5月的消费趋势有所改善，但没有提供任何细节。</text:p>
      <text:p text:style-name="P4">
宝尊电商的利润情况也不容乐观，它报告了运营亏损，而在不包括员工股票薪酬的非公认会计准则下也录得亏损。在此基础上，该公司报告非公认会计准则亏损1,310万元，而上年同期净利润为120万元。</text:p>
      <text:p text:style-name="P4">
接下来，我们来看看Gap的大中华区业务，宝尊电商在2月份以大约4,000万美元(2.8亿元)这个相对较便宜的价格收购了该业务。由于激烈的竞争和疫情期间的疲软支出，该连锁店一直举步维艰，在收购完成时，它的门店数量减少到了118家，约为2021年3月连锁店总数的一半。</text:p>
      <text:p text:style-name="P4">
宝尊电商的高层透露，他们计划再次缓慢扩张该连锁店，目标是今年开设10家门店。他们还说，该连锁店“在一季度大幅缩小了运营亏损”，但没有提供何时开始盈利的细节。</text:p>
      <text:p text:style-name="P4">
最后，我们简要地说一下宝尊电商收购了生活方式品牌AsiaLtd.的少数股权，并在新加坡开设了一家网店。这个品牌看起来不是很大，在新加坡开店看起来也不是什么大动作。但这两件事都表明，宝尊电商希望走出中国，而东南亚是它朝着这个方向迈出的第一步。</text:p>
      <text:p text:style-name="P4">
“这是将我们久经考验的技术推向全球市场的重要的第一步，”它的董事会主席仇文彬在电话会议上说。“我们的技术，是我们在东南亚不断增长的电商市场建立业务的重要基础部分。”</text:p>
      <text:p text:style-name="P4">
总而言之，宝尊电商似乎总体上正朝着积极的方向前进，尽管有人可能会质疑其收购在华陷入困境的Gap品牌是否明智。它目前最大的挑战是经受住中国经济低迷的考验，投资者将密切关注未来几个季度大宗消费支出是否会有所改善。</text:p>
      <text:p text:style-name="P4">
（作者阳歌，本文仅代表个人观点）</text:p>
      <text:p text:style-name="P4">
Source: <text:a xlink:type="simple" xlink:href="http://www.ftchinese.com/story/001099790" text:style-name="Internet_20_link" text:visited-style-name="Visited_20_Internet_20_Link">
http://www.ftchinese.com/story/001099790</text:a>
</text:p>
      <!--NEWS-->
      <text:h text:style-name="P10" text:outline-level="1">
<text:span text:style-name="T4">
华尔街下一个热门押注是垃圾处理板块 (Free Version)</text:span>
</text:h>
      <text:p text:style-name="P4">
Author: Ryan Dezember / Will Feuer</text:p>
      <text:p text:style-name="P4">
Publisher: 华尔街日报中文网</text:p>
      <text:p text:style-name="P4">
Published Time: 2023-05-29T09:55:00.000Z</text:p>
      <text:p text:style-name="P4">
Modified Time: 2023-05-29T09:55:00.000Z</text:p>
      <text:p text:style-name="P4">
Created Time: 2023-05-29T08:31:00.000Z</text:p>
      <text:p text:style-name="P4">
Description: 美国政府和各州政府的绿色行动正在变废为宝，这也提振了美国的垃圾处理公司。</text:p>
      <text:p text:style-name="P4">
Images: []</text:p>
      <text:p text:style-name="P4">
Categories: ['金融市场']</text:p>
      <text:p text:style-name="P4">
Keywords: SYND,LINK:EN|WP-WSJ-0000918565</text:p>
      <text:p text:style-name="P4">
Type: Article</text:p>
      <!--METADATA-->
      <text:p text:style-name="P4">
美国政府和各州政府的绿色行动正在变废为宝，这也提振了美国的垃圾处理公司。</text:p>
      <text:p text:style-name="P4">
Source: <text:a xlink:type="simple" xlink:href="https://cn.wsj.com/articles/%E5%8D%8E%E5%B0%94%E8%A1%97%E4%B8%8B%E4%B8%80%E4%B8%AA%E7%83%AD%E9%97%A8%E6%8A%BC%E6%B3%A8%E6%98%AF%E5%9E%83%E5%9C%BE%E5%A4%84%E7%90%86%E6%9D%BF%E5%9D%97-3e2a76a3" text:style-name="Internet_20_link" text:visited-style-name="Visited_20_Internet_20_Link">
https://cn.wsj.com/articles/%E5%8D%8E%E5%B0%94%E8%A1%97%E4%B8%8B%E4%B8%80%E4%B8%AA%E7%83%AD%E9%97%A8%E6%8A%BC%E6%B3%A8%E6%98%AF%E5%9E%83%E5%9C%BE%E5%A4%84%E7%90%86%E6%9D%BF%E5%9D%97-3e2a76a3</text:a>
</text:p>
      <!--NEWS-->
      <text:h text:style-name="P10" text:outline-level="1">
<text:span text:style-name="T4">
新西兰国防军延长驻守所罗门群岛国</text:span>
</text:h>
      <text:p text:style-name="P4">
Author: 联合早报 (Person)</text:p>
      <text:p text:style-name="P4">
Publisher: 联合早报 (Organization)</text:p>
      <text:p text:style-name="P4">
Published Time: 2023-05-29T09:56</text:p>
      <text:p text:style-name="P4">
Modified Time: 2023-05-29T09:56</text:p>
      <text:p text:style-name="P4">
Description: 新西兰在所罗门群岛的维护和平任务将至少延长到今年底。路透社报道，新西兰政府星期一（5月29日）宣布，应所罗门群岛地方当局的要求，新西兰国防军将在所罗门群岛至少驻守到今年12月31日...</text:p>
      <text:p text:style-name="P4">
Videos: []</text:p>
      <text:p text:style-name="P4">
Audios: []</text:p>
      <text:p text:style-name="P4">
Images: []</text:p>
      <text:p text:style-name="P4">
Type: NewsArticle</text:p>
      <text:p text:style-name="P4">
Breadcrumbs: ['即时', '国际']</text:p>
      <text:p text:style-name="P4">
Keywords: ['新西兰', '所罗门群岛', '太平洋岛国', '中国']</text:p>
      <!--METADATA-->
      <text:p text:style-name="P4">
新西兰在所罗门群岛的维护和平任务将至少延长到今年底。</text:p>
      <text:p text:style-name="P4">
路透社报道，新西兰政府星期一（5月29日）宣布，应所罗门群岛地方当局的要求，新西兰国防军将在所罗门群岛至少驻守到今年12月31日。</text:p>
      <text:p text:style-name="P4">
2021年所罗门群岛爆发反政府抗议活动，应当地政府的要求，新西兰于2021年年底向这个太平洋岛国派驻国防军。同个时期，斐济、巴布亚新几内亚和澳大利亚也向所罗门群岛派驻国防人员。</text:p>
      <text:p text:style-name="P4">
目前有15名新西兰国防军在所罗门群岛，原定于5月31日撤离。</text:p>
      <text:p text:style-name="P4">
新西兰国防部长利特尔说：“我们很自豪能够参与这项由澳洲协调的区域努力，由太平洋地区的警察和国防组织共同努力支持我们区内的安全需求。”</text:p>
      <text:p text:style-name="P4">
中国与所罗门群岛签署一项安全协定后，新西兰和澳洲与其他盟友对太平洋地区军事化的可能性表示担忧。</text:p>
      <text:p text:style-name="P4">
新西兰领导人多次强调，太平洋地区的安全挑战应由区内国家自己来应对，并以所罗门群岛的维和安排来凸显这项对策的成功。</text:p>
      <text:p text:style-name="P4">
Source: <text:a xlink:type="simple" xlink:href="https://www.zaobao.com.sg/realtime/world/story20230529-1399174" text:style-name="Internet_20_link" text:visited-style-name="Visited_20_Internet_20_Link">
https://www.zaobao.com.sg/realtime/world/story20230529-1399174</text:a>
</text:p>
      <!--NEWS-->
      <text:h text:style-name="P10" text:outline-level="1">
<text:span text:style-name="T4">
科索沃北部塞裔与警方冲突 北约维和部队出面因应</text:span>
</text:h>
      <text:p text:style-name="P4">
Publisher: 法新社</text:p>
      <text:p text:style-name="P4">
Published Time: 2023-05-29T1:02:08+00:00</text:p>
      <text:p text:style-name="P4">
Modified Time: 2023-05-29T12:50:01+00:00</text:p>
      <text:p text:style-name="P4">
Description: （法新社科索沃兹韦钱29日电） 科索沃北部境内塞尔维亚裔今天与警方爆发冲突，期间警方发射催泪瓦斯。这些塞裔因不满阿尔巴尼亚裔选上当地市镇首长，发动抗议杯葛，北约维和部队已出面阻止冲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5-29T1-02-08-00-00/000000.png" xlink:type="simple" xlink:show="embed" xlink:actuate="onLoad" draw:mime-type="image/png"/>
</draw:frame>
</text:p>
      <text:p text:style-name="P4">
科索沃（Kosovo）曾是塞尔维亚的自治省，境内阿尔巴尼亚裔在逾二十多年前起义，对抗塞尔维亚的压迫统治，并于2008年宣布独立，而科索沃北部以塞尔维亚裔为主，这些塞裔从未承认独立宣言，并且仍视塞国贝尔格勒为他们的首都。</text:p>
      <text:p text:style-name="P4">
今年4月，科索沃北部塞裔拒绝参与当地选举，阿尔巴尼亚裔候选人在4个以塞裔人口为主的自治市镇当选首长，包括北米特罗维察镇（NorthMitrovica），当时投票率仅有3.5%。在这4个自治市镇中，只有北米特罗维察镇今天没有爆发抗议事件。</text:p>
      <text:p text:style-name="P4">
在科索沃北部塞裔人口为主的兹韦钱镇（Zve?an），今天早上有一群塞裔聚集在镇公所大楼前，试图闯进大楼。一名法新社记者表示，警方发射催泪瓦斯回应，立即将他们推回。</text:p>
      <text:p text:style-name="P4">
一名法新社记者指出，北大西洋公约组织（NATO）驻科索沃部队（KFOR）已派兵组成人墙阻挡在当地警方及抗议人士之间，另有约50名全副镇暴装备的波兰及匈牙利士兵镇守在兹韦钱镇公所大楼周边。</text:p>
      <text:p text:style-name="P4">
在科索沃北部靠近塞维尔亚边界的莱波萨维奇市（Leposavic），美国维和部队穿着镇暴装备，在市政大楼周遭设置铁丝网，以防止在附近聚集的数百名愤怒塞裔人士发动攻击。</text:p>
      <text:p text:style-name="P4">
目击者指称，北约维和部队也封锁科索沃北部祖宾波托克（Zubin Potok）镇公所，以免当地不满的塞裔人士攻击该栋建筑。</text:p>
      <text:p text:style-name="P4">
Source: <text:a xlink:type="simple" xlink:href="https://www.rfi.fr/cn/%E5%9B%BD%E9%99%85%E6%8A%A5%E9%81%93/20230529-%E7%A7%91%E7%B4%A2%E6%B2%83%E5%8C%97%E9%83%A8%E5%A1%9E%E8%A3%94%E4%B8%8E%E8%AD%A6%E6%96%B9%E5%86%B2%E7%AA%81-%E5%8C%97%E7%BA%A6%E7%BB%B4%E5%92%8C%E9%83%A8%E9%98%9F%E5%87%BA%E9%9D%A2%E5%9B%A0%E5%BA%94" text:style-name="Internet_20_link" text:visited-style-name="Visited_20_Internet_20_Link">
https://www.rfi.fr/cn/%E5%9B%BD%E9%99%85%E6%8A%A5%E9%81%93/20230529-%E7%A7%91%E7%B4%A2%E6%B2%83%E5%8C%97%E9%83%A8%E5%A1%9E%E8%A3%94%E4%B8%8E%E8%AD%A6%E6%96%B9%E5%86%B2%E7%AA%81-%E5%8C%97%E7%BA%A6%E7%BB%B4%E5%92%8C%E9%83%A8%E9%98%9F%E5%87%BA%E9%9D%A2%E5%9B%A0%E5%BA%94</text:a>
</text:p>
      <!--NEWS-->
      <text:h text:style-name="P10" text:outline-level="1">
<text:span text:style-name="T4">
中国经历新一波新冠感染潮，未影响生活常态</text:span>
</text:h>
      <text:p text:style-name="P4">
Creator: 储百亮</text:p>
      <text:p text:style-name="P4">
Publisher: https://www.facebook.com/nytimeschinese</text:p>
      <text:p text:style-name="P4">
Published Time: 2023-05-29T10:00:19+08:00</text:p>
      <text:p text:style-name="P4">
Description: 钟南山估计本轮疫情波峰可达每周最多6500万人感染，但当局并未再次采取严格的防控措施。政府已将精力集中到重振经济上，多数民众也接受了与新冠共存。 Mark Schiefelbein/Associated Press 北京的一条旅游购物街，摄于上月。</text:p>
      <text:p text:style-name="P4">
Images: ["<text:a xlink:type="simple" xlink:href="https://static01.nyt.com/images/2023/05/27/multimedia/27china-covid-01-glkh/27china-covid-01-glkh-master1050.jpg" text:style-name="Internet_20_link" text:visited-style-name="Visited_20_Internet_20_Link">
27china-covid...</text:a>
"]</text:p>
      <text:p text:style-name="P4">
Category: 中国</text:p>
      <text:p text:style-name="P4">
Type: Article</text:p>
      <!--METADATA-->
      <text:p text:style-name="P4">
<draw:frame draw:style-name="fr1" draw:name="Image136" text:anchor-type="as-char" svg:width="6.9236in" svg:height="4.615733in" draw:z-index="0">
<draw:image xlink:href="../Images/cnnytimes/2023-05-29T10-00-19-08-00/27china-covid-01-glkh-master1050.jpg" xlink:type="simple" xlink:show="embed" xlink:actuate="onLoad" draw:mime-type="image/jpeg"/>
</draw:frame>
</text:p>
      <text:p text:style-name="P4">
去年12月，在新冠病毒感染激增、公众对封控的愤怒情绪日益高涨的压力下，中国突然放弃了严厉的“新冠清零”政策。半年后，新冠病毒感染病例再次上升，但这次，随着政府集中精力重振经济增长，中国似乎决定让正常生活继续下去。</text:p>
      <text:p text:style-name="P4">
尽管其他国家对这样做早就习以为常，但对中国来说，这仍是个改变。直到去年年底，为了消除感染，有时只是小型集群性感染，中国领导层仍然会对整个社区和城市部分区域，甚至整座城市进行封控。</text:p>
      <text:p text:style-name="P4">
据中国卫生部门发布的报告，自今年4月以来，新冠病毒 <text:a xlink:type="simple" xlink:href="https://archive.ph/fnMxt" text:style-name="Internet_20_link" text:visited-style-name="Visited_20_Internet_20_Link">
 感染病例有所增加 </text:a>
，尤其是正在全球传播的新亚分支的感染病例。 <text:a xlink:type="simple" xlink:href="https://cn.nytimes.com/china/20201230/china-coronavirus/" text:style-name="Internet_20_link" text:visited-style-name="Visited_20_Internet_20_Link">
 钟南山 </text:a>
是在2020年初最早公开承认新冠病毒很容易在人群中传播的著名医生，他在周一估计，到6月底，中国这轮新冠病毒感染波峰可达每周最多6500万个病例。（高于他对于5月底将达到每周4000万例的估计。中国已不再定期发布官方估计的全国感染病例数。）</text:p>
      <text:p text:style-name="P4">
据 <text:a xlink:type="simple" xlink:href="https://www.bloomberg.com/news/articles/2022-12-23/china-estimates-covid-surge-is-infecting-37-million-people-a-day" text:style-name="Internet_20_link" text:visited-style-name="Visited_20_Internet_20_Link">
 彭博新闻社引用的估计 </text:a>
，相比之下，去年12月取消“新冠清零”控制措施后，中国感染新冠的人数曾在疫情高峰期达到了每天3700万。</text:p>
      <text:p text:style-name="P4">
广告</text:p>
      <text:p text:style-name="P4">
尽管像钟南山承认的那样，感染病例上升的速度充满不确定性，但疫情出现反弹的可能性总是存在，而且许多中国人似乎已准备好在时而发生新冠疫情的背景下生活，甚至准备接受新冠有时导致的死亡。</text:p>
      <text:p text:style-name="P4">
“人们习惯感染了，也觉得这是后疫情时代的常态吧，”在北京一家科技公司工作、现年36岁的林子先在接受电话采访时说。中国领导人习近平在室内与人见面时仍然经常戴着医用口罩。但林子先说，他和家人在大多数公共场所已不戴口罩了，许多中国人也是如此。</text:p>
      <text:p text:style-name="P4">
“我的许多朋友去年都阳了，今年又二阳了，”林子先说。 “我个人对病毒、疫情啊挺坦然的吧。”</text:p>
      <text:p text:style-name="P4">
</text:p>
      <text:p text:style-name="P4">
北京首都国际机场的旅客，摄于今年3月。  Jade Gao/Agence France-Presse — Getty Images</text:p>
      <text:p text:style-name="P4">
中国各地的官员们似乎正试图让民众对感染率上升有所准备，而不是再次采取严格的防控措施，去年年底，公众已对严格防控的做法失去了耐心。自从取消了对国内旅行的严格限制后，政府已转向恢复经济增长和创造就业机会。城市年轻人中<text:a xlink:type="simple" xlink:href="https://cn.nytimes.com/business/20230522/china-youth-unemployment/" text:style-name="Internet_20_link" text:visited-style-name="Visited_20_Internet_20_Link">
 约20%的失业率 </text:a>
 似乎比新冠病毒感染上升在政治上更为紧迫。</text:p>
      <text:p text:style-name="P4">
“大多数人已在上一波疫情中感染过病毒，再次感染的严重程度不大，”芝加哥大学政治学教授 <text:a xlink:type="simple" xlink:href="https://daliyang.org/" text:style-name="Internet_20_link" text:visited-style-name="Visited_20_Internet_20_Link">
 杨大利 </text:a>
说，他即将完成一本关于中国应对疫情的书。</text:p>
      <text:p text:style-name="P4">
他补充说，中国现已将新冠病毒作为“乙类传染病”对待，而不是最紧迫的那类，虽然官员们仍在对最近的病例增加进行监控，但“也一再表示，这波感染的症状相对较轻，努力让公众放心”。</text:p>
      <text:p text:style-name="P4">
广告</text:p>
      <text:p text:style-name="P4">
虽然北京的卫生官员 <text:a xlink:type="simple" xlink:href="https://archive.ph/YBTW5" text:style-name="Internet_20_link" text:visited-style-name="Visited_20_Internet_20_Link">
 建议在公共汽车和地铁上戴口罩 </text:a>
，但不是强制性的。很多乘客仍不戴口罩，尤其是年轻人。虽然近期感染病例增加可能会给医院带来压力，但许多人感染后似乎更愿意在家休息，而不是去发热门诊看病。</text:p>
      <text:p text:style-name="P4">
“即使是我的儿子得了新冠，我同他呆在同一个房间也还好，我不介意，”从事技术工作的林子先说。</text:p>
      <text:p text:style-name="P4">
对于许多年轻人来说，感染新冠可能意味着出现一周左右的发烧和其他症状。最近几周，人们已在社交媒体上描述自己的症状，通常用一种听天由命的尖酸口吻。</text:p>
      <text:p text:style-name="P4">
更令人担心的是老年人，他们中的许多人还没有感染过新冠病毒，而且也许没有全程接种疫苗。上海华山医院传染病中心主任 <text:a xlink:type="simple" xlink:href="https://cn.nytimes.com/china/20210312/china-covid19-zhang-wenhong/" text:style-name="Internet_20_link" text:visited-style-name="Visited_20_Internet_20_Link">
 张文宏医生</text:a>
是中国在新冠病毒问题上最主要的声音之一，他最近接受中国媒体采访时说，在最近这轮疫情中感染病毒的人中，有多达75%的人在第一波疫情中没有被感染。</text:p>
      <text:p text:style-name="P4">
</text:p>
      <text:p text:style-name="P4">
河南一家社区卫生中心走廊里等待看病的新冠病毒感染者，摄于今年1月。虽然近期感染病例增加可能会给医院带来压力，但许多人感染后似乎更愿意呆在家里自愈。Qilai Shen for The New York Times</text:p>
      <text:p text:style-name="P4">
尽管如此，据中国商业报纸《 <text:a xlink:type="simple" xlink:href="https://archive.ph/tzfKr#selection-799.24-799.42" text:style-name="Internet_20_link" text:visited-style-name="Visited_20_Internet_20_Link">
 第一财经 </text:a>
》报道，张文宏表示，新冠病毒卷土重来“对于我们整体的经济生活不应该造成巨大的影响，我们也不应该因此过度采取防疫的措施”。</text:p>
      <text:p text:style-name="P4">
香港大学病毒学教授 <text:a xlink:type="simple" xlink:href="https://www.sbms.hku.hk/staff/dong-yan-jin" text:style-name="Internet_20_link" text:visited-style-name="Visited_20_Internet_20_Link">
 金东雁 </text:a>
跟踪过中国对新冠病毒的响应，他同意张文宏的说法，最近这波疫情的感染者许多人很可能是年纪较大或体质不好的人，他们在去年年底的疫情“海啸”中受到保护，没有接触到病毒。</text:p>
      <text:p text:style-name="P4">
广告</text:p>
      <text:p text:style-name="P4">
“老人在疫情海啸中受到了很好的保护，因为他们的家人和护理人员尽了最大努力保护他们，”金东雁说。“但他们现在面临的风险很高，因为人们的戒备已有所放松。”</text:p>
      <text:p text:style-name="P4">
金东雁说，中国应提高疫苗接种率，尤其是在老年人中；对国产疫苗进行升级，以更好地抵御新的变异株；允许引进外国研发的疫苗；并让新冠病毒感染者更容易获得更便宜的抗病毒药物。</text:p>
      <text:p text:style-name="P4">
“大多数人已从自己的经历中认识到，新冠病毒不是怪兽，也不那么可怕，这实际上是好事，”他说。“但新冠病毒已经过去，而且永远不会再回来的说法不对，所以应该将这个信息明确地告诉公众。”</text:p>
      <text:p text:style-name="P4">
Source: <text:a xlink:type="simple" xlink:href="https://cn.nytimes.com/china/20230529/china-covid-lockdowns-economy/" text:style-name="Internet_20_link" text:visited-style-name="Visited_20_Internet_20_Link">
https://cn.nytimes.com/china/20230529/china-covid-lockdowns-economy/</text:a>
</text:p>
      <!--NEWS-->
      <text:h text:style-name="P10" text:outline-level="1">
<text:span text:style-name="T4">
疟疾药治Covid无效仍临床试验 法医界吁惩研究员</text:span>
</text:h>
      <text:p text:style-name="P4">
Publisher: 法新社</text:p>
      <text:p text:style-name="P4">
Published Time: 2023-05-29T10:02:08+00:00</text:p>
      <text:p text:style-name="P4">
Modified Time: 2023-05-29T09:35:01+00:00</text:p>
      <text:p text:style-name="P4">
Description: （法新社巴黎28日电） 法国研究员哈乌针对羟氯奎宁（hydroxychloroquine）治疗Covid-19（2019冠状病毒疾病）进行历来最大的「无授权」临床试验，法国医疗机构今天呼吁当局开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5-29T10-02-08-00-00/000000.png" xlink:type="simple" xlink:show="embed" xlink:actuate="onLoad" draw:mime-type="image/png"/>
</draw:frame>
</text:p>
      <text:p text:style-name="P4">
16个医疗研究机构联合在「世界报」（Le Monde）网站的专栏文章中写道，马赛「地中海感染研究中心」（IHU MediterraneeInfection）前负责人哈乌（DidierRaoult）和下属，「开立羟氯奎宁、锌、伊维菌素（Ivermectin）和阿奇霉素（Azithromycin）等药物给Covid-19患者…缺乏有力的药理基础，也缺乏效力证据」。</text:p>
      <text:p text:style-name="P4">
他们还说，证明毫无效力后，这些药物仍持续开立「超过一年」。</text:p>
      <text:p text:style-name="P4">
疫情大流行初期，在备受推崇的热带疾病专家哈乌背书之下，抗疟疾药物羟氯奎宁获得大众关注，前美国总统川普与巴西前总统波索纳洛（JairBolsonaro）也曾大力推广。</text:p>
      <text:p text:style-name="P4">
法国国家药物暨健康产品安全局（ANSM）4月表示，羟氯奎宁治疗可能让「病患承受重大副作用」。</text:p>
      <text:p text:style-name="P4">
上述医疗研究机构今天表示，为了病患安全与法国医学研究可信度着想，当局应「针对违规行为采取适切措施」。</text:p>
      <text:p text:style-name="P4">
哈乌3月间发表尚未提交同行评审的「预印本」研究，这是对3万多名Covid-19患者接受治疗结果所做的研究。</text:p>
      <text:p text:style-name="P4">
马赛检方去年已在调查「地中海感染研究中心」是否涉及诈欺以及不适当的人体试验，迄今无人遭到控告。（译者：郑诗韵/核稿：陈政一）</text:p>
      <text:p text:style-name="P4">
Source: <text:a xlink:type="simple" xlink:href="https://www.rfi.fr/cn/%E5%9B%BD%E9%99%85%E6%8A%A5%E9%81%93/20230529-%E7%96%9F%E7%96%BE%E8%8D%AF%E6%B2%BBcovid%E6%97%A0%E6%95%88%E4%BB%8D%E4%B8%B4%E5%BA%8A%E8%AF%95%E9%AA%8C-%E6%B3%95%E5%8C%BB%E7%95%8C%E5%90%81%E6%83%A9%E7%A0%94%E7%A9%B6%E5%91%98" text:style-name="Internet_20_link" text:visited-style-name="Visited_20_Internet_20_Link">
https://www.rfi.fr/cn/%E5%9B%BD%E9%99%85%E6%8A%A5%E9%81%93/20230529-%E7%96%9F%E7%96%BE%E8%8D%AF%E6%B2%BBcovid%E6%97%A0%E6%95%88%E4%BB%8D%E4%B8%B4%E5%BA%8A%E8%AF%95%E9%AA%8C-%E6%B3%95%E5%8C%BB%E7%95%8C%E5%90%81%E6%83%A9%E7%A0%94%E7%A9%B6%E5%91%98</text:a>
</text:p>
      <!--NEWS-->
      <text:h text:style-name="P10" text:outline-level="1">
<text:span text:style-name="T4">
多数在德土耳其选民支持埃尔多安</text:span>
</text:h>
      <text:p text:style-name="P4">
Author: None (Language: zh)</text:p>
      <text:p text:style-name="P4">
Publisher: None</text:p>
      <text:p text:style-name="P4">
Time: 2023-05-29T10:24:00Z</text:p>
      <text:p text:style-name="P4">
Description: 埃尔多安在掌权20年后，再度获得新一届5年任期。在此次土耳其总统决选中，在德国的土耳其选民大多数将选票投给埃尔多安。</text:p>
      <text:p text:style-name="P4">
Videos: []</text:p>
      <text:p text:style-name="P4">
Images: []</text:p>
      <text:p text:style-name="P4">
Subject: 时政风云</text:p>
      <text:p text:style-name="P4">
Subjects: ['埃尔多安', '土耳其', '北大西洋公约组织']</text:p>
      <text:p text:style-name="P4">
Keywords: ['土耳其', '选民', '埃尔多安', '北约']</text:p>
      <text:p text:style-name="P4">
ID: 65762529</text:p>
      <!--METADATA-->
      <text:p text:style-name="P4">
<text:a xlink:type="simple" xlink:href="https://www.dw.com/zh/overlay/image/article/65762529/65762019" text:style-name="Internet_20_link" text:visited-style-name="Visited_20_Internet_20_Link">
 </text:a>
</text:p>
      <text:p text:style-name="P4">
（德国之声中文网）现年69岁的埃尔多安在周日的决选中击败了反对派候选人基里奇达罗格卢（KemalKılıçdaroğlu）。根据选举委员会的初步计票结果，埃尔多安获得了约52％的选票，基里奇达罗格卢获得了约48％的选票。选民投票率为85％。</text:p>
      <text:p text:style-name="P4">
根据土耳其官方通讯社阿纳多卢通讯社报道，在德国，约有50％的土耳其选民参加了投票。与首轮选举一样，其中大多数人支持埃尔多安。德国投票站统计的约95％选票结果显示，埃尔多安在该群体中获得了67.4％的选票。官方选举委员会尚未公布德国投票站的最终计票结果。</text:p>
      <text:p text:style-name="P4">
埃尔多安在德国选民中的表现再次明显优于总体情况。在两周前的首轮选举中，他在德国的土耳其裔选民群体中获得了65.5％选票。在2018年的选举中，他获得了64.8％的选票。</text:p>
      <text:p text:style-name="P4">
</text:p>
      <text:p text:style-name="P4">
多数在德国的土耳其选民支持埃尔多安</text:p>
      <text:p text:style-name="P4">
德国土耳其社区主席索富奥卢（ Gökay Sofuoglu）表示，这是一场令双方都高度情绪化的选战。“众所周知，当涉及情感面时，没有人能够击败埃尔多安。”</text:p>
      <text:p text:style-name="P4">
根据埃森土耳其研究中心的尤努斯·乌卢索伊（YunusUlusoy）的分析，埃尔多安在德国选民中如此受欢迎有多重原因：首先，许多在上世纪中叶劳动移民潮中来到德国的人出自安纳托利亚地区。那里盛行着保守宗教的生活方式，这些价值观被传递给了下一代。</text:p>
      <text:p text:style-name="P4">
乌卢索伊指出，尽管年轻一代实际上是在德国成长，但他们有时又带着反抗的态度，因为有些人曾有不愉快的经验，感觉在德国身为土耳其人或穆斯林没有太大的价值。“然后出现了一名总统，让他们感觉到自己的价值被认可，强调他们对土耳其的归属感，最重要的是他能够触动他们的情感，触动他们的心。而埃尔多安在这方面非常非常成功。”</text:p>
      <text:p text:style-name="P4">
与此同时，埃尔多安在德国拥有一个强力的组织结构。乌卢索伊表示：“保守派圈子在德国组织得很好。”此外，许多家庭收看土耳其媒体，而土耳其多数媒体受到政府控制。但乌卢索伊也强调，在德国的选举中，他没有看到明显不公的情况发生。</text:p>
      <text:p text:style-name="P4">
德新社则指出，整体而言，此次选战被认为是不公平的，其中一个原因是政府对媒体的掌控。绿党籍的德国联邦农业部长厄兹德米尔（CemÖzdemir）批评了在德土耳其人的选举行为。“我好奇在德国发生了什么事，埃尔多安支持者在此欢庆， 却不必为他们的选举结果承担后果。”据厄兹德米尔自己透露，他虽为土耳其裔，但并不持有土耳其护照。</text:p>
      <text:p text:style-name="P4">
周日晚间，杜伊斯堡的许多埃尔多安支持者走上街头。据警方表示，在许多土耳其裔居民居住的杜伊斯堡北部，车队造成了交通堵塞。警方发言人称，除了个别燃放烟花的情况外，场面相当平和。</text:p>
      <text:p text:style-name="P4">
推特上一段视频显示，慕尼黑也有车队开过街头。警方表示，埃森总领事馆前发生了小规模的示威。柏林的土耳其民众则在周日晚间便预先庆祝埃尔多安胜选。</text:p>
      <text:p text:style-name="P4">
</text:p>
      <text:p text:style-name="P4">
杜伊斯堡的土耳其居民周日庆祝埃尔多安胜选</text:p>
      <text:h text:style-name="P12" text:outline-level="3">
<text:span text:style-name="T4">
多国祝贺埃尔多安胜选</text:span>
</text:h>
      <text:p text:style-name="P4">
埃尔多安已在土耳其掌权20年。他于2003年首次担任总理，2014年成为国家总统。2018年土耳其转变为总统制后，埃尔多安拥有了前所未有的权力。人们担心他在选举之后会更加专制。土耳其是北约成员国，与俄罗斯以及乌克兰保持着密切关系，并是叙利亚内战参与方。因此，土耳其大选也受到了国际高度关注。</text:p>
      <text:p text:style-name="P4">
德国总理肖尔茨 <text:a xlink:type="simple" xlink:href="https://www.dw.com/zh/zh/掌權20年-埃爾多安再度連任土耳其總統/a-65760919" text:style-name="Internet_20_link" text:visited-style-name="Visited_20_Internet_20_Link">
 向埃尔多安祝贺选举胜利</text:a>
，并赞赏两国之间的合作。这位社民党政治家周日晚间在推特上写道：“德国和土耳其是紧密的伙伴和盟友，在社会和经济方面也有着密切联系。”他还表示：“现在，我们希望以新的活力推进我们的共同议题。”</text:p>
      <text:p text:style-name="P4">
欧委会主席冯德莱恩写道，为了人民的福祉，推动这些关系对欧盟和土耳其来说都具有战略意义。</text:p>
      <text:p text:style-name="P4">
美国总统拜登在推特上对埃尔多安胜选表示祝贺。“我期待着继续作为北约盟国在双边问题和共同的全球挑战中合作。”</text:p>
      <text:p text:style-name="P4">
中国外交部发言人毛宁周一在例行记者会上对埃尔多安总统再次当选土耳其总统表示祝贺。毛宁表示：“支持土耳其走符合本国国情的发展道路，希望在埃尔多安总统的领导下，土耳其的发展建设不断取得新的成就。”</text:p>
      <text:p text:style-name="P4">
乌克兰总统泽连斯基也恭喜埃尔多安当选。而早在计票结束前，俄罗斯总统普京是最早向土耳其总统表示祝贺之人。埃尔多安在俄罗斯对乌克兰的侵略战争中自称为调解者。</text:p>
      <text:p text:style-name="P4">
北约秘书长斯托尔滕贝格在推特上写道：“我期待继续合作，并为7月的北约峰会做准备。”土耳其迄今为止一直 <text:a xlink:type="simple" xlink:href="https://www.dw.com/zh/zh/芬兰瑞典正式申请加入北约-土耳其阻止了谈判/a-61832947" text:style-name="Internet_20_link" text:visited-style-name="Visited_20_Internet_20_Link">
 阻挡瑞典加入北约</text:a>
，并要求在反恐方面作出让步。观察家认为，由埃尔多安的联盟占多数的土耳其议会，将在北约峰会之前批准瑞典加入。</text:p>
      <text:p text:style-name="P4">
（综合报道）</text:p>
      <text:p text:style-name="P4">
Source: <text:a xlink:type="simple" xlink:href="https://www.dw.com/zh/多数在德土耳其选民支持埃尔多安/a-65762529" text:style-name="Internet_20_link" text:visited-style-name="Visited_20_Internet_20_Link">
https://www.dw.com/zh/多数在德土耳其选民支持埃尔多安/a-65762529?maca=chi-rss-chi-all-1127-rdf</text:a>
</text:p>
      <!--NEWS-->
      <text:h text:style-name="P10" text:outline-level="1">
<text:span text:style-name="T4">
乌克兰网球选手拒与白俄罗斯对手握手引嘘声</text:span>
</text:h>
      <text:p text:style-name="P4">
Author: None (Language: zh)</text:p>
      <text:p text:style-name="P4">
Publisher: None</text:p>
      <text:p text:style-name="P4">
Time: 2023-05-29T10:29:00Z</text:p>
      <text:p text:style-name="P4">
Description: 乌克兰网球运动员科丝特尤克在巴黎网球公开赛上没有与白俄罗斯对手萨巴伦卡握手。观众将指责的目光投向科丝特尤克，这出乎她的意料之外。</text:p>
      <text:p text:style-name="P4">
Videos: []</text:p>
      <text:p text:style-name="P4">
Images: []</text:p>
      <text:p text:style-name="P4">
Subject: 足坛体坛</text:p>
      <text:p text:style-name="P4">
Subjects: []</text:p>
      <text:p text:style-name="P4">
Keywords: ['白俄罗斯', '俄罗斯入侵乌克兰']</text:p>
      <text:p text:style-name="P4">
ID: 65762521</text:p>
      <!--METADATA-->
      <text:p text:style-name="P4">
<text:a xlink:type="simple" xlink:href="https://www.dw.com/zh/overlay/image/article/65762521/65759070" text:style-name="Internet_20_link" text:visited-style-name="Visited_20_Internet_20_Link">
 </text:a>
</text:p>
      <text:p text:style-name="P4">
乌克兰网球选手科丝特尤克表示不会与俄罗斯和白俄罗斯球员握手</text:p>
      <text:p text:style-name="P4">
（德国之声中文网）在5月28日的法网女子单人赛中，白俄罗斯选手萨巴伦卡（ArynaSabalenka）以6比3和6比2的成绩击败乌克兰选手科丝特尤克（MartaKostyuk），但在比赛结束后，科丝特尤克没有依照比赛惯例与其对手萨巴伦卡握手，此行为引来观众们的一阵嘘声。</text:p>
      <text:p text:style-name="P4">
事实上，科丝特尤克早在赛前就已经表示，由于莫斯科入侵乌克兰，因此她不会与俄罗斯和白俄罗斯球员握手。对于来自观众席的嘘声，科丝特尤克说：「我正在努力忘记它」。观众的行为对她来说完全出乎意料之外，她也表示：没有料到会有这样的反应，「但我想看看战争结束十年后人们会有什么反应」。</text:p>
      <text:h text:style-name="P12" text:outline-level="3">
<text:span text:style-name="T4">
<text:span text:style-name="T4">
不握手、不合影</text:span>
</text:span>
</text:h>
      <text:p text:style-name="P4">
几个月来，科丝特尤克一直在批评俄罗斯和白俄罗斯球员以及他们对于战争的消极作为，这也是她决定拒绝与两国球员进行义务性握手的原因，她此次也没有与萨巴伦卡进行赛前合影。早在3月初，在美国德克萨斯的世界女子职业网球协会（WTA）赛事上赢得第一场比赛后，科丝特尤克就已经没有与她当时的俄罗斯对手格拉切娃（VarvaraGracheva）握手了。</text:p>
      <text:p text:style-name="P4">
</text:p>
      <text:p text:style-name="P4">
白俄罗斯网球选手萨巴伦卡（左）和乌克兰选手科丝特尤克（右）</text:p>
      <text:p text:style-name="P4">
<text:a xlink:type="simple" xlink:href="https://www.dw.com/zh/zh/巴黎奥运会缺席者应该是乌克兰还是俄罗斯/a-65636280" text:style-name="Internet_20_link" text:visited-style-name="Visited_20_Internet_20_Link">
 今年20岁的科丝特尤克解释并捍卫了自己的立场</text:a>
，她指出，不明白为什么萨巴伦卡不能做出反对俄罗斯入侵的明确承诺：「她可以发出一个信息，像她这样的人去过很多地方，背后有一个大型团队，她有这么多的媒体平台可以传递信息。」</text:p>
      <text:p text:style-name="P4">
当谈到基辅稍早被54架俄罗斯无人机袭击时，她说：「那天晚上我没有看我的手机。后来，我才发现发生了一些事情。战争已经成为我生活的一部分，难以描述，我试着把它屏蔽掉。」</text:p>
      <text:h text:style-name="P12" text:outline-level="3">
<text:span text:style-name="T4">
<text:span text:style-name="T4">
萨巴伦卡：如果可以愿结束战争</text:span>
</text:span>
</text:h>
      <text:p text:style-name="P4">
白俄罗斯选手萨巴伦卡则尝试在这个问题上采取中立的角色，她说：「她（科丝特尤克）不应该像这样子（在嘘声中）离开球场」。萨巴伦卡也表示：「我能理解她不与我们握手，我知道这不是针对我个人。」她补充说：「如果我能够结束战争，我会这么做的。」</text:p>
      <text:p text:style-name="P4">
萨巴伦卡还称：「无论是俄罗斯还是白俄罗斯的运动员，没有人支持战争。我们都想阻止它，但这不是我们能控制的。」</text:p>
      <text:p text:style-name="P4">
</text:p>
      <text:p text:style-name="P4">
萨巴伦卡面临来自乌克兰对手的批评</text:p>
      <text:h text:style-name="P12" text:outline-level="3">
<text:span text:style-name="T4">
<text:span text:style-name="T4">
俄选手卡萨特金娜立场明确</text:span>
</text:span>
</text:h>
      <text:p text:style-name="P4">
然而，科丝特尤克并不接受萨巴伦卡的这种说法，她认为还有一些勇于发声的运动员，并且举了卡萨金娜（DariaKasatkina）为例。最近这位俄罗斯选手公开地、勇敢地谈到了战争。</text:p>
      <text:p text:style-name="P4">
在今年5月初的马德里公开赛中，乌克兰的祖伦科（LesiaTsurenko）在与卡萨金娜比完赛后也没有握手，而卡萨金娜表示：「乌克兰人有理由不与我们握手」。事实上，祖伦科和卡萨金娜也没有完全停止交流，两人在事后挥了挥手，卡萨金娜对此说道：「我很高兴」。</text:p>
      <text:p text:style-name="P4">
提起这件事的科丝特尤克强调：「卡萨金娜站在真理、爱和亲切的一边。」她也指出，全球前100名中只有五名乌克兰选手，本来和其他国家的选手交谈是一件很轻松容易的事，但受战争影响已经15个月无法正常交流了。</text:p>
      <text:p text:style-name="P4">
Source: <text:a xlink:type="simple" xlink:href="https://www.dw.com/zh/乌克兰网球选手拒与白俄罗斯对手握手引嘘声/a-65762521" text:style-name="Internet_20_link" text:visited-style-name="Visited_20_Internet_20_Link">
https://www.dw.com/zh/乌克兰网球选手拒与白俄罗斯对手握手引嘘声/a-65762521?maca=chi-rss-chi-all-1127-rdf</text:a>
</text:p>
      <!--NEWS-->
      <text:h text:style-name="P10" text:outline-level="1">
<text:span text:style-name="T4">
土耳其大选：埃尔多安连任，国家持续分化</text:span>
</text:h>
      <text:p text:style-name="P4">
Author: https://www.facebook.com/bbcworldservice/</text:p>
      <text:p text:style-name="P4">
Publisher: BBC News 中文</text:p>
      <text:p text:style-name="P4">
Published Time: 2023-05-29T10:37:40.000Z</text:p>
      <text:p text:style-name="P4">
Modified Time: 2023-05-29T10:37:40.000Z</text:p>
      <text:p text:style-name="P4">
Description: 已执政20年的土耳其总统赢得又一个五年任期，支持者彻夜欢庆，但在国家持续分化的当下，他对团结的呼唤显得空洞。</text:p>
      <text:p text:style-name="P4">
Images: ["<text:a xlink:type="simple" xlink:href="https://ichef.bbci.co.uk/news/640/cpsprodpb/00AB/production/_128517100_erdg1.jpg" text:style-name="Internet_20_link" text:visited-style-name="Visited_20_Internet_20_Link">
_128517100_er...</text:a>
"]</text:p>
      <text:p text:style-name="P4">
Videos: ["<text:a xlink:type="simple" xlink:href="https://www.bbc.com/ws/av-embeds/cps/zhongwen/simp/world-65743863/p0fm6pf8/zh-hans" text:style-name="Internet_20_link" text:visited-style-name="Visited_20_Internet_20_Link">
zh-hans</text:a>
"]</text:p>
      <text:p text:style-name="P4">
Tags: ['歐洲', '俄国', '政治', '欧洲联盟', '土耳其', '北大西洋公约组织']</text:p>
      <text:p text:style-name="P4">
Type: Article</text:p>
      <!--METADATA-->
      <text:h text:style-name="P12" text:outline-level="3">
<text:span text:style-name="T4">
土耳其大选：埃尔多安连任，国家持续分化</text:span>
</text:h>
      <ul>
        <li>
保罗·柯尔比（Paul Kirby），艾斯·戈克塞德夫（Ece Goksedef）   * BBC记者 发自安卡拉</li>
      </ul>
      <text:p text:style-name="P4">
2023年5月29日上午10点37分<draw:frame draw:style-name="fr1" draw:name="Image146" text:anchor-type="as-char" svg:width="6.9236in" svg:height="3.894525in" draw:z-index="0">
<draw:image xlink:href="../Images/BBC Chinese/2023-05-29T10-37-40.000Z/_128517100_erdg1.jpg" xlink:type="simple" xlink:show="embed" xlink:actuate="onLoad" draw:mime-type="image/jpeg"/>
</draw:frame>
</text:p>
      <text:p text:style-name="P4">
图像来源，  Getty Images</text:p>
      <text:p text:style-name="P4">
图像加注文字，</text:p>
      <text:p text:style-name="P4">
作为土耳其现代化计划的一部分，埃尔多安总统率先开展了许多重大基础设施项目。</text:p>
      <text:p text:style-name="P4">
<text:span text:style-name="T4">
执政多年的土耳其总统雷杰普·塔伊普·埃尔多安（Recep Tayyip Erdogan）赢得又一个五年任期，他的支持者彻夜欢庆。</text:span>
</text:p>
      <text:p text:style-name="P4">
“全国8500万人全体获胜了，”他在安卡拉市边沿的巨大官邸，向欢呼的民众这样说道。</text:p>
      <text:p text:style-name="P4">
但是，他对团结的呼唤显得空洞，因为他向对手凯末尔·基里达欧鲁（KemalKilicdaroglu）发出嘲笑——还将矛头指向牢狱中的库尔德族领袖以及LGBT（同性恋、双性变及跨性别）的支持政策。</text:p>
      <text:p text:style-name="P4">
竞选对手的领头人并未公开承认败选。</text:p>
      <text:p text:style-name="P4">
基里达欧鲁称这是“近年最不公平的选举”，指总统的政党动用了一切的政府力量对付他。</text:p>
      <text:p text:style-name="P4">
根据接近点算完毕的非官方统计结果，埃尔多安赢得刚刚超过52%的选票——这个深度两极分化的国家当中，有近一半选民并不支持他对土耳其的威权主义愿景。</text:p>
      <text:p text:style-name="P4">
最终，基里达欧鲁无法与训练有素的埃尔多安竞选阵营匹敌，尽管他已经将现任总统拉入第二轮的决选制阶段——这是2014年土耳其总统采取直选制以来的第一次。</text:p>
      <text:p text:style-name="P4">
但他未能扭转对手在第一轮的领先优势，差距超过200万票。</text:p>
      <text:p text:style-name="P4">
土耳其总统则最大限度地宣扬自己的胜利。他先是在第一大城市伊斯坦布尔一辆巴士上向民众发表演说，天黑之后又在自己的官邸阳台上讲话，聚集起来支持他的民众约有32万。</text:p>
      <text:p text:style-name="P4">
“赢的不仅是我们，是整个土耳其胜利了，”他宣称，这是土耳其历史上最重要的选举之一。</text:p>
      <text:p text:style-name="P4">
他向落败的对手发出嘲讽：“拜拜，凯末尔。”——安卡拉的支持者也跟随着呼喊这句话。</text:p>
      <text:p text:style-name="P4">
<text:a xlink:type="simple" xlink:href="https://www.bbc.com/zhongwen/simp/world-64564973" text:style-name="Internet_20_link" text:visited-style-name="Visited_20_Internet_20_Link">
 土耳其叙利亚现场：寒冷、愤怒的灾民以及难以抵达的交战地区 </text:a>
</text:p>
      <text:p text:style-name="P4">
他还遣责对手盟友支持LGBT的政策，称与他本人以家庭为核心的原则对立。</text:p>
      <text:p text:style-name="P4">
虽然最终的选举结果未确认，但是最高选举委员会表示，胜负已经没有疑问。</text:p>
      <text:p text:style-name="P4">
</text:p>
      <text:p text:style-name="P4">
图像来源，  NECATI SAVAS/EPA-EFE/REX/Shutterstock</text:p>
      <text:p text:style-name="P4">
图像加注文字，</text:p>
      <text:p text:style-name="P4">
在安卡拉的总统官邸外，民众聚集听埃尔多安讲话。</text:p>
      <text:p text:style-name="P4">
安卡拉各处的埃尔多安支持者上街庆祝胜利，有人呼叫伊斯兰教的口号，一些人将土耳其国旗铺上草坪上祈祷。</text:p>
      <text:p text:style-name="P4">
尽管有支持者称，相信埃尔多安在未来五年会做得更好，但是总统自己承认，土耳其的严重通胀是目前最迫切的问题——该国年通胀率已经接近44%，影响深入到每一个国民的生活。</text:p>
      <text:p text:style-name="P4">
而经济并不是埃尔多安支持者此刻最关心的问题，他们表示自己骄傲于埃尔多安在世界上的强势地位，以及他对于打击“恐怖分子”——他们指的是库尔德族武装——的强硬。</text:p>
      <text:p text:style-name="P4">
<text:a xlink:type="simple" xlink:href="https://www.bbc.com/ws/av-embeds/cps/zhongwen/simp/world-65743863/p0fm6pf8/zh-hans" text:style-name="Internet_20_link" text:visited-style-name="Visited_20_Internet_20_Link">
 Video-1-Link：/ws/av-embeds/cps/zhongwen/simp/world-65743863/p0fm6pf8/zh-hans</text:a>
 <text:span text:style-name="T4">
你的器材不支持播放多媒体材料</text:span>
视频加注文字，</text:p>
      <text:p text:style-name="P4">
在埃尔多安领导下，土耳其发生了怎样的变化?</text:p>
      <text:p text:style-name="P4">
尽管支持者热烈欢庆，但是在这个撕裂的国家，团结的观念似乎是前所未有地遥远。</text:p>
      <text:p text:style-name="P4">
在2016年的政变失败后，埃尔多安已将总理的职位废除，权力高度集中，被反对者称为一种倒退。</text:p>
      <text:p text:style-name="P4">
土耳其的反对派现在只能重整旗鼓，以便为2024年的地方选举作准备。</text:p>
      <text:p text:style-name="P4">
</text:p>
      <text:h text:style-name="P12" text:outline-level="3">
<text:span text:style-name="T4">
执政20年的强人领袖</text:span>
</text:h>
      <text:p text:style-name="P4">
出身寒微的埃尔多安堪称土耳其政坛的一个巨人，领导这个国家已有20年，是自现代共和政体的开国国父穆斯塔法·凯末尔·阿塔图克（Mustafa KemalAtaturk）之后，对这个国家影响最大的人物。</text:p>
      <text:p text:style-name="P4">
虽然经历了一系列危机，但他仍然在2023年大选中获胜，继续掌权。</text:p>
      <text:p text:style-name="P4">
这是他多年来地位最不稳固的一次，他的对手相信自己有可能打败他。</text:p>
      <text:p text:style-name="P4">
批评者指责他的不规范经济政策加剧了土耳其的生活成本危机。</text:p>
      <text:p text:style-name="P4">
此外，作为一个争强好斗的领导人，在土耳其的现代化发展中创下骄人纪录，但是在2月夺去5万条生命的地震中却又似乎反应迟缓。</text:p>
      <text:p text:style-name="P4">
在2016年政变中逃过一劫之后，他将总统职位变成一个权力至高无上的行政角色，并且对对手和异见者施以镇压。</text:p>
      <text:p text:style-name="P4">
2003年开始，先是作为总理，之后又从2014年起经过直选一直担任总统，埃尔多安领导下的土耳其作为地区大势力不断“秀肌肉”，推行伊斯兰主义事业，并很快压倒政治对手。</text:p>
      <text:p text:style-name="P4">
虽然是一个北约成员国的元首，但他在俄乌战争中却将自己摆在一个调停人的位置上，且令瑞典在加入这个西方防务联盟的事务上一等再等。他的强硬外交激怒了欧洲以及更广的范围。</text:p>
      <text:p text:style-name="P4">
埃尔多安令其国家两极分化，但是他却是选举中的常胜将军。他的支持者把他称做“领袖”。</text:p>
      <text:p text:style-name="P4">
他指控对手蔑视土耳其选民，不得人心：“8500万之众，我们将会保护我们的选票、我们的意志和我们的未来。”</text:p>
      <text:h text:style-name="P12" text:outline-level="3">
<text:span text:style-name="T4">
登上权力之位</text:span>
</text:h>
      <text:p text:style-name="P4">
雷杰普·塔伊普·埃尔多安在1954年2月生于土耳其黑海海岸，是一名海岸防卫队成员的儿子。13岁时，他父亲决定搬家到伊斯坦布尔，希望五个孩子能有更好的成长环境。</text:p>
      <text:p text:style-name="P4">
年轻的埃尔多安曾卖柠檬水和芝麻包赚外快。他就读伊斯兰教学校，之后在伊斯坦布尔的马尔马拉大学（MarmaraUniversity）取得管理学学位——同时还是一名职业足球员。</text:p>
      <text:p text:style-name="P4">
</text:p>
      <text:p text:style-name="P4">
图像来源，  AFP</text:p>
      <text:p text:style-name="P4">
图像加注文字，</text:p>
      <text:p text:style-name="P4">
埃尔多安的支持者喜欢他的强硬语调以及对伊斯兰传统价值的捍卫。</text:p>
      <text:p text:style-name="P4">
1970至1980年代，他活跃于伊斯兰教圈子，加入了内吉梅丁·埃尔巴坎（NecmettinErbakan）的亲伊斯兰主义福利党。随着该党1990年代越来越受欢迎，埃尔多安被选为1994年伊斯坦布尔市长，之后四年领导土耳其的最大城市。</text:p>
      <text:p text:style-name="P4">
但是，他的任期因为一件事戛然而止——他被指公开朗读民族主义诗歌煽动仇恨，诗歌中包括这样的句子：“清真寺是我们的兵营，圆顶是我们的头盔，尖塔是我们的刺刀，信徒是我们的士兵。”</text:p>
      <text:p text:style-name="P4">
在监禁数月后，他回归政坛。但是他的党派已由于违反现代土耳其政府严厉的非宗教准则而被禁。</text:p>
      <text:p text:style-name="P4">
2001年，他与盟友阿卜杜拉·居尔（AbdullahGul）创立新党派。2002年，正义与发展党（AKP）赢得议会大多数，埃尔多安也在之后一年被任命为总理。时至今日，他仍然是AKP的党主席。</text:p>
      <text:h text:style-name="P12" text:outline-level="3">
<text:span text:style-name="T4">
执政头十年</text:span>
</text:h>
      <text:p text:style-name="P4">
从2003年起，他做了三届总理，在一段经济稳定增长的时期中主政，并作为改革者赢得了国际社会赞誉。在埃尔多安优先以大型基础设施项目为土耳其实现现代化的时期，中产阶级规模扩大，数百万人摆脱贫困。</text:p>
      <text:p text:style-name="P4">
但是，批评者也警告，他正在变得越来越专制。</text:p>
      <text:p text:style-name="P4">
2013年，抗议者走上街头，一部分是因为他的政府计划将伊斯坦布尔市中心备受欢迎的公园改建，同时也是因为民众要挑战越发威权的统治。总理遣责示威者是刁民，街区民众会在每晚九点敲打锅盆以示反抗。三名内阁盟友的儿子也身陷腐败指控。</text:p>
      <text:p text:style-name="P4">
盖齐公园（The Gezi Park）的抗议成为他统治的一个黑白点。对他的批评者来说，他的所作所为更像是奥斯曼帝国的君主，而不是一个民主领袖。</text:p>
      <text:p text:style-name="P4">
埃尔多安还与身在美国的伊斯兰教学者阿訇法土拉·葛兰（FethullahGulen）交恶，后者的社会与文化运动曾帮助埃尔多安连续三次赢得选举，在军队脱离政治的运动中也贡献过力量。这场交恶在土耳其社会中引发了激烈的反响。</text:p>
      <text:h text:style-name="P12" text:outline-level="3">
<text:span text:style-name="T4">
穆斯林复兴</text:span>
</text:h>
      <text:p text:style-name="P4">
执政十年后，埃尔多安的政党也致力于解除1980年军事政变后订立的戴头巾的女性不得参与公共服务的命令。禁令最终解除，令女性可以加入警队、军队和司法部门。</text:p>
      <text:p text:style-name="P4">
批评者指，他挖了阿塔图克世俗国家墙脚。虽然埃尔多安本人是信徒，但他一直否认自己想要强制施行伊斯兰教价值观众，坚称他支持土耳其人公开表达宗教信仰的权利。</text:p>
      <text:p text:style-name="P4">
</text:p>
      <text:p text:style-name="P4">
图像来源，  Reuters</text:p>
      <text:p text:style-name="P4">
图像加注文字，</text:p>
      <text:p text:style-name="P4">
埃尔多安的夫人埃米内经常佩戴头巾出席公开场合。</text:p>
      <text:p text:style-name="P4">
不过，他反复支持将通奸定为犯罪。作为四个孩子的父亲，他说过“没有穆斯林家庭”应该考虑节育或者计划生育。“我们会扩大我们的后代，”他在2016年5月说。</text:p>
      <text:p text:style-name="P4">
他颂扬母亲身份，遣责女性主义者，并称男人和女人不能被平等对待。</text:p>
      <text:p text:style-name="P4">
埃尔多安长久以来都拥护伊斯兰事业——众所周知，他向埃及受压迫的穆斯林兄弟会做高举四根手指的敬礼手势。</text:p>
      <text:p text:style-name="P4">
2020年7月，在他主持下，伊斯坦布尔历史悠久的圣索菲亚大教堂转为清真寺，激怒了众多基督教徒。这座建于1500年前的大教堂，曾被奥斯曼土耳其人变成清真寺，但是阿塔图克将它变成博物馆——作为新的世俗国家象征。</text:p>
      <text:p text:style-name="P4">
2023年选举开始后几小时，总统选在晚祷时向支持者演说，并不是一次巧合。</text:p>
      <text:h text:style-name="P12" text:outline-level="3">
<text:span text:style-name="T4">
加强控制</text:span>
</text:h>
      <text:p text:style-name="P4">
被禁止继续参选总理之后，他在2014年的首次直选中参选总统，当时这是一个象征性职务。他已有改革这一职务的大计，订立新宪法，令所有土耳其人受益，也令他们的国家跻身世界前十大经济体之列。</text:p>
      <text:p text:style-name="P4">
但在担任总统初期，他两次面临权力地位的动摇。他的政党在2015年的一次投票中一度失去议会多数席位，几个月之后的2016年，土耳其又见证了数十年前的第一次暴力政变企图。</text:p>
      <text:p text:style-name="P4">
叛军几乎捉住了当时在海滨度假村度假的总统，但是他被飞机安全救离。7月16日凌晨，他在伊斯坦布尔的阿塔图克机场以胜利者的姿态出现，迎接他的是支持者的欢呼。他们阻挡了密谋政变者的前进，有近300名平民被杀。</text:p>
      <text:p text:style-name="P4">
</text:p>
      <text:p text:style-name="P4">
图像来源，  AFP</text:p>
      <text:p text:style-name="P4">
图像加注文字，</text:p>
      <text:p text:style-name="P4">
2016年7月16日，埃尔多安的支持者在一个夜晚阻挡了一场军事政变。</text:p>
      <text:p text:style-name="P4">
总统出现在全国电视，并在伊斯坦布尔与支持者集会，宣称自己是“总指挥”。但是情势也明显紧张，他在一个密友的葬礼上讲话时公然哭泣，后者两父子被叛军射杀。</text:p>
      <text:p text:style-name="P4">
事件被归咎于“葛兰运动”，致使约15万公务员被解雇，超过5万人被拘留，当中包括士兵、记者、律师、警员、学者和库尔德政客。</text:p>
      <text:p text:style-name="P4">
对批评者的镇压引发国外警惕，也令土耳其与欧盟关系转冷：土耳其试图加入欧盟多年未有进展。有关移民大量涌入希腊的争议也加剧了敌意。</text:p>
      <text:p text:style-name="P4">
但是在他从阿克萨莱俯瞰安卡拉、有1000个房间的闪亮宫殿里，埃尔多安总统的位置似乎前所未有地稳固。</text:p>
      <text:p text:style-name="P4">
</text:p>
      <text:p text:style-name="P4">
图像来源，  Getty Images</text:p>
      <text:p text:style-name="P4">
图像加注文字，</text:p>
      <text:p text:style-name="P4">
在安卡拉，埃尔多安总统官邸豪华铺张，一直被争议所笼罩。</text:p>
      <text:p text:style-name="P4">
他在2017年的一次公投中险胜，使得总统拥有了全面的权力，包括可以强制实施紧急状态，以及任命高层官员和干预法律系统。</text:p>
      <text:p text:style-name="P4">
一年后，他在首轮总统选举投票中大胜。</text:p>
      <text:p text:style-name="P4">
他的核心选票来自安纳托利亚的小镇和农村保守地区。2019年，他的政党在三个最大的城市落败——伊斯坦布尔、首都安卡拉以及伊兹密尔。</text:p>
      <text:p text:style-name="P4">
在伊斯坦布尔市长选举中，政党以微弱差距输给主要反对党共和人民党（CHP）埃克雷姆·伊马莫格鲁（EkremImamoglu），对于1990年代曾任该市市长的埃尔多安来说是一次苦涩的失利。他从未接受这个结果。</text:p>
      <text:p text:style-name="P4">
在伊马莫格鲁被禁止参加5月选举之前，他在民意调查当中是领先于总统的。总统及其盟友被指控利用法庭来撤销这个受欢迎的市长的参选资格。</text:p>
      <text:p text:style-name="P4">
</text:p>
      <text:p text:style-name="P4">
图像来源，  YASIN AKGUL/AFP</text:p>
      <text:p text:style-name="P4">
图像加注文字，</text:p>
      <text:p text:style-name="P4">
伊马莫格鲁在2019年赢得伊斯坦布尔市长选举，当然他被认为是反对派主力。</text:p>
      <text:p text:style-name="P4">
土耳其第三大党、新库尔德的人民民主党（HDP）同样害怕因为被指与库尔德武装有关联而被禁止参加议会投票，但是它转而决定以不同的名义参选。</text:p>
      <text:p text:style-name="P4">
和过去的土耳其领袖一样，埃尔多安对于被取缔的库尔德工人党（PKK）施以强力镇压。</text:p>
      <text:p text:style-name="P4">
虽然土耳其接收了超过350万名逃离叙利亚内战的难民，但是安卡拉也对边境另一边的库尔德武装发动了多次行动，并排挤土耳其境内的库尔德人。</text:p>
      <text:p text:style-name="P4">
埃尔多安与俄罗斯总统普京长久以来都有紧密的联系，他也在俄乌冲突中试图扮演重要的调停角色。</text:p>
      <text:p text:style-name="P4">
虽然是北约成员国领袖，但是他购买了俄罗斯的反导弹防御系统，并选择俄罗斯来建设土耳其的第一个核反应堆。</text:p>
      <text:p text:style-name="P4">
2023年选举之前，他试图通过指控西方针对他，来赢取民族主义者和保守派选民的信任。</text:p>
      <text:p text:style-name="P4">
“我的国家将会粉碎这场阴谋，”他断言，并形容这是一个爆发点。</text:p>
      <text:p text:style-name="P4">
他以探访阿德南·曼德列斯（Adnan Menderes）的陵墓作为2023年竞选活动的终结，这是土耳其第一个民主选举产生的总理，在1961年一场军事政变后被处决。</text:p>
      <text:p text:style-name="P4">
他想让人们知道：“政变和军阀的时代结束了。”</text:p>
      <text:p text:style-name="P4">
<text:span text:style-name="T5">
*伊斯坦布尔记者卡吉尔·卡萨波格鲁（</text:span>
 <text:span text:style-name="T5">
Cagil Kasapoglu</text:span>
 <text:span text:style-name="T5">
）参与报道</text:span>
</text:p>
      <text:p text:style-name="P4">
Source: <text:a xlink:type="simple" xlink:href="https://www.bbc.com/zhongwen/simp/world-65743863" text:style-name="Internet_20_link" text:visited-style-name="Visited_20_Internet_20_Link">
https://www.bbc.com/zhongwen/simp/world-65743863</text:a>
</text:p>
      <!--NEWS-->
      <text:h text:style-name="P10" text:outline-level="1">
<text:span text:style-name="T4">
涉违国安法 黎智英申请终止聆讯被驳回</text:span>
</text:h>
      <text:p text:style-name="P4">
Author: None</text:p>
      <text:p text:style-name="P4">
Publisher: Radio Free Asia (Organization)</text:p>
      <text:p text:style-name="P4">
Published Time: 2023-05-29T10:55:00-04:00</text:p>
      <text:p text:style-name="P4">
Modified Time: 2023-05-29T11:19:47-04:00</text:p>
      <text:p text:style-name="P4">
Description: None</text:p>
      <text:p text:style-name="P4">
Videos: []</text:p>
      <text:p text:style-name="P4">
Audios: ["<text:a xlink:type="simple" xlink:href="https://www.rfa.org/mandarin/yataibaodao/gangtai/gf-052920231044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12011in" draw:z-index="0">
<draw:image xlink:href="../Images/rfamandarin/2023-05-29T10-55-00-04-00/000000.png" xlink:type="simple" xlink:show="embed" xlink:actuate="onLoad" draw:mime-type="image/png"/>
</draw:frame>
香港壹传媒创办人黎智英（中）2020年12月被捕入监服刑 美联社资料图  <text:a xlink:type="simple" xlink:href="https://www.rfa.org/mandarin/yataibaodao/gangtai/gf-05292023104433.html/@@stream" text:style-name="Internet_20_link" text:visited-style-name="Visited_20_Internet_20_Link">
Audio-1-Link：https://www.rfa.org/mandarin/yataibaodao/gangtai/gf-05292023104433.html/@@stream</text:a>
</text:p>
      <text:p text:style-name="P4">
涉及多宗港版国安法案件的香港壹传媒创办人黎智英申请终止聆讯被驳回。香港高等法院强调，选择大律师并非绝对的权利，即使没有海外律师参与，黎智英仍能获得公平审讯。有观察人士谴责香港高院的决定违反基本法，担心香港的司法制度会逐步与中国大陆看齐。</text:p>
      <text:p text:style-name="P4">
<text:a xlink:type="simple" xlink:href="https://www.rfa.org/mandarin/yataibaodao/gangtai/jw2-05192023103652.html" text:style-name="Internet_20_link" text:visited-style-name="Visited_20_Internet_20_Link">
 <text:span text:style-name="T4">
黎智英获"促进自由奖" 司法复核被法院驳回</text:span>
 </text:a>
  * <text:span text:style-name="T4">
<text:a xlink:type="simple" xlink:href="https://www.rfa.org/mandarin/yataibaodao/renquanfazhi/sc-05292023054105.html" text:style-name="Internet_20_link" text:visited-style-name="Visited_20_Internet_20_Link">
 六四34周年前夕 彭立发、黎智英等人受美民间团体表彰 </text:a>
 </text:span>
</text:p>
      <text:p text:style-name="P4">
黎智英面对串谋及勾结外国势力、串谋发布煽动刊物共四项控罪，案件九月开审，将由三名指定法官审理。他申请终止聆讯，质疑香港行政长官选择指定法官欠缺透明度，使法庭存在偏颇；并质疑维护国家安全委员会跟代表中国中央意见的人联合行动，对法院批准英国御用大律师欧文（TimOwen）代表黎智英的命令置诸不理，使行政及司法之间受宪法保障的职权分立制度分崩离析、荡然无存。</text:p>
      <text:p text:style-name="P4">
香港高等法院三名指定法官5月29日反驳说，司法人员的任命由司法人员推荐委员会建议，行政长官任命指定法官没有绝对决定权，而每一位法官都必须严守司法誓言和法官行为指引，分配案件也全然由司法机构处理。</text:p>
      <text:p text:style-name="P4">
判词说，国安法的整体立法原意就是要与基本法并行一致，为香港特区的司法独立提供充分保障；又说，没有证据证明国安委不真诚行事，被告选择大律师的权利并非绝对，他仍可由本地具丰富经验的法律团队代表，得到公平审讯，考虑罪行的性质及严重程度最终驳回申请。</text:p>
      <text:p text:style-name="P4">
黎智英案去年底获高等法院批准聘请欧文代表抗辩。中国全国人大其后释法、港府也配合修例，规定海外大律师来港参与港版国安法案件必须先取得特首证明书，国安委则建议香港入境处拒绝向欧文批出工作签证。</text:p>
      <text:p text:style-name="P4">
黎智英早前曾要求法院颁令，中国全国人大释法不影响他聘用欧文，但司法复核也遭驳回。香港理工大学应用社会科学系前助理教授钟剑华不排除黎智英在处于劣势下仍提出诉讼是基于法律公义。</text:p>
      <text:p text:style-name="P4">
钟剑华：“法院的判词只是自圆其说。我相信他（黎智英）已用尽一切办法，无论多渺茫也好，都希望从法律程序上获得比较好的结果，是否也有另一个含意：希望透过这个过程凸显目前司法过程的不公义。”</text:p>
      <text:p text:style-name="P4">
<text:span text:style-name="T4">
分析：高院判词违反"基本法"</text:span>
</text:p>
      <text:p text:style-name="P4">
香港高院声称，被告选择大律师的权利并非绝对。钟剑华认为，这显然违反了“基本法”。</text:p>
      <text:p text:style-name="P4">
钟剑华说：“现在每当出现类似争议，北京或港府抬出来的理由总是，言论自由不是绝对的，表达自由不是绝对的，聘用大律师的自由也不是绝对的。这推翻了“基本法”所说，港人有权选择自己法律代表的说法，任何事情都可以附加‘不是绝对的’，这是完全没有依据的。’任何事情都没有绝对‘就等同于任何事情都绝对不会有保障。”</text:p>
      <text:p text:style-name="P4">
香港前民主派立法会议员许智峰谴责香港高院的判词荒谬。</text:p>
      <text:p text:style-name="P4">
许智峰：“香港一直奉行英国的普通法，甚至主权归还中国后也是一样。港人从来都可以自由选择辩护律师，觉得自己选的更有能力，观点更适合自己，对自己更有利。当政权说，你找别人也一样，政权下一步可能就是‘官派律师’。”</text:p>
      <text:p text:style-name="P4">
许智峰说，港人普遍对香港的司法制度失去信心，认为法院和现政权已是一伙。外界对于高院驳回黎智英的申请毫不感到意外，这对于一直以来标榜司法独立的香港来说是非常沉重的。</text:p>
      <text:p text:style-name="P4">
记者：高锋 责编：许书婷、嘉远 网编：洪伟</text:p>
      <text:p text:style-name="P4">
Source: <text:a xlink:type="simple" xlink:href="https://www.rfa.org/mandarin/yataibaodao/gangtai/gf-05292023104433.html" text:style-name="Internet_20_link" text:visited-style-name="Visited_20_Internet_20_Link">
https://www.rfa.org/mandarin/yataibaodao/gangtai/gf-05292023104433.html</text:a>
</text:p>
      <!--NEWS-->
      <text:h text:style-name="P10" text:outline-level="1">
<text:span text:style-name="T4">
拜登和麦卡锡达成提高美国债务上限的协议</text:span>
</text:h>
      <text:p text:style-name="P4">
Author: chinese@voanews.com (布雷德迈尔)</text:p>
      <text:p text:style-name="P4">
Publisher: 美国之音中文网 (Type: NewsMediaOrganization)</text:p>
      <text:p text:style-name="P4">
Published Time: 2023-05-29T11:11:05+08:00</text:p>
      <text:p text:style-name="P4">
Modified Time: 2023-05-29 03:11:05Z</text:p>
      <text:p text:style-name="P4">
Description: 美国总统拜登和众议院议长麦卡锡周日就提高政府债务上限达成协议，并敦促国会批准该立法以避免首次违约。</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biden-mccarthy-reach-agreement-on-deal-to-increase-us-debt-ceiling-20230528/7113314.html" text:style-name="Internet_20_link" text:visited-style-name="Visited_20_Internet_20_Link">
https://www.voachinese.com/a/biden-mccarthy-reach-agreement-on-deal-to-increase-us-debt-ceiling-20230528/7113314.html</text:a>
</text:p>
      <!--NEWS-->
      <text:h text:style-name="P10" text:outline-level="1">
<text:span text:style-name="T4">
不畏恐吓滋扰 悉尼华人挺身悼念"六四"</text:span>
</text:h>
      <text:p text:style-name="P4">
Author: None</text:p>
      <text:p text:style-name="P4">
Publisher: Radio Free Asia (Organization)</text:p>
      <text:p text:style-name="P4">
Published Time: 2023-05-29T11:13:00-04:00</text:p>
      <text:p text:style-name="P4">
Modified Time: 2023-05-29T11:18:50-04:00</text:p>
      <text:p text:style-name="P4">
Description: None</text:p>
      <text:p text:style-name="P4">
Videos: []</text:p>
      <text:p text:style-name="P4">
Audios: ["<text:a xlink:type="simple" xlink:href="https://www.rfa.org/mandarin/yataibaodao/renquanfazhi/cl-05292023105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88615in" draw:z-index="0">
<draw:image xlink:href="../Images/rfamandarin/2023-05-29T11-13-00-04-00/000000.png" xlink:type="simple" xlink:show="embed" xlink:actuate="onLoad" draw:mime-type="image/png"/>
</draw:frame>
随着六四事件34周年临近，悉尼有民运人士于5月27日和28日在华人聚居地区举办"六四图片展览"， 过程中曾多次遇到有人前来滋扰和破坏展品。。 <text:a xlink:type="simple" xlink:href="https://www.rfa.org/mandarin/yataibaodao/renquanfazhi/cl-05292023105826.html/@@images/image" text:style-name="Internet_20_link" text:visited-style-name="Visited_20_Internet_20_Link">
</text:a>
记者丘德真摄  <text:a xlink:type="simple" xlink:href="https://www.rfa.org/mandarin/yataibaodao/renquanfazhi/cl-05292023105826.html/@@stream" text:style-name="Internet_20_link" text:visited-style-name="Visited_20_Internet_20_Link">
Audio-1-Link：https://www.rfa.org/mandarin/yataibaodao/renquanfazhi/cl-05292023105826.html/@@stream</text:a>
</text:p>
      <text:p text:style-name="P4">
随着六四事件34周年临近，澳大利亚悉尼的相关悼念活动已经展开，5月27日和28日有民运人士在华人聚居地区的街头举办"六四图片展览"，呈现1989年民主运动以及中共屠城的历史见证。</text:p>
      <text:p text:style-name="P4">
<text:a xlink:type="simple" xlink:href="https://www.rfa.org/mandarin/yataibaodao/renquanfazhi/sc-05292023054105.html" text:style-name="Internet_20_link" text:visited-style-name="Visited_20_Internet_20_Link">
 <text:span text:style-name="T4">
六四34周年前夕 彭立发、黎智英等人受美民间团体表彰</text:span>
 </text:a>
  * <text:span text:style-name="T4">
<text:a xlink:type="simple" xlink:href="https://www.rfa.org/mandarin/Xinwen/6-05282023164229.html" text:style-name="Internet_20_link" text:visited-style-name="Visited_20_Internet_20_Link">
 六四临近 湖南株洲维权人士陈思明发推遭警方拘留 </text:a>
 </text:span>
</text:p>
      <text:p text:style-name="P4">
“六四图片展览”的发起人之一、中国驻悉尼总领馆前政治领事陈用林向本台表示， 展览第一天27日在Eastwood进行时,分别有三位不明人仕前来叫骂；到了第二天28日在Burwood进行时,更有人前来撕毁展览照片。</text:p>
      <text:p text:style-name="P4">
陈用林认为，事件反映出中国共产党近年对澳大利亚社会渗透和干预的问题已经越来越严重。他说：“这个行为和这种事情,在天安门事件刚发生后的那几年，这种事情在澳洲是不可能发生的。”</text:p>
      <text:p text:style-name="P4">
陈用林表示，选择在华人聚居的地区展示历史照片是希望唤醒华人社区的良心。（记者丘德真摄）  <text:a xlink:type="simple" xlink:href="https://www.rfa.org/mandarin/yataibaodao/renquanfazhi/cl-05292023105826.html/4e185fb7771f651d02.jpg" text:style-name="Internet_20_link" text:visited-style-name="Visited_20_Internet_20_Link">
</text:a>
</text:p>
      <text:p text:style-name="P4">
目睹“六四图片展览”遭到破坏的中国留学生“悉尼维尼”向本台表示，他认为任何人都没有权利撕毁那些历史照片，为那是受到言论自由保障的内容；他又强调，检验历史并不是为了要挑战任何政权，而是为了揭露极权政治的弊端。他说：“不是因为他们是共产党我才反对他们。我反对他们是因为他们做了那些事，比如说89年天安门的镇压。还有疫情期间封控造成非常多的悲剧，还有河南银行那些储户都是受害者。但是他们什么(补救措施)都没有做,甚至变本加厉；毕竟人民对他们没有约束力，他们可以为所欲为。”</text:p>
      <text:p text:style-name="P4">
由于在悉尼公开批评中国共产党，“悉尼维尼”曾经在今年二月遭人当街殴打；他又向本台提到,他所有的中国社交媒体帐户近日全都被封号了。</text:p>
      <text:p text:style-name="P4">
他还发现有人在Telegram发文，扬言要将参与六四纪念活动人仕的“泉佳啥了”(全家杀了)，并且声称要找“HSH”──也就是“黑社会”的网路用语──对付六四纪念活动。</text:p>
      <text:p text:style-name="P4">
虽然面对打压，“悉尼维尼”仍然坚持亲自前来支持“六四图片展览”；而且,他在27日下午还又赶往悉尼歌剧院前,参与香港人合唱“愿荣光归香港”的活动。他认为,身在海外的中国留学生不应该向极权低头。</text:p>
      <text:p text:style-name="P4">
他说:“希望大家能做一些力所能及的事情吧,比如说匿名地发一些消息,或者从身边的人开始影响起。这些事没有多大风险；如果所有人都能这样做的话，会有越来越多的人觉醒。”</text:p>
      <text:p text:style-name="P4">
陈用林提醒，悉尼的华人社区更加需要发出声音,以便反制中共对澳大利亚言论自由所造成的侵害。他说:”所以我们选择这里(华人聚居的地区)，希望唤醒华人社区的良心，希望不要忘记共产党残暴的一面。”</text:p>
      <text:p text:style-name="P4">
有关六四事件的其他悼念活动包括:6月3日下午一至三时,将于Ashfield的联合教会教堂(UnitingChurch)举办“从八九民运、时代革命到白纸运动研讨会”；6月4日悉尼市中心将会举办集会和游行，集会将于下午一时在悉尼市政厅(Townhall)前进行，接着游行队伍将会在下午三时出发。另外6月4日晚上六时至八时,将于Camperdown悉尼中国领事馆门口举行烛光悼念集会。</text:p>
      <text:p text:style-name="P4">
记者：丘德真 责编：嘉远 网编：洪伟</text:p>
      <text:p text:style-name="P4">
Source: <text:a xlink:type="simple" xlink:href="https://www.rfa.org/mandarin/yataibaodao/renquanfazhi/cl-05292023105826.html" text:style-name="Internet_20_link" text:visited-style-name="Visited_20_Internet_20_Link">
https://www.rfa.org/mandarin/yataibaodao/renquanfazhi/cl-05292023105826.html</text:a>
</text:p>
      <!--NEWS-->
      <text:h text:style-name="P10" text:outline-level="1">
<text:span text:style-name="T4">
互取所需 沙特敲响“金砖银行”大门</text:span>
</text:h>
      <text:p text:style-name="P4">
Author: None (Language: zh)</text:p>
      <text:p text:style-name="P4">
Publisher: None</text:p>
      <text:p text:style-name="P4">
Time: 2023-05-29T11:19:00Z</text:p>
      <text:p text:style-name="P4">
Description: 《金融时报》披露，金砖国家的“新开发银行”正与沙特阿拉伯就加入成为第九个成员国展开谈判。分析人士指出，此举将强化与全球第二大产油国之间的联系，并且在创始成员国俄罗斯遭受西方制裁时增加金砖国家的融资选择。</text:p>
      <text:p text:style-name="P4">
Videos: []</text:p>
      <text:p text:style-name="P4">
Images: []</text:p>
      <text:p text:style-name="P4">
Subject: 经济纵横</text:p>
      <text:p text:style-name="P4">
Subjects: ['俄罗斯', '乌克兰', '普京', '中美关系', '俄罗斯入侵乌克兰']</text:p>
      <text:p text:style-name="P4">
Keywords: ['金砖', '新开发银行', '俄罗斯', '沙特阿拉伯', '人民币']</text:p>
      <text:p text:style-name="P4">
ID: 65762509</text:p>
      <!--METADATA-->
      <text:p text:style-name="P4">
<text:a xlink:type="simple" xlink:href="https://www.dw.com/zh/overlay/image/article/65762509/65117308" text:style-name="Internet_20_link" text:visited-style-name="Visited_20_Internet_20_Link">
 </text:a>
</text:p>
      <text:p text:style-name="P4">
位于上海的新开发银行总部</text:p>
      <text:p text:style-name="P4">
（德国之声中文网）新开发银行在回复  英国  《金融时报》的一份声明中表示，确实正在与沙特方面磋商，"在中东地区，我行非常重视沙特阿拉伯王国。"</text:p>
      <text:p text:style-name="P4">
目前，新开发银行正准备对其融资方案进行正式评估。由于俄罗斯发动入侵乌克兰的战争，这些融资方案正受到质疑，分析人士担心持有该银行19%股份的俄罗斯将会影响其融资能力。新开发银行已经被迫搁置其在俄罗斯的17 亿美元金融敞口，约占其总资产的 6.7%，并停止为新的俄罗斯项目提供资金，以向投资者保证其正在遵守西方主导的对莫斯科的制裁。</text:p>
      <text:p text:style-name="P4">
而沙特阿拉伯有望成为资金雄厚的新股东的消息，则显然是一个利好。新开发银行独立评估办公室主任穆托(AshwaniMuthoo)在接受媒体采访时说，筹款选项"是目前最重要的事务"，"我行正在努力调动资源。"穆托拒绝就与沙特的谈判置评，只是笼统表示银行董事会希望研究替代工具与货币来引入新资源。</text:p>
      <text:p text:style-name="P4">
该银行将在5月30日和31日召开为期两天的年会。</text:p>
      <text:p text:style-name="P4">
</text:p>
      <text:p text:style-name="P4">
今年3月，在中方的斡旋下，沙特与伊朗两国的官员在北京宣布恢复双边外交关系</text:p>
      <text:h text:style-name="P12" text:outline-level="3">
<text:span text:style-name="T4">
<text:span text:style-name="T4">
金砖防制裁?</text:span>
</text:span>
</text:h>
      <text:p text:style-name="P4">
新开发银行在2015年由" <text:a xlink:type="simple" xlink:href="https://www.dw.com/zh/zh/金砖国家能否打造新的世界秩序/a-65178619" text:style-name="Internet_20_link" text:visited-style-name="Visited_20_Internet_20_Link">
 金砖五国 </text:a>
 "----巴西、俄罗斯、印度、中国、南非----共同创立，迄今已为这五个国家的约一百个项目提供了330亿美元贷款。目前，该银行还吸纳了阿联酋、埃及、孟加拉作为<text:a xlink:type="simple" xlink:href="https://www.dw.com/zh/zh/伊朗和阿根廷申请加入金砖国家/a-62292801" text:style-name="Internet_20_link" text:visited-style-name="Visited_20_Internet_20_Link">
 新成员国 </text:a>
 。</text:p>
      <text:p text:style-name="P4">
俄罗斯方面则将新开发银行视作减轻西方制裁影响的一个工具。俄罗斯总理米舒斯金(MikhailMishustin)几天前访问中国时就说，新开发银行的一大主要目标就是保护该集团免受"来自西方阵营的非法制裁"。</text:p>
      <text:p text:style-name="P4">
作为全球最重要的原油出口国， <text:a xlink:type="simple" xlink:href="https://www.dw.com/zh/zh/批准对话伙伴地位-沙特向加入上合组织再迈一步/a-65182384" text:style-name="Internet_20_link" text:visited-style-name="Visited_20_Internet_20_Link">
 沙特阿拉伯 </text:a>
 近期也在 <text:a xlink:type="simple" xlink:href="https://www.dw.com/zh/zh/沙特阿美宣布两项在华投资-总额超1000亿人民币/a-65151253" text:style-name="Internet_20_link" text:visited-style-name="Visited_20_Internet_20_Link">
 努力寻求加强与中国的关系</text:a>
。去年底，中国国家主席习近平访问沙特时称赞两国关系"进入了新时代"；今年3月，在中方的斡旋下， <text:a xlink:type="simple" xlink:href="https://www.dw.com/zh/zh/沙特和伊朗外长在北京签署恢复邦交声明/a-65251448" text:style-name="Internet_20_link" text:visited-style-name="Visited_20_Internet_20_Link">
 沙特与伊朗两国的官员在北京宣布恢复双边外交关系</text:a>
。现在，谋求加入金砖国家的机构，将为沙特阿拉伯进一步强化这一纽带。</text:p>
      <text:p text:style-name="P4">
不过，新开发银行短期内并无法替代西方主导的金融体系。该机构依然依赖于美元融资手段，因此在很大程度上配合了针对俄罗斯的金融制裁。就在今年5月，国际评级机构惠誉将该银行的展望从"负面"上调为"稳定"，并将其归因为新开发银行采取了措施、减小了在俄罗斯的金融敞口。去年夏天，惠誉曾以"俄罗斯的声誉风险可能会阻碍新开发银行进入美元债券市场"为由下调该银行的评级。</text:p>
      <text:p text:style-name="P4">
<text:span text:style-name="T5">
（金融时报等）</text:span>
</text:p>
      <text:p text:style-name="P4">
Source: <text:a xlink:type="simple" xlink:href="https://www.dw.com/zh/互取所需-沙特敲响-金砖银行-大门/a-65762509" text:style-name="Internet_20_link" text:visited-style-name="Visited_20_Internet_20_Link">
https://www.dw.com/zh/互取所需-沙特敲响-金砖银行-大门/a-65762509?maca=chi-rss-chi-all-1127-rdf</text:a>
</text:p>
      <!--NEWS-->
      <text:h text:style-name="P10" text:outline-level="1">
<text:span text:style-name="T4">
日本舰艇挂自卫队旗驶入韩国釜山港</text:span>
</text:h>
      <text:p text:style-name="P4">
Author: 联合早报 (Person)</text:p>
      <text:p text:style-name="P4">
Publisher: 联合早报 (Organization)</text:p>
      <text:p text:style-name="P4">
Published Time: 2023-05-29T11:23</text:p>
      <text:p text:style-name="P4">
Modified Time: 2023-05-29T11:23</text:p>
      <text:p text:style-name="P4">
Description: 日本海上自卫队护卫舰星期一（5月29日）上午驶入釜山港，将参加韩国政府主导实施的多国海上拦截演习“东方努力23”。韩联社报道，星期一上午9时30分许（新加坡时间星期一上午8时30分...</text:p>
      <text:p text:style-name="P4">
Videos: []</text:p>
      <text:p text:style-name="P4">
Audios: []</text:p>
      <text:p text:style-name="P4">
Images: []</text:p>
      <text:p text:style-name="P4">
Type: NewsArticle</text:p>
      <text:p text:style-name="P4">
Breadcrumbs: ['即时', '国际']</text:p>
      <text:p text:style-name="P4">
Keywords: ['韩国', '日本海上自卫队', '演习', '日韩关系', '日本']</text:p>
      <!--METADATA-->
      <text:p text:style-name="P4">
日本海上自卫队护卫舰星期一（5月29日）上午驶入釜山港，将参加韩国政府主导实施的多国海上拦截演习“东方努力23”。</text:p>
      <text:p text:style-name="P4">
韩联社报道，星期一上午9时30分许（新加坡时间星期一上午8时30分），日本海上自卫队朝雾级“滨雾”号（DD-155）护卫舰悬挂自卫队旗，驶入釜山海军作战基地。</text:p>
      <text:p text:style-name="P4">
自卫队旗是旭日旗（日本军旗）的一种。旭日旗被视为日本军国主义的象征。韩国国防部此前说，日本海上自卫队护卫舰悬挂队旗入港，是依照国际规则的常规举措。</text:p>
      <text:p text:style-name="P4">
韩国前届政府将日舰悬挂自卫队旗入韩视为十分严重的事。2018年11月韩国主办阅舰式，要求日方克制悬挂旭日旗，但日方拒绝并退出。</text:p>
      <text:p text:style-name="P4">
防扩散安全倡议”（PSI）20周年高级别会议及该倡议亚太例行演习“东方努力23”（Eastern Endeavor23），定5月30日至6月2日在济州道接连举行。</text:p>
      <text:p text:style-name="P4">
“东方努力23”将于5月31日在济州东南方公海上进行演习，韩国、美国、日本、澳大利亚等国将参演。</text:p>
      <text:p text:style-name="P4">
Source: <text:a xlink:type="simple" xlink:href="https://www.zaobao.com.sg/realtime/world/story20230529-1399185" text:style-name="Internet_20_link" text:visited-style-name="Visited_20_Internet_20_Link">
https://www.zaobao.com.sg/realtime/world/story20230529-1399185</text:a>
</text:p>
      <!--NEWS-->
      <text:h text:style-name="P10" text:outline-level="1">
<text:span text:style-name="T4">
美债协议达成 亚股涨多跌少</text:span>
</text:h>
      <text:p text:style-name="P4">
Publisher: 法新社</text:p>
      <text:p text:style-name="P4">
Published Time: 2023-05-29T11:32:08+00:00</text:p>
      <text:p text:style-name="P4">
Modified Time: 2023-05-29T11:05:02+00:00</text:p>
      <text:p text:style-name="P4">
Description: （法新社香港29日电） 美国总统拜登与联邦众议院议长麦卡锡昨天达成提高政府负债上限的协议，避免发生后果严重的债务违约。亚洲股市今天收盘大多数应声上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5-29T11-32-08-00-00/000000.png" xlink:type="simple" xlink:show="embed" xlink:actuate="onLoad" draw:mime-type="image/png"/>
</draw:frame>
</text:p>
      <text:p text:style-name="P4">
拜登与麦卡锡（Kevin McCarthy）经过数周争论后，宣布终于达成一份债限协议。他们并呼吁两党国会议员在6月5日美国政府现金告罄前投票通过协议。</text:p>
      <text:p text:style-name="P4">
不过，由于法案内容仍有许多很可能激怒民主党人和共和党人的部分，因此股票交易场上仍飘散一些不安气氛。</text:p>
      <text:p text:style-name="P4">
投资人目前暂时抱持乐观情绪，因为债限协商有突破性进展，使得美国债务违约的威胁解除。经济学家先前警告，美债违约可能重创全球经济、造成市场动荡。</text:p>
      <text:p text:style-name="P4">
协商出的法案将美债上限暂时提高2年至2025年1月1日，并纳入会受一些共和党人欢迎的联邦政府支出删减。但法案并未包括右翼人士想得到、但进步派民主党人会反对的大砍政府支出。</text:p>
      <text:p text:style-name="P4">
美国华尔街股市上周收盘在债限协议希望浓厚下，三大指数全数上涨。亚洲股市本周开场接棒走扬。</text:p>
      <text:p text:style-name="P4">
东京股市收盘上涨1.0%，上海股市收高0.3%，雪梨、台北、威灵顿、曼谷和马尼拉股市也全数收红。</text:p>
      <text:p text:style-name="P4">
但香港股市收盘下挫1.0%，新加坡和雅加达股市也收低。首尔股市因韩国国定假日补假休市。（译者：张正芊/核稿：陈政一）</text:p>
      <text:p text:style-name="P4">
Source: <text:a xlink:type="simple" xlink:href="https://www.rfi.fr/cn/%E8%B4%A2%E7%BB%8F%E5%BF%AB%E8%AE%AF/20230529-%E7%BE%8E%E5%80%BA%E5%8D%8F%E8%AE%AE%E8%BE%BE%E6%88%90-%E4%BA%9A%E8%82%A1%E6%B6%A8%E5%A4%9A%E8%B7%8C%E5%B0%91" text:style-name="Internet_20_link" text:visited-style-name="Visited_20_Internet_20_Link">
https://www.rfi.fr/cn/%E8%B4%A2%E7%BB%8F%E5%BF%AB%E8%AE%AF/20230529-%E7%BE%8E%E5%80%BA%E5%8D%8F%E8%AE%AE%E8%BE%BE%E6%88%90-%E4%BA%9A%E8%82%A1%E6%B6%A8%E5%A4%9A%E8%B7%8C%E5%B0%91</text:a>
</text:p>
      <!--NEWS-->
      <text:h text:style-name="P10" text:outline-level="1">
<text:span text:style-name="T4">
基辅遭夜袭 乌军：击落37枚飞弹、29架无人机</text:span>
</text:h>
      <text:p text:style-name="P4">
Publisher: 法新社</text:p>
      <text:p text:style-name="P4">
Published Time: 2023-05-29T11:32:09+00:00</text:p>
      <text:p text:style-name="P4">
Modified Time: 2023-05-29T11:05:03+00:00</text:p>
      <text:p text:style-name="P4">
Description: （法新社基辅29日电） 乌克兰首都基辅（Kyiv）昨夜承受莫斯科当局全面入侵以来最猛烈的空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5-29T11-32-09-00-00/000000.png" xlink:type="simple" xlink:show="embed" xlink:actuate="onLoad" draw:mime-type="image/png"/>
</draw:frame>
</text:p>
      <text:p text:style-name="P4">
乌克兰武装部队总司令扎卢兹尼（ValeryZaluzhny）在社群媒体上表示，俄罗斯方面一共发射「多达40枚飞弹」，并出动「大约35架无人机」，乌方击落37枚飞弹和29架无人机。</text:p>
      <text:p text:style-name="P4">
乌克兰西部赫梅利尼茨基州（Khmelnytsky）政府今天也罕见承认有军事目标被击中，表示俄军昨夜的空袭击中州内一处军事设施的燃料库和5架飞机。</text:p>
      <text:p text:style-name="P4">
Source: <text:a xlink:type="simple" xlink:href="https://www.rfi.fr/cn/%E5%9B%BD%E9%99%85%E6%8A%A5%E9%81%93/20230529-%E5%9F%BA%E8%BE%85%E9%81%AD%E5%A4%9C%E8%A2%AD-%E4%B9%8C%E5%86%9B-%E5%87%BB%E8%90%BD37%E6%9E%9A%E9%A3%9E%E5%BC%B9-29%E6%9E%B6%E6%97%A0%E4%BA%BA%E6%9C%BA" text:style-name="Internet_20_link" text:visited-style-name="Visited_20_Internet_20_Link">
https://www.rfi.fr/cn/%E5%9B%BD%E9%99%85%E6%8A%A5%E9%81%93/20230529-%E5%9F%BA%E8%BE%85%E9%81%AD%E5%A4%9C%E8%A2%AD-%E4%B9%8C%E5%86%9B-%E5%87%BB%E8%90%BD37%E6%9E%9A%E9%A3%9E%E5%BC%B9-29%E6%9E%B6%E6%97%A0%E4%BA%BA%E6%9C%BA</text:a>
</text:p>
      <!--NEWS-->
      <text:h text:style-name="P10" text:outline-level="1">
<text:span text:style-name="T4">
耳光乐队《红孩儿十八赢》互联网引热议</text:span>
</text:h>
      <text:p text:style-name="P4">
Author: None</text:p>
      <text:p text:style-name="P4">
Publisher: Radio Free Asia (Organization)</text:p>
      <text:p text:style-name="P4">
Published Time: 2023-05-29T11:36:00-04:00</text:p>
      <text:p text:style-name="P4">
Modified Time: 2023-05-29T14:53:12-04:00</text:p>
      <text:p text:style-name="P4">
Description: None</text:p>
      <text:p text:style-name="P4">
Videos: []</text:p>
      <text:p text:style-name="P4">
Audios: ["<text:a xlink:type="simple" xlink:href="https://www.rfa.org/mandarin/yataibaodao/meiti/hcm-05292023112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975486in" draw:z-index="0">
<draw:image xlink:href="../Images/rfamandarin/2023-05-29T11-36-00-04-00/000000.png" xlink:type="simple" xlink:show="embed" xlink:actuate="onLoad" draw:mime-type="image/png"/>
</draw:frame>
中国摇滚乐团"耳光乐队”创作的《红孩儿十八赢》在海外爆红 <text:a xlink:type="simple" xlink:href="https://www.rfa.org/mandarin/yataibaodao/meiti/hcm-05292023112352.html/@@images/image" text:style-name="Internet_20_link" text:visited-style-name="Visited_20_Internet_20_Link">
</text:a>
网络截图/黄春梅提供  <text:a xlink:type="simple" xlink:href="https://www.rfa.org/mandarin/yataibaodao/meiti/hcm-05292023112352.html/@@stream" text:style-name="Internet_20_link" text:visited-style-name="Visited_20_Internet_20_Link">
Audio-1-Link：https://www.rfa.org/mandarin/yataibaodao/meiti/hcm-05292023112352.html/@@stream</text:a>
</text:p>
      <text:p text:style-name="P4">
中国摇滚乐团"耳光乐队"今年初创作的歌曲《红孩儿十八赢》把近几年包括疫情和热门的时事话题都放进了歌词，在互联网引起热烈的讨论。目前这首歌在微博上已经搜索不到了。</text:p>
      <text:p text:style-name="P4">
<text:a xlink:type="simple" xlink:href="https://www.rfa.org/mandarin/Xinwen/9-05282023171020.html" text:style-name="Internet_20_link" text:visited-style-name="Visited_20_Internet_20_Link">
 <text:span text:style-name="T4">
耳光乐队《红孩儿十八赢》走红 网民：谁听了瑟瑟发抖？</text:span>
 </text:a>
</text:p>
      <text:p text:style-name="P4">
“八个孩的妈妈，她铁链脖子上挂，判死刑烧死妻子，狠毒的人渣，不能把唐山说成像哥谭镇一样啊！毕竟那哥谭镇里还有个蝙蝠侠。”铁链女事件、唐山烧烤店殴打女性，这是《红孩儿十八赢》十四分钟歌曲的一小段。</text:p>
      <text:p text:style-name="P4">
歌曲以红孩儿来比喻中共，开头写道，“他三百多岁还是个大龄儿童，火云洞山神和土地常被他瞎折腾，山神和土地慢慢都习惯了被捉弄，个个都得了斯德哥尔摩综合症。红孩儿也有严重的被迫害妄想症，就在这圣婴的世界他们都能十八赢。</text:p>
      <text:p text:style-name="P4">
歌词里，疫情三年“动态清零”怪象贯穿整首歌。“三岁娃煤气中毒没核酸不放行，疫情这三年就是这孩子的一生，刘书记错过女儿成人礼太伤情，没核酸活活憋死一岁的幼童，有些人心里除了阴性和阳性，还应该有一点点起码的人性。”“二百次免费的核酸三针疫苗还加强，还有了大把不用工作的时光，到年底每个人还分配了一只羊”、“红孩儿十八赢都是科技和狠活儿，感谢你浪费三年时间保护我，虽然啊最后难免还是一哆嗦”。</text:p>
      <text:p text:style-name="P4">
 耳光乐队十多年来推出的专辑与热门歌曲(截图自qq音乐)  <text:a xlink:type="simple" xlink:href="https://www.rfa.org/mandarin/yataibaodao/meiti/hcm-05292023112352.html/qq97f36a02.png" text:style-name="Internet_20_link" text:visited-style-name="Visited_20_Internet_20_Link">
 </text:a>
</text:p>
      <text:p text:style-name="P4">
<text:span text:style-name="T4">
耳光主唱人称"赵荒唐" 耳光唱响中国青年一代忧国忧民之声</text:span>
</text:p>
      <text:p text:style-name="P4">
在搜狗百科的介绍指出，耳光乐队是以中国地方俚语为基调的表达方式，以另类方戏摇滚乐融合中国民族曲、曲艺为特色的音乐风格。“耳光是批判的，是言论的，却并不是肤浅的发牢骚者，他们的矛头针对于人的本性，有着自省式的批判态度。”并以“挥动新民俗主义摇滚乐的旗帜，唱响中国青年一代的忧国忧民之声。”來介绍耳光乐队主唱、词曲作者赵越鹏。</text:p>
      <text:p text:style-name="P4">
“耳光乐队主唱的名字，江湖人称’赵荒唐’。他其实很有才，他们这么多年来的歌，一直都是那种社会批判型的。”成都女权作家嫁来当台湾媳妇的上官乱对本台表示，她在成都时就曾听过耳光乐队的现场演唱，每年耳光会有例行的开年开箱演出，以及年尾的闭箱演出，十多年来创作风格始终如一。</text:p>
      <text:p text:style-name="P4">
上官乱：“每一次演出，都会有一个类似于近期时事总结的一首歌， 他会用一些大家耳熟能详的这种歌来作为基本的曲调，内容就是整合近几个月或者近一年内的新闻热点，这是他们的传统。”</text:p>
      <text:p text:style-name="P4">
除了耳光乐队外，上官乱平常也会关注来自云南的腰乐队以及来自新疆的  舌头乐队等地下乐队，他们的共同点都是“批判体制和社会”，非常能吸引年轻人的共鸣。</text:p>
      <text:p text:style-name="P4">
“本来中国的乐队本来就是半地下状态的，而且这么多年其实禁了很多乐队。我喜欢的乐队基本上都被禁了，而且他们本来就不会上主流，在各种Livehouse演出。”上官乱表示。</text:p>
      <text:p text:style-name="P4">
除了疫情外，《十八赢》把近几年大家熟悉的新闻事件都写进了歌词，包括东航事件、胡鑫宇失踪案、广州宝马冲撞人群、河南村镇银行暴雷、富士康员工徒步万里返乡、贵州大巴车、乌鲁木齐大火以及二舅、谷爱凌事件等。</text:p>
      <text:p text:style-name="P4">
不只针贬内政议题，《十八赢》也“致敬”了在国际议题战狼化的小粉红，“普大帝到处都有孝子来点赞、佩洛西真敢窜访咱就跟她干、  安倍的遇刺振奋了爱国的青年、再兴奋也得顶风冒雨下楼你做核酸”。</text:p>
      <text:p text:style-name="P4">
特别的是，歌曲还穿插台湾的台语歌曲《爱拚才会赢》，激励着在这时代下的十四亿人，“生在这伟大的时代咱就偷着乐、三分天注定七分靠打拼爱拼才会赢”。</text:p>
      <text:p text:style-name="P4">
 耳光乐队十多年来推出的专辑与热门歌曲(截图自qq音乐)  <text:a xlink:type="simple" xlink:href="https://www.rfa.org/mandarin/yataibaodao/meiti/hcm-05292023112352.html/qq97f36a02_624067095c088f2f.png" text:style-name="Internet_20_link" text:visited-style-name="Visited_20_Internet_20_Link">
 </text:a>
</text:p>
      <text:p text:style-name="P4">
<text:span text:style-name="T4">
中国地下乐团批判性强 能带领年轻世代反思</text:span>
</text:p>
      <text:p text:style-name="P4">
“批判性很强、真的很有种。”来自成都教会目前在美国的任瑞婷表示。</text:p>
      <text:p text:style-name="P4">
任瑞婷说，中国这一代甚至比她年轻的世代，自从中共领导人习近平上台以来，受到爱国教育的洗礼，生活在信息最封闭的时代，知道的真相最少，却不知自己的思想被人牵着鼻子走。</text:p>
      <text:p text:style-name="P4">
“年轻的一代已经不爱看书了，没有太多的管道让他们知道真相了。可是他们喜欢音乐、喜欢脱口秀，有这样的方式来引导他们思考，绝对是个好方式。”任瑞婷补充说道。</text:p>
      <text:p text:style-name="P4">
耳光乐队创作的专辑不少，包括2010年“艺术男儿裆自强”、2015年“十八系列精选集1”、2018年“那年的花”、2019年先后推出“人的一生应当怎样度过”、以及“太虚幻”(录音室版)，其中“18”系列有部分被禁，但网上仍能看到部分的现场表演流传。</text:p>
      <text:p text:style-name="P4">
“一个用后现代主义来解构现实的观察者”，博主YYQ这样形容耳光乐队的主唱，他引用赵越鹏曾说过，“摇滚乐要是不批判，那这事就太批判了”。</text:p>
      <text:p text:style-name="P4">
YYQ评论指，“忠于现实的精妙指摘，豁达张狂的指桑骂槐，没羞没臊的微言大义。没有刻意地表演深刻，也没有曲迎地歌功颂德。借由传统民俗的叙事结构，精心排布的工整对仗，排比重复的文字堆叠。这些刻意为之的结构与节奏，不但增强了表达的重量感，更还原出现实的荒谬感。”</text:p>
      <text:p text:style-name="P4">
产经新闻台北支局长矢板明夫在个人脸书表示，这一次《红孩儿十八赢》大胆地突破当局的禁区，突然火遍了全网。他推测，“耳光”被禁止表演的决定，应该很快就要下来了，说不定有人还要去坐牢。最后他致敬耳光乐队，“残暴的政治和文字狱是不可能堵住天下人悠悠之口的。”</text:p>
      <text:p text:style-name="P4">
记者：黄春梅 责编：许书婷、嘉远 网编：洪伟</text:p>
      <text:p text:style-name="P4">
Source: <text:a xlink:type="simple" xlink:href="https://www.rfa.org/mandarin/yataibaodao/meiti/hcm-05292023112352.html" text:style-name="Internet_20_link" text:visited-style-name="Visited_20_Internet_20_Link">
https://www.rfa.org/mandarin/yataibaodao/meiti/hcm-05292023112352.html</text:a>
</text:p>
      <!--NEWS-->
      <text:h text:style-name="P10" text:outline-level="1">
<text:span text:style-name="T4">
土耳其总统埃尔多安赢得大选 (Free Version)</text:span>
</text:h>
      <text:p text:style-name="P4">
Author: Jared Malsin</text:p>
      <text:p text:style-name="P4">
Publisher: 华尔街日报中文网</text:p>
      <text:p text:style-name="P4">
Published Time: 2023-05-29T11:40:00.000Z</text:p>
      <text:p text:style-name="P4">
Modified Time: 2023-05-29T11:40:00.000Z</text:p>
      <text:p text:style-name="P4">
Created Time: 2023-05-28T23:52:00.000Z</text:p>
      <text:p text:style-name="P4">
Description: 土耳其总统埃尔多安在周日的第二轮总统选举中获胜。土耳其选举委员会的负责人宣布埃尔多安获胜。在超过99%的选票已经统计完毕时，埃尔多安赢得了52.13%的选票。</text:p>
      <text:p text:style-name="P4">
Images: []</text:p>
      <text:p text:style-name="P4">
Categories: ['国际']</text:p>
      <text:p text:style-name="P4">
Keywords: SYND</text:p>
      <text:p text:style-name="P4">
Type: Article</text:p>
      <!--METADATA-->
      <text:p text:style-name="P4">
土耳其总统雷杰普·塔伊普·埃尔多安(Recep TayyipErdogan)在周日的第二轮总统选举中获胜，成为近代政治史上的伟大幸存者之一，并确保了未来几年他可能在全球事务中扮演的重要角色。</text:p>
      <text:p text:style-name="P4">
Source: <text:a xlink:type="simple" xlink:href="https://cn.wsj.com/articles/%E5%9C%9F%E8%80%B3%E5%85%B6%E6%80%BB%E7%BB%9F%E5%9F%83%E5%B0%94%E5%A4%9A%E5%AE%89%E8%B5%A2%E5%BE%97%E5%A4%A7%E9%80%89-f142538c" text:style-name="Internet_20_link" text:visited-style-name="Visited_20_Internet_20_Link">
https://cn.wsj.com/articles/%E5%9C%9F%E8%80%B3%E5%85%B6%E6%80%BB%E7%BB%9F%E5%9F%83%E5%B0%94%E5%A4%9A%E5%AE%89%E8%B5%A2%E5%BE%97%E5%A4%A7%E9%80%89-f142538c</text:a>
</text:p>
      <!--NEWS-->
      <text:h text:style-name="P10" text:outline-level="1">
<text:span text:style-name="T4">
巴菲特对日本的押注耐人寻味 (Free Version)</text:span>
</text:h>
      <text:p text:style-name="P4">
Authors: ['']</text:p>
      <text:p text:style-name="P4">
Publisher: 英国《金融时报》</text:p>
      <text:p text:style-name="P4">
Time: 2023-05-29T11:42:13+00:00</text:p>
      <text:p text:style-name="P4">
Published Time: 2023-05-28T12:00:99+08:00</text:p>
      <text:p text:style-name="P4">
Modified Time: 2023-05-29T07:38:99+08:00</text:p>
      <text:p text:style-name="P4">
Description: 巴菲特增持了5家日本贸易公司的股份，并通过以日元计价的债券为其购买提供资金。当然，做空日元肯定不是巴菲特的本意。</text:p>
      <text:p text:style-name="P4">
Images: ["<text:a xlink:type="simple" xlink:href="https://thumbor.ftacademy.cn/unsafe/picture/0/000180160_piclink.jpg" text:style-name="Internet_20_link" text:visited-style-name="Visited_20_Internet_20_Link">
000180160_pic...</text:a>
"]</text:p>
      <text:p text:style-name="P4">
Themes: ['观点', '巴菲特']</text:p>
      <text:p text:style-name="P4">
Keywords: ['巴菲特', '伯克希尔哈撒韦', '日本股市', '日本经济', '投资']</text:p>
      <text:p text:style-name="P4">
Type: Article</text:p>
      <!--METADATA-->
      <text:p text:style-name="P4">
<draw:frame draw:style-name="fr1" draw:name="Image170" text:anchor-type="as-char" svg:width="6.9236in" svg:height="3.89364in" draw:z-index="0">
<draw:image xlink:href="../Images/FT Chinese Free Version/2023-05-29T11-42-13-00-00/00018016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沃伦•巴菲特(Warren Buffett)上个月在东京的出现受到欢迎，这是因为他选股的眼光一向很好。伯克希尔•哈撒韦公司(BerkshireHathaway)最近增持了5家日本综合贸易公司的股份，此举被视为向日本长期萎靡不振的企业部门投下信任票。</text:p>
      <text:p text:style-name="P4">
巴菲特3年前开始买入所谓的“综合商社”(sogo shosha)的股份，他认为这项投资是在押注几家眼下被忽视、未来一定会赚取可观利润的企业。</text:p>
      <text:p text:style-name="P4">
在与该国一些商界领袖会面的间隙，这位著名的投资家抽时间详细阐述了他的想法。他在提到自己目前每家均持有7.4%股份的5家公司时说：“我太震惊了。它们彼此不同，但同时又完全相同。”</text:p>
      <text:p text:style-name="P4">
很难更具体地描述日本的贸易公司是什么样的。每一家贸易公司都是一个足迹遍布全球的企业帝国，业务范围之广令人费解，跨越从服装设计、便利店零售到建筑业等截然不同的行业。</text:p>
      <text:p text:style-name="P4">
然而，这5家公司有一个共同点，那就是都专注于大宗商品交易，这使得它们的现金流对美元汇率以及矿产、粮食和石油等大宗商品的价格异常敏感。</text:p>
      <text:p text:style-name="P4">
综合商社的外汇收入由来自世界各地的硬大宗商品所支撑，这使得这些贸易集团与那些收入和成本在更大程度上取决于国内市场价格的公司有所区别。这些贸易公司为巴菲特的投资创造了多种获利途径，即使它们自己宣传的计划——自我重塑以适应一个没有化石燃料的世界——未按计划取得进展。</text:p>
      <text:p text:style-name="P4">
其中最诱人的一个事实是，巴菲特购买了部分利润以美元计价的公司的股票，同时又用以日元计价的长期债务为其购买提供资金。</text:p>
      <text:p text:style-name="P4">
如果日元贬值，伯克希尔•哈撒韦公司未结清的以日元计价债务的美元价值就会下降。与此同时，以美元计算的综合商社的股份价值就可能不会下跌太多，因为它们还有外汇收入。如果债务价值的下跌幅度大于持股，那么即便基本业务表现没有太大变化，巴菲特也可以获利。</text:p>
      <text:p text:style-name="P4">
做空日元肯定不是巴菲特的本意。当然，用借来的钱购买拥有大量海外收益的公司的股票，也不是做空日元的最实用的方法。抛开这种疑虑，哪怕只是为了做一个思想实验，你都能看出巴菲特这笔交易在理论上对另一种类型的投资者是多么有吸引力。</text:p>
      <text:p text:style-name="P4">
喜欢回顾历史的那一类型投机者正在以越来越怀疑的眼光注视着发达世界里的各个货币当局。黄金交易价格接近历史高点，尽管经济交换体系破裂可能不会是任何人预测的基准情境，但以历史经验来衡量，它已经令人不安地接近于可能发生。</text:p>
      <text:p text:style-name="P4">
桥水(Bridgewater)创始人雷•达里奥(RayDalio)的投资理念来自对经济史的深入研读，他注意到过去500年“储备货币帝国”兴衰的一个惊人模式。他写道，在那段时间里，“剧变总是以巨额债务的形式出现，这些债务无法用真钱偿还，所以出现了大量印钞”，这进而“通过减记债务和将债务货币化，导致了大规模债务重组”。</text:p>
      <text:p text:style-name="P4">
在日本，这样的前景似乎还很遥远。日本的公共债务与国内生产总值(GDP)之比在七国集团(G7)中高居首位，其经济虽停滞不前，但也没有出现严重动荡。</text:p>
      <text:p text:style-name="P4">
在大部分时间里，日本央行官员们一直试图激发出推动西方工业国家经济增长的那种低而稳定的通胀。尽管购买了价值数万亿美元的债券，并实行了多年的负利率，但直到不久前，通胀一直难觅踪影。如今预计货币政策将收紧。</text:p>
      <text:p text:style-name="P4">
巴菲特无疑更关注贸易公司不断增长的利润，而不是任何货币套利的可能性。可能除了米达斯王(KingMidas)——他触碰到的任何东西都会变成黄金——很难想象还有谁似乎在气质上就不适合卖空任何金融资产。然而，评判投资者的标准是他们赚的钱，而不是他们讲的故事。当像巴菲特这样的智者拿自己的财富下注时，那么能让他的赌注获得回报的情况就值得关注了。</text:p>
      <text:p text:style-name="P4">
译者/何黎</text:p>
      <text:p text:style-name="P4">
Source: <text:a xlink:type="simple" xlink:href="http://www.ftchinese.com/story/001099791" text:style-name="Internet_20_link" text:visited-style-name="Visited_20_Internet_20_Link">
http://www.ftchinese.com/story/001099791</text:a>
</text:p>
      <!--NEWS-->
      <text:h text:style-name="P10" text:outline-level="1">
<text:span text:style-name="T4">
日本正为摧毁任何侵犯领土的朝鲜导弹做准备</text:span>
</text:h>
      <text:p text:style-name="P4">
Author: 联合早报 (Person)</text:p>
      <text:p text:style-name="P4">
Publisher: 联合早报 (Organization)</text:p>
      <text:p text:style-name="P4">
Published Time: 2023-05-29T11:52</text:p>
      <text:p text:style-name="P4">
Modified Time: 2023-05-29T11:52</text:p>
      <text:p text:style-name="P4">
Description: 日本将摧毁任何侵犯日本领土的朝鲜导弹，并正在为此做准备。路透社报道，日本国防部星期一（5月29日）在得知朝方计划发射一个卫星后，发表声明说：“我们将摧毁确认落入我国领土的弹道导弹或...</text:p>
      <text:p text:style-name="P4">
Videos: []</text:p>
      <text:p text:style-name="P4">
Audios: []</text:p>
      <text:p text:style-name="P4">
Images: []</text:p>
      <text:p text:style-name="P4">
Type: NewsArticle</text:p>
      <text:p text:style-name="P4">
Breadcrumbs: ['即时', '国际']</text:p>
      <text:p text:style-name="P4">
Keywords: ['日本', '国防部', '朝鲜', '导弹', '日朝关系']</text:p>
      <!--METADATA-->
      <text:p text:style-name="P4">
日本将摧毁任何侵犯日本领土的朝鲜导弹，并正在为此做准备。</text:p>
      <text:p text:style-name="P4">
路透社报道，日本国防部星期一（5月29日）在得知朝方计划发射一个卫星后，发表声明说：“我们将摧毁确认落入我国领土的弹道导弹或其他导弹。”</text:p>
      <text:p text:style-name="P4">
声明还说，国防部将发射标准三型导弹（SM-3）或PAC-3型爱国者导弹，摧毁朝鲜导弹。</text:p>
      <text:p text:style-name="P4">
同日早前，日本海岸警卫队说，日本接获朝鲜方面的通知，称朝鲜计划于5月31日至6月11日期间发射一个卫星。</text:p>
      <text:p text:style-name="P4">
拥有核武器的朝鲜称已完成第一个军事间谍卫星的开发，把这个卫星送入轨道的最后阶段测试，也已获得领导人金正恩的通过。</text:p>
      <text:p text:style-name="P4">
分析人士说，军事卫星将增强朝鲜的监视能力，并提高朝鲜在发生战争时打击目标的能力。</text:p>
      <text:p text:style-name="P4">
Source: <text:a xlink:type="simple" xlink:href="https://www.zaobao.com.sg/realtime/world/story20230529-1399191" text:style-name="Internet_20_link" text:visited-style-name="Visited_20_Internet_20_Link">
https://www.zaobao.com.sg/realtime/world/story20230529-1399191</text:a>
</text:p>
      <!--NEWS-->
      <text:h text:style-name="P10" text:outline-level="1">
<text:span text:style-name="T4">
财政告急   武汉市财政局登报公开讨四年前的债</text:span>
</text:h>
      <text:p text:style-name="P4">
Author: None</text:p>
      <text:p text:style-name="P4">
Publisher: Radio Free Asia (Organization)</text:p>
      <text:p text:style-name="P4">
Published Time: 2023-05-29T11:59:00-04:00</text:p>
      <text:p text:style-name="P4">
Modified Time: 2023-05-29T14:55:43-04:00</text:p>
      <text:p text:style-name="P4">
Description: None</text:p>
      <text:p text:style-name="P4">
Videos: []</text:p>
      <text:p text:style-name="P4">
Audios: ["<text:a xlink:type="simple" xlink:href="https://www.rfa.org/mandarin/yataibaodao/jingmao/hx-052920231139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6.901266in" draw:z-index="0">
<draw:image xlink:href="../Images/rfamandarin/2023-05-29T11-59-00-04-00/000000.png" xlink:type="simple" xlink:show="embed" xlink:actuate="onLoad" draw:mime-type="image/png"/>
</draw:frame>
微博上关于湖北武汉市财政局近日罕见以全版登报方式公开讨债的讨论 <text:a xlink:type="simple" xlink:href="https://www.rfa.org/mandarin/yataibaodao/jingmao/hx-05292023113920.html/@@images/image" text:style-name="Internet_20_link" text:visited-style-name="Visited_20_Internet_20_Link">
</text:a>
微博截图  <text:a xlink:type="simple" xlink:href="https://www.rfa.org/mandarin/yataibaodao/jingmao/hx-05292023113920.html/@@stream" text:style-name="Internet_20_link" text:visited-style-name="Visited_20_Internet_20_Link">
Audio-1-Link：https://www.rfa.org/mandarin/yataibaodao/jingmao/hx-05292023113920.html/@@stream</text:a>
</text:p>
      <text:p text:style-name="P4">
湖北省武汉市财政局罕见地以全版登报方式向两百多家企业和单位公开讨债，追债总额逾一亿人民币，欠债的大半是国有企业和政府部门。专家分析重点不是讨债而是甩债。</text:p>
      <text:p text:style-name="P4">
<text:a xlink:type="simple" xlink:href="https://www.rfa.org/mandarin/yataibaodao/jingmao/gt-05262023015225.html" text:style-name="Internet_20_link" text:visited-style-name="Visited_20_Internet_20_Link">
 <text:span text:style-name="T4">
湖南讨债公司永雄宣布关闭 179名员工异地关押</text:span>
 </text:a>
  * <text:span text:style-name="T4">
<text:a xlink:type="simple" xlink:href="https://www.rfa.org/mandarin/yataibaodao/kejiaowen/hj-10202020110114.html" text:style-name="Internet_20_link" text:visited-style-name="Visited_20_Internet_20_Link">
 数千家属讨债 优胜教育老板跑路谁该负责？ </text:a>
 </text:span>
</text:p>
      <text:p text:style-name="P4">
中国媒体报导，武汉市财政局、武汉长江资产经营管理有限公司5月26日在《长江日报》发布整版债务催收联合公告，要求259家企业、单位偿还截至2018年未偿还欠款，总债款逾一亿人民币。</text:p>
      <text:p text:style-name="P4">
报导称，东风武汉轻型汽车公司欠款约2353万元最多，武汉红桃开集团公司欠款约2000万元居次。统一集团约欠1900万元，武汉工业国有投资公司约欠1500万元。武汉市下辖的汉南区、蔡甸区等五地财政局也在名单。另有科研单位、地方国企、上市公司子公司和少数民企，欠一万最少。</text:p>
      <text:p text:style-name="P4">
武汉长江资产经营管理有限公司5月26日在《长江日报》发布整版债务催收联合公告，要求259家企业、单位偿还截至2018年未偿还的欠款，总债款逾一1亿人民币。（网路截图/夏小华提供）<text:a xlink:type="simple" xlink:href="https://www.rfa.org/mandarin/yataibaodao/jingmao/hx-05292023113920.html/1.jpg" text:style-name="Internet_20_link" text:visited-style-name="Visited_20_Internet_20_Link">
 </text:a>
</text:p>
      <text:p text:style-name="P4">
<text:span text:style-name="T4">
259家欠总额逾一</text:span>
 <text:span text:style-name="T4">
亿</text:span>
 <text:span text:style-name="T4">
少则一</text:span>
 <text:span text:style-name="T4">
万多则逾两</text:span>
 <text:span text:style-name="T4">
千万</text:span>
</text:p>
      <text:p text:style-name="P4">
滞台中国异议人士龚与剑接受自由亚洲电台采访分析，武汉市财政吃紧，又不能像中央印钞票，不想背债，公开甩锅。“把这债变死债、黑债，武汉财政局公部门之间的欠债，作为烂帐给抹掉必要公开的法律程序。公告不是为催讨，是为抹平这笔坏帐。”</text:p>
      <text:p text:style-name="P4">
龚与剑提到，曾在党报看过财政局、银行公开追债，武汉引人注目是公开公部门之间追债。曾有某财政局友人透露，有环保局长向财政局长借款投资开发案血本无归，就公开登报把烂帐抹去。</text:p>
      <text:p text:style-name="P4">
网民热议说：“这是历史遗留的问题，公开催债是法律程序”、“不公告不能核销坏账”、“地方债可能是今年中国最大的雷”、“终于扯下了遮羞布”。</text:p>
      <text:p text:style-name="P4">
“老徐时评”微博主发帖称，第一次见到用这种架势来讨债，地方债的问题很严重。武汉还是挺有钱的，作为省会城市采用这种公开把窗户纸捅破的方式来讨债，恐怕具有某种象征意义吧？</text:p>
      <text:p text:style-name="P4">
武汉市财政局公告欠债名单中有辖下五个区的财政局等政府部门（网路截图/夏小华提供）  <text:a xlink:type="simple" xlink:href="https://www.rfa.org/mandarin/yataibaodao/jingmao/hx-05292023113920.html/3.jpg" text:style-name="Internet_20_link" text:visited-style-name="Visited_20_Internet_20_Link">
</text:a>
</text:p>
      <text:p text:style-name="P4">
<text:span text:style-name="T4">
学者：公部门之间互欠 最大债主都是习老板</text:span>
</text:p>
      <text:p text:style-name="P4">
台湾韬略策进学会秘书长吴建忠接受自由亚洲电台采访也指出，武汉财政局是将债权要打包给武汉长江资产管理有限公司，这些帐大概就烂掉了，登报基本上是甩锅。</text:p>
      <text:p text:style-name="P4">
吴建忠说：“帐烂到财政局都不想揹，由资产公司揹。东风汽车就赶快澄清跟自己没关，为什么？因为自己跟武汉市属国资的部份都是同宗兄弟。所以有网民说这种讨债方式是在讨一个寂寞而已。”</text:p>
      <text:p text:style-name="P4">
武汉市财政局发布《财政历史借款委托处置授权公告》显示，财政历史借款全部委托给武汉长江资产经营管理有限公司全权处置，特别授权包括：提起诉讼和仲裁，放弃、变更、增加诉讼请求和仲裁请求等按法律规定应由该局享有的全部权利。</text:p>
      <text:p text:style-name="P4">
吴建忠提及，武汉财政局在公开悬赏令写到，三个月内提供债务单位的资产等线索会支付酬金，看来有企图性，但真相会让市民失望。“都是陈年老债，且大都是国有资产公司，如中企、央企，广义都是国家的，政府欠政府，最后大债主就是习近平。”</text:p>
      <text:p text:style-name="P4">
吴建忠提到，各地政府在疫情三年后更穷了，出现各种讨债现象，一种作法是“借新还旧”，如承包南宁市停车收费的公司就将未来25年所有停车收费抵帐给工商银行，贷出72亿人民币。另一种是把不良债务打包、整个转手卖给资产债务管理公司，若号称国家四大资产债务管理公司倒掉，债务就不了了之。</text:p>
      <text:p text:style-name="P4">
吴建忠说，有地方政府成立公司作投资和募款，跟民间借钱转贷，还不出钱就双手一摊。贵州就有此类城投债公司出包违约。虽地方债务严重但不会倒，难道让政府倒闭？</text:p>
      <text:p text:style-name="P4">
龚与剑也说，中国为何有那么多“老赖”？中国银行坏帐、呆帐这么多？吃亏的是广大纳税人。老百姓流传一句话：“欠别人一万块，你是个孙子，欠别人一百万块，是老爷，别人都要求着你还钱。”</text:p>
      <text:p text:style-name="P4">
综合报导，武汉市去年遭大规模退税减税、疫情反覆等因素影响，武汉市财政收入一五○五亿元，减少百分之四点七；今年第一季一般公共预算收入约五○八亿元，年减百分之八点五。此外，以卖地收入为主的地方政府性基金收入持续低迷。</text:p>
      <text:p text:style-name="P4">
记者：夏小华 责编：许书婷、嘉远 网编：洪伟</text:p>
      <text:p text:style-name="P4">
Source: <text:a xlink:type="simple" xlink:href="https://www.rfa.org/mandarin/yataibaodao/jingmao/hx-05292023113920.html" text:style-name="Internet_20_link" text:visited-style-name="Visited_20_Internet_20_Link">
https://www.rfa.org/mandarin/yataibaodao/jingmao/hx-05292023113920.html</text:a>
</text:p>
      <!--NEWS-->
      <text:h text:style-name="P10" text:outline-level="1">
<text:span text:style-name="T4">
国际舆论关注一疑似在港失联维族学生  教师：仍在韩国</text:span>
</text:h>
      <text:p text:style-name="P4">
Author: None</text:p>
      <text:p text:style-name="P4">
Publisher: Radio Free Asia (Organization)</text:p>
      <text:p text:style-name="P4">
Published Time: 2023-05-29T12:00:00-04:00</text:p>
      <text:p text:style-name="P4">
Modified Time: 2023-05-29T12:18: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897317in" draw:z-index="0">
<draw:image xlink:href="../Images/rfamandarin/2023-05-29T12-00-00-04-00/000000.png" xlink:type="simple" xlink:show="embed" xlink:actuate="onLoad" draw:mime-type="image/png"/>
</draw:frame>
 新疆伊宁的一所再教育营 路透社资料图</text:p>
      <text:p text:style-name="P4">
据台湾中央社5月29日报道，国际人权组织国际特赦日前公开呼吁关注一名在香港失联的维吾尔族学生阿不都热合曼·阿不都外力(AbuduwailiAbudureheman)后，阿不都外力在韩国就读的大学教师本周一向韩国媒体表示，这名维族学生目前仍在韩国，没到香港，他与阿不都外力每天都有联络。这位教师还表示，他计划与国际特赦组织联系纠正事实。</text:p>
      <text:p text:style-name="P4">
截至目前，国际特赦组织尚未就此作出回应。该组织中国问题研究员阿卡德(AlkanAkad)上周在一份声明中指出，“考虑到中国政府在新疆对维吾尔人犯下反人类罪的背景，以及当局对出国旅行的维吾尔人的持续追捕，阿不都外力的未知命运令人深感担忧。”</text:p>
      <text:p text:style-name="P4">
国际特赦组织此前表示，出生在新疆克拉玛依市的这名维吾尔族学生于5月10日由韩国抵达香港后，在机场与朋友失去联络，至今下落不明。而香港政府周六表示，没有这名维族学生入境或曾被拒绝入境香港的记录。</text:p>
      <text:p text:style-name="P4">
责编：何平</text:p>
      <text:p text:style-name="P4">
Source: <text:a xlink:type="simple" xlink:href="https://www.rfa.org/mandarin/Xinwen/1-05292023120010.html" text:style-name="Internet_20_link" text:visited-style-name="Visited_20_Internet_20_Link">
https://www.rfa.org/mandarin/Xinwen/1-05292023120010.html</text:a>
</text:p>
      <!--NEWS-->
      <text:h text:style-name="P10" text:outline-level="1">
<text:span text:style-name="T4">
美国、日本、菲律宾将首次在南海举行海岸警卫队联合演习</text:span>
</text:h>
      <text:p text:style-name="P4">
Author: None</text:p>
      <text:p text:style-name="P4">
Publisher: Radio Free Asia (Organization)</text:p>
      <text:p text:style-name="P4">
Published Time: 2023-05-29T12:01:00-04:00</text:p>
      <text:p text:style-name="P4">
Modified Time: 2023-05-29T12:22: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321666in" draw:z-index="0">
<draw:image xlink:href="../Images/rfamandarin/2023-05-29T12-01-00-04-00/000000.png" xlink:type="simple" xlink:show="embed" xlink:actuate="onLoad" draw:mime-type="image/png"/>
</draw:frame>
 美国与菲律宾2023年4月举行的联合演习 <text:a xlink:type="simple" xlink:href="https://www.rfa.org/mandarin/Xinwen/2-05292023120124.html/@@images/image" text:style-name="Internet_20_link" text:visited-style-name="Visited_20_Internet_20_Link">
</text:a>
美联社图片</text:p>
      <text:p text:style-name="P4">
美国、日本和菲律宾海岸警卫队本周将在南中国海举行海上演习。路透社的报道指出，这项首次海岸警卫队联合演习凸显各方对中国在南海的举动日趋担忧。</text:p>
      <text:p text:style-name="P4">
菲律宾海岸警卫队发言人巴里洛周一表示，演习将于6 月 1 日至 7 日在菲律宾巴丹省附近海域举行，本次演习由美日两国倡议，澳大利亚也将以观察员身份参加。</text:p>
      <text:p text:style-name="P4">
报道说，自从菲律宾总统马科斯接任亲北京前任杜特尔特以来，美国、日本和澳大利亚日趋对中国在南海的军事化政策提出批评，并寻求与菲律宾进行更密切的合作，而菲律宾也公开谴责中方武装船只在有争议的南沙群岛菲律宾控制水域活动。</text:p>
      <text:p text:style-name="P4">
巴里洛表示，4艘菲律宾船只和来自美国和日本的船只将参加旨在提升联合搜救和执法合作能力的演习活动，项目包括反海盗模拟，以及针对可能携带大规模杀伤性武器船只的拦截等，此举是“海岸警卫队机构之间的常规活动”。</text:p>
      <text:p text:style-name="P4">
责编：何平</text:p>
      <text:p text:style-name="P4">
Source: <text:a xlink:type="simple" xlink:href="https://www.rfa.org/mandarin/Xinwen/2-05292023120124.html" text:style-name="Internet_20_link" text:visited-style-name="Visited_20_Internet_20_Link">
https://www.rfa.org/mandarin/Xinwen/2-05292023120124.html</text:a>
</text:p>
      <!--NEWS-->
      <text:h text:style-name="P10" text:outline-level="1">
<text:span text:style-name="T4">
多个亲政府社团举办维园活动  香港六四烛光或难再现</text:span>
</text:h>
      <text:p text:style-name="P4">
Author: None</text:p>
      <text:p text:style-name="P4">
Publisher: Radio Free Asia (Organization)</text:p>
      <text:p text:style-name="P4">
Published Time: 2023-05-29T12:02:00-04:00</text:p>
      <text:p text:style-name="P4">
Modified Time: 2023-05-29T12:25: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612011in" draw:z-index="0">
<draw:image xlink:href="../Images/rfamandarin/2023-05-29T12-02-00-04-00/000000.png" xlink:type="simple" xlink:show="embed" xlink:actuate="onLoad" draw:mime-type="image/png"/>
</draw:frame>
2022年6月4日在香港维多利亚公园举行的六四纪念活动片段 美联社图片</text:p>
      <text:p text:style-name="P4">
原“香港市民支援爱国民主运动联合会”（支联会）副主席蔡耀昌日前接受美国之音专访表示，香港多个亲政府社团选择六四期间在维多利亚公园举办活动，此举不得不令人质疑当局的动机。</text:p>
      <text:p text:style-name="P4">
据报道，广东、福建等20多个省的社团组织计划于6月3日至5日，在香港铜锣湾维多利亚公园足球场举办家乡市集活动，并以“乡情聚香江，迈向新征程”为主题，庆祝香港主权归还中国26周年。</text:p>
      <text:p text:style-name="P4">
蔡耀昌表示，“过去几年，香港的政治和法律形势出现很大变化。尤其是2022年，支联会已被港府撤销注册。支联会的正、副主席也被起诉违反（港版）国安法。在国安法下，现在香港警察处理任何游行、集会都比较严格，几乎看不到今年有什么团体发起公开的悼念六四活动。”</text:p>
      <text:p text:style-name="P4">
今年是六四事件34周年。上述活动主办方将使用维园4个足球场和半个中央草坪，意味着维园将连续4年不再会举办六四烛光晚会。报道引述六四事件遇难者家属组织“天安门母亲”发言人尤维洁表示，港人有公开悼念六四的权利，港府不应禁止。</text:p>
      <text:p text:style-name="P4">
责编：何平</text:p>
      <text:p text:style-name="P4">
Source: <text:a xlink:type="simple" xlink:href="https://www.rfa.org/mandarin/Xinwen/3-05292023120220.html" text:style-name="Internet_20_link" text:visited-style-name="Visited_20_Internet_20_Link">
https://www.rfa.org/mandarin/Xinwen/3-05292023120220.html</text:a>
</text:p>
      <!--NEWS-->
      <text:h text:style-name="P10" text:outline-level="1">
<text:span text:style-name="T4">
移民穿越英吉利海峡赴英 法国救起63人</text:span>
</text:h>
      <text:p text:style-name="P4">
Publisher: 法新社</text:p>
      <text:p text:style-name="P4">
Published Time: 2023-05-29T12:02:08+00:00</text:p>
      <text:p text:style-name="P4">
Modified Time: 2023-05-29T11:50:01+00:00</text:p>
      <text:p text:style-name="P4">
Description: （法新社法国里尔28日电） 法国海事当局今天表示，周末于英吉利海峡（English Channel）救起63名搭乘简陋船只企图前往英国的移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5-29T12-02-08-00-00/000000.png" xlink:type="simple" xlink:show="embed" xlink:actuate="onLoad" draw:mime-type="image/png"/>
</draw:frame>
</text:p>
      <text:p text:style-name="P4">
法国的英吉利海峡救援中心从昨晚开始，在加莱省（Pas-de-Calais）海域协调了两次救援行动。</text:p>
      <text:p text:style-name="P4">
英吉利海峡救援中心在声明中指出，一艘「在水中失去动力」的船只在加莱省海域被国家海上救援协会（National Society for Sea Rescue,SNSM）的船所救，将46人送上岸。</text:p>
      <text:p text:style-name="P4">
与此同时，一艘为增援搜索与救援行动、由国家于4月租借的支援船在北边的奥耶普拉日（Oye-Plage）外海从失事的第2艘船救起17人。</text:p>
      <text:p text:style-name="P4">
在这场救援行动的数天前，5名人士因2021年底造成27位移民死亡的沉船事件遭到起诉。</text:p>
      <text:p text:style-name="P4">
这5人，包括3名女性和2名男性被控未能为处于危险中的人提供帮助，25日在巴黎遭到起诉。</text:p>
      <text:p text:style-name="P4">
法国相关海事单位遭指，在船只沉没的晚上收到15次请求救援的讯息，却未前往协助移民。</text:p>
      <text:p text:style-name="P4">
尽管穿越英吉利海峡这个世界上海洋运输最繁忙的航道之一危险性十足，每年有愈来愈多人试图渡过这个海峡前往英国。</text:p>
      <text:p text:style-name="P4">
2022年，约有4万6000人穿越海峡寻求庇护，他们大多为阿富汗人、伊朗人和阿尔巴尼亚人。</text:p>
      <text:p text:style-name="P4">
迄今已有大约8000人在法国海域获救。</text:p>
      <text:p text:style-name="P4">
Source: <text:a xlink:type="simple" xlink:href="https://www.rfi.fr/cn/%E5%9B%BD%E9%99%85%E6%8A%A5%E9%81%93/20230529-%E7%A7%BB%E6%B0%91%E7%A9%BF%E8%B6%8A%E8%8B%B1%E5%90%89%E5%88%A9%E6%B5%B7%E5%B3%A1%E8%B5%B4%E8%8B%B1-%E6%B3%95%E5%9B%BD%E6%95%91%E8%B5%B763%E4%BA%BA" text:style-name="Internet_20_link" text:visited-style-name="Visited_20_Internet_20_Link">
https://www.rfi.fr/cn/%E5%9B%BD%E9%99%85%E6%8A%A5%E9%81%93/20230529-%E7%A7%BB%E6%B0%91%E7%A9%BF%E8%B6%8A%E8%8B%B1%E5%90%89%E5%88%A9%E6%B5%B7%E5%B3%A1%E8%B5%B4%E8%8B%B1-%E6%B3%95%E5%9B%BD%E6%95%91%E8%B5%B763%E4%BA%BA</text:a>
</text:p>
      <!--NEWS-->
      <text:h text:style-name="P10" text:outline-level="1">
<text:span text:style-name="T4">
香港数百位基督教牧者信徒联署《六四34周年纪念祷文》</text:span>
</text:h>
      <text:p text:style-name="P4">
Author: None</text:p>
      <text:p text:style-name="P4">
Publisher: Radio Free Asia (Organization)</text:p>
      <text:p text:style-name="P4">
Published Time: 2023-05-29T12:03:45-04:00</text:p>
      <text:p text:style-name="P4">
Modified Time: 2023-05-29T12:03:45-04:00</text:p>
      <text:p text:style-name="P4">
Description: None</text:p>
      <text:p text:style-name="P4">
Videos: []</text:p>
      <text:p text:style-name="P4">
Audios: []</text:p>
      <text:p text:style-name="P4">
Images: []</text:p>
      <!--METADATA-->
      <text:p text:style-name="P4">
Source: <text:a xlink:type="simple" xlink:href="https://www.rfa.org/mandarin/Xinwen/4-05292023120320.html" text:style-name="Internet_20_link" text:visited-style-name="Visited_20_Internet_20_Link">
https://www.rfa.org/mandarin/Xinwen/4-05292023120320.html</text:a>
</text:p>
      <!--NEWS-->
      <text:h text:style-name="P10" text:outline-level="1">
<text:span text:style-name="T4">
美国德州议会通过支持台湾决议  成立跨党派友台连线</text:span>
</text:h>
      <text:p text:style-name="P4">
Author: None</text:p>
      <text:p text:style-name="P4">
Publisher: Radio Free Asia (Organization)</text:p>
      <text:p text:style-name="P4">
Published Time: 2023-05-29T12:04:00-04:00</text:p>
      <text:p text:style-name="P4">
Modified Time: 2023-05-29T12:13: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12011in" draw:z-index="0">
<draw:image xlink:href="../Images/rfamandarin/2023-05-29T12-04-00-04-00/000000.png" xlink:type="simple" xlink:show="embed" xlink:actuate="onLoad" draw:mime-type="image/png"/>
</draw:frame>
 美国德克萨斯州议会大楼 <text:a xlink:type="simple" xlink:href="https://www.rfa.org/mandarin/Xinwen/5-05292023120416.html/@@images/image" text:style-name="Internet_20_link" text:visited-style-name="Visited_20_Internet_20_Link">
</text:a>
美联社图片</text:p>
      <text:p text:style-name="P4">
Source: <text:a xlink:type="simple" xlink:href="https://www.rfa.org/mandarin/Xinwen/5-05292023120416.html" text:style-name="Internet_20_link" text:visited-style-name="Visited_20_Internet_20_Link">
https://www.rfa.org/mandarin/Xinwen/5-05292023120416.html</text:a>
</text:p>
      <!--NEWS-->
      <text:h text:style-name="P10" text:outline-level="1">
<text:span text:style-name="T4">
百岁基辛格如何评价自己与世界？</text:span>
</text:h>
      <text:p text:style-name="P4">
Author: None (Language: zh)</text:p>
      <text:p text:style-name="P4">
Publisher: None</text:p>
      <text:p text:style-name="P4">
Time: 2023-05-29T12:14:00Z</text:p>
      <text:p text:style-name="P4">
Description: 基辛格在他百岁生日之际接受了德国《时代周报》采访。这位美国前国务卿谈到了俄乌战争、中美关系、人工智能等多个当下的热门话题，也回应了“是否应该让乌克兰加入北约”、“拜登和习近平是否拥有足够的智慧、解决美中对抗”等问题。</text:p>
      <text:p text:style-name="P4">
Videos: []</text:p>
      <text:p text:style-name="P4">
Images: []</text:p>
      <text:p text:style-name="P4">
Subject: 时政风云</text:p>
      <text:p text:style-name="P4">
Subjects: ['德中关系', '奥巴马', '薄熙来', '专题报道：习近平访美', '乌克兰', '中国共产党', '专题报道：全景观看“习马会”', '中国反腐风暴', '20国集团', '北大西洋公约组织']</text:p>
      <text:p text:style-name="P4">
Keywords: ['基辛格', '美国', '政治', '外交', '乌克兰', '北约', '普京', '习近平', '拜登', '特朗普', '历史', '现实政治', '现实主义外交']</text:p>
      <text:p text:style-name="P4">
ID: 65763062</text:p>
      <!--METADATA-->
      <text:p text:style-name="P4">
<text:a xlink:type="simple" xlink:href="https://www.dw.com/zh/overlay/image/article/65763062/64371692" text:style-name="Internet_20_link" text:visited-style-name="Visited_20_Internet_20_Link">
 </text:a>
</text:p>
      <text:p text:style-name="P4">
美国前国务卿基辛格是一位出生于德国的美国犹太裔政治家、外交家，他2023年5月27日迎来了100岁生日</text:p>
      <text:p text:style-name="P4">
（德国之声中文网）2023年5月27日是美国前国务卿亨利·基辛格（Henry Kissinger）的100岁生日。作为美国历史上最著名的一位外交家， <text:a xlink:type="simple" xlink:href="https://www.dw.com/zh/zh/充满争议的外交传奇-基辛格迎来百岁生日/a-65708685" text:style-name="Internet_20_link" text:visited-style-name="Visited_20_Internet_20_Link">
基辛格的人生夹杂着成功与争议 </text:a>
——一些人称赞他出色的谈判技巧、充满理性色彩的现实主义外交，另一些人则认为他是无视道德的权力政客。</text:p>
      <text:p text:style-name="P4">
有一点可以确定，即便是百岁高龄，基辛格仍喜欢与世界分享他对各种国际问题的看法。 <text:a xlink:type="simple" xlink:href="https://www.zeit.de/2023/22/henry-kissinger-usa-china-russland" text:style-name="Internet_20_link" text:visited-style-name="Visited_20_Internet_20_Link">
 他近日接受了德国媒体《时代周报》（Die Zeit）的采访</text:a>
，谈到了俄乌战争、中美关系、人工智能等一系列热门话题。</text:p>
      <text:h text:style-name="P12" text:outline-level="3">
<text:span text:style-name="T4">
<text:span text:style-name="T4">
基辛格：我现在绝对赞成乌克兰加入北约</text:span>
</text:span>
</text:h>
      <text:p text:style-name="P4">
在采访开头谈到普京是怎样的一个人以及他攻击乌克兰的战略目标时，基辛格表示，他和普京纯碎是工作关系，他记得，在当年他和普京的谈话中，“一个内容始终是维护俄罗斯的尊严”。他表示，在俄乌战争开始后他没有再和普京交谈过。“我认为，他（普京）觉得自己没有被认真对待，乌克兰对他来说是俄罗斯受辱的一个象征。多年前我第一次见到他时——那时他还是圣彼得堡的副市长，他告诉我，苏联的解体是世界历史上最大的悲剧之一。”</text:p>
      <text:p text:style-name="P4">
这位美国前国务卿也称，他不认为所有的责任都在普京身上，称西方当年邀请乌克兰加入北约的计划是“不明智的”，乌克兰当时最好是保持中立，“我当时在许多文章中写道，乌克兰不应成为西方或莫斯科的前哨，而应成为双方之间的桥梁”。</text:p>
      <text:p text:style-name="P4">
同时，基辛格也强调，支持乌克兰和西方抵御俄罗斯的攻击，谴责蛮横无情的战争。 <text:a xlink:type="simple" xlink:href="https://www.dw.com/zh/zh/基辛格战争结束后乌克兰应加入北约/a-64434762" text:style-name="Internet_20_link" text:visited-style-name="Visited_20_Internet_20_Link">
 他现在“绝对赞成在战争结束后吸纳乌克兰加入北约</text:a>
，因为如今北约和俄罗斯之间已经没有中立区了，对于西方来说，让乌克兰加入北约，可以确保战争结束后可能出现的新冲突……不能由乌克兰或者俄罗斯的单边攻击决定”。</text:p>
      <text:p text:style-name="P4">
</text:p>
      <text:p text:style-name="P4">
图为1973年11月时任美国国务卿基辛格在记者会上。基辛格曾在尼克松政府以及福特政府中担任国务卿</text:p>
      <text:h text:style-name="P12" text:outline-level="3">
<text:span text:style-name="T4">
<text:span text:style-name="T4">
“让普京受审？最好不要”</text:span>
</text:span>
</text:h>
      <text:p text:style-name="P4">
在谈到普京的核武威胁时，基辛格说，他认为普京不会在乌克兰为战术目的使用核武器，除非“俄罗斯领土或者（克里米亚半岛的）塞瓦斯托波尔受到威胁……”。他同时表示，如果普京动用核武器，西方的反制措施应该足够强大，以表明核武器永远不可能成为政治问题的解决方案，避免核武器成为常规武器。</text:p>
      <text:p text:style-name="P4">
被问及国际刑事法院向普京发出逮捕令一事时，基辛格表示，让普京受审不是一个好主意，“因为如果你把战争的结果与一个政治领导人的个人命运联系起来，就不可能或者说更难限制一场战争”。这位美国前国务卿强调自己“并非要为普京非法的、错误的行为辩护，但我们必须尽一切努力防止战争的蔓延，而且必须确保在战争结束后的一段时间内，敌对不会无限期地持续下去，西方的政治目标应是在战后重建欧洲和俄罗斯的关系”。</text:p>
      <text:h text:style-name="P12" text:outline-level="3">
<text:span text:style-name="T4">
<text:span text:style-name="T4">
不存在美国放弃捍卫欧洲安全的问题</text:span>
</text:span>
</text:h>
      <text:p text:style-name="P4">
基辛格随后也谈到美国政治以及特朗普。他表示，特朗普有一种特殊的能力，能吸引美国一大批少数群体，“以前从来没有人能够做到这一点。这就是为什么特朗普在共和党内有巨大的影响力”。</text:p>
      <text:p text:style-name="P4">
这位美国前国务卿也表示，他不认为如果特朗普再次当选美国总统，美国在乌克兰和欧洲的安全方面所做的可能不如拜登政府。</text:p>
      <text:p text:style-name="P4">
他说：“我不想在竞选活动尚未开始前在德国报纸上谈论我的偏好。但如果任何共和党总统——包括特朗普，真的试图放弃美国在捍卫欧洲安全方面的作用，没有人会容忍——我这样的人不会，以前的共和党政府官员们不会，民主党外交政策官员们也不会。”</text:p>
      <text:p text:style-name="P4">
</text:p>
      <text:p text:style-name="P4">
图为基辛格1971年访华，与周恩来会谈。这次会面为1972年尼克松访华铺平道路</text:p>
      <text:h text:style-name="P12" text:outline-level="3">
<text:span text:style-name="T4">
<text:span text:style-name="T4">
中美军事对抗将是“可怕灾难”</text:span>
</text:span>
</text:h>
      <text:p text:style-name="P4">
基辛格在他位于纽约麦迪逊大道33楼的办公室接受了采访。《时代周报》指出，他的办公室里挂着尼克松和福特的签名照，基辛格曾为这两位美国总统担任国务卿。而窗台上的一张照片是他1972年在北京与毛泽东的第一次会面。促成当年美中对话被看作是基辛格的一大政治成就。</text:p>
      <text:p text:style-name="P4">
采访很快谈到中国和中美关系。《时代周报》说，“在我们看来，中美关系是过去五十年来最糟糕的”，而基辛格则表示，目前看来拜登政府正在做出努力重新与中国接触，而中国似乎也愿意。他还称不认同拜登将美中战略竞争描述为民主和专制之间冲突的说法。</text:p>
      <text:p text:style-name="P4">
基辛格表示，台湾问题可能导致中美紧张关系“以一种谁也无法控制的方式升级”，这种危险是存在的。他说，中国和美国如果发生军事对抗， <text:a xlink:type="simple" xlink:href="https://www.dw.com/zh/zh/基辛格中美冲突将堪比第一次世界大战/a-55649245" text:style-name="Internet_20_link" text:visited-style-name="Visited_20_Internet_20_Link">
“将是一场可怕的灾难，比第一次世界大战还要糟糕”</text:a>
，因为两个都是高科技大国，都拥有破坏力无限的武器，所以双方都必须以最谨慎的态度行事。</text:p>
      <text:h text:style-name="P12" text:outline-level="3">
<text:span text:style-name="T4">
<text:span text:style-name="T4">
拜登和习近平有解决美中对抗问题的大智慧吗？</text:span>
</text:span>
</text:h>
      <text:p text:style-name="P4">
在谈到中美关系时，基辛格也提到了人工智能，表示该技术会有巨大的政治影响。拥有人工智能技术的国家需要评估新形势。</text:p>
      <text:p text:style-name="P4">
他说，“如果欧洲统治者知道一战会是什么样子，就不会在1914年发动那场战争。如今历史上第一次两个有能力彻底摧毁世界的大国直接对抗。那么，我们是否有两位拥有足够智慧的大国领导人、拥有足够的智慧说我们必须解决这个问题？如果这两位政治家真的有智慧，他们会说：我们两个是对人类未来的最大威胁。”</text:p>
      <text:p text:style-name="P4">
当《时代周报》追问基辛格，他认为拜登和习近平有这种智慧吗？这位美国前国务卿回答道：“我认识拜登四十多年了，拜登的政治前途取决于他是否在与中国打交道时找到解决办法，或者至少要努力这样做。习近平是能做到这一点的。这并不意味着他会这样做。但必须做些什么，因为<text:a xlink:type="simple" xlink:href="https://www.dw.com/zh/zh/基辛格警告中美冷战将带来世界末日般威胁/a-57397429" text:style-name="Internet_20_link" text:visited-style-name="Visited_20_Internet_20_Link">
 如果危机继续升级，我们最终会陷入一战前那样的局面，即一些荒谬的事件不可避免地导致升级。”</text:a>
</text:p>
      <text:p text:style-name="P4">
</text:p>
      <text:p text:style-name="P4">
基辛格表示，自己仍然像以前一样工作，一天工作15个小时</text:p>
      <text:h text:style-name="P12" text:outline-level="3">
<text:span text:style-name="T4">
<text:span text:style-name="T4">
“是的，这个世界将非常动荡”</text:span>
</text:span>
</text:h>
      <text:p text:style-name="P4">
此后，基辛格又谈到了他自己关于人工智能的新书、他家在纳粹统治之下从德国逃往美国的经历，以及他与德国政治以及公众人物的渊源等话题。他也回应了一些人们对他在争议事件中所扮演角色的指责。他说，“指责我是战争罪犯更简单，无需处理实质内容、即可开始争论。这就是为什么我都不回答这个问题。……这样的指控困扰我吗？它当然困扰我”。</text:p>
      <text:p text:style-name="P4">
在采访的结尾，《时代周报》问基辛格：“当你展望未来时，你是以担心为主，还是更多看到自信和希望的理由？”</text:p>
      <text:p text:style-name="P4">
他回答说，对于那些可解决的问题，他很乐观，“但这些问题非常紧迫，如果我们把自怜自艾作为政策的指导原则，我们将无法应对这些问题。如果像我设想的那样，人工智能继续发展、发展成机器和人类进行对话，将改变一切。启蒙运动时代不得不面对类似的问题，过了三百年康德和莱布尼茨才发展出他们的哲学理念。如果我还有一百年的时间，我会努力找到像康德、莱布尼茨这样的人”。</text:p>
      <text:p text:style-name="P4">
基辛格表示，他现在还没看到有人能胜任人工智能时代的康德这样的角色，“而启蒙运动之前的时代也是一个黑暗的时代，想想三十年战争。所以，是的，世界将是非常动荡的”。</text:p>
      <text:p text:style-name="P4">
（时代周报，德新社）</text:p>
      <text:p text:style-name="P4">
Source: <text:a xlink:type="simple" xlink:href="https://www.dw.com/zh/百岁基辛格如何评价自己与世界？/a-65763062" text:style-name="Internet_20_link" text:visited-style-name="Visited_20_Internet_20_Link">
https://www.dw.com/zh/百岁基辛格如何评价自己与世界？/a-65763062?maca=chi-rss-chi-all-1127-rdf</text:a>
</text:p>
      <!--NEWS-->
      <text:h text:style-name="P10" text:outline-level="1">
<text:span text:style-name="T4">
研究：南极深海洋流放缓 深海含氧量降低</text:span>
</text:h>
      <text:p text:style-name="P4">
Author: 联合早报 (Person)</text:p>
      <text:p text:style-name="P4">
Publisher: 联合早报 (Organization)</text:p>
      <text:p text:style-name="P4">
Published Time: 2023-05-29T12:24</text:p>
      <text:p text:style-name="P4">
Modified Time: 2023-05-29T12:24</text:p>
      <text:p text:style-name="P4">
Description: 澳大利亚南极科学卓越中心参与的一项新研究显示，受全球变暖影响，自1990年代以来，南极洲部分地区周围的深海洋流已减缓30%，这导致全球深海氧气含量降低。新华社报道，新研究由澳南极科...</text:p>
      <text:p text:style-name="P4">
Videos: []</text:p>
      <text:p text:style-name="P4">
Audios: []</text:p>
      <text:p text:style-name="P4">
Images: []</text:p>
      <text:p text:style-name="P4">
Type: NewsArticle</text:p>
      <text:p text:style-name="P4">
Breadcrumbs: ['即时', '国际']</text:p>
      <text:p text:style-name="P4">
Keywords: ['澳大利亚', '南极', '海洋', '全球变暖']</text:p>
      <!--METADATA-->
      <text:p text:style-name="P4">
澳大利亚南极科学卓越中心参与的一项新研究显示，受全球变暖影响，自1990年代以来，南极洲部分地区周围的深海洋流已减缓30%，这导致全球深海氧气含量降低。</text:p>
      <text:p text:style-name="P4">
新华社报道，新研究由澳南极科学卓越中心、联邦科学与工业研究组织等机构合作完成。</text:p>
      <text:p text:style-name="P4">
澳洲南极科学卓越中心日前发布公报说，由于全球变暖导致南极冰盖融化，融水使南极附近海域海水盐度降低，这使得高密度且富含氧气的南极底层水的量减少，从而减缓了南极附近的深海洋流。与此相关的海平面上升、深海含氧量降低等影响可能在未来几个世纪内持续。</text:p>
      <text:p text:style-name="P4">
南极底层水是南极海域水深3000米之下低温高密度的底层流动水体。据公报介绍，南极底层水是全球洋流的重要组成部分，参与了热量、碳、氧气和营养物质在全球范围内的运送。</text:p>
      <text:p text:style-name="P4">
论文通讯作者、澳联邦科学与工业研究组织环境部门的研究人员冈恩说，此前科学家对深海观测较少，“我们开发了一种新方法，将各种观测结果与逼真的模型模拟相结合，以获得近几十年来南极洲附近深海洋流变化的初步估计”。</text:p>
      <text:p text:style-name="P4">
参与研究的澳联邦科学与工业研究组织环境部门研究人员林图尔说，人们已熟知南极冰盖融化会导致海平面上升。这项新研究还表明，南极洲冰盖融化的影响一直延伸到深海，会影响到海洋化学成分。</text:p>
      <text:p text:style-name="P4">
研究人员认为，在南极冰盖受全球变暖的影响下，预计南极洲周围水域盐度降低的过程将持续甚至加速。因此，深海洋流放缓及深海含氧量下降也将持续，这种变化已经显著改变了深海的结构和化学成分。</text:p>
      <text:p text:style-name="P4">
相关论文已发表在英国《自然·气候变化》杂志上。</text:p>
      <text:p text:style-name="P4">
Source: <text:a xlink:type="simple" xlink:href="https://www.zaobao.com.sg/realtime/world/story20230529-1399194" text:style-name="Internet_20_link" text:visited-style-name="Visited_20_Internet_20_Link">
https://www.zaobao.com.sg/realtime/world/story20230529-1399194</text:a>
</text:p>
      <!--NEWS-->
      <text:h text:style-name="P10" text:outline-level="1">
<text:span text:style-name="T4">
民调：德国绿党支持率跌至13%</text:span>
</text:h>
      <text:p text:style-name="P4">
Author: None (Language: zh)</text:p>
      <text:p text:style-name="P4">
Publisher: None</text:p>
      <text:p text:style-name="P4">
Time: 2023-05-29T12:28:00Z</text:p>
      <text:p text:style-name="P4">
Description: 根据德国民意调查机构Insa最新民调，德国绿党的支持度下滑至13%，跌至2018年以来的新低。而德国选项党的支持度则持续上升。</text:p>
      <text:p text:style-name="P4">
Videos: []</text:p>
      <text:p text:style-name="P4">
Images: []</text:p>
      <text:p text:style-name="P4">
Subject: 时政风云</text:p>
      <text:p text:style-name="P4">
Subjects: ['德中关系', '欧债危机', '欧盟', '德国', '绿党', '留学德国', '留学德国', '德国联邦大选', '默克尔']</text:p>
      <text:p text:style-name="P4">
Keywords: ['德国', '绿党', '红绿灯政府', '暖气法', '哈贝克']</text:p>
      <text:p text:style-name="P4">
ID: 65763360</text:p>
      <!--METADATA-->
      <text:p text:style-name="P4">
<text:a xlink:type="simple" xlink:href="https://www.dw.com/zh/overlay/image/article/65763360/65088091" text:style-name="Internet_20_link" text:visited-style-name="Visited_20_Internet_20_Link">
 </text:a>
</text:p>
      <text:p text:style-name="P4">
（德国之声中文网）在关于暖气法的政治争议背景下，根据《星期日图片报》委托德国民意调查机构Insa进行的一项调查结果，目前绿党的支持率为13％，比一周前少了1个百分点，创下2018年以来的最低数值。</text:p>
      <text:p text:style-name="P4">
另一方面，根据这项调查，德国右翼的选择党的支持率为18％，比上周增加了1个百分点。据报道，总理肖尔茨所属的社民党（SPD）支持率下降了1个百分点，目前为20％。联盟党的支持率保持在28％不变。自民党（FDP）的支持率上升1个百分点达到9％。左翼党的支持率下降了1个百分点，目前为4％。</text:p>
      <text:h text:style-name="P12" text:outline-level="3">
<text:span text:style-name="T4">
备受争议的暖气法</text:span>
</text:h>
      <text:p text:style-name="P4">
绿党籍联邦经济部长哈贝克计划要逐步更换对气候有害的石油和天然气暖气的法律备受争议，甚至在联合政府中也存在分歧意见。执政联盟之一的自民党阻挡了这项内阁法案在联邦议院提出的可能性。</text:p>
      <text:p text:style-name="P4">
</text:p>
      <text:p text:style-name="P4">
联邦经济部长哈贝克计划，从2024年开始，每个新安装的暖气系统至少要使用65％的可再生能源运行</text:p>
      <text:p text:style-name="P4">
根据这项计划，从2024年开始，每个新安装的暖气系统至少要使用65％的可再生能源来运行。联合政府曾决定该法案将于2024年1月1日生效，但目前似乎仍充满未知。哈贝克认为，法案具体生效时间还有运作空间。他最近宣布计划针对该项草案进行几点修改。</text:p>
      <text:p text:style-name="P4">
根据Insa的民意调查，57％的受访者反对禁止石油和天然气暖气，28％的受访者支持，15%的受访者在这个问题上未表达意见。31％的受访者相信，联合政府将持续到2025年的任期结束，51％的受访者认为肖尔茨政府将在此之前分崩离析。对联邦政府的工作满意的受访者仅占27％。</text:p>
      <text:p text:style-name="P4">
德新社指出，民意调查通常充满不确定性。党派对选民的吸引力下降或者选民的投票决定越来越短期化，使得民调机构在权衡收集到的数据时变得困难。民意调查只反映了调查时的舆论，而不是选举结果的预测。下次联邦选举定于2025年。</text:p>
      <text:p text:style-name="P4">
（德新社、路透社）</text:p>
      <text:p text:style-name="P4">
Source: <text:a xlink:type="simple" xlink:href="https://www.dw.com/zh/民调：德国绿党支持率跌至13/a-65763360" text:style-name="Internet_20_link" text:visited-style-name="Visited_20_Internet_20_Link">
https://www.dw.com/zh/民调：德国绿党支持率跌至13/a-65763360?maca=chi-rss-chi-all-1127-rdf</text:a>
</text:p>
      <!--NEWS-->
      <text:h text:style-name="P10" text:outline-level="1">
<text:span text:style-name="T4">
拜登与麦卡锡达成债务上限初步协议，这里是五大要点</text:span>
</text:h>
      <text:p text:style-name="P4">
Creator: PETER BAKER</text:p>
      <text:p text:style-name="P4">
Publisher: https://www.facebook.com/nytimeschinese</text:p>
      <text:p text:style-name="P4">
Published Time: 2023-05-29T12:29:21+08:00</text:p>
      <text:p text:style-name="P4">
Description: 协议将提高债务上限，并对联邦支出实施新的限制。此外，一些接受政府援助的人将面临新的工作要求。若获国会批准，该协议将结束党派僵局并避免一场毁灭性的国家违约。 Haiyun Jiang for The New York Times 在过去一周，国会大厦多次举办有关债务上限谈判的新闻发布会。</text:p>
      <text:p text:style-name="P4">
Images: ["<text:a xlink:type="simple" xlink:href="https://static01.nyt.com/images/2023/05/27/multimedia/27dcdebt-takaways-wzqk/27dcdebt-takaways-wzqk-master1050.jpg" text:style-name="Internet_20_link" text:visited-style-name="Visited_20_Internet_20_Link">
27dcdebt-taka...</text:a>
"]</text:p>
      <text:p text:style-name="P4">
Category: 美国</text:p>
      <text:p text:style-name="P4">
Type: Article</text:p>
      <!--METADATA-->
      <text:p text:style-name="P4">
<draw:frame draw:style-name="fr1" draw:name="Image190" text:anchor-type="as-char" svg:width="6.9236in" svg:height="4.615733in" draw:z-index="0">
<draw:image xlink:href="../Images/cnnytimes/2023-05-29T12-29-21-08-00/27dcdebt-takaways-wzqk-master1050.jpg" xlink:type="simple" xlink:show="embed" xlink:actuate="onLoad" draw:mime-type="image/jpeg"/>
</draw:frame>
</text:p>
      <text:p text:style-name="P4">
拜登总统和国会众议院议长麦卡锡 <text:a xlink:type="simple" xlink:href="https://www.nytimes.com/2023/05/27/us/politics/debt-limit-deal.html" text:style-name="Internet_20_link" text:visited-style-name="Visited_20_Internet_20_Link">
 周六达成协议</text:a>
，提高债务上限，同时对联邦支出实施新的限制。如果获得国会批准，该协议将结束党派僵局，并避免一场可能极具破坏性的国家违约。</text:p>
      <text:p text:style-name="P4">
该协议不仅将解决困扰华盛顿数周的关于债务和支出问题的激烈争论，还将在环境许可、社会安全网计划的工作要求和国税局税收执法方面做出重大改变。</text:p>
      <text:p text:style-name="P4">
据称，这是拜登在戴维营与身在华盛顿的麦卡锡通过电话达成的原则性协议，在最终敲定前，仍需要将其转化为正式的立法语言。协议细节从周六晚上开始流出，而许多问题仍然悬而未决。</text:p>
      <text:p text:style-name="P4">
但根据初步信息，以下是一些协议要点。</text:p>
      <text:p text:style-name="P4">
广告</text:p>
      <text:p text:style-name="P4">
<text:span text:style-name="T4">
债务上限将提高到2025年，即下次选举后。</text:span>
</text:p>
      <text:p text:style-name="P4">
联邦政府在1月达到了法律规定的31.4万亿美元的债务上限，但财政部一直在使用各种会计技巧来避免突破上限。财长耶伦周五表示， <text:a xlink:type="simple" xlink:href="https://www.nytimes.com/2023/05/26/business/yellen-treasury-x-date-us-debt.html" text:style-name="Internet_20_link" text:visited-style-name="Visited_20_Internet_20_Link">
到6月5日，她的部门将用尽这些手段 </text:a>
 ，届时政府将无法履行其义务。</text:p>
      <text:p text:style-name="P4">
拜登和麦卡锡达成的协议将把债务上限提高两年，使其持续到2024年大选之后，因此双方都不必在当前任期内再次处理这个问题。共和党人最初提议一年。双方都寄希望于赢得2024年大选，并在下次达到上限时处于更强大的政治地位。</text:p>
      <text:p text:style-name="P4">
<text:span text:style-name="T4">
国内支出将受到限制，但不会像共和党人想要的那样多。</text:span>
</text:p>
      <text:p text:style-name="P4">
麦卡锡的共和党人坚持认为，提高债务上限必须以削减支出为条件，因此在他与拜登达成的协议中，对某些项目的限制将持续两年，与提高债务上限的持续时间相同。共和党人最初寻求10年的支出限制期限，但同意将期限缩短。</text:p>
      <text:p text:style-name="P4">
该协议将2024年的非国防支出大致保持在2023年的水平，并在2025年将其增加1%，这在一定程度上通过重新分配其他项目的资金实现。协议的其他事项还包括，从拜登先前获得的用于帮助美国国税局追查富人逃税行为的800亿美元中削减约100亿美元资金，并用这笔钱来保留本来会被削减的国内项目。</text:p>
      <text:p text:style-name="P4">
广告</text:p>
      <text:p text:style-name="P4">
拜登上任后不久通过的新冠大流行病救助计划遗留下来的数十亿美元将被部分收回。《纽约时报》的一项分析表明，如果两年后上限解除，支出以预期的通胀率增长，那么这些限制将使联邦支出在十年内减少约6500亿美元——这只是共和党最初寻求削减的一小部分。</text:p>
      <text:p text:style-name="P4">
<text:span text:style-name="T4">
国防、社会保障、医疗保险和退伍军人计划将不受影响。</text:span>
</text:p>
      <text:p text:style-name="P4">
该协议将保护军队和社会保障和医疗保险等福利不受政府其他部门削减开支的影响。它还将为退伍军人的医疗保健提供全部资金，包括为那些暴露于有毒焚烧坑的人提供更多服务。</text:p>
      <text:p text:style-name="P4">
该协议将有效地保留拜登政府过去两年在多个领域赢得的诸多进展，比如为低收入学生提供的TitleI教育资金、儿童保育和发展整笔拨款计划、癌症研究和总统的其他优先事项等。拜登为在未来几十年免除4000亿美元学生贷款债务的努力将不受影响，尽管这 <text:a xlink:type="simple" xlink:href="https://www.nytimes.com/2023/02/28/us/politics/student-loan-supreme-court-biden.html" text:style-name="Internet_20_link" text:visited-style-name="Visited_20_Internet_20_Link">
在最高法院面临挑战 </text:a>
 。但该协议不会包括拜登在其最初预算提案中寻求的对富人和企业的增税。</text:p>
      <text:p text:style-name="P4">
<text:span text:style-name="T4">
一些接受政府援助的人将面临新的工作要求。</text:span>
</text:p>
      <text:p text:style-name="P4">
包括食品券和贫困家庭临时援助计划等政府援助的接受者将面临新的工作要求。其中一个是，该协议将限制54岁以下无子女者可以获得食品券的期限，尽管这些限制将在2030年到期，除非国会延长。该计划还将增加退伍军人和无家可归者获得食品券的机会。</text:p>
      <text:p text:style-name="P4">
广告</text:p>
      <text:p text:style-name="P4">
<text:span text:style-name="T4">
大型能源项目的审批程序将被简化。</text:span>
</text:p>
      <text:p text:style-name="P4">
大型能源项目的环境许可将得到简化。单一的牵头机构将负责根据公开的时间表制定一份单一的审查文件。该协议将在不限制当前审查程序的总体范围、不缩短诉讼时效和不设置障碍以维持、取消禁令救济或其他司法补救措施的情况下实施这些变更。</text:p>
      <text:p text:style-name="P4">
Source: <text:a xlink:type="simple" xlink:href="https://cn.nytimes.com/usa/20230529/debt-ceiling-deal-takeaways/" text:style-name="Internet_20_link" text:visited-style-name="Visited_20_Internet_20_Link">
https://cn.nytimes.com/usa/20230529/debt-ceiling-deal-takeaways/</text:a>
</text:p>
      <!--NEWS-->
      <text:h text:style-name="P10" text:outline-level="1">
<text:span text:style-name="T4">
Lex专栏：中国房地产仍余震不断 (Free Version)</text:span>
</text:h>
      <text:p text:style-name="P4">
Authors: ['Lex专栏']</text:p>
      <text:p text:style-name="P4">
Publisher: 英国《金融时报》</text:p>
      <text:p text:style-name="P4">
Time: 2023-05-29T13:00:44+00:00</text:p>
      <text:p text:style-name="P4">
Published Time: 2023-05-28T12:00:99+08:00</text:p>
      <text:p text:style-name="P4">
Modified Time: 2023-05-29T08:59:99+08:00</text:p>
      <text:p text:style-name="P4">
Description: 近期，房地产开发商的法院清盘令与债务违约数量激增，应让投资者三思。</text:p>
      <text:p text:style-name="P4">
Images: ["<text:a xlink:type="simple" xlink:href="https://thumbor.ftacademy.cn/unsafe/picture/8/000080268_piclink.jpg" text:style-name="Internet_20_link" text:visited-style-name="Visited_20_Internet_20_Link">
000080268_pic...</text:a>
"]</text:p>
      <text:p text:style-name="P4">
Themes: ['中国楼市']</text:p>
      <text:p text:style-name="P4">
Keywords: ['中国楼市', '债务', '房地产', '中国商业与金融', '亚太公司', '新兴市场', '中国政府']</text:p>
      <text:p text:style-name="P4">
Type: Article</text:p>
      <!--METADATA-->
      <text:p text:style-name="P4">
<draw:frame draw:style-name="fr1" draw:name="Image191" text:anchor-type="as-char" svg:width="6.9236in" svg:height="3.894525in" draw:z-index="0">
<draw:image xlink:href="../Images/FT Chinese Free Version/2023-05-29T13-00-44-00-00/000080268_piclink.jpg" xlink:type="simple" xlink:show="embed" xlink:actuate="onLoad" draw:mime-type="image/jpeg"/>
</draw:frame>
</text:p>
      <text:p text:style-name="P4">
一年前，对中国房地产行业的整顿正在如火如荼地进行。开发商很难借到钱，房主在上街游行。</text:p>
      <text:p text:style-name="P4">
今年，孱弱的财务基础已得到巩固。中国央行已投放约290亿美元贷款。地方银行为借款人延长了还债期限。</text:p>
      <text:p text:style-name="P4">
Source: <text:a xlink:type="simple" xlink:href="http://www.ftchinese.com/story/001099794" text:style-name="Internet_20_link" text:visited-style-name="Visited_20_Internet_20_Link">
http://www.ftchinese.com/story/001099794</text:a>
</text:p>
      <!--NEWS-->
      <text:h text:style-name="P10" text:outline-level="1">
<text:span text:style-name="T4">
提努布就任奈及利亚总统 经济与安全难题待解</text:span>
</text:h>
      <text:p text:style-name="P4">
Publisher: 法新社</text:p>
      <text:p text:style-name="P4">
Published Time: 2023-05-29T13:02:08+00:00</text:p>
      <text:p text:style-name="P4">
Modified Time: 2023-05-29T15:50:02+00:00</text:p>
      <text:p text:style-name="P4">
Description: （法新社奈及利亚阿布加29日电） 现年71岁的奈及利亚政坛长青树提努布今天宣誓就任奈国总统，接手80岁前军事将领布哈里（Muhammadu……</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617581in" draw:z-index="0">
<draw:image xlink:href="../Images/rficn/2023-05-29T13-02-08-00-00/000000.png" xlink:type="simple" xlink:show="embed" xlink:actuate="onLoad" draw:mime-type="image/png"/>
</draw:frame>
</text:p>
      <text:p text:style-name="P4">
提努布（Bola Tinubu）在首都阿布加（Abuja）雄鹰广场（EagleSquare）的现场转播仪式中说：「身为奈及利亚联邦共和国总统，我会尽全力、忠实并依据宪法来履行我的责任、正当完成我的职责。」奈及利亚是非洲人口最多的国家。</text:p>
      <text:p text:style-name="P4">
与会外国领袖和代表包括南非总统拉玛佛沙（Cyril Ramaphosa）、卢安达总统卡加米（Paul Kagame）、迦纳总统阿库佛艾杜（NanaAkufo-Addo），以及来自美国、英国、中国的代表团。</text:p>
      <text:p text:style-name="P4">
谢蒂马（Kashim Shettima）宣誓就任副总统，接替奥辛巴乔（Yemi Osinbajo）的职位。</text:p>
      <text:p text:style-name="P4">
新政府面临如山一般的急迫任务，首先是经济。</text:p>
      <text:p text:style-name="P4">
油藏丰富的奈及利亚拿价值数以亿计美元的原油换得汽油，接着在国内市场补贴汽油价格，导致国家收入和外汇大减、债务激增，是当前一大挑战。</text:p>
      <text:p text:style-name="P4">
根据世界银行（WorldBank），在估计拥有2亿1000万人口的奈及利亚国内，超过8000万人生活在贫穷线以下，而且联合国已示警，当中逾1/4的人今年将为严重饥饿所苦。</text:p>
      <text:p text:style-name="P4">
此外，虽然奈及利亚科技业与娱乐业蓬勃发展，许多中产阶级却移居海外，希望追求更光明的未来。</text:p>
      <text:p text:style-name="P4">
新政府另一项要务为国内安全问题，近几年来，不稳定局势如野火燎原般扩散。</text:p>
      <text:p text:style-name="P4">
奈及利亚部队在中部与西北部数州对抗全副武装的犯罪帮派与绑架犯，在东南部对抗盗油贼、海盗、分离主义份子，东北部则有叛乱长达14年的圣战份子。</text:p>
      <text:p text:style-name="P4">
Source: <text:a xlink:type="simple" xlink:href="https://www.rfi.fr/cn/%E5%9B%BD%E9%99%85%E6%8A%A5%E9%81%93/20230529-%E6%8F%90%E5%8A%AA%E5%B8%83%E5%B0%B1%E4%BB%BB%E5%A5%88%E5%8F%8A%E5%88%A9%E4%BA%9A%E6%80%BB%E7%BB%9F-%E7%BB%8F%E6%B5%8E%E4%B8%8E%E5%AE%89%E5%85%A8%E9%9A%BE%E9%A2%98%E5%BE%85%E8%A7%A3" text:style-name="Internet_20_link" text:visited-style-name="Visited_20_Internet_20_Link">
https://www.rfi.fr/cn/%E5%9B%BD%E9%99%85%E6%8A%A5%E9%81%93/20230529-%E6%8F%90%E5%8A%AA%E5%B8%83%E5%B0%B1%E4%BB%BB%E5%A5%88%E5%8F%8A%E5%88%A9%E4%BA%9A%E6%80%BB%E7%BB%9F-%E7%BB%8F%E6%B5%8E%E4%B8%8E%E5%AE%89%E5%85%A8%E9%9A%BE%E9%A2%98%E5%BE%85%E8%A7%A3</text:a>
</text:p>
      <!--NEWS-->
      <text:h text:style-name="P10" text:outline-level="1">
<text:span text:style-name="T4">
美国加州湾区举行六四祷告会 参与者为年轻基督徒</text:span>
</text:h>
      <text:p text:style-name="P4">
Author: None</text:p>
      <text:p text:style-name="P4">
Publisher: Radio Free Asia (Organization)</text:p>
      <text:p text:style-name="P4">
Published Time: 2023-05-29T13:30:00-04:00</text:p>
      <text:p text:style-name="P4">
Modified Time: 2023-05-29T15:55:23-04:00</text:p>
      <text:p text:style-name="P4">
Description: None</text:p>
      <text:p text:style-name="P4">
Videos: []</text:p>
      <text:p text:style-name="P4">
Audios: ["<text:a xlink:type="simple" xlink:href="https://www.rfa.org/mandarin/yataibaodao/renquanfazhi/sc2-05292023132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4.533841in" draw:z-index="0">
<draw:image xlink:href="../Images/rfamandarin/2023-05-29T13-30-00-04-00/000000.png" xlink:type="simple" xlink:show="embed" xlink:actuate="onLoad" draw:mime-type="image/png"/>
</draw:frame>
 本次祷告活动的现场情形 <text:a xlink:type="simple" xlink:href="https://www.rfa.org/mandarin/yataibaodao/renquanfazhi/sc2-05292023132241.html/@@images/image" text:style-name="Internet_20_link" text:visited-style-name="Visited_20_Internet_20_Link">
</text:a>
孙诚拍摄，独家首发  <text:a xlink:type="simple" xlink:href="https://www.rfa.org/mandarin/yataibaodao/renquanfazhi/sc2-05292023132241.html/@@stream" text:style-name="Internet_20_link" text:visited-style-name="Visited_20_Internet_20_Link">
Audio-1-Link：https://www.rfa.org/mandarin/yataibaodao/renquanfazhi/sc2-05292023132241.html/@@stream</text:a>
</text:p>
      <text:p text:style-name="P4">
"六四事件"三十四周年到来之际，多位来自中国的年轻基督徒在美国加州湾区举办了一场以"六四"为主题的祷告活动。参加者包括了90后和00后。</text:p>
      <text:p text:style-name="P4">
<text:a xlink:type="simple" xlink:href="https://www.rfa.org/mandarin/yataibaodao/renquanfazhi/cl-05292023105826.html" text:style-name="Internet_20_link" text:visited-style-name="Visited_20_Internet_20_Link">
 <text:span text:style-name="T4">
不畏恐吓滋扰 悉尼华人挺身悼念"六四"</text:span>
 </text:a>
  * <text:span text:style-name="T4">
<text:a xlink:type="simple" xlink:href="https://www.rfa.org/mandarin/yataibaodao/renquanfazhi/sc-05292023054105.html" text:style-name="Internet_20_link" text:visited-style-name="Visited_20_Internet_20_Link">
 六四34周年前夕 彭立发、黎智英等人受美民间团体表彰 </text:a>
 </text:span>
  * <text:span text:style-name="T4">
<text:a xlink:type="simple" xlink:href="https://www.rfa.org/mandarin/Xinwen/6-05282023164229.html" text:style-name="Internet_20_link" text:visited-style-name="Visited_20_Internet_20_Link">
 六四临近 湖南株洲维权人士陈思明发推遭警方拘留 </text:a>
 </text:span>
</text:p>
      <text:p text:style-name="P4">
<text:span text:style-name="T4">
05后少年谈六四 他是怎么知道六四的？</text:span>
</text:p>
      <text:p text:style-name="P4">
“求教我们在困乏的日子，毋怠毋忽，不离不弃；不求一己的稳定安舒；为贫穷人，被囚者守望关怀，为无光者，被压者传递喜讯；更与在“六四”创伤中的苦难者同行死荫幽谷……”</text:p>
      <text:p text:style-name="P4">
这段基督教祷文的念诵者，是来自陕西、今年16岁的少年张泰己。出生于2007年的他是一名“05后”，在今年随家人来到了美国。在今年5月28日中午，他在加州湾区城市圣何塞的一座教堂参加了一场以“六四”为主题的祷告会，并在活动中朗读了以上的一段祷文。</text:p>
      <text:p text:style-name="P4">
张泰己告诉记者，对于在他出生前将近二十年发生的那场“六四”屠杀，他是通过父亲和网上的资讯了解到的。他说：“主要是从父辈口中得知，也有从网上的油管播主（Youtuber）那里知道的，看到了讨论“六四”那个事件的视频，讲发生了什么事情。”</text:p>
      <text:p text:style-name="P4">
他也表示，他最早听说“六四”，是他的父亲在和他谈话时无意中提到的，并说道：“我开始的时候不知道（六四）。其实国内的很多人都是不知道这个事件的。像我这种年龄的，如果我告诉他们，他们几乎不知道“六四”是什么东西。”</text:p>
      <text:p text:style-name="P4">
这次活动所使用的祷文，是由一批基督徒自主在网上发起的，名为《六四事件34周年纪念祷文》。这篇祷文目前已经得到了社会各界300多人的联署，参与署名的人士包括不少香港的牧师与传道人。组织本次加州湾区祷告会的刘贻牧师表示，在“国安法”已经通过的情况下：“他们在香港依然敢实名联署，这需要巨大的勇气和殉道精神，值得在海外的基督徒尊重。”</text:p>
      <text:p text:style-name="P4">
 本次祷告活动的现场情形（孙诚拍摄，独家首发）  <text:a xlink:type="simple" xlink:href="https://www.rfa.org/mandarin/yataibaodao/renquanfazhi/sc2-05292023132241.html/m0529-sc1.jpg" text:style-name="Internet_20_link" text:visited-style-name="Visited_20_Internet_20_Link">
</text:a>
</text:p>
      <text:p text:style-name="P4">
<text:span text:style-name="T4">
多位年轻基督徒参与祷告会</text:span>
</text:p>
      <text:p text:style-name="P4">
本次祷告会上的另一位祷文念诵者、来自广东的陈佳明今年28岁，生于1995年。他之所以知道“六四”，是在中国翻墙上网时，在油管（YouTube）网站上看到了那部由卡玛执导的知名纪录片《天安门》。这部时长三小时以上的纪录片，详细展示了八九六四的来龙去脉。陈佳明说，作为一名基督徒：“在我的信仰里面，我相信是一定不会忘记这一段历史的，而且一定会为我们伸张正义。”</text:p>
      <text:p text:style-name="P4">
来自河南、生于1997年的基督徒陈先生此前在中国时，也是通过油管（YouTube）网站的视频得知六四屠杀的。在本次祷告会上，他也参与了祷文的念诵。陈先生从宗教信仰的角度出发，谈到了他参与这次“六四”主题祷告会的原因，说道：“我的信仰基督教是要主张公平、公义、爱。我是认为，“六四”这个事件是极度不公平、极度没有爱、没有仁慈。所以为了我的信仰，我要站出来发声。”</text:p>
      <text:p text:style-name="P4">
在本次祷告会上念诵祷文的基督徒中，来自安徽的31岁青年单文涛年龄最大，生于六四屠杀发生之后的1992年。他说，他最早是从父辈那里听说“六四”的。他回忆那时的情形说：“他们说的不是‘六四’，而是说‘闹学潮’。具体的一些真实情况，他们也不知道。（六四）真正的、具体的情况，我是从油管（YouTube）上知道的。”</text:p>
      <text:p text:style-name="P4">
刘贻牧师表示，参与这次祷告会的青年，是由他邀请的。他介绍了他这样做的目的：“‘六四’之后中国所谓改革开放的政策，因着中国经济的发展，很多人认为共产党是可以自我改良的。但是，随着习近平上台之后倒行逆施，又一批年轻人觉醒，因此我邀请他们念诵‘六四’的纪念祷文。”</text:p>
      <text:p text:style-name="P4">
记者：孙诚 责编：嘉远 网编：洪伟</text:p>
      <text:p text:style-name="P4">
Source: <text:a xlink:type="simple" xlink:href="https://www.rfa.org/mandarin/yataibaodao/renquanfazhi/sc2-05292023132241.html" text:style-name="Internet_20_link" text:visited-style-name="Visited_20_Internet_20_Link">
https://www.rfa.org/mandarin/yataibaodao/renquanfazhi/sc2-05292023132241.html</text:a>
</text:p>
      <!--NEWS-->
      <text:h text:style-name="P10" text:outline-level="1">
<text:span text:style-name="T4">
乌干达总统签署反同性恋法案 累犯最高可处死刑</text:span>
</text:h>
      <text:p text:style-name="P4">
Publisher: 法新社</text:p>
      <text:p text:style-name="P4">
Published Time: 2023-05-29T13:32:08+00:00</text:p>
      <text:p text:style-name="P4">
Modified Time: 2023-05-29T13:05:02+00:00</text:p>
      <text:p text:style-name="P4">
Description: （法新社乌干达首都康培拉29日电） 乌干达总统穆塞维尼（Yoweri Museveni）办公室表示，他今天签署一项反同性恋法案。这项引发争议的法案将采取被形容为全球最严厉的反同措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17581in" draw:z-index="0">
<draw:image xlink:href="../Images/rficn/2023-05-29T13-32-08-00-00/000000.png" xlink:type="simple" xlink:show="embed" xlink:actuate="onLoad" draw:mime-type="image/png"/>
</draw:frame>
</text:p>
      <text:p text:style-name="P4">
法新社报导，总统官方推特帐号发布的声明称，穆塞维尼「已同意2023年反同性恋法案」，法案已完成立法。</text:p>
      <text:p text:style-name="P4">
乌干达国会也透过推特宣布，穆塞维尼已同意议员本月稍早批准的新法案。</text:p>
      <text:p text:style-name="P4">
事实上，穆塞维尼曾呼吁国会议员修改该法案，但法案仍保留引起西方国家强烈抗议的大部分强硬条款。</text:p>
      <text:p text:style-name="P4">
根据修改后的法案，坦承自己是同性恋不会被定罪，但「从事同性恋行为」将是可判处无期徒刑的罪行。</text:p>
      <text:p text:style-name="P4">
尽管穆塞维尼曾建议议员删除将「严重同性恋」判处极刑的条款，但遭到国会拒绝，这意味累犯者可能被判处死刑。</text:p>
      <text:p text:style-name="P4">
这项法案引来美国、欧洲联盟和国际人权组织的谴责，但在乌干达享有广泛民意支持。</text:p>
      <text:p text:style-name="P4">
Source: <text:a xlink:type="simple" xlink:href="https://www.rfi.fr/cn/%E5%9B%BD%E9%99%85%E6%8A%A5%E9%81%93/20230529-%E4%B9%8C%E5%B9%B2%E8%BE%BE%E6%80%BB%E7%BB%9F%E7%AD%BE%E7%BD%B2%E5%8F%8D%E5%90%8C%E6%80%A7%E6%81%8B%E6%B3%95%E6%A1%88-%E7%B4%AF%E7%8A%AF%E6%9C%80%E9%AB%98%E5%8F%AF%E5%A4%84%E6%AD%BB%E5%88%91" text:style-name="Internet_20_link" text:visited-style-name="Visited_20_Internet_20_Link">
https://www.rfi.fr/cn/%E5%9B%BD%E9%99%85%E6%8A%A5%E9%81%93/20230529-%E4%B9%8C%E5%B9%B2%E8%BE%BE%E6%80%BB%E7%BB%9F%E7%AD%BE%E7%BD%B2%E5%8F%8D%E5%90%8C%E6%80%A7%E6%81%8B%E6%B3%95%E6%A1%88-%E7%B4%AF%E7%8A%AF%E6%9C%80%E9%AB%98%E5%8F%AF%E5%A4%84%E6%AD%BB%E5%88%91</text:a>
</text:p>
      <!--NEWS-->
      <text:h text:style-name="P10" text:outline-level="1">
<text:span text:style-name="T4">
韩国敦促朝鲜放弃卫星发射计划</text:span>
</text:h>
      <text:p text:style-name="P4">
Author: 联合早报 (Person)</text:p>
      <text:p text:style-name="P4">
Publisher: 联合早报 (Organization)</text:p>
      <text:p text:style-name="P4">
Published Time: 2023-05-29T13:36</text:p>
      <text:p text:style-name="P4">
Modified Time: 2023-05-29T13:36</text:p>
      <text:p text:style-name="P4">
Description: 路透社报道，韩国外交部星期一（5月29日）敦促朝鲜撤回发射卫星的计划，并承诺与国际社会合作应对朝鲜的挑衅。日本国防部在得知朝方计划后发表声明说，日本将摧毁任何侵犯日本领土的朝鲜导弹...</text:p>
      <text:p text:style-name="P4">
Videos: []</text:p>
      <text:p text:style-name="P4">
Audios: []</text:p>
      <text:p text:style-name="P4">
Images: []</text:p>
      <text:p text:style-name="P4">
Type: NewsArticle</text:p>
      <text:p text:style-name="P4">
Breadcrumbs: ['即时', '国际']</text:p>
      <text:p text:style-name="P4">
Keywords: ['韩国', '朝鲜', '卫星', '日本']</text:p>
      <!--METADATA-->
      <text:p text:style-name="P4">
路透社报道，韩国外交部星期一（5月29日）敦促朝鲜撤回发射卫星的计划，并承诺与国际社会合作应对朝鲜的挑衅。</text:p>
      <text:p text:style-name="P4">
日本国防部在得知朝方计划后发表声明说，日本将摧毁任何侵犯日本领土的朝鲜导弹，并正在为此做准备。</text:p>
      <text:p text:style-name="P4">
另据韩联社报道，韩国国家安保室同日紧急召开国家安全保障会议（NSC）常任委员会会议，就 <text:a xlink:type="simple" xlink:href="https://www.zaobao.com/realtime/world/story20230529-1399148" text:style-name="Internet_20_link" text:visited-style-name="Visited_20_Internet_20_Link">
 朝鲜向日本通报人造卫星发射计划</text:a>
 一事进行商讨。</text:p>
      <text:p text:style-name="P4">
韩国国安室已向总统尹锡悦汇报相关情况，并听取联合参谋本部的报告，讨论应对方案。</text:p>
      <text:p text:style-name="P4">
据韩国海洋水产部介绍，日本海上保安厅当天凌晨接到朝方通知，称朝鲜“将于5月31日零时至6月11日零时之间发射人造卫星”。</text:p>
      <text:p text:style-name="P4">
Source: <text:a xlink:type="simple" xlink:href="https://www.zaobao.com.sg/realtime/world/story20230529-1399208" text:style-name="Internet_20_link" text:visited-style-name="Visited_20_Internet_20_Link">
https://www.zaobao.com.sg/realtime/world/story20230529-1399208</text:a>
</text:p>
      <!--NEWS-->
      <text:h text:style-name="P10" text:outline-level="1">
<text:span text:style-name="T4">
德语媒体：“去风险”本身就会造成风险</text:span>
</text:h>
      <text:p text:style-name="P4">
Author: None (Language: zh)</text:p>
      <text:p text:style-name="P4">
Publisher: None</text:p>
      <text:p text:style-name="P4">
Time: 2023-05-29T13:43:00Z</text:p>
      <text:p text:style-name="P4">
Description: 《商报》的一篇客座评论警告，北京正在努力让欧中相互依赖变成欧洲单方面依赖中国。《明镜周刊》则指出，在对华政策中“去风险”本身就会造成不小的风险，但总归比“脱钩”要好。</text:p>
      <text:p text:style-name="P4">
Videos: []</text:p>
      <text:p text:style-name="P4">
Images: []</text:p>
      <text:p text:style-name="P4">
Subject: 评论分析</text:p>
      <text:p text:style-name="P4">
Subjects: ['希腊债务危机', '欧债危机', '欧盟', '乌克兰', '诺贝尔奖', '欧洲难民危机', '欧洲']</text:p>
      <text:p text:style-name="P4">
Keywords: ['去风险', '脱钩', '依赖', '欧中关系', '德中关系', '中国战略', '欧盟']</text:p>
      <text:p text:style-name="P4">
ID: 65763774</text:p>
      <!--METADATA-->
      <text:p text:style-name="P4">
<text:a xlink:type="simple" xlink:href="https://www.dw.com/zh/overlay/image/article/65763774/61841595" text:style-name="Internet_20_link" text:visited-style-name="Visited_20_Internet_20_Link">
 </text:a>
</text:p>
      <text:p text:style-name="P4">
欧中相互依赖是否会演变成单方面依赖？</text:p>
      <text:p text:style-name="P4">
（德国之声中文网）杜塞尔多夫出版的 <text:span text:style-name="T4">
德国《商报》</text:span>
 以" <text:a xlink:type="simple" xlink:href="https://www.handelsblatt.com/meinung/homo-oeconomicus/gastkommentar-homo-oeconomicus-wir-muessen-mehr-unabhaengigkeit-von-china-wagen-/29171502.html" text:style-name="Internet_20_link" text:visited-style-name="Visited_20_Internet_20_Link">
 我们必须勇于进一步摆脱对中国的依赖</text:a>
"为题，刊发由法兰克福大学金融研究中心教授布吕尔(VolkerBrühl)撰写的客席评论。作者指出，尽管欧中之间的依赖是相互的，但是北京正在努力增强经济科技自主性，欧洲在不久的将来就会陷入对中国的单方面依赖。</text:p>
      <text:p text:style-name="P4">
"单方面依赖会造成怎样的后果？欧洲依赖俄罗斯油气而引发的能源危机就是例证。经贸关系多样化是民主体制的重要前提，在这个坚实的经济基础之上方才能确保安全利益、人权、国际法、人道援助。"</text:p>
      <text:p text:style-name="P4">
"西方只有显著降低对中国的 <text:a xlink:type="simple" xlink:href="https://www.dw.com/zh/zh/调查德国对华投资不造成依赖/a-65389145" text:style-name="Internet_20_link" text:visited-style-name="Visited_20_Internet_20_Link">
 经济依赖度 </text:a>
时，才能有效推动北京进行改革。对于汽车产业、机械制造业而言，中国是全球最大的销售市场。正因此，欧盟与印度、印尼、南美、非洲等其他高经济增长体才显得重要。"</text:p>
      <text:p text:style-name="P4">
"德国曾经是光伏发电技术的领军者。但是决策失误导致中国成为了太阳能发电领域的科技冠军与制造龙头。现在，风能、绿色氢能领域也面临同样的风险。我们需要一个欧洲层面的计划来让相关产业落户于欧洲。此外，欧洲还应当降低对于进口半导体产品的依赖度。"</text:p>
      <text:p text:style-name="P4">
作者还注意到，欧中之间的投资条件也不对等，欧盟亟需修订法规，确保重要技术不会被继续转让，也确保产业链更多地落户欧洲本土。"全球化产业分工固然有许多好处，但是民主国家也应当在重要领域保有一定的自主权。"</text:p>
      <text:p text:style-name="P4">
</text:p>
      <text:p text:style-name="P4">
自从欧盟委员会主席冯德莱恩3月底发表"不脱钩但要脱险"的演讲以来，"去风险"就成为了西方探讨对华政策时的热词</text:p>
      <text:p text:style-name="P4">
汉堡出版的 <text:span text:style-name="T4">
《明镜周刊》</text:span>
 以" <text:a xlink:type="simple" xlink:href="https://www.spiegel.de/wirtschaft/europas-umgang-mit-china-wenn-derisking-nach-hinten-losgeht-kolumne-a-8c754cc8-7c28-43ec-bec1-123160ec413e" text:style-name="Internet_20_link" text:visited-style-name="Visited_20_Internet_20_Link">
 如果'去风险'反而自乱阵脚</text:a>
"为题，刊发评论指出，欧盟如今想要降低对中国的经济依赖度，但是盲目抬升本土化生产比例反而会造成更大的风险。</text:p>
      <text:p text:style-name="P4">
文章注意到，自从 <text:a xlink:type="simple" xlink:href="https://www.dw.com/zh/zh/冯德莱恩不希望与中国脱钩对俄立场决定中欧关系/a-65186120" text:style-name="Internet_20_link" text:visited-style-name="Visited_20_Internet_20_Link">
 欧盟委员会主席冯德莱恩3月底发表"不脱钩但要脱险"的演讲</text:a>
 以来，"去风险"就成为了 <text:a xlink:type="simple" xlink:href="https://www.dw.com/zh/zh/美国国家安全顾问对华关系要去风险-而非脱钩/a-65462184" text:style-name="Internet_20_link" text:visited-style-name="Visited_20_Internet_20_Link">
西方探讨对华政策时的热词 </text:a>
。"这是一个很讨冯德莱恩喜欢的句式。'去风险'不仅仅是听上去比' <text:a xlink:type="simple" xlink:href="https://www.dw.com/zh/zh/研究与中国等重要经济体脱钩将严重打击德国经济/a-65519064" text:style-name="Internet_20_link" text:visited-style-name="Visited_20_Internet_20_Link">
 脱钩</text:a>
'更温和，它还能让人各取所需地去理解：拜登等人将其解读为全面孤立中国，许多不愿放弃丰厚中国业务的德企老总们则将其解读为 <text:a xlink:type="simple" xlink:href="https://www.dw.com/zh/zh/德国对华经济依赖持续加深-问题出在哪/a-65259582" text:style-name="Internet_20_link" text:visited-style-name="Visited_20_Internet_20_Link">
 生意照做</text:a>
。最重要的则是：欧盟降低对新兴大国经济依赖度的计划----不论是促进本土原材料生产，还是建设本土光伏产业----总算有了一个大标题。"</text:p>
      <text:p text:style-name="P4">
作者充满警惕地指出，很多时候，人们所认为的风险其实根本不是风险；还有些时候，风险根本无法排除，除非付出不成比例的高昂代价。而用经济学的谨慎眼光去审视欧盟近期提出的种种"去风险"建议，就会发现"去风险"措施本身造成的风险可能要大于原有的"风险"。文章分析指出，如果欧洲为了降低对中国稀土材料的依赖性而强推稀土本土生产，或是强推太阳能发电板本土化，都会极大地抬升经济运行的成本。</text:p>
      <text:p text:style-name="P4">
"而且，试图利用贸易壁垒来降低政治风险，这样的行为本身就构成了风险。比如在气候保护领域：欧洲计划推动能源转型，而所需的产品和原材料来自哪里？细究起来就会发现通常来自亚洲、非洲、拉美。欧洲的钢铁产业、化工产业要想实现绿色升级，离不开大量的绿色氢能，但这种能源绝大部分也只能在境外生产。"</text:p>
      <text:p text:style-name="P4">
"这意味着，欧盟今后依然要大量进口。而为了有钱来买这些进口物资，欧盟也只能通过出口工业品来挣钱。一个因为地缘政治而导致外贸支离破碎的世界，绝不是欧盟的绿色转型所需要的。未来的绿色经济必然是全球化的，没有全球化就没有绿色经济。"</text:p>
      <text:p text:style-name="P4">
"'去风险'是一个动听的词汇，不过要想把它上升为战略，西方则首先要明确中国风险到底在哪里、哪种反制措施最合适。这个问题很复杂。而不久前召开的G7峰会，好歹有一个成果：西方国家一致认为，<text:a xlink:type="simple" xlink:href="https://www.dw.com/zh/zh/德国在哪方面依赖中国脱钩是否可行/a-65492863" text:style-name="Internet_20_link" text:visited-style-name="Visited_20_Internet_20_Link">
 '脱钩'并非最佳选项 </text:a>
。从这个角度来看，'去风险'概念的提出，也能算作一大进步。"</text:p>
      <text:p text:style-name="P4">
<text:span text:style-name="T5">
摘编自其他媒体的内容，不代表德国之声的立场或观点。</text:span>
</text:p>
      <text:p text:style-name="P4">
Source: <text:a xlink:type="simple" xlink:href="https://www.dw.com/zh/德语媒体：-去风险-本身就会造成风险/a-65763774" text:style-name="Internet_20_link" text:visited-style-name="Visited_20_Internet_20_Link">
https://www.dw.com/zh/德语媒体：-去风险-本身就会造成风险/a-65763774?maca=chi-rss-chi-all-1127-rdf</text:a>
</text:p>
      <!--NEWS-->
      <text:h text:style-name="P10" text:outline-level="1">
<text:span text:style-name="T4">
消息人士：马斯克本周将访问中国</text:span>
</text:h>
      <text:p text:style-name="P4">
Author: None (Language: zh)</text:p>
      <text:p text:style-name="P4">
Publisher: None</text:p>
      <text:p text:style-name="P4">
Time: 2023-05-29T13:47:00Z</text:p>
      <text:p text:style-name="P4">
Description: 路透社引述知情人士报道，特斯拉CEO马斯克本周将访问中国。这将是三年来马斯克首次访华。</text:p>
      <text:p text:style-name="P4">
Videos: []</text:p>
      <text:p text:style-name="P4">
Images: []</text:p>
      <text:p text:style-name="P4">
Subject: 经济纵横</text:p>
      <text:p text:style-name="P4">
Subjects: ['马斯克', '特斯拉', '电动车', '上海工厂', '特斯拉上海厂']</text:p>
      <text:p text:style-name="P4">
Keywords: ['意见反馈']</text:p>
      <text:p text:style-name="P4">
ID: 65763757</text:p>
      <!--METADATA-->
      <text:p text:style-name="P4">
<text:a xlink:type="simple" xlink:href="https://www.dw.com/zh/overlay/image/article/65763757/65630364" text:style-name="Internet_20_link" text:visited-style-name="Visited_20_Internet_20_Link">
 </text:a>
</text:p>
      <text:p text:style-name="P4">
（德国之声中文网）路透社引述三名知情人士报道，特斯拉CEO马斯克本周将访问中国。其中两名消息人士对路透社透露，特斯拉首席执行官马斯克预计将会见中国高级官员，并参观特斯拉在上海的工厂。</text:p>
      <text:p text:style-name="P4">
目前尚不清楚马斯克将与哪些人会面以及将讨论哪些内容。由于此事属于私人范畴，知情人士拒绝透露姓名。</text:p>
      <text:p text:style-name="P4">
特斯拉和中国国务院新闻办公室未立即回应路透社的置评请求。</text:p>
      <text:p text:style-name="P4">
路透社在三月份曾报道称， <text:a xlink:type="simple" xlink:href="https://www.dw.com/zh/zh/消息人士马斯克最快4月访华-寻求与李强见面/a-65197299" text:style-name="Internet_20_link" text:visited-style-name="Visited_20_Internet_20_Link">
 马斯克计划访问中国 </text:a>
 ，并寻求与中国国务院总理李强的会面，时间最早可能在四月，具体取决于李强的行程安排。</text:p>
      <text:p text:style-name="P4">
此次访问将是马斯克自2020年初 <text:a xlink:type="simple" xlink:href="https://www.dw.com/zh/zh/特斯拉新车交付-马斯克上海工厂跳舞/a-51918535" text:style-name="Internet_20_link" text:visited-style-name="Visited_20_Internet_20_Link">
 在特斯拉上海工厂的活动上跳舞 </text:a>
 并引发互联网轰动以来首次访问中国。</text:p>
      <text:p text:style-name="P4">
</text:p>
      <text:p text:style-name="P4">
特斯拉上海工厂是这家电动汽车制造商最大的生产基地</text:p>
      <text:p text:style-name="P4">
特斯拉目前正面临许多问题，包括与中国汽车制造商在中国市场需求疲软之际不断加剧的竞争。</text:p>
      <text:p text:style-name="P4">
特斯拉也尚未就在上海工厂增加45万辆汽车年产量的计划提供任何最新信息。特斯拉已向当地政府提交了申请，计划将在上海工厂的年产能从125万辆提高至175万辆。此外，该公司还曾在四月份表示，将在上海建厂生产超大型商用储能电池（Megapack）。</text:p>
      <text:p text:style-name="P4">
然而，中国国家发改委一直在努力解决汽车行业的产能过剩问题，对于批准新产能一直保持谨慎。</text:p>
      <text:p text:style-name="P4">
马斯克本月早些时候对美国CNBC电视台表示："我们在中国扩张的能力受到一些限制。"他补充说："这不是需求问题。"</text:p>
      <text:p text:style-name="P4">
他在同一场访问中还表示，美国和中国之间的紧张关系"应该是每个人都该关心的问题"。</text:p>
      <text:p text:style-name="P4">
特斯拉正在墨西哥建厂，预计将生产一款基于其下一代平台的低成本电动汽车。</text:p>
      <text:p text:style-name="P4">
（路透社）</text:p>
      <text:h text:style-name="P12" text:outline-level="3">
<text:span text:style-name="T4">
中国电动车大军压境 德国怕了没？</text:span>
</text:h>
      <text:p text:style-name="P4">
<text:span text:style-name="T5">
© 2023年德国之声</text:span>
 <text:span text:style-name="T5">
版权声明：本文所有内容受到著作权法保护，如无德国之声特别授权，不得擅自使用。任何不当行为都将导致追偿，并受到刑事追究。</text:span>
</text:p>
      <text:p text:style-name="P4">
Source: <text:a xlink:type="simple" xlink:href="https://www.dw.com/zh/消息人士：马斯克本周将访问中国/a-65763757" text:style-name="Internet_20_link" text:visited-style-name="Visited_20_Internet_20_Link">
https://www.dw.com/zh/消息人士：马斯克本周将访问中国/a-65763757?maca=chi-rss-chi-all-1127-rdf</text:a>
</text:p>
      <!--NEWS-->
      <text:h text:style-name="P10" text:outline-level="1">
<text:span text:style-name="T4">
事实查核｜因为"俄国人将会死去"，美参议员大赞"钱花得成功"？</text:span>
</text:h>
      <text:p text:style-name="P4">
Author: 作者：董喆</text:p>
      <text:p text:style-name="P4">
Publisher: Radio Free Asia (Organization)</text:p>
      <text:p text:style-name="P4">
Published Time: 2023-05-29T13:51:46-04:00</text:p>
      <text:p text:style-name="P4">
Modified Time: 2023-05-29T13:51:46-04:00</text:p>
      <text:p text:style-name="P4">
Description: 作者：董喆</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29306in" draw:z-index="0">
<draw:image xlink:href="../Images/rfamandarin/2023-05-29T13-51-46-04-00/000000.png" xlink:type="simple" xlink:show="embed" xlink:actuate="onLoad" draw:mime-type="image/png"/>
</draw:frame>
 <text:a xlink:type="simple" xlink:href="https://www.rfa.org/mandarin/shishi-hecha/hc-05292023133428.html/@@images/image" text:style-name="Internet_20_link" text:visited-style-name="Visited_20_Internet_20_Link">
</text:a>
 自由亚洲电台制图</text:p>
      <text:p text:style-name="P4">
<text:span text:style-name="T4">
标签：移花接木</text:span>
</text:p>
      <text:p text:style-name="P4">
<text:span text:style-name="T4">
一分钟完读：</text:span>
</text:p>
      <text:p text:style-name="P4">
美国共和党籍参议员琳赛.格雷厄姆（LindseyGraham）5月26日在基辅与乌克兰总统泽伦斯基会面。俄罗斯卫星通讯社在28日的报导中"引述"格雷厄姆说："俄罗斯人将会死去。我们还从未这样成功的花过钱"。</text:p>
      <text:p text:style-name="P4">
中国官媒环球时报跟进了卫星通讯社的报导，并剪辑了影片搭配字幕"美议员称俄罗斯人将会死亡。这是我们花过最成功的钱"。香港通传媒转发了这则影片，在华文社群流传。</text:p>
      <text:p text:style-name="P4">
亚洲事实查核实验室查看完整影片后发现，"俄罗斯人将会死去"以及"我们还从未这样成功的花过钱"各有前言后语，并非格雷厄姆的连续发言。流传的影片是经剪辑和拼接的结果。</text:p>
      <text:p text:style-name="P4">
<text:span text:style-name="T4">
深度分析：</text:span>
</text:p>
      <text:p text:style-name="P4">
美国共和党参议员琳赛.格雷厄姆（LindseyGraham）26日在基辅与乌克兰总统泽连斯基会面，俄罗斯卫星通讯社28日报导，称格雷厄姆在会中表示"俄罗斯人将会死去。我们还从未有这样成功的花过钱"，但报道没有附带影像。</text:p>
      <text:p text:style-name="P4">
<text:span text:style-name="T4">
流传的格雷厄姆的说法是什么？</text:span>
</text:p>
      <text:p text:style-name="P4">
亚洲事实查核实验室以"Lindsey Graham"为关键字在推特上搜寻，看到亦有许多西方帐号转贴了英国太阳报（TheSun）剪辑的影音，发出时间与俄罗斯卫星通讯社报导刊出的时间大致相同。</text:p>
      <text:p text:style-name="P4">
</text:p>
      <text:p text:style-name="P4">
中国官媒《环球日报》以此为素材，发表" <text:a xlink:type="simple" xlink:href="https://world.huanqiu.com/article/4D4kmqPSfrV" text:style-name="Internet_20_link" text:visited-style-name="Visited_20_Internet_20_Link">
 美议员称“俄罗斯人正在死亡”所以援乌成功，网友：美政策真面目</text:a>
"一文，其中亦提到"根据英国《太阳报》发布的视频...."并且将《今日俄罗斯》作为第二消息来源，阐述"在会晤中格雷厄姆告诉泽连斯基，“俄罗斯人正在死亡，我们从未这么成功地花过钱”一事，并搭配短视频。这则短视频在微博与推特上皆有流传。</text:p>
      <text:p text:style-name="P4">
<text:span text:style-name="T4">
两人的会晤说了什么？</text:span>
</text:p>
      <text:p text:style-name="P4">
检视 <text:a xlink:type="simple" xlink:href="https://youtu.be/R8ejPbK99B0" text:style-name="Internet_20_link" text:visited-style-name="Visited_20_Internet_20_Link">
 太阳报影片 </text:a>
可发现0’23”至28”秒摄影机为同一视角，泽连斯基和格雷厄姆对话如下：</text:p>
      <text:p text:style-name="P4">
泽连斯基：要么自由，要么死亡。 （自由或死亡。）</text:p>
      <text:p text:style-name="P4">
格雷厄姆：要么自由，要么死亡。 （自由或死亡。）</text:p>
      <text:p text:style-name="P4">
泽连斯基：现在你们自由了。（现在你自由了。）</text:p>
      <text:p text:style-name="P4">
格雷厄姆：是的。（Yes.）</text:p>
      <text:p text:style-name="P4">
泽连斯基：我们将会自由。（我们会的。）</text:p>
      <text:p text:style-name="P4">
格雷厄姆：俄罗斯人将会死去。（俄罗斯人快死了..）</text:p>
      <text:p text:style-name="P4">
接着0’29”秒切换至另一镜位，紧接着对话如下：</text:p>
      <text:p text:style-name="P4">
格雷厄姆：我们花过最成功的钱。 （Best money we've ever spent.）</text:p>
      <text:p text:style-name="P4">
泽连斯基：非常感谢。 （Thank you so much.）</text:p>
      <text:p text:style-name="P4">
由于第29秒前后有明显剪接痕迹。为了验证影片是否遭移花接木，亚洲事实查核实验室检视了路透社提供的完整影片。发现格雷厄姆提及“花过最成功的钱”是回应泽伦斯基感谢美国两党合作的支持。原始对话如下：</text:p>
      <text:p text:style-name="P4">
</text:p>
      <text:p text:style-name="P4">
"俄罗斯人将会死去"，则是以下这段对话：</text:p>
      <text:p text:style-name="P4">
</text:p>
      <text:p text:style-name="P4">
格雷厄姆28日以电邮路透社回应争议，表示他向泽伦斯基提到"乌克兰已经接受了美国的箴言——要么自由，要么死亡。美国帮助乌克兰免于俄罗斯战争犯行是很好的投资"。</text:p>
      <text:p text:style-name="P4">
<text:span text:style-name="T4">
结论：</text:span>
</text:p>
      <text:p text:style-name="P4">
我们无法证明太阳报的剪辑基于何种动机。但经过俄罗斯卫星通讯社、推特部分网民及中国官媒的传播及解读下，格雷厄姆对美国援助乌克兰成效的赞赏，连结上了在俄乌战争中死亡的俄罗斯人，极可能造成误解。</text:p>
      <text:p text:style-name="P4">
根据完整影片，格雷厄姆表达"我们还从未有这样成功的花过钱"是回应泽伦斯基感谢美国的援助。至于"俄罗斯人将会死去"一说，则是回应泽伦斯基表达乌克兰会为自由奋战至最后一刻的说法，两者并无关联。</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5292023133428.html" text:style-name="Internet_20_link" text:visited-style-name="Visited_20_Internet_20_Link">
https://www.rfa.org/mandarin/shishi-hecha/hc-05292023133428.html</text:a>
</text:p>
      <!--NEWS-->
      <text:h text:style-name="P10" text:outline-level="1">
<text:span text:style-name="T4">
韩国就朝鲜发射卫星计划发布航行警告</text:span>
</text:h>
      <text:p text:style-name="P4">
Author: 联合早报 (Person)</text:p>
      <text:p text:style-name="P4">
Publisher: 联合早报 (Organization)</text:p>
      <text:p text:style-name="P4">
Published Time: 2023-05-29T13:57</text:p>
      <text:p text:style-name="P4">
Modified Time: 2023-05-29T14:41</text:p>
      <text:p text:style-name="P4">
Description: 韩国就朝鲜计划发射卫星一事发布航行警告。韩联社报道，朝鲜星期一（5月29日）向日本通报人造卫星发射计划后，韩国海洋水产部通过国立海洋调查院发布航行警告。海洋水产部确认日方航行警告后...</text:p>
      <text:p text:style-name="P4">
Videos: []</text:p>
      <text:p text:style-name="P4">
Audios: []</text:p>
      <text:p text:style-name="P4">
Images: []</text:p>
      <text:p text:style-name="P4">
Type: NewsArticle</text:p>
      <text:p text:style-name="P4">
Breadcrumbs: ['即时', '国际']</text:p>
      <text:p text:style-name="P4">
Keywords: ['韩国', '日本', '朝鲜', '卫星']</text:p>
      <!--METADATA-->
      <text:p text:style-name="P4">
韩国就朝鲜计划发射卫星一事发布航行警告。</text:p>
      <text:p text:style-name="P4">
韩联社报道，朝鲜星期一（5月29日） <text:a xlink:type="simple" xlink:href="https://www.zaobao.com/realtime/world/story20230529-1399148" text:style-name="Internet_20_link" text:visited-style-name="Visited_20_Internet_20_Link">
 向日本通报人造卫星发射计划</text:a>
后，韩国海洋水产部通过国立海洋调查院发布航行警告。</text:p>
      <text:p text:style-name="P4">
海洋水产部确认日方航行警告后，通知国立海洋调查院，该院于上午10时20分许发布航行警告。</text:p>
      <text:p text:style-name="P4">
因飞行器坠落而需要注意航行安全的海域共三处，包括韩国西部海域两处和菲律宾东部海域一处。</text:p>
      <text:p text:style-name="P4">
朝鲜之所以向日本通报人造卫星发射计划，是因为根据国际海事组织（IMO）的全球航行警告服务，韩朝同属航行警告区域中的XI区，而该区的协调国为日本。</text:p>
      <text:p text:style-name="P4">
按照有关规定，XI区的成员国必须向日本通报海上射击演习和海上演习等军演计划，以及船舶沉没、发现触礁等紧急情况。</text:p>
      <text:p text:style-name="P4">
Source: <text:a xlink:type="simple" xlink:href="https://www.zaobao.com.sg/realtime/world/story20230529-1399210" text:style-name="Internet_20_link" text:visited-style-name="Visited_20_Internet_20_Link">
https://www.zaobao.com.sg/realtime/world/story20230529-1399210</text:a>
</text:p>
      <!--NEWS-->
      <text:h text:style-name="P10" text:outline-level="1">
<text:span text:style-name="T4">
专栏 | 夜话中南海：中共二十届中央政治局常委会里的知青和工农兵学员</text:span>
</text:h>
      <text:p text:style-name="P4">
Author: None</text:p>
      <text:p text:style-name="P4">
Publisher: Radio Free Asia (Organization)</text:p>
      <text:p text:style-name="P4">
Published Time: 2023-05-29T14:01:00-04:00</text:p>
      <text:p text:style-name="P4">
Modified Time: 2023-05-29T16:53:21-04:00</text:p>
      <text:p text:style-name="P4">
Description: None</text:p>
      <text:p text:style-name="P4">
Videos: []</text:p>
      <text:p text:style-name="P4">
Audios: ["<text:a xlink:type="simple" xlink:href="https://www.rfa.org/mandarin/zhuanlan/yehuazhongnanhai/gx-052920231354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12011in" draw:z-index="0">
<draw:image xlink:href="../Images/rfamandarin/2023-05-29T14-01-00-04-00/000000.png" xlink:type="simple" xlink:show="embed" xlink:actuate="onLoad" draw:mime-type="image/png"/>
</draw:frame>
 中共政治局的七名常委 法新社图片  <text:a xlink:type="simple" xlink:href="https://www.rfa.org/mandarin/zhuanlan/yehuazhongnanhai/gx-05292023135452.html/@@stream" text:style-name="Internet_20_link" text:visited-style-name="Visited_20_Internet_20_Link">
Audio-1-Link：https://www.rfa.org/mandarin/zhuanlan/yehuazhongnanhai/gx-05292023135452.html/@@stream</text:a>
</text:p>
      <text:p text:style-name="P4">
我们在本专栏上篇文章《二十大远不是习近平为自己考虑“接班人”的时候》中引用了吴国光博士文章《习近平青年卫兵的崛起：中共领导层的代际更替》中的分析：中共二十大上任命的新一届政治局委员平均年龄大于五年前、十年前，甚至二十年前……。这反映了习近平任内刻意提拔年长的官员，而推迟提拔年轻官员的趋势。</text:p>
      <text:p text:style-name="P4">
为什么会这样？合乎逻辑的解释所谓的“知青情节“。以“毕业于梁家河大学”为人生之辉煌的习近平在政治上最信得过的，始终都还是知青一代。</text:p>
      <text:p text:style-name="P4">
2020年12月下旬，笔者曾在本专栏接连发表了《大力赞扬“上山下乡”运动意在重施故伎？》和《否定上山下乡就是否定了习近平为首的整代中共领导人》两篇文章，，文章中介绍了2015年中国内地一个叫王成信的发表的《习近平成为领导人是毛主席号召知青下乡的最大成果》，文中声称假如毛主席没有让城市的知识青年到农村去接收一下再教育，（习近平）他们四个人就都不可能会在十八大进入中央政治局成为政治局常委，七大常委将是另外一些人，中国的历史就要改写。</text:p>
      <text:p text:style-name="P4">
这个王成信当时所说的十八届中央政治局常委中的四个“知青”，具体指的是习近平、李克强、 张德江、王岐山。</text:p>
      <text:p text:style-name="P4">
而到了二零一七年十月的中共十九大之后，产生出来的新一届七名政治局常委里，仍然还有三名是“知青”出身，习近平，李克强，赵乐际，另外还有一名准常委王歧山也是“知青”加“工农兵学员”背景。</text:p>
      <text:p text:style-name="P4">
这里需要说明一点，笔者也是2020年底发表过如上两篇文章之后，才有一个熟悉王沪宁过往的上海老人向笔者回忆说，当年王沪宁其实也是经历了“上山上乡”运动的“知青”，只是因为到了农村没有几天就得了一场重病，因而获准“病退”。</text:p>
      <text:p text:style-name="P4">
所谓“病退”，就是“因病退回原籍城市”之意。当时的政策明确规定某些重大疾病为病退理由，比如肺结核、肺痨、癌症、高血压、心脏病、肾盂肾炎、严重胃溃疡、胃穿孔等等。这是当时一项重要的知青政策，体现伟大领袖毛泽东他老人家的革命的人道主义。</text:p>
      <text:p text:style-name="P4">
所以说王沪宁事实上也是和习近平一样，都是“知青”加“工农兵学员”背景。</text:p>
      <text:p text:style-name="P4">
2020年底发表如上文章时的笔者曾经断言，两年之后的中共二十大上，即使一九五五年出生的汪洋等人不能继续留任，即使连赵乐际都会“高风亮节”，主动求退，“知青”加“工农兵学员”的代表人物习近平还会长期执政。所以中共官方的给“上山下乡”政策评功摆好的鼓噪声仍然会不断持续下去。</text:p>
      <text:p text:style-name="P4">
但笔者当时也没有预料到，去年十月产生出来的二十届中央政治局常委会里，比十九届的中央政治局常委会里的“知青”占比更高，7个人里居然有6个“知青”，他们是：习近平、李强、赵乐际、王沪宁、蔡奇和李希。也就是说，二十届中央政治局常委会里了除了1962年出生的丁薛祥之外的6个50后，全部都是“知青”背景。其中的4个，即习近平、赵乐际、王沪宁和蔡奇都是工农兵学员。当然，严格一点说，王沪宁算是“病退知青”。</text:p>
      <text:p text:style-name="P4">
除了前面特别介绍的王沪宁，二十届中央政治局常委里的习近平的梁家河经历和清华的工农兵学历就无需详细介绍了。</text:p>
      <text:p text:style-name="P4">
不过，正如我们本专栏前一篇文章中引述的文革专家宋永毅先生所说：“文化大革命”中他习近平得了什么利呢？“文革”开始不久，习近平下了乡，下了乡以后他在那里当了农村的支部书记，很快以“工农兵“身份被推荐进了清华。进了清华以后基本上一帆风顺。按照习近平的水平，能进清华吗？“文革”前八一学校的毕业生很少能考进清华的。</text:p>
      <text:p text:style-name="P4">
1957年出生的赵乐际原本是青海西宁的城市户口，17岁上被转为青海省贵德县河东乡贡巴大队的农村户口，但插队知青只当了一年，就被父亲“走后门”招工，恢复了西宁市的城市户口，成为青海省商业厅的在编通讯员。</text:p>
      <text:p text:style-name="P4">
1977年中，赵乐际作为中国大陆的最后一批工农兵学员中的一分子，进入北京大学哲学系哲学专业，三年后拿到了一纸“大学普通班”结业证书。</text:p>
      <text:p text:style-name="P4">
自1951年出生的张又侠被习近平留任第二届政治局委员和军委副主席之后，外界对他们的父辈之间当年的“革命情谊”很感了一段时间的兴趣。殊不知习近平对赵乐际的政治信任，也是建立在父辈之上下级关系的基础上的。</text:p>
      <text:p text:style-name="P4">
当年陕西人民教育出版社曾出版过一本标题为《回首延安》的老革命回忆录，“记录了作者与习仲勋同志的友谊和习老的革命事迹“。……。当时的陕西人民教育出版社社长兼总编辑赵喜民就是赵乐际的父亲，因为健康原因被胡胡耀邦亲自打招呼调回陕西家乡。</text:p>
      <text:p text:style-name="P4">
相关回忆文章介绍说：赵喜民社长也是一位老同志，新中国初期他曾在习仲勋主建的西北人民革命大学工作，他也是习老的老下级。”</text:p>
      <text:p text:style-name="P4">
因为是当时的总书记胡耀邦亲自打招呼，所以时任青海省委书记梁步庭不敢怠慢，在省委盛宴为赵乐际的父亲赵喜民饯行。赵喜民对几乎全都到场作陪的青海省和西宁市的党政要员们当场“拜托”照顾好自愿留在青海的长子赵乐际。从此赵乐际官运亨通，一度是全国范围内最年轻的正省长。</text:p>
      <text:p text:style-name="P4">
二十大召开的两年前，笔就曾在本专栏先后发表过《习近平对赵乐际既有乡党情节，更有父辈情谊》和《赵乐际二十大陪跑习近平的可能性最大》。有兴趣的读者和听众可以参照一读。</text:p>
      <text:p text:style-name="P4">
说完了赵乐际再说1955年出生的蔡奇。他是1973年被注销其福建省福州市的城市户口，成为福建省永安县西洋公社的插队知青。1975年，与习近平进入清华大学的同时，蔡奇也成了一名光荣的工农兵学员，进入福建大学政教系，三年后留校成为校党委办公室工作人员。</text:p>
      <text:p text:style-name="P4">
新一届中央政治局常委会出台后，外界对其中李强和丁薛祥的曾经的习近平“大秘”角色多有强调，却鲜有人关注到如今官至习近平“大内总管”的蔡奇其实也是习近平“大秘”出身。</text:p>
      <text:p text:style-name="P4">
当年习近平以福建省委副书记兼福州市委书记以及担任省委专职副书记的那几年里，身为省委办公厅几名副主任之一的蔡奇是被明确“服务近平同志”的。继而无论是外放地级党委书记还是向中组部推荐成为跨省交流干部，都是习近平为蔡奇所安排和设计的。这就是为什么习近平在成立国家安全委员会之后，首先想到的就是把蔡奇调到自己身边，委以该委员会办公室专职副主任进而成为常务副主任，接着又把京城控制权放心交到他蔡奇手上的原因。</text:p>
      <text:p text:style-name="P4">
1956年出生的李希原本是甘肃省两当县城关镇人，父亲是县委干部。1975年李希的城市户口被注销，成为该县所属的云屏公社的下乡知青。不过，和前面介绍的赵乐际一样，当年的李希也是父亲凭关系安排“招干”，农村生活只过了不足一年即恢复城市户口，成为两当县文教局的干部。1978年参加高考被甘肃师范大学中文系录取。</text:p>
      <text:p text:style-name="P4">
至于李强，与前述五个曾经的“下乡知青”的区别在于他是“回乡知青”出身。</text:p>
      <text:p text:style-name="P4">
只有生活在那个年代里的中国大陆人才都清楚，当年的所谓“知青”，也就是所谓“知识青年”其实有两大类。主要的一类就是习近平那样的被迫把城市户口迁往农村的“下乡（插队）知青”，次要的一类则是所谓“回乡知青”，特指那些原本是农村户口，在接受过中学教育之后返回家乡“务农”的一批。后者也被称之为“返乡知青”。</text:p>
      <text:p text:style-name="P4">
与李强的这段“返乡知青”出身一样，二十届中央领导层中还有已经连任两届政治局委员的黄坤明，以及中央书记书记兼中纪委第一副书记刘金国。其中黄坤明是初中毕业后先返乡务农一年，随被招兵。退伍后回农村原籍继续务农，直至参加高考。刘金国则是在县城中学里初中毕业后返乡家务不到一年即被提拔为大队干部。而当时的大队干部都是“拿工分”的，当然也仍然是农村户口。不过刘金国大队干部当了不长时间，就被家乡所在公社给了一个“招干”指标，从此改变了户籍，吃上了“供应粮”。</text:p>
      <text:p text:style-name="P4">
至于学历，这个刘金国连个工农兵学员都不是。其公开简历中只是说他当了基层干部之后在省党校“不脱产进修”。</text:p>
      <text:p text:style-name="P4">
也就是说，人家习近平虽然当工农兵学员时的三分之一时间是政治学习和参加政治运动，三分之一时间是劳动锻炼，三分之一时间是补习“文化课”，但毕竟也还是经历了一段大学，而且还是鼎鼎大名的清华大学的校园生活，正经住过学生宿舍。而刘金国也好，上届政治局常委，本届国家副主席韩正也好，都是半天大学校园生活都没有经历过的。韩正的“大学学历”和“研究生学历”都是通过所谓“在职攻读”取得的。和习近平在当福建省长期间通过听两盘“导师”寄给他的讲课录音带就被授予了清华大学法学博士学位是一样的途径。</text:p>
      <text:p text:style-name="P4">
除了如上新一届中央政治局常委中的6个“知青”，还有已经顺便介绍了的二十届中央政治局政治局委员和中央书记书记处书记里的两个“回乡知青”黄坤明和刘金国，不算两个中学未毕业就参军入伍的军界代表，其他二十届中央政治局委员里的50后，也几乎全都是“知青”出身。</text:p>
      <text:p text:style-name="P4">
其中，新任政治局委员兼书记处书记，1956年出生的石泰峰当年是家乡 <text:a xlink:type="simple" xlink:href="https://zh.wikipedia.org/wiki/%E5%B1%B1%E8%A5%BF%E7%9C%81" text:style-name="Internet_20_link" text:visited-style-name="Visited_20_Internet_20_Link">
 山西省</text:a>
 <text:a xlink:type="simple" xlink:href="https://zh.wikipedia.org/wiki/%E6%A6%86%E7%A4%BE%E5%8E%BF" text:style-name="Internet_20_link" text:visited-style-name="Visited_20_Internet_20_Link">
 榆社县</text:a>
的城镇户口，1974年在本县大寨公社下乡插队，1978年顺利通过高考。</text:p>
      <text:p text:style-name="P4">
新任政治局委员，1953年出生的王毅原本和习近平一样是北京户口，比习近平晚一年下乡插队。而后被招工进入邮电部系统的工厂，等于是重新获得了城市户口。恢复高考后，王毅进入了北京二外。</text:p>
      <text:p text:style-name="P4">
已经是连任两届中央政治局委员的李鸿忠生于1956年，19岁时被取消城市户口，成为辽宁省沈阳市苏家屯区姚千公社前陡大队插队知青。和李克强的经历一样，参加高考前已经入党并成为大队干部。</text:p>
      <text:p text:style-name="P4">
新任政治局委员，1955年2月出生的何立峰，18岁时被注销城市户口，到 <text:a xlink:type="simple" xlink:href="https://zh.wikipedia.org/wiki/%E7%A6%8F%E5%BB%BA%E7%9C%81" text:style-name="Internet_20_link" text:visited-style-name="Visited_20_Internet_20_Link">
 福建省</text:a>
 <text:a xlink:type="simple" xlink:href="https://zh.wikipedia.org/wiki/%E6%B0%B8%E5%AE%9A%E5%8C%BA_(%E9%BE%99%E5%B2%A9%E5%B8%82)" text:style-name="Internet_20_link" text:visited-style-name="Visited_20_Internet_20_Link">
 永定县</text:a>
立新 <text:a xlink:type="simple" xlink:href="https://zh.wikipedia.org/wiki/%E7%9F%A5%E8%AF%86%E9%9D%92%E5%B9%B4" text:style-name="Internet_20_link" text:visited-style-name="Visited_20_Internet_20_Link">
 知青 </text:a>
场插队。1978年参加高考被厦门大学录取。</text:p>
      <text:p text:style-name="P4">
综上所述，去年十月产生的最新一届中央政治局和它的常委会里，政治局委员里的数位老“知青”，其大学学历都还是正经通过高考进入全日制大学之后凭成绩取得的。而7名政治局常委里的6个老“知青”中，工农兵学员占了4个。</text:p>
      <text:p text:style-name="P4">
4年多前笔者在本专栏曾发表《百度百科为习近平修改了“工农兵学员”词条》一文。不过，即使被修改过的词条中，也还是保留了如下一段贬义：“工农兵学员”的身份，还是在一些人的心里，留下了不能承受之重，依然有人困扰于“工农兵学员”的<text:a xlink:type="simple" xlink:href="https://baike.baidu.com/item/%E5%BF%83%E7%BB%93/18659" text:style-name="Internet_20_link" text:visited-style-name="Visited_20_Internet_20_Link">
 心结</text:a>
。工农兵大学生这个帽子，还在心里留下阴影。当年选拔干部，很多地方都有 <text:a xlink:type="simple" xlink:href="https://baike.baidu.com/item/%E9%99%90%E5%88%B6%E4%BD%BF%E7%94%A8/19125990" text:style-name="Internet_20_link" text:visited-style-name="Visited_20_Internet_20_Link">
 限制使用</text:a>
的规定。</text:p>
      <text:p text:style-name="P4">
四年多前笔者曾在本专栏发表过《当年习近平为代表的清华工农兵大学生被邓小平斥责为“清华小学“的产物》一文，其中讲了发生在1977年8月的故事，在邓小平召见相关人员讨论恢复高考一事时，清华大学党委负责人忧虑地说，现在清华召进的学生文化素质太差，许多学生只有小学水平，还得补习中学课程。邓小平插话道：“那就干脆叫‘清华中学’、‘清华小学’，还叫什么大学！</text:p>
      <text:p text:style-name="P4">
邓小平的这番话被传达后，可以想像有多少像习近平这样的“工农兵学员“会对邓小平怀恨在心。</text:p>
      <text:p text:style-name="P4">
其实，当时的清华大学负责人向邓小平汇报的内容还不是最夸张的。最夸张的是当年与习近平前后脚进入全国各高校的工农兵学员，具备高中文化程度的不足百分之二十，进校后都是以“补习文化课“为主要学习内容。这里所说的”文化课“，也就是指正常大学生必须掌握的基础语文和数理化知识。就是习近平所在的清华大学里，当年就有一位不得不给工农兵学员们上初中物理课的老教授因为脱口说出了”扫盲“二字，而被工农兵学员们持续痛批了一年多时间。</text:p>
      <text:p text:style-name="P4">
可见，严格地说，准确地说，当年的习近平的真实学历就是邓小平口中的“清华小学”，充其量是“清华中学”毕业。</text:p>
      <text:p text:style-name="P4">
(本期节目由高新主持及播讲）</text:p>
      <text:p text:style-name="P4">
(文章只代表特约评论员个人的立场和观点）</text:p>
      <text:p text:style-name="P4">
Source: <text:a xlink:type="simple" xlink:href="https://www.rfa.org/mandarin/zhuanlan/yehuazhongnanhai/gx-05292023135452.html" text:style-name="Internet_20_link" text:visited-style-name="Visited_20_Internet_20_Link">
https://www.rfa.org/mandarin/zhuanlan/yehuazhongnanhai/gx-05292023135452.html</text:a>
</text:p>
      <!--NEWS-->
      <text:h text:style-name="P10" text:outline-level="1">
<text:span text:style-name="T4">
欧盟首长将访吉尔吉斯 欧盟中亚峰会6月2日举行</text:span>
</text:h>
      <text:p text:style-name="P4">
Publisher: 法新社</text:p>
      <text:p text:style-name="P4">
Published Time: 2023-05-29T14:02:09+00:00</text:p>
      <text:p text:style-name="P4">
Modified Time: 2023-05-29T13:50:02+00:00</text:p>
      <text:p text:style-name="P4">
Description: （法新社吉尔吉斯首都比许凯克29日电） 吉尔吉斯当局今天表示，欧盟理事会主席米歇尔（Charles Michel）6月2日将访问吉尔吉斯，出席最新欧盟中亚峰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617581in" draw:z-index="0">
<draw:image xlink:href="../Images/rficn/2023-05-29T14-02-09-00-00/000000.png" xlink:type="simple" xlink:show="embed" xlink:actuate="onLoad" draw:mime-type="image/png"/>
</draw:frame>
</text:p>
      <text:p text:style-name="P4">
这是自俄罗斯去年2月全面入侵乌克兰以来，米歇尔第2次拜访中亚地区。莫斯科入侵乌克兰引发中亚地区的前苏联加盟共和国紧张，由于乌克兰也是前苏联加盟共和国，中亚5国难免感到唇亡齿寒，俄国在中亚的政治宰制成为隐忧。</text:p>
      <text:p text:style-name="P4">
吉尔吉斯总统府今天表示：「中亚领袖和欧盟理事会主席第二场峰会将于6月2日在吉尔吉斯的乔尔蓬阿塔（Cholpon-Ata）举行。」</text:p>
      <text:p text:style-name="P4">
米歇尔的发言人告诉法新社：「（峰会）首要的焦点是深化中亚和欧盟的关系。」</text:p>
      <text:p text:style-name="P4">
吉尔吉斯和哈萨克领袖表示将出席峰会。乌兹别克、塔吉克和土库曼领袖则尚待确认。</text:p>
      <text:p text:style-name="P4">
米歇尔去年10月访问哈萨克，出席类似的峰会。</text:p>
      <text:p text:style-name="P4">
米歇尔这次造访的时间点适逢中亚5国领袖和中国举行空前峰会后2周。</text:p>
      <text:p text:style-name="P4">
北京将中亚纳入大型的经济和基础建设计画「一带一路」倡议中。</text:p>
      <text:p text:style-name="P4">
俄罗斯总统蒲亭（Vladimir Putin）、土耳其总统艾尔段（Recept Tayyip Erdogan）以及美国国务卿布林肯（AntonyBlinken）近月也访问中亚地区。</text:p>
      <text:p text:style-name="P4">
俄罗斯仍是中亚地区强权；中国则逐渐加强在当地的影响力。</text:p>
      <text:p text:style-name="P4">
土耳其、美国和欧盟目前都积极推动和中亚的关系；印度和伊朗也加强他们在当地的外交关系。</text:p>
      <text:p text:style-name="P4">
Source: <text:a xlink:type="simple" xlink:href="https://www.rfi.fr/cn/%E5%9B%BD%E9%99%85%E6%8A%A5%E9%81%93/20230529-%E6%AC%A7%E7%9B%9F%E9%A6%96%E9%95%BF%E5%B0%86%E8%AE%BF%E5%90%89%E5%B0%94%E5%90%89%E6%96%AF-%E6%AC%A7%E7%9B%9F%E4%B8%AD%E4%BA%9A%E5%B3%B0%E4%BC%9A6%E6%9C%882%E6%97%A5%E4%B8%BE%E8%A1%8C" text:style-name="Internet_20_link" text:visited-style-name="Visited_20_Internet_20_Link">
https://www.rfi.fr/cn/%E5%9B%BD%E9%99%85%E6%8A%A5%E9%81%93/20230529-%E6%AC%A7%E7%9B%9F%E9%A6%96%E9%95%BF%E5%B0%86%E8%AE%BF%E5%90%89%E5%B0%94%E5%90%89%E6%96%AF-%E6%AC%A7%E7%9B%9F%E4%B8%AD%E4%BA%9A%E5%B3%B0%E4%BC%9A6%E6%9C%882%E6%97%A5%E4%B8%BE%E8%A1%8C</text:a>
</text:p>
      <!--NEWS-->
      <text:h text:style-name="P10" text:outline-level="1">
<text:span text:style-name="T4">
日本核废水排海在即 原子能机构再赴福岛审查</text:span>
</text:h>
      <text:p text:style-name="P4">
Author: None (Language: zh)</text:p>
      <text:p text:style-name="P4">
Publisher: None</text:p>
      <text:p text:style-name="P4">
Time: 2023-05-29T14:04:00Z</text:p>
      <text:p text:style-name="P4">
Description: 日本政府今年夏天启动将福岛核电厂污水排入海洋的计划，但当地渔民和邻国至今对此强烈反对。日本希望国际原子能机构能提供协助，确保排放过程符合安全标准。</text:p>
      <text:p text:style-name="P4">
Videos: []</text:p>
      <text:p text:style-name="P4">
Images: []</text:p>
      <text:p text:style-name="P4">
Subject: 科技环境</text:p>
      <text:p text:style-name="P4">
Subjects: ['伊朗', '岛屿主权争端', '专题报道：全景观看“习马会”', '中国', '日本', '中共十九大', '福岛', '德中关系']</text:p>
      <text:p text:style-name="P4">
Keywords: ['福岛核电站', '核废水', '排海计划', '中国', '日本', '福岛', '世界卫生大会', '国际原子能机构']</text:p>
      <text:p text:style-name="P4">
ID: 65763766</text:p>
      <!--METADATA-->
      <text:p text:style-name="P4">
<text:a xlink:type="simple" xlink:href="https://www.dw.com/zh/overlay/image/article/65763766/57176988" text:style-name="Internet_20_link" text:visited-style-name="Visited_20_Internet_20_Link">
 </text:a>
</text:p>
      <text:p text:style-name="P4">
国际原子能机构此行也将到访福岛第一核电站</text:p>
      <text:p text:style-name="P4">
（德国之声中文网）联合国下属的国际原子能机构（IAEA）派遣的工作小组周一（5月29日）抵达东京，预计日本在开始排放稀释核污水之前进行最后审查。根据国际原子能机构5月26日发布的声明，工作小组的专家会以国际安全标准审查福岛核电站废水处理计划，以避免人类和环境受到有害的核辐射物质威胁。</text:p>
      <text:p text:style-name="P4">
日本经济产业省表示，该小组成员包括了来自11个国家的专家。在本次为期五天的访问中，将与政府和核电站运营商东京电力公司的高层会面，并参观福岛第一核电站，观察多核素去除装置（ALPS）的准备工作。</text:p>
      <text:h text:style-name="P12" text:outline-level="3">
<text:span text:style-name="T4">
需数十年才能完成</text:span>
</text:h>
      <text:p text:style-name="P4">
<text:a xlink:type="simple" xlink:href="https://www.dw.com/zh/zh/日本确定排福岛核废水入海-邻国表示反对/a-57178163" text:style-name="Internet_20_link" text:visited-style-name="Visited_20_Internet_20_Link">
 日本在2021年4月宣布废水排海计划，表示在进一步将核污染废水处理和稀释到「安全水平」后，会逐步释放废水到海洋中。</text:a>
此计划在2022年7月由日本原子能规制委员会批准。</text:p>
      <text:p text:style-name="P4">
日本官员说，这些水将被处理到可合法释放的水平，并用大量的海水进一步稀释。他们补充，这些水将在数十年内通过一个海底管道逐渐释放，使其对人类和海洋生物均无害。</text:p>
      <text:p text:style-name="P4">
</text:p>
      <text:p text:style-name="P4">
国际原子能机构工作小组去年2月也曾访问日本，与日本官员讨论废水议题（資料照片）</text:p>
      <text:p text:style-name="P4">
2022年，国际原子能机构曾多次派人前往日本调查，据该机构声明称，到目前为止已经发布了五份与废水排海计划有关的报告，包含了对「技术」和「监管」两个方面的安全审查工作。</text:p>
      <text:p text:style-name="P4">
接下来，在日本核监管机构对新建的排水设施进行安全检查，以及国际原子能机构预计在今年6月底提出最终报告后，日本有望在几个月内开始将处理过的核废水排入海中。</text:p>
      <text:h text:style-name="P12" text:outline-level="3">
<text:span text:style-name="T4">
反对声浪</text:span>
</text:h>
      <text:p text:style-name="P4">
<text:a xlink:type="simple" xlink:href="https://www.dw.com/zh/zh/日本拟排福岛核废水入海-渔民强烈反弹/a-57155816" text:style-name="Internet_20_link" text:visited-style-name="Visited_20_Internet_20_Link">
 不过，该计划一直以来遭到福岛渔民的强烈反对，他们担心潜在健康危害和生计受影响。</text:a>
韩国、中国以及太平洋岛国等附近国家，均提出了对于核废水可能影响健康的质疑。</text:p>
      <text:p text:style-name="P4">
因此，日本当局寻求国际原子能机构的帮助，以确保其排放过程符合国际安全标准，期望获得其他国家的理解。日本政府已经加强了在日本媒体和食品展上的宣传活动，以宣传福岛海鲜产品的安全性，同时向包括韩国和太平洋岛国论坛成员等外国政府提供定期简报。</text:p>
      <text:p text:style-name="P4">
</text:p>
      <text:p text:style-name="P4">
一名检验人员正在对福岛废水样本进行氚含量检测</text:p>
      <text:p text:style-name="P4">
与此同时，中国代表在5月27日的世界卫生大会（WHA）上则表示：坚决反对日本单方面决定将福岛核污染水排入海洋。中方代表称，福岛沿岸拥有世界上最强的洋流，核污染水排海10年后，有关放射性核素将蔓延至全球海域，此举系将风险转嫁给全人类。中方代表还强调，在同各方协商达成一致前，日方不得擅自启动核污染水排海。</text:p>
      <text:h text:style-name="P12" text:outline-level="3">
<text:span text:style-name="T4">
500个奥运泳池的废水</text:span>
</text:h>
      <text:p text:style-name="P4">
目前，福岛第一核电站的水箱中储存着近130万吨污染水，这些是在2011年福岛核灾后用于冷却反应堆核心的水。总量足以填满约500个奥运会标准游泳池，每年维护成本约需花费1000亿日元。而且，目前的储存空间已经所剩无几。日本官员表示，有必要移除目前储存在水箱中的水，以预防未来若发生另一场灾难时可能产生的意外泄漏，此举同时也能为核电站的退役腾出空间。</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日本核废水排海在即-原子能机构再赴福岛审查/a-65763766" text:style-name="Internet_20_link" text:visited-style-name="Visited_20_Internet_20_Link">
https://www.dw.com/zh/日本核废水排海在即-原子能机构再赴福岛审查/a-65763766?maca=chi-rss-chi-all-1127-rdf</text:a>
</text:p>
      <!--NEWS-->
      <text:h text:style-name="P10" text:outline-level="1">
<text:span text:style-name="T4">
台湾自制防御潜舰预计9月完成建造</text:span>
</text:h>
      <text:p text:style-name="P4">
Author: chinese@voanews.com (金谷)</text:p>
      <text:p text:style-name="P4">
Publisher: 美国之音中文网 (Type: NewsMediaOrganization)</text:p>
      <text:p text:style-name="P4">
Published Time: 2023-05-29T14:06:39+08:00</text:p>
      <text:p text:style-name="P4">
Modified Time: 2023-05-29 06:06:39Z</text:p>
      <text:p text:style-name="P4">
Description: 台湾自造潜艇IDS“海昌计划”的建造工作进入最后的“焊接”环节，预计今年9月完成建造正式亮相。</text:p>
      <text:p text:style-name="P4">
Videos: []</text:p>
      <text:p text:style-name="P4">
Images: []</text:p>
      <text:p text:style-name="P4">
Categories: ['台湾', '军事']</text:p>
      <text:p text:style-name="P4">
Type: None</text:p>
      <!--METADATA-->
      <text:p text:style-name="P4">
NoneNone</text:p>
      <text:p text:style-name="P4">
Source: <text:a xlink:type="simple" xlink:href="https://www.voachinese.com/a/taiwan-indigenous-defense-submarine-20230529/7113360.html" text:style-name="Internet_20_link" text:visited-style-name="Visited_20_Internet_20_Link">
https://www.voachinese.com/a/taiwan-indigenous-defense-submarine-20230529/7113360.html</text:a>
</text:p>
      <!--NEWS-->
      <text:h text:style-name="P10" text:outline-level="1">
<text:span text:style-name="T4">
英国教会取消港人活动场地   港人忧中共长臂管治入侵英国</text:span>
</text:h>
      <text:p text:style-name="P4">
Author: None</text:p>
      <text:p text:style-name="P4">
Publisher: Radio Free Asia (Organization)</text:p>
      <text:p text:style-name="P4">
Published Time: 2023-05-29T14:25:00-04:00</text:p>
      <text:p text:style-name="P4">
Modified Time: 2023-05-29T15:56:23-04:00</text:p>
      <text:p text:style-name="P4">
Description: None</text:p>
      <text:p text:style-name="P4">
Videos: []</text:p>
      <text:p text:style-name="P4">
Audios: ["<text:a xlink:type="simple" xlink:href="https://www.rfa.org/mandarin/yataibaodao/gangtai/al-052920231403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6.15307in" draw:z-index="0">
<draw:image xlink:href="../Images/rfamandarin/2023-05-29T14-25-00-04-00/000000.png" xlink:type="simple" xlink:show="embed" xlink:actuate="onLoad" draw:mime-type="image/png"/>
</draw:frame>
 在英港人活动取消的公告 <text:a xlink:type="simple" xlink:href="https://www.rfa.org/mandarin/yataibaodao/gangtai/al-05292023140315.html/@@images/image" text:style-name="Internet_20_link" text:visited-style-name="Visited_20_Internet_20_Link">
</text:a>
脸书截图  <text:a xlink:type="simple" xlink:href="https://www.rfa.org/mandarin/yataibaodao/gangtai/al-05292023140315.html/@@stream" text:style-name="Internet_20_link" text:visited-style-name="Visited_20_Internet_20_Link">
Audio-1-Link：https://www.rfa.org/mandarin/yataibaodao/gangtai/al-05292023140315.html/@@stream</text:a>
</text:p>
      <text:p text:style-name="P4">
多个在英港人组织原订周一（29日）在英国一个教会举办"教育营"活动，却在活动前夕突然被取消场地，原本承诺租出场地的英国教会承认忧虑活动性质对团体带来影响。港人担心中共影响力蔓延至英国本土，使港人举办活动及表达意见的自由被打压。</text:p>
      <text:p text:style-name="P4">
<text:a xlink:type="simple" xlink:href="https://www.rfa.org/mandarin/yataibaodao/junshiwaijiao/kw2-05122023112014.html" text:style-name="Internet_20_link" text:visited-style-name="Visited_20_Internet_20_Link">
 <text:span text:style-name="T4">
中国冻结移英港人退休储蓄 近百英议员联署关切</text:span>
 </text:a>
  * <text:span text:style-name="T4">
<text:a xlink:type="simple" xlink:href="https://www.rfa.org/mandarin/yataibaodao/gangtai/al-03292023110521.html" text:style-name="Internet_20_link" text:visited-style-name="Visited_20_Internet_20_Link">
 在英港人共谋未来策略 彭定康痛批习近平"终身独裁者" </text:a>
 </text:span>
</text:p>
      <text:p text:style-name="P4">
在英港人组织“Kongtinue”、“英国港侨协会”（Hongkongers in Britain,HKB）和“羊村2.0”团队原订周一（29日）在位于英格兰南部的侨福浸信会堂（Guildford BaptistChurch）举行“羊村保卫战─公义教育日营活动”。主办方在活动前两天突然宣布被场地方取消租约，由于未能及时找到替代场地，决定取消活动。</text:p>
      <text:p text:style-name="P4">
<text:span text:style-name="T4">
英国教会强调团体"由不同国籍人士组成" 对"活动性质"感忧虑</text:span>
</text:p>
      <text:p text:style-name="P4">
主办方其后解释，原本同意租出场地的侨福浸信会堂，初时以新入职员工不知道当日为公众假期、教会不开放为由取消活动，经主办方追问及提出更改日子后，才承认和活动性质有关。教会在信件中表示，他们初时未意识到活动和“羊村日营”有关，基于教会团体“由不同国籍人士组成”，并了解到“羊村绘本”的潜在问题，忧虑对团体带来影响，决定取消批出场地。</text:p>
      <text:p text:style-name="P4">
Kongtinue创办人兼负责人之一郑家朗向本台表示，活动原计划以“羊村”故事为背景，以游戏方式教育儿童不公义的社会对个人生活有何影响，强调活动符合英国基本价值；而英国外相日前发布的《香港半年报告》，同样对“羊村案”表达关注，然而中国的影响力正蔓延至英国本土：“英国的教会或不同场地，真的会受到不同压力而取消租出场地。所以坦白说，教会或不同场地真的会受中国影响而作出决定。我们对事件感到忧虑。”</text:p>
      <text:p text:style-name="P4">
他认为这使港人即使到了英国，仍无法自由举办活动，呼吁英国政府关注。</text:p>
      <text:p text:style-name="P4">
 港人团体贴出英国教会取消批出场地的解释（脸书截图）<text:a xlink:type="simple" xlink:href="https://www.rfa.org/mandarin/yataibaodao/gangtai/al-05292023140315.html/capture.png" text:style-name="Internet_20_link" text:visited-style-name="Visited_20_Internet_20_Link">
 </text:a>
</text:p>
      <text:p text:style-name="P4">
<text:span text:style-name="T4">
前香港特首梁振英曾公开攻击</text:span>
</text:p>
      <text:p text:style-name="P4">
香港言语治疗师总工会在2020年起出版以反送中运动为背景的“羊村系列”儿童绘本，5名工会成员被控“串谋刊印、发布、分发、展示或复制煽动刊物”，并被判囚19个月。其后海外“羊村2.0”团队把“羊村系列”的电子书重新上载，并制作有声书等，被香港前特首梁振英点名指为“外部势力挑战港区国安法”，近日更声言要“隔洋报警”，要求英国警方调查。</text:p>
      <text:p text:style-name="P4">
郑家朗认为，是次活动场地被取消，和梁振英的攻击有必然关系：“虽然他已卸任特首，但他仍有另一顶帽子，就是中国全国政协副主席，所以他也是一个中共的高层，即领导人的身份。所以他在公众场合直接施压，其实真的会让不同机构，包括在英国内部的组织感到恐惧。”</text:p>
      <text:p text:style-name="P4">
<text:span text:style-name="T4">
港人组织忧英国本土机构成中共跨境镇压帮凶</text:span>
</text:p>
      <text:p text:style-name="P4">
英国港侨协会创办人郑文杰接受本台访问时强调，这次并非单一事件，过去不少港人团体在英国寻找活动场地时屡屡碰壁，更曾有写着“香港加油”、“Free HongKong”标语的工艺品在英国市集被要求下架。而涉事的英国本土机构并不限于教会，更包括学校、慈善组织和政府场地等。</text:p>
      <text:p text:style-name="P4">
他不认为相关英国本地机构是被中共收卖，而是对港人活动有误解，担心会引起争议、刺激部分人士，因此以“政治中立”为挡箭牌。他认为有必要以正视听，让英国政府、本地机构和公众明白，港人同样守护英国本身的自由民主，以及和平共融的价值观：“英国是一个自由民主的体制，我们可以有不同的意见，这个是常识。为何我们突然要把它视为一种政治立场，而要去回避？而这种回避的态度，只会容易被中共的大外宣或亲政府人士利用，攻击港人是偏激、引起仇恨或煽动对立，正中极权专制政体的下怀。”</text:p>
      <text:p text:style-name="P4">
据本台了解，侨福浸信会堂过去曾提供场地，供非政府组织“香港监察”（Hong KongWatch）举办活动。翻查教会社交网络帖文，教会也曾举办声援乌克兰、为巴基斯坦政治迫害祈祷的活动，因此并非完全“回避政治”。是次教会临时决定取消“羊村”活动场地，是否收到“不同国籍人士”的投诉，或受到威胁？本台已去信了解，至截稿前未获回覆。</text:p>
      <text:p text:style-name="P4">
主办活动的港人组织强调，他们不希望针对特定教会，或使教会承受更大压力，而希望带出港人组织在英国面对“租场难”的整体情况，期望英国本地机构不要单纯因惧怕活动引起不同社群的不满，而拒绝向港人批出场地。</text:p>
      <text:p text:style-name="P4">
三个活动主办组织周日晚（28日）发布 <text:a xlink:type="simple" xlink:href="https://www.facebook.com/photo/" text:style-name="Internet_20_link" text:visited-style-name="Visited_20_Internet_20_Link">
 联合声明</text:a>
，对人权及公民教育活动的审查从香港延伸至英国，感到震惊及遗憾，并对英国本地机构或无意中“默许及纵容跨境镇压”感到担忧，呼吁英国公众和政府坚持多元化和自由的价值观，对跨国打压保持警惕。</text:p>
      <text:p text:style-name="P4">
记者：吕熙 责编：嘉远 网编：洪伟</text:p>
      <text:p text:style-name="P4">
Source: <text:a xlink:type="simple" xlink:href="https://www.rfa.org/mandarin/yataibaodao/gangtai/al-05292023140315.html" text:style-name="Internet_20_link" text:visited-style-name="Visited_20_Internet_20_Link">
https://www.rfa.org/mandarin/yataibaodao/gangtai/al-05292023140315.html</text:a>
</text:p>
      <!--NEWS-->
      <text:h text:style-name="P10" text:outline-level="1">
<text:span text:style-name="T4">
美参议员称“俄人死路一条” 被俄列入通缉名单</text:span>
</text:h>
      <text:p text:style-name="P4">
Author: 联合早报 (Person)</text:p>
      <text:p text:style-name="P4">
Publisher: 联合早报 (Organization)</text:p>
      <text:p text:style-name="P4">
Published Time: 2023-05-29T14:25</text:p>
      <text:p text:style-name="P4">
Modified Time: 2023-05-29T14:51</text:p>
      <text:p text:style-name="P4">
Description: 美国共和党参议员格雷厄姆在与乌克兰总统泽连斯基见面的一段视频中说，美国为支持乌克兰所花的钱是最值得的，还说“俄罗斯人死路一条”。塔斯社星期一（5月29日）报道，俄罗斯内政部已将格雷...</text:p>
      <text:p text:style-name="P4">
Videos: []</text:p>
      <text:p text:style-name="P4">
Audios: []</text:p>
      <text:p text:style-name="P4">
Images: []</text:p>
      <text:p text:style-name="P4">
Type: NewsArticle</text:p>
      <text:p text:style-name="P4">
Breadcrumbs: ['即时', '国际']</text:p>
      <text:p text:style-name="P4">
Keywords: ['美国共和党', '俄罗斯', '乌克兰']</text:p>
      <!--METADATA-->
      <text:p text:style-name="P4">
美国共和党参议员格雷厄姆在与乌克兰总统泽连斯基见面的一段视频中说，美国为支持乌克兰所花的钱是最值得的，还说“俄罗斯人死路一条”。</text:p>
      <text:p text:style-name="P4">
塔斯社星期一（5月29日）报道，俄罗斯内政部已将格雷厄姆列入通缉名单。</text:p>
      <text:p text:style-name="P4">
路透社报道，格雷厄姆上周五（26日）到基辅与泽连斯基会面。根据乌克兰总统府新闻服务部发布的视频，泽连斯基在与格雷厄姆见面时说：“我们现在自由了”，格雷厄姆回应他说：“俄罗斯人死路一条。”</text:p>
      <text:p text:style-name="P4">
在视频切换中，还看到格雷厄姆笑着说：“我们在这里花的钱是最值得的。”</text:p>
      <text:p text:style-name="P4">
媒体过后要求乌克兰总统府提供格雷厄姆的完整讲话记录，乌克兰总统府星期天没有立即回应请求。</text:p>
      <text:p text:style-name="P4">
克里姆林宫发言人佩斯科夫同日对格雷厄姆在基辅的讲话表示谴责。</text:p>
      <text:p text:style-name="P4">
佩斯科夫说：“一个国家竟选出这样的参议员，简直丢人现眼。”</text:p>
      <text:p text:style-name="P4">
格雷厄姆过后驳斥俄罗斯对他支持乌克兰的批评，称他只是赞扬乌克兰人在华盛顿的援助下抵抗俄罗斯入侵的顽强精神。</text:p>
      <text:p text:style-name="P4">
Source: <text:a xlink:type="simple" xlink:href="https://www.zaobao.com.sg/realtime/world/story20230529-1399213" text:style-name="Internet_20_link" text:visited-style-name="Visited_20_Internet_20_Link">
https://www.zaobao.com.sg/realtime/world/story20230529-1399213</text:a>
</text:p>
      <!--NEWS-->
      <text:h text:style-name="P10" text:outline-level="1">
<text:span text:style-name="T4">
加拿大纪念六四  反中国干预和恐吓</text:span>
</text:h>
      <text:p text:style-name="P4">
Author: None</text:p>
      <text:p text:style-name="P4">
Publisher: Radio Free Asia (Organization)</text:p>
      <text:p text:style-name="P4">
Published Time: 2023-05-29T14:38:00-04:00</text:p>
      <text:p text:style-name="P4">
Modified Time: 2023-05-29T15:53:13-04:00</text:p>
      <text:p text:style-name="P4">
Description: None</text:p>
      <text:p text:style-name="P4">
Videos: []</text:p>
      <text:p text:style-name="P4">
Audios: ["<text:a xlink:type="simple" xlink:href="https://www.rfa.org/mandarin/yataibaodao/renquanfazhi/lf-052920231427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4.801852in" draw:z-index="0">
<draw:image xlink:href="../Images/rfamandarin/2023-05-29T14-38-00-04-00/000000.png" xlink:type="simple" xlink:show="embed" xlink:actuate="onLoad" draw:mime-type="image/png"/>
</draw:frame>
温哥华纪念六四民主行活动，众议员关慧贞(第一排左三)参与随行并发表演讲，谈个人虽遭中共针对，但绝不会退缩。 <text:a xlink:type="simple" xlink:href="https://www.rfa.org/mandarin/yataibaodao/renquanfazhi/lf-05292023142741.html/@@images/image" text:style-name="Internet_20_link" text:visited-style-name="Visited_20_Internet_20_Link">
</text:a>
记者柳飞拍摄  <text:a xlink:type="simple" xlink:href="https://www.rfa.org/mandarin/yataibaodao/renquanfazhi/lf-05292023142741.html/@@stream" text:style-name="Internet_20_link" text:visited-style-name="Visited_20_Internet_20_Link">
Audio-1-Link：https://www.rfa.org/mandarin/yataibaodao/renquanfazhi/lf-05292023142741.html/@@stream</text:a>
</text:p>
      <text:p text:style-name="P4">
一年一度的六四纪念活动在刚过的周末在加拿大各城市揭开序幕，多伦多和温哥华各有数百人参与活动。今年活动以勿忘六四34周年为出发点，呼吁释放在中国和香港被关押的政治犯，但更多强调反对中国对加拿大的渗透和干预。</text:p>
      <text:p text:style-name="P4">
<text:a xlink:type="simple" xlink:href="https://www.rfa.org/mandarin/yataibaodao/renquanfazhi/sc-05292023054105.html" text:style-name="Internet_20_link" text:visited-style-name="Visited_20_Internet_20_Link">
 <text:span text:style-name="T4">
六四34周年前夕 彭立发、黎智英等人受美民间团体表彰</text:span>
 </text:a>
  * <text:span text:style-name="T4">
<text:a xlink:type="simple" xlink:href="https://www.rfa.org/mandarin/Xinwen/6-05282023164229.html" text:style-name="Internet_20_link" text:visited-style-name="Visited_20_Internet_20_Link">
 六四临近 湖南株洲维权人士陈思明发推遭警方拘留 </text:a>
 </text:span>
</text:p>
      <text:p text:style-name="P4">
温哥华有约200人走在街头上展开“六四民主行”活动，在警车沿路护送下，他们沿着固兰湖街(GranvilleStreet)行至中国领事馆门前。尽管六四已经34年过去了，但这个日子没有被遗忘，更因为中国对加拿大广泛的干预渗透引发关注，让今年纪念六四的主轴成了“反干预、反恐吓”。</text:p>
      <text:p text:style-name="P4">
加拿大安全情报局陆续向一些加拿大议员做个人简报，提醒他们被中国政府锁定的威胁，除了最早曝光的众议员庄文浩(MichaelChong)之外，众议员关慧贞(Jenny Kwan)也是其中之一。</text:p>
      <text:p text:style-name="P4">
尽管上了中共黑名单，但关慧贞周末仍参加的“六四民主行”活动，她说，站出来是要让那些在香港和中国支持民主的人知道，他们不孤单。</text:p>
      <text:p text:style-name="P4">
“我最近从加拿大安全情报局得知自己成了中共的目标，外国干预的问题就发生在我身上，但我不会沉默、不会退缩，仍然将坚持我的价值观。”</text:p>
      <text:p text:style-name="P4">
温哥华支援民主运动联合会主席李美宝也说，中国的干预渗透并非这一两年才发生，早在90年代他们这些倡议民主的人士就屡屡遭到亲中国势力的恐吓和压迫，但没有人关心，直到现在包括加拿大选举遭干预、中国设立海外警察站等事件曝光，才有了警觉。</text:p>
      <text:p text:style-name="P4">
“中国代理人在我们三级政府中从事非法活动，扰乱我们的选举，还对支持民主自由的加拿大人进行恐吓，这是绝对不能接受的。”</text:p>
      <text:p text:style-name="P4">
李美宝说，像她一样坚持为中国民主奋斗的老一辈仍在站在街头，但可喜的是看到更多年轻一代的身影。</text:p>
      <text:p text:style-name="P4">
例如现场有五个拿着中华民国国旗的年轻人分别来自中国和台湾，他们说，虽然分属海峡两岸，但追求民主自由的信念一致。</text:p>
      <text:p text:style-name="P4">
五名拿着中华民国国旗的年轻人分别来自中国和台湾，他们说虽然分属海峡两岸，但追求民主自由的信念一致。 (记者柳飞拍摄)  <text:a xlink:type="simple" xlink:href="https://www.rfa.org/mandarin/yataibaodao/renquanfazhi/lf-05292023142741.html/516d56db2.jpg" text:style-name="Internet_20_link" text:visited-style-name="Visited_20_Internet_20_Link">
</text:a>
</text:p>
      <text:p text:style-name="P4">
来自台湾的杰弗瑞(Jeffrey)正好是1989年出生，他说，当年勇敢的六四青年是他的榜样。</text:p>
      <text:p text:style-name="P4">
来自中国的丹恩(Dan)说，自己原来是小粉红之一，後来认清了中共极权专制的恶劣性。“当年2019年的时候，我和那些小粉红一起去骂香港人，2020年开始就是疫情以后，我看到了中国政府一直在骗我们，我开始逐渐理解为什么香港人要这么做。”</text:p>
      <text:p text:style-name="P4">
 多伦多纪念六四活动，民众纷纷向民主女神献花。(多伦多支持中国民运会提供)  <text:a xlink:type="simple" xlink:href="https://www.rfa.org/mandarin/yataibaodao/renquanfazhi/lf-05292023142741.html/516d56db3-75289019500b6bd48f03597d.jpg" text:style-name="Internet_20_link" text:visited-style-name="Visited_20_Internet_20_Link">
 </text:a>
</text:p>
      <text:p text:style-name="P4">
多伦多支持中国民运会也发起集会和向民主女神献花的纪念活动，主办人吴温温说：“天安门广场屠杀的第二版本在香港2019年已经发生了，怎么样把这个真相、这个历史延迟下去，还有就是要释放所有政治犯。”</text:p>
      <text:p text:style-name="P4">
她说，面对中国巨大的压迫，要能坚持纪念六四并不容易，看到年轻一代崛起感到鼓舞，代表这三十多年的坚守是值得的。</text:p>
      <text:p text:style-name="P4">
记者：柳飞 责编：嘉远 网编：洪伟</text:p>
      <text:p text:style-name="P4">
Source: <text:a xlink:type="simple" xlink:href="https://www.rfa.org/mandarin/yataibaodao/renquanfazhi/lf-05292023142741.html" text:style-name="Internet_20_link" text:visited-style-name="Visited_20_Internet_20_Link">
https://www.rfa.org/mandarin/yataibaodao/renquanfazhi/lf-05292023142741.html</text:a>
</text:p>
      <!--NEWS-->
      <text:h text:style-name="P10" text:outline-level="1">
<text:span text:style-name="T4">
塞族人抗议之际，北约军队在科索沃设置安全警戒线</text:span>
</text:h>
      <text:p text:style-name="P4">
Author: 半岛电视台＋通讯社</text:p>
      <text:p text:style-name="P4">
Publisher: Al Jazeera</text:p>
      <text:p text:style-name="P4">
Published Time: 2023-05-29T14:38:07</text:p>
      <text:p text:style-name="P4">
Modified Time: 2023-05-29T19:15:29</text:p>
      <text:p text:style-name="P4">
Description: 士兵们封锁了四个市政厅，以阻止塞族人抗议阿尔巴尼亚族市长在科索沃北部就职一事。</text:p>
      <text:p text:style-name="P4">
Images: ["<text:a xlink:type="simple" xlink:href="https://chinese.aljazeera.net/wp-content/uploads/2023/05/1-1685370447.jpg" text:style-name="Internet_20_link" text:visited-style-name="Visited_20_Internet_20_Link">
1-1685370447.jpg</text:a>
", "<text:a xlink:type="simple" xlink:href="https://chinese.aljazeera.net/wp-content/uploads/2023/05/2-1685370474.jpg" text:style-name="Internet_20_link" text:visited-style-name="Visited_20_Internet_20_Link">
2-1685370474.jpg</text:a>
", "<text:a xlink:type="simple" xlink:href="https://chinese.aljazeera.net/wp-content/uploads/2023/05/3-1685370490.jpg" text:style-name="Internet_20_link" text:visited-style-name="Visited_20_Internet_20_Link">
3-1685370490.jpg</text:a>
", "<text:a xlink:type="simple" xlink:href="https://chinese.aljazeera.net/wp-content/uploads/2023/05/4-1685370497.jpg" text:style-name="Internet_20_link" text:visited-style-name="Visited_20_Internet_20_Link">
4-1685370497.jpg</text:a>
"]</text:p>
      <text:p text:style-name="P4">
Topics: ['军事', '政治', '新闻']</text:p>
      <text:p text:style-name="P4">
Keywords: ['军事', '政治', '新闻', '塞尔维亚', '欧洲', '科索沃', '阿尔巴尼亚']</text:p>
      <text:p text:style-name="P4">
Type: Article</text:p>
      <!--METADATA-->
      <text:p text:style-name="P4">
<draw:frame draw:style-name="fr1" draw:name="Image231" text:anchor-type="as-char" svg:width="6.9236in" svg:height="4.612736in" draw:z-index="0">
<draw:image xlink:href="../Images/Aljazeera Chinese/2023-05-29T14-38-07/1-1685370447.jpg" xlink:type="simple" xlink:show="embed" xlink:actuate="onLoad" draw:mime-type="image/jpeg"/>
</draw:frame>
 美国维和人员在莱波萨维齐市政办公室前站岗 (路透)</text:p>
      <text:p text:style-name="P4">
北约维和士兵在科索沃的四个市政厅周围设置了安全警戒线，以阻止塞族人抗议阿尔巴尼亚族市长在他们抵制的选举后在塞族占多数的地区就职。</text:p>
      <text:p text:style-name="P4">
在科索沃北部城镇之一的兹韦坎（Zvecan），目击者称，在去年所有塞族人退出后完全由阿尔巴尼亚人组成的州警察（在去年所有塞族人退出后完全由阿尔巴尼亚人组成的）喷洒胡椒气体驱散29日周一冲破安全路障并试图强行进入市政大楼的塞族人。</text:p>
      <text:p text:style-name="P4">
在靠近塞尔维亚边境的莱波萨维齐，身穿防暴装备的美国维和部队在市政大楼周围放置了带刺铁丝网，以保护它免受聚集在附近的数百名愤怒的塞族人的伤害。</text:p>
      <text:p text:style-name="P4">
驻科部队或驻科索沃部队发表声明称，“今天上午，根据该地区的最新事态发展，北约领导的驻科部队增加了在科索沃北部四个城市的存在。”</text:p>
      <text:p text:style-name="P4">
它说道，“在其授权下，驻科部队准备采取一切必要行动，以中立和公正的方式确保安全环境”，并表示驻科部队指挥官与科索沃和塞尔维亚安全机构保持密切联系。</text:p>
      <text:p text:style-name="P4">
维和人员还采取行动保护祖宾波托克和北米特罗维察的市政厅免受可能的威胁。</text:p>
      <text:p text:style-name="P4">
<draw:frame draw:style-name="fr1" draw:name="Image232" text:anchor-type="as-char" svg:width="6.9236in" svg:height="4.612736in" draw:z-index="0">
<draw:image xlink:href="../Images/Aljazeera Chinese/2023-05-29T14-38-07/2-1685370474.jpg" xlink:type="simple" xlink:show="embed" xlink:actuate="onLoad" draw:mime-type="image/jpeg"/>
</draw:frame>
一名科索沃塞族人在科索沃塞族占多数的地区抗议阿尔巴尼亚市长，与此同时美国驻科部队士兵在莱波萨维齐市政府办公室前站岗 (路透)</text:p>
      <text:p text:style-name="P4">
在科索沃北部占多数的塞族人从未接受过2008年从塞尔维亚独立的宣言。在科索沃阿尔巴尼亚人起义反对塞尔维亚人的压迫统治20多年后，他们仍然将贝尔格莱德视为他们的首都。</text:p>
      <text:p text:style-name="P4">
阿尔巴尼亚族人占科索沃总人口的90%以上，但北部塞族人长期以来一直要求执行欧盟斡旋下达成的2013年协议，在他们的地区建立自治市协会。</text:p>
      <text:p text:style-name="P4">
今年4月，塞族人拒绝参加地方选举，阿尔巴尼亚族候选人以3.5%的投票率赢得了四个塞族人占多数的城市的市长竞选。</text:p>
      <text:p text:style-name="P4">
塞族人要求科索沃政府将阿尔巴尼亚族市长从市政厅中撤职，并允许由贝尔格莱德资助的地方行政部门恢复其职责。</text:p>
      <text:p text:style-name="P4">
<draw:frame draw:style-name="fr1" draw:name="Image233" text:anchor-type="as-char" svg:width="6.9236in" svg:height="4.222635in" draw:z-index="0">
<draw:image xlink:href="../Images/Aljazeera Chinese/2023-05-29T14-38-07/3-1685370490.jpg" xlink:type="simple" xlink:show="embed" xlink:actuate="onLoad" draw:mime-type="image/jpeg"/>
</draw:frame>
 科索沃北部的紧张局势为何再次升级？</text:p>
      <text:p text:style-name="P4">
半岛电视台的阿萨德·拜格（Assed Baig）从米特罗维察报道称，情况“并未好转”。</text:p>
      <text:p text:style-name="P4">
他说道，“塞族人聚集在兹韦坎的市政大楼外。他们走过了北约防线。那里有北约部队。但人们对北约部队应该做什么感到十分困惑。”</text:p>
      <text:p text:style-name="P4">
“他们试图强行进入时，我们就在那里，但警察向抗议者喷洒毒气，阻止了他们。”</text:p>
      <text:p text:style-name="P4">
他称，现场的一名北约代表要求一名塞族政客告诉抗议者缓和局势，但该官员表示示威者不会听取任何此类呼吁，这会促使事态进一步升级。</text:p>
      <text:p text:style-name="P4">
<draw:frame draw:style-name="fr1" draw:name="Image234" text:anchor-type="as-char" svg:width="6.9236in" svg:height="4.612736in" draw:z-index="0">
<draw:image xlink:href="../Images/Aljazeera Chinese/2023-05-29T14-38-07/4-1685370497.jpg" xlink:type="simple" xlink:show="embed" xlink:actuate="onLoad" draw:mime-type="image/jpeg"/>
</draw:frame>
作为驻科部队的一部分，美国士兵在莱波萨维齐市政府办公室前站岗，驻科部队是一支由来自27个国家的3800名士兵组成的北约维和部队 (路透)</text:p>
      <text:p text:style-name="P4">
26日周五，四分之三的市长在警察的护送下进入办公室。警察遭到石块袭击，并以催泪瓦斯和水炮还击，以驱散抗议者。</text:p>
      <text:p text:style-name="P4">
当天的冲突中，十多名塞族人和五名科索沃警察受伤，科索沃边境的塞族军队进入高度戒备状态。</text:p>
      <text:h text:style-name="P13" text:outline-level="4">
<text:span text:style-name="T4">
努力缓解紧张局势</text:span>
</text:h>
      <text:p text:style-name="P4">
当地媒体周一报道称，所谓的“五胞胎”，即五个关注西巴尔干地区的北约成员国，他们的西方外交官已召集阿尔巴尼亚族市长在首都普里什蒂纳举行会议，以缓和紧张局势。</text:p>
      <text:p text:style-name="P4">
28日周日，北约秘书长延斯·斯托尔滕贝格呼吁科索沃政府缓和与塞尔维亚的紧张关系。</text:p>
      <text:p text:style-name="P4">
斯托尔滕贝格在一条推文中说道，“普里什蒂纳必须缓和局势，而不是采取单方面破坏稳定的步骤。”</text:p>
      <text:p text:style-name="P4">
在与欧盟外交政策负责人何塞普·博雷利进行通话后，科索沃总理阿尔宾·库尔蒂在推特上写道：“要强调的是，当选的市长将为所有公民提供服务。”</text:p>
      <text:p text:style-name="P4">
1999年北约轰炸行动将塞尔维亚军队和安全警察赶出科索沃之后，北约维和部队部署在科索沃，结束了对阿尔巴尼亚族叛乱分子的残酷运动。</text:p>
      <text:p text:style-name="P4">
Source: <text:a xlink:type="simple" xlink:href="https://chinese.aljazeera.net/news/military/2023/5/29/%e5%a1%9e%e6%97%8f%e4%ba%ba%e6%8a%97%e8%ae%ae%e4%b9%8b%e9%99%85%e5%8c%97%e7%ba%a6%e5%86%9b%e9%98%9f%e5%9c%a8%e7%a7%91%e7%b4%a2%e6%b2%83%e8%ae%be%e7%bd%ae%e5%ae%89%e5%85%a8%e8%ad%a6%e6%88%92" text:style-name="Internet_20_link" text:visited-style-name="Visited_20_Internet_20_Link">
https://chinese.aljazeera.net/news/military/2023/5/29/%e5%a1%9e%e6%97%8f%e4%ba%ba%e6%8a%97%e8%ae%ae%e4%b9%8b%e9%99%85%e5%8c%97%e7%ba%a6%e5%86%9b%e9%98%9f%e5%9c%a8%e7%a7%91%e7%b4%a2%e6%b2%83%e8%ae%be%e7%bd%ae%e5%ae%89%e5%85%a8%e8%ad%a6%e6%88%92</text:a>
</text:p>
      <!--NEWS-->
      <text:h text:style-name="P10" text:outline-level="1">
<text:span text:style-name="T4">
神舟16号升空就绪 中国计划2030前实现首次登月</text:span>
</text:h>
      <text:p text:style-name="P4">
Author: chinese@voanews.com (杨安)</text:p>
      <text:p text:style-name="P4">
Publisher: 美国之音中文网 (Type: NewsMediaOrganization)</text:p>
      <text:p text:style-name="P4">
Published Time: 2023-05-29T14:57:09+08:00</text:p>
      <text:p text:style-name="P4">
Modified Time: 2023-05-29 06:57:09Z</text:p>
      <text:p text:style-name="P4">
Description: 中国神舟16号载人飞船将于周二（5月30日）上午9时31分发射，预计11月返回地球；中国还制定了更加雄心壮志的太空计划，目标订在2030年前实现中国人首次登陆月球。美国国家航空航天局（NASA）先前曾示警，美国与中国前往月球的竞争日趋激烈，未来两年将可能决定谁占上风。</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ese-astronauts-moon-landing-20230529/7113373.html" text:style-name="Internet_20_link" text:visited-style-name="Visited_20_Internet_20_Link">
https://www.voachinese.com/a/chinese-astronauts-moon-landing-20230529/7113373.html</text:a>
</text:p>
      <!--NEWS-->
      <text:h text:style-name="P10" text:outline-level="1">
<text:span text:style-name="T4">
上海逾百年来最热五月天 体感温度飙上40度</text:span>
</text:h>
      <text:p text:style-name="P4">
Publisher: 法新社</text:p>
      <text:p text:style-name="P4">
Published Time: 2023-05-29T15:02:09+00:00</text:p>
      <text:p text:style-name="P4">
Modified Time: 2023-05-29T14:35:02+00:00</text:p>
      <text:p text:style-name="P4">
Description: （法新社上海29日电） 上海市气象局今天表示，上海今天测得逾100年来5月最高气温纪录摄氏36.7度，比之前测得的最高纪录整整高了一度。应用软体上显示，体感温度飙上40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617581in" draw:z-index="0">
<draw:image xlink:href="../Images/rficn/2023-05-29T15-02-09-00-00/000000.png" xlink:type="simple" xlink:show="embed" xlink:actuate="onLoad" draw:mime-type="image/png"/>
</draw:frame>
</text:p>
      <text:p text:style-name="P4">
科学家表示，全球暖化加剧恶劣天气，许多国家经历致命的热浪，东南亚和南亚近几周气温创下新高。</text:p>
      <text:p text:style-name="P4">
上海气象局在官方微博发文说：「13时09分，徐家汇站最高气温冲上摄氏36.1度，打破100年来5月最高气温纪录。」</text:p>
      <text:p text:style-name="P4">
上海气象局之后又在微博更新表示，徐家汇站午后最高气温高达摄氏36.7度。较诸之前在1876年、1903年、1915年和2018年4度测得的高温35.7度，整整高了1度。</text:p>
      <text:p text:style-name="P4">
上海民众在午后艳阳下汗流浃背，部分应用软体显示「体感」温度超过40度。</text:p>
      <text:p text:style-name="P4">
微博上有人说：「我热得几乎快中暑。真是热到爆。」</text:p>
      <text:p text:style-name="P4">
一位吴先生告诉法新社：「这是环境问题，世界变得越来越热。我觉得夏天逐年变热。我比以前更早打开空调。」（编译：刘淑琴/核稿：陈政一）</text:p>
      <text:p text:style-name="P4">
Source: <text:a xlink:type="simple" xlink:href="https://www.rfi.fr/cn/%E5%9B%BD%E9%99%85%E6%8A%A5%E9%81%93/20230529-%E4%B8%8A%E6%B5%B7%E9%80%BE%E7%99%BE%E5%B9%B4%E6%9D%A5%E6%9C%80%E7%83%AD%E4%BA%94%E6%9C%88%E5%A4%A9-%E4%BD%93%E6%84%9F%E6%B8%A9%E5%BA%A6%E9%A3%99%E4%B8%8A40%E5%BA%A6" text:style-name="Internet_20_link" text:visited-style-name="Visited_20_Internet_20_Link">
https://www.rfi.fr/cn/%E5%9B%BD%E9%99%85%E6%8A%A5%E9%81%93/20230529-%E4%B8%8A%E6%B5%B7%E9%80%BE%E7%99%BE%E5%B9%B4%E6%9D%A5%E6%9C%80%E7%83%AD%E4%BA%94%E6%9C%88%E5%A4%A9-%E4%BD%93%E6%84%9F%E6%B8%A9%E5%BA%A6%E9%A3%99%E4%B8%8A40%E5%BA%A6</text:a>
</text:p>
      <!--NEWS-->
      <text:h text:style-name="P10" text:outline-level="1">
<text:span text:style-name="T4">
韩政府就朝鲜发射卫星计划发出严正警告</text:span>
</text:h>
      <text:p text:style-name="P4">
Author: 联合早报 (Person)</text:p>
      <text:p text:style-name="P4">
Publisher: 联合早报 (Organization)</text:p>
      <text:p text:style-name="P4">
Published Time: 2023-05-29T15:11</text:p>
      <text:p text:style-name="P4">
Modified Time: 2023-05-29T15:11</text:p>
      <text:p text:style-name="P4">
Description: 韩国政府就朝鲜公布发射卫星计划提出严正警告，称如果朝鲜执意发射卫星必将付出相应代价并经历痛苦。韩联社报道，韩国外交部星期一（5月29日）以发言人的名义发表声明说，韩国对朝鲜预告即将...</text:p>
      <text:p text:style-name="P4">
Videos: []</text:p>
      <text:p text:style-name="P4">
Audios: []</text:p>
      <text:p text:style-name="P4">
Images: []</text:p>
      <text:p text:style-name="P4">
Type: NewsArticle</text:p>
      <text:p text:style-name="P4">
Breadcrumbs: ['即时', '国际']</text:p>
      <text:p text:style-name="P4">
Keywords: ['韩国', '朝鲜', '卫星', '日本', '韩朝关系']</text:p>
      <!--METADATA-->
      <text:p text:style-name="P4">
韩国政府就朝鲜公布发射卫星计划提出严正警告，称如果朝鲜执意发射卫星必将付出相应代价并经历痛苦。</text:p>
      <text:p text:style-name="P4">
韩联社报道，韩国外交部星期一（5月29日）以发言人的名义发表声明说，韩国对朝鲜预告即将发起对地区和平构成威胁的挑衅行为发出严正警告，并敦促朝鲜立刻撤销非法的发射计划。</text:p>
      <text:p text:style-name="P4">
韩国外交部强调，朝鲜所谓的“发射卫星”严重违背联合国安理会有关禁止一切利用弹道导弹技术的发射行为的决议，是任何借口都无法回避的非法行径。韩国政府将在韩美日紧密合作的基础上与国际社会协作，坚决应对朝鲜挑衅。</text:p>
      <text:p text:style-name="P4">
据韩国海洋水产部消息，朝鲜当天向日本政府通报 <text:a xlink:type="simple" xlink:href="https://www.zaobao.com/realtime/world/story20230529-1399148" text:style-name="Internet_20_link" text:visited-style-name="Visited_20_Internet_20_Link">
 将于5月31日零时至6月11日零时之间发射一个人造卫星</text:a>
 。</text:p>
      <text:p text:style-name="P4">
朝鲜之所以向日本通报人造卫星发射计划是因为根据国际海事组织（IMO）的全球航行警告服务，韩朝同属航行警告区域中的XI区，而XI区的协调国为日本。</text:p>
      <text:p text:style-name="P4">
据悉，朝鲜并没有向国际海事组织等机构通报发射卫星计划。</text:p>
      <text:p text:style-name="P4">
Source: <text:a xlink:type="simple" xlink:href="https://www.zaobao.com.sg/realtime/world/story20230529-1399331" text:style-name="Internet_20_link" text:visited-style-name="Visited_20_Internet_20_Link">
https://www.zaobao.com.sg/realtime/world/story20230529-1399331</text:a>
</text:p>
      <!--NEWS-->
      <text:h text:style-name="P10" text:outline-level="1">
<text:span text:style-name="T4">
马中去年贸易额创新高 达2036亿美元</text:span>
</text:h>
      <text:p text:style-name="P4">
Author: 联合早报 (Person)</text:p>
      <text:p text:style-name="P4">
Publisher: 联合早报 (Organization)</text:p>
      <text:p text:style-name="P4">
Published Time: 2023-05-29T15:50</text:p>
      <text:p text:style-name="P4">
Modified Time: 2023-05-29T16:31</text:p>
      <text:p text:style-name="P4">
Description: 马来西亚与中国去年的双边贸易总额达2036亿美元（约2752亿新元）的新高，让中国连续14年成为马国最大贸易伙伴。山东则是中国对马贸易额最高的省份。中国驻马大使欧阳玉靖星期一（5月...</text:p>
      <text:p text:style-name="P4">
Videos: []</text:p>
      <text:p text:style-name="P4">
Audios: []</text:p>
      <text:p text:style-name="P4">
Images: []</text:p>
      <text:p text:style-name="P4">
Type: NewsArticle</text:p>
      <text:p text:style-name="P4">
Breadcrumbs: ['即时', '国际']</text:p>
      <text:p text:style-name="P4">
Keywords: ['马来西亚', '中国', '山东', '贸易']</text:p>
      <!--METADATA-->
      <text:p text:style-name="P4">
马来西亚与中国去年的双边贸易总额达2036亿美元（约2752亿新元）的新高，让中国连续14年成为马国最大贸易伙伴。山东则是中国对马贸易额最高的省份。</text:p>
      <text:p text:style-name="P4">
中国驻马大使欧阳玉靖星期一（5月29日）在吉隆坡万豪酒店举行的“中国（山东）-马来西亚经贸合作交流会”致词时透露，马国与山东省去年进出口总额达410亿3000万美元，同比增长85.8%，约占两国贸易总额的两成。“双方在电子、化工、汽车制造、矿产机械与热带农业等多个领域有著广阔的合作前景。”</text:p>
      <text:p text:style-name="P4">
欧阳玉靖说，山东是中国东部沿海的经济大省、人口大省、创新大省、文旅大省。山东的生产总值在中国各省市排名第三，去年超过8.7万亿人民币（1.67万亿新元）。</text:p>
      <text:p text:style-name="P4">
这场活动也是山东近百家企业走进亚细安系列经贸活动之一。这些企业访问的国家包括泰国、越南及马国。马国中国企业家联合会（PUCM）总会长李中平说，这次是冠病疫情之后，马中最大规模的商务对接活动。</text:p>
      <text:p text:style-name="P4">
Source: <text:a xlink:type="simple" xlink:href="https://www.zaobao.com.sg/realtime/world/story20230529-1399338" text:style-name="Internet_20_link" text:visited-style-name="Visited_20_Internet_20_Link">
https://www.zaobao.com.sg/realtime/world/story20230529-1399338</text:a>
</text:p>
      <!--NEWS-->
      <text:h text:style-name="P10" text:outline-level="1">
<text:span text:style-name="T4">
美国股市5月29日休市 纪念阵亡将士纪念日</text:span>
</text:h>
      <text:p text:style-name="P4">
Author: 李可爱 (Person)</text:p>
      <text:p text:style-name="P4">
Publisher: 联合早报 (Organization)</text:p>
      <text:p text:style-name="P4">
Published Time: 2023-05-29T15:54</text:p>
      <text:p text:style-name="P4">
Modified Time: 2023-05-29T15:54</text:p>
      <text:p text:style-name="P4">
Description: 美国华尔街股市将在星期一（5月29日）休市，以纪念阵亡将士纪念日（Memorial Day）。纽约证券交易所和纳斯达克将于星期二（30日）重新恢复交易。在接下来一个星期投资者可期待...</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p text:style-name="P4">
美国华尔街股市将在星期一（5月29日）休市，以纪念阵亡将士纪念日（Memorial Day）。纽约证券交易所和纳斯达克将于星期二（30日）重新恢复交易。</text:p>
      <text:p text:style-name="P4">
在接下来一个星期投资者可期待的包括：一系列陆续出炉的业绩报告，以及美国劳工统计局发布的就业市场数据。在业绩报告方面，较受到投资者关注的亮点包括：星期二发布的科技公司惠普企业（HewlettPackard Enterprise）和HP Inc业绩；因人工智能热潮而火红C3.ai则会在星期三发布业绩。电脑公司DellTechnologies和运动服饰连锁集团Lululemon Athletica则会在星期四发布业绩报告。</text:p>
      <text:p text:style-name="P4">
劳工统计局将在星期三发布今年4月份的职位空缺和劳动力流动调查。市场分析师普遍预计截至4月底的职位空缺将小幅下降至944万个。</text:p>
      <text:p text:style-name="P4">
其他经济数据包括：星期二公布的5月份消费者信心指数，以及星期四公布的5月份制造业采购经理（Manufacturing PurchasingManagers’ Index）指数。</text:p>
      <text:p text:style-name="P4">
Source: <text:a xlink:type="simple" xlink:href="https://www.zaobao.com.sg/realtime/world/story20230529-1399340" text:style-name="Internet_20_link" text:visited-style-name="Visited_20_Internet_20_Link">
https://www.zaobao.com.sg/realtime/world/story20230529-1399340</text:a>
</text:p>
      <!--NEWS-->
      <text:h text:style-name="P10" text:outline-level="1">
<text:span text:style-name="T4">
希腊6/25再次举行国会大选</text:span>
</text:h>
      <text:p text:style-name="P4">
Publisher: 法新社</text:p>
      <text:p text:style-name="P4">
Published Time: 2023-05-29T16:02:08+00:00</text:p>
      <text:p text:style-name="P4">
Modified Time: 2023-05-29T15:50:03+00:00</text:p>
      <text:p text:style-name="P4">
Description: （法新社雅典29日电） 希腊总统萨克拉洛普鲁今天颁布命令，订于6月25日再次举行国会选举。由于希腊总理米佐塔基斯领导的新民主党未能在本月21日大选赢得国会过半席次，他已表明希望再次举行大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17581in" draw:z-index="0">
<draw:image xlink:href="../Images/rficn/2023-05-29T16-02-08-00-00/000000.png" xlink:type="simple" xlink:show="embed" xlink:actuate="onLoad" draw:mime-type="image/png"/>
</draw:frame>
</text:p>
      <text:p text:style-name="P4">
保守派的新民主党（New Democracy）本月大选拿下40.8%的选票，比希腊前总理齐普拉斯（AlexisTsipras）领导的「激进左派联盟」（Syriza）还多出20多个百分点，并创下2007年以来新民主党大选最佳成绩。</text:p>
      <text:p text:style-name="P4">
但米佐塔基斯（KyriakosMitsotakis）上周已排除组成联合政府，并开始推动再次大选，希望在国会取得绝对多数。齐普拉斯23日也面告总统萨克拉洛普鲁（KaterinaSakellaropoulou），说他无力组阁，准备迎接6月再次大选。</text:p>
      <text:p text:style-name="P4">
Source: <text:a xlink:type="simple" xlink:href="https://www.rfi.fr/cn/%E5%9B%BD%E9%99%85%E6%8A%A5%E9%81%93/20230529-%E5%B8%8C%E8%85%8A6-25%E5%86%8D%E6%AC%A1%E4%B8%BE%E8%A1%8C%E5%9B%BD%E4%BC%9A%E5%A4%A7%E9%80%89" text:style-name="Internet_20_link" text:visited-style-name="Visited_20_Internet_20_Link">
https://www.rfi.fr/cn/%E5%9B%BD%E9%99%85%E6%8A%A5%E9%81%93/20230529-%E5%B8%8C%E8%85%8A6-25%E5%86%8D%E6%AC%A1%E4%B8%BE%E8%A1%8C%E5%9B%BD%E4%BC%9A%E5%A4%A7%E9%80%89</text:a>
</text:p>
      <!--NEWS-->
      <text:h text:style-name="P10" text:outline-level="1">
<text:span text:style-name="T4">
白罗斯称其他国家也能拥有核武器</text:span>
</text:h>
      <text:p text:style-name="P4">
Author: 联合早报 (Person)</text:p>
      <text:p text:style-name="P4">
Publisher: 联合早报 (Organization)</text:p>
      <text:p text:style-name="P4">
Published Time: 2023-05-29T16:06</text:p>
      <text:p text:style-name="P4">
Modified Time: 2023-05-29T16:06</text:p>
      <text:p text:style-name="P4">
Description: 白罗斯总统卢卡申科说，如果任何国家希望加入俄罗斯和白罗斯的联盟，这些国家也能和白罗斯一样获得核武器。路透社报道，卢卡申科在俄罗斯电视台星期天（5月28日）晚上播出的专访中作此表示。</text:p>
      <text:p text:style-name="P4">
Videos: []</text:p>
      <text:p text:style-name="P4">
Audios: []</text:p>
      <text:p text:style-name="P4">
Images: []</text:p>
      <text:p text:style-name="P4">
Type: NewsArticle</text:p>
      <text:p text:style-name="P4">
Breadcrumbs: ['即时', '国际']</text:p>
      <text:p text:style-name="P4">
Keywords: ['白罗斯', '俄罗斯', '核武器']</text:p>
      <!--METADATA-->
      <text:p text:style-name="P4">
白罗斯总统卢卡申科说，如果任何国家希望加入俄罗斯和白罗斯的联盟，这些国家也能和白罗斯一样获得核武器。</text:p>
      <text:p text:style-name="P4">
路透社报道，卢卡申科在俄罗斯电视台星期天（5月28日）晚上播出的专访中作此表示。</text:p>
      <text:p text:style-name="P4">
俄罗斯上周 <text:a xlink:type="simple" xlink:href="https://www.zaobao.com/realtime/world/story20230526-1398285" text:style-name="Internet_20_link" text:visited-style-name="Visited_20_Internet_20_Link">
 启动了在白罗斯部署战术核武器的计划</text:a>
，这是克里姆林宫自1991年苏联解体以来，首次在俄罗斯境外部署此类核弹头，引发西方的担忧。</text:p>
      <text:p text:style-name="P4">
白罗斯国家安全委员会国务秘书沃尔福维奇早前说，西方国家让白罗斯别无选择，只好在境内部署俄罗斯的战术核武器。他也警告西方国家不要在关键战略课题上“越过红线”。</text:p>
      <text:p text:style-name="P4">
卢卡申科在受访时说，“必须从战略角度理解”明斯克和莫斯科展现团结的这个独特机会。</text:p>
      <text:p text:style-name="P4">
卢卡申科说：“哈萨克斯坦和其他国家拥有像我们和俄罗斯联邦这么密切的关系，却没有人提出反对。”</text:p>
      <text:p text:style-name="P4">
“如果有人担心……那很简单，加入白罗斯和俄罗斯联盟。这样人人都能拥有核武器。”</text:p>
      <text:p text:style-name="P4">
不过，卢卡申科补充说，这是他个人的看法，并不是俄罗斯的观点。</text:p>
      <text:p text:style-name="P4">
俄白两国于1999年12月8日签署建立俄白联盟国家条约，规定两国在保持各自国家主权、独立和国家体制的同时，建立邦联性质的国家。2021年11月4日，普京与卢卡申科在俄白联盟国家最高国务委员会视频会议上签署落实联盟国家一体化法令，批准涉及两国28个行业的一体化计划。</text:p>
      <text:p text:style-name="P4">
Source: <text:a xlink:type="simple" xlink:href="https://www.zaobao.com.sg/realtime/world/story20230529-1399343" text:style-name="Internet_20_link" text:visited-style-name="Visited_20_Internet_20_Link">
https://www.zaobao.com.sg/realtime/world/story20230529-1399343</text:a>
</text:p>
      <!--NEWS-->
      <text:h text:style-name="P10" text:outline-level="1">
<text:span text:style-name="T4">
乌干达总统批准反同性恋法</text:span>
</text:h>
      <text:p text:style-name="P4">
Author: 联合早报 (Person)</text:p>
      <text:p text:style-name="P4">
Publisher: 联合早报 (Organization)</text:p>
      <text:p text:style-name="P4">
Published Time: 2023-05-29T16:31</text:p>
      <text:p text:style-name="P4">
Modified Time: 2023-05-29T17:09</text:p>
      <text:p text:style-name="P4">
Description: 乌干达总统穆塞韦尼批准反同性恋的法律生效，处罚将更严厉，包括死刑和终身监禁。综合路透社和彭博社报道，乌干达国会议长阿蒙星期一（5月29日）发推文说：“我现在鼓励法律规定的执法者去执...</text:p>
      <text:p text:style-name="P4">
Videos: []</text:p>
      <text:p text:style-name="P4">
Audios: []</text:p>
      <text:p text:style-name="P4">
Images: []</text:p>
      <text:p text:style-name="P4">
Type: NewsArticle</text:p>
      <text:p text:style-name="P4">
Breadcrumbs: ['即时', '国际']</text:p>
      <text:p text:style-name="P4">
Keywords: ['乌干达', '同性恋']</text:p>
      <!--METADATA-->
      <text:p text:style-name="P4">
乌干达总统穆塞韦尼批准反同性恋的法律生效，处罚将更严厉，包括死刑和终身监禁。</text:p>
      <text:p text:style-name="P4">
综合路透社和彭博社报道，乌干达国会议长阿蒙星期一（5月29日）发推文说：“我现在鼓励法律规定的执法者去执行《反同性恋法》赋予他们的任务。乌干达人民已经表达意见，现在你们有责任以公平、坚定和坚决的方式执行法律。”</text:p>
      <text:p text:style-name="P4">
乌干达立法者于5月2日批准了一项修正法案，寻求对严重的同性恋违法行为（例如与18岁以下的同性进行性交、罪犯是人类免疫缺陷病毒（HIV）阳性者）处以最严厉的处罚。议会在3月批准了这项法案的早期版本，但穆塞韦尼将它退回给立法者，以考虑他提出的修改建议。新文件删除了那些试图惩罚仅仅被认定为LGBTQ的人的条款。</text:p>
      <text:p text:style-name="P4">
穆塞韦尼批准这项法律，意味着他不顾西方政府、企业和人权活动家的强烈反对。乌干达的《反同性恋法》是世界上最严格的反同性恋、双性恋与跨性别者（LGBT）的法律。</text:p>
      <text:p text:style-name="P4">
同性关系在乌干达等30多个非洲国家是非法的，但乌干达这项新法律进一步针对同性恋、双性恋、跨性别者和酷儿（LGBTQ）。</text:p>
      <text:p text:style-name="P4">
Source: <text:a xlink:type="simple" xlink:href="https://www.zaobao.com.sg/realtime/world/story20230529-1399349" text:style-name="Internet_20_link" text:visited-style-name="Visited_20_Internet_20_Link">
https://www.zaobao.com.sg/realtime/world/story20230529-1399349</text:a>
</text:p>
      <!--NEWS-->
      <text:h text:style-name="P10" text:outline-level="1">
<text:span text:style-name="T4">
乔科维奇法网首轮告捷</text:span>
</text:h>
      <text:p text:style-name="P4">
Publisher: 法新社</text:p>
      <text:p text:style-name="P4">
Published Time: 2023-05-29T16:32:09+00:00</text:p>
      <text:p text:style-name="P4">
Modified Time: 2023-05-29T16:20:03+00:00</text:p>
      <text:p text:style-name="P4">
Description: （法新社巴黎29日电） 塞尔维亚网球名将乔科维奇（Novak Djokovic）今天在法国公开赛男单首轮传捷，直落三击败美国选手柯瓦塞维奇，他此次目标是拿下破纪录的大满贯男单第23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617581in" draw:z-index="0">
<draw:image xlink:href="../Images/rficn/2023-05-29T16-32-09-00-00/000000.png" xlink:type="simple" xlink:show="embed" xlink:actuate="onLoad" draw:mime-type="image/png"/>
</draw:frame>
</text:p>
      <text:p text:style-name="P4">
乔科维奇在中央球场（Philippe Chatrier Court）迎战柯瓦塞维奇（AleksandarKovacevic），在第三盘挡住对手反攻，终场以6比3、6比2、7比6 (7比1）拿下胜利。</text:p>
      <text:p text:style-name="P4">
乔科维奇将在第二轮对上匈牙利选手法索维克斯（Marton Fucsovics），乔科维奇曾与他4度交手全获胜绩。</text:p>
      <text:p text:style-name="P4">
现年36岁的乔科维奇曾夺下两届法网男单冠军，自2006年澳网以来，他未曾在任何大满贯赛首轮赛事出局。</text:p>
      <text:p text:style-name="P4">
Source: <text:a xlink:type="simple" xlink:href="https://www.rfi.fr/cn/%E8%BF%90%E5%8A%A8%E5%A4%A9%E5%9C%B0/20230529-%E4%B9%94%E7%A7%91%E7%BB%B4%E5%A5%87%E6%B3%95%E7%BD%91%E9%A6%96%E8%BD%AE%E5%91%8A%E6%8D%B7" text:style-name="Internet_20_link" text:visited-style-name="Visited_20_Internet_20_Link">
https://www.rfi.fr/cn/%E8%BF%90%E5%8A%A8%E5%A4%A9%E5%9C%B0/20230529-%E4%B9%94%E7%A7%91%E7%BB%B4%E5%A5%87%E6%B3%95%E7%BD%91%E9%A6%96%E8%BD%AE%E5%91%8A%E6%8D%B7</text:a>
</text:p>
      <!--NEWS-->
      <text:h text:style-name="P10" text:outline-level="1">
<text:span text:style-name="T4">
《亚太报道》2023年5月29日音频</text:span>
</text:h>
      <text:p text:style-name="P4">
Author: None</text:p>
      <text:p text:style-name="P4">
Publisher: Radio Free Asia (Organization)</text:p>
      <text:p text:style-name="P4">
Published Time: 2023-05-29T16:35:12-04:00</text:p>
      <text:p text:style-name="P4">
Modified Time: 2023-05-29T16:35:12-04:00</text:p>
      <text:p text:style-name="P4">
Description: None</text:p>
      <text:p text:style-name="P4">
Videos: []</text:p>
      <text:p text:style-name="P4">
Audios: ["<text:a xlink:type="simple" xlink:href="https://www.rfa.org/mandarin/apr-audio/yp-052920231440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88615in" draw:z-index="0">
<draw:image xlink:href="../Images/rfamandarin/2023-05-29T16-35-12-04-00/000000.png" xlink:type="simple" xlink:show="embed" xlink:actuate="onLoad" draw:mime-type="image/png"/>
</draw:frame>
 <text:a xlink:type="simple" xlink:href="https://www.rfa.org/mandarin/apr-audio/yp-05292023144019.html/@@images/image" text:style-name="Internet_20_link" text:visited-style-name="Visited_20_Internet_20_Link">
</text:a>
 自由亚洲电台制图  <text:a xlink:type="simple" xlink:href="https://www.rfa.org/mandarin/apr-audio/yp-05292023144019.html/@@stream" text:style-name="Internet_20_link" text:visited-style-name="Visited_20_Internet_20_Link">
Audio-1-Link：https://www.rfa.org/mandarin/apr-audio/yp-05292023144019.html/@@stream </text:a>
</text:p>
      <text:p text:style-name="P4">
此次节目的主要内容：</text:p>
      <text:p text:style-name="P4">
1. 云南拆除清真寺穹顶，引发军警和穆斯林的冲突，多人被捕；</text:p>
      <text:p text:style-name="P4">
2. 武汉财政告急，市财政局登报讨债；</text:p>
      <text:p text:style-name="P4">
3. 广东招募公务员又出新招，申请人须提交社媒登录密码并审查网络言论；</text:p>
      <text:p text:style-name="P4">
4. 涉嫌违反国安法，黎智英申请终止聆讯被驳回；</text:p>
      <text:p text:style-name="P4">
5. 美国，加拿大，澳大利亚等地民众举行活动，纪念六四事件34周年。</text:p>
      <text:p text:style-name="P4">
Source: <text:a xlink:type="simple" xlink:href="https://www.rfa.org/mandarin/apr-audio/yp-05292023144019.html" text:style-name="Internet_20_link" text:visited-style-name="Visited_20_Internet_20_Link">
https://www.rfa.org/mandarin/apr-audio/yp-05292023144019.html</text:a>
</text:p>
      <!--NEWS-->
      <text:h text:style-name="P10" text:outline-level="1">
<text:span text:style-name="T4">
一艘中国船只涉嫌非法打捞二战沉船  在马来西亚遭扣押</text:span>
</text:h>
      <text:p text:style-name="P4">
Author: None</text:p>
      <text:p text:style-name="P4">
Publisher: Radio Free Asia (Organization)</text:p>
      <text:p text:style-name="P4">
Published Time: 2023-05-29T16:45:00-04:00</text:p>
      <text:p text:style-name="P4">
Modified Time: 2023-05-29T16:55:22-04:00</text:p>
      <text:p text:style-name="P4">
Description: None</text:p>
      <text:p text:style-name="P4">
Videos: []</text:p>
      <text:p text:style-name="P4">
Audios: []</text:p>
      <text:p text:style-name="P4">
Images: []</text:p>
      <!--METADATA-->
      <text:p text:style-name="P4">
Source: <text:a xlink:type="simple" xlink:href="https://www.rfa.org/mandarin/Xinwen/6-05292023164438.html" text:style-name="Internet_20_link" text:visited-style-name="Visited_20_Internet_20_Link">
https://www.rfa.org/mandarin/Xinwen/6-05292023164438.html</text:a>
</text:p>
      <!--NEWS-->
      <text:h text:style-name="P10" text:outline-level="1">
<text:span text:style-name="T4">
“中国人权观察”前秘书长徐秦看守所感染新冠   申请就医</text:span>
</text:h>
      <text:p text:style-name="P4">
Author: None</text:p>
      <text:p text:style-name="P4">
Publisher: Radio Free Asia (Organization)</text:p>
      <text:p text:style-name="P4">
Published Time: 2023-05-29T16:46:00-04:00</text:p>
      <text:p text:style-name="P4">
Modified Time: 2023-05-29T16:5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4.120659in" draw:z-index="0">
<draw:image xlink:href="../Images/rfamandarin/2023-05-29T16-46-00-04-00/000000.png" xlink:type="simple" xlink:show="embed" xlink:actuate="onLoad" draw:mime-type="image/png"/>
</draw:frame>
 “中国人权观察”前秘书长徐秦 陈思明提供/RFA资料</text:p>
      <text:p text:style-name="P4">
据维权网5月29日发布的消息，江苏人权捍卫者徐秦被控涉嫌“煽动颠覆国家政权罪”一案的代理律师当天在扬州看守所会见后得知，徐秦感染新冠病毒并且咳嗽带血丝，但看守所仅提供简单药物。律师会见后向看守所提出，希望当局允许徐秦前往医院检查，以确定感染程度。</text:p>
      <text:p text:style-name="P4">
江苏省扬州市中级人民法院日前发出的《审理延长期限通知书》显示，徐秦被控涉嫌“煽动颠覆国家政权罪”一案经中国最高人民法院批准第9次延期，由上次审限的5月3日延长3个月至8月3日。</text:p>
      <text:p text:style-name="P4">
据介绍，徐秦曾与江苏知名人权活动人士秦永敏一道筹建“中国人权观察”并出任秘书长，也是民间维权组织“玫瑰团队”成员。在秦永敏被捕、妻子赵素利“被失踪”后，她多次上街声援，跟进案件。</text:p>
      <text:p text:style-name="P4">
2018年2月9日，徐秦在从扬州高邮到昆山的途中被警方带走，后被扬州警方先后以涉嫌“寻衅滋事罪”刑拘、“指定居所监视居住”，并被追加涉嫌“煽动颠覆国家政权”的罪名。据介绍，徐秦此次被捕与她多年坚持关注人权问题，以及组织联署声援维权律师余文生和为维权公民徐琳筹款等活动有关。2021年11月5日，徐秦突然又被警方从家中带走，而其之前的案件一直处于延审当中。</text:p>
      <text:p text:style-name="P4">
维权网此前披露，徐秦被捕前刚做完心脏搭桥手术，且患有脑梗、心梗、高血压等多种疾病。她目前狱中身体健康状况急剧恶化，甚至因瘫痪无法站立。</text:p>
      <text:p text:style-name="P4">
编辑：何平</text:p>
      <text:p text:style-name="P4">
Source: <text:a xlink:type="simple" xlink:href="https://www.rfa.org/mandarin/Xinwen/7-05292023164549.html" text:style-name="Internet_20_link" text:visited-style-name="Visited_20_Internet_20_Link">
https://www.rfa.org/mandarin/Xinwen/7-05292023164549.html</text:a>
</text:p>
      <!--NEWS-->
      <text:h text:style-name="P10" text:outline-level="1">
<text:span text:style-name="T4">
涉嫌2019年冲击香港立法会13人出庭 孙晓岚：身在牢狱但我的思想仍然自由</text:span>
</text:h>
      <text:p text:style-name="P4">
Author: chinese@voanews.com (金谷)</text:p>
      <text:p text:style-name="P4">
Publisher: 美国之音中文网 (Type: NewsMediaOrganization)</text:p>
      <text:p text:style-name="P4">
Published Time: 2023-05-29T16:46:24+08:00</text:p>
      <text:p text:style-name="P4">
Modified Time: 2023-05-29 08:46:24Z</text:p>
      <text:p text:style-name="P4">
Description: 香港一家法院周一(5月29 日)开始审判13名涉嫌在2019年冲击并占领香港立法会大楼的人士，其中7人承认暴动罪，包括前香港大学学生会会长孙晓岚。</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thirteen-in-court-over-2019-storming-of-hong-kong-legislature-20230529/7113396.html" text:style-name="Internet_20_link" text:visited-style-name="Visited_20_Internet_20_Link">
https://www.voachinese.com/a/thirteen-in-court-over-2019-storming-of-hong-kong-legislature-20230529/7113396.html</text:a>
</text:p>
      <!--NEWS-->
      <text:h text:style-name="P10" text:outline-level="1">
<text:span text:style-name="T4">
中国劳动力老龄化严重  江苏允许超龄建筑农民工进入工地</text:span>
</text:h>
      <text:p text:style-name="P4">
Author: None</text:p>
      <text:p text:style-name="P4">
Publisher: Radio Free Asia (Organization)</text:p>
      <text:p text:style-name="P4">
Published Time: 2023-05-29T16:47:00-04:00</text:p>
      <text:p text:style-name="P4">
Modified Time: 2023-05-29T17:00: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4.612011in" draw:z-index="0">
<draw:image xlink:href="../Images/rfamandarin/2023-05-29T16-47-00-04-00/000000.png" xlink:type="simple" xlink:show="embed" xlink:actuate="onLoad" draw:mime-type="image/png"/>
</draw:frame>
 北京的一处建筑工地 <text:a xlink:type="simple" xlink:href="https://www.rfa.org/mandarin/Xinwen/8-05292023164654.html/@@images/image" text:style-name="Internet_20_link" text:visited-style-name="Visited_20_Internet_20_Link">
</text:a>
路透社图片</text:p>
      <text:p text:style-name="P4">
中国人口出生率下滑之际，劳动人口的老龄化问题也日趋严重。而由此，各地政府解禁务工年龄上限的措施引发舆论关注。</text:p>
      <text:p text:style-name="P4">
据中国财新网报道，江苏省住建厅日前发布《关于进一步做好建筑施工从业人员“建安码”系统试点应用的通知》，显示当地政府不再“一刀切”禁止超龄建筑工人进入工地工作。据介绍，所谓超龄建筑工人即60岁至65岁的男性工人，以及55岁至60岁的女性工人。江苏省希望通过给建筑工人赋码，控制超龄工人比例。</text:p>
      <text:p text:style-name="P4">
报道还引述中国人社部官员表示，相关部门目前已在政策方面做出调整，各地都放宽了对建筑工人年龄的限制。</text:p>
      <text:p text:style-name="P4">
近年来，中国建筑业劳动力的老龄化问题逐渐加剧。北京《经济日报》此前披露，按照目前50岁以上农民工占比情况推算，未来或有8000万农民工面临超龄问题，大龄农民工怎么转型是摆在中国劳动力资源问题上的一道现实课题。</text:p>
      <text:p text:style-name="P4">
责编：何平</text:p>
      <text:p text:style-name="P4">
Source: <text:a xlink:type="simple" xlink:href="https://www.rfa.org/mandarin/Xinwen/8-05292023164654.html" text:style-name="Internet_20_link" text:visited-style-name="Visited_20_Internet_20_Link">
https://www.rfa.org/mandarin/Xinwen/8-05292023164654.html</text:a>
</text:p>
      <!--NEWS-->
      <text:h text:style-name="P10" text:outline-level="1">
<text:span text:style-name="T4">
香港“831”事件：警方以多项罪名再对16人提出起诉</text:span>
</text:h>
      <text:p text:style-name="P4">
Author: None</text:p>
      <text:p text:style-name="P4">
Publisher: Radio Free Asia (Organization)</text:p>
      <text:p text:style-name="P4">
Published Time: 2023-05-29T16:48:00-04:00</text:p>
      <text:p text:style-name="P4">
Modified Time: 2023-05-29T17:04: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88615in" draw:z-index="0">
<draw:image xlink:href="../Images/rfamandarin/2023-05-29T16-48-00-04-00/000000.png" xlink:type="simple" xlink:show="embed" xlink:actuate="onLoad" draw:mime-type="image/png"/>
</draw:frame>
2019年8月31日，警方在香港太子地铁站袭击抗议者。 美联社资料图</text:p>
      <text:p text:style-name="P4">
据香港《明报》5月29日报道，香港西九龙总区刑事部当天针对2019年香港反送中运动中，涉及“831”太子站事件的16名市民提出起诉，罪名包括涉嫌“非法禁锢”、“阻碍或袭击警察”、“刑事毁坏”、“藏有攻击性武器”及“非法管有无线电通讯”等。</text:p>
      <text:p text:style-name="P4">
据介绍，被起诉的16人中有男性14人，女性2人，年龄介乎21岁至39岁之间。目前所有被捕人已获准保释，案件将于本周三在香港九龙城裁判法院审理。</text:p>
      <text:p text:style-name="P4">
本台此前报道，2019年8月31日晚，香港警方速龙小队的大批成员在香港港铁太子站内处理政见不同人士冲突期间，突然用警棍等殴打在车厢内的一批疑似参与反送中运动的市民。在事件发生后，有大批市民在太子站外献花。而当时市民被打头破血流、有人跪地抱头痛哭的一幕，至今令人港人难以忘怀。</text:p>
      <text:p text:style-name="P4">
报道说，香港区域法院此前已裁定6名男子“非法集结”、“暴动”或“管有攻击性武器”等罪名成立，判囚8个月至5年半不等刑期。</text:p>
      <text:p text:style-name="P4">
责编：何平</text:p>
      <text:p text:style-name="P4">
Source: <text:a xlink:type="simple" xlink:href="https://www.rfa.org/mandarin/Xinwen/9-05292023164759.html" text:style-name="Internet_20_link" text:visited-style-name="Visited_20_Internet_20_Link">
https://www.rfa.org/mandarin/Xinwen/9-05292023164759.html</text:a>
</text:p>
      <!--NEWS-->
      <text:h text:style-name="P10" text:outline-level="1">
<text:span text:style-name="T4">
日韩严阵以待朝鲜放“卫星”    中国外交部：事出有因</text:span>
</text:h>
      <text:p text:style-name="P4">
Author: None</text:p>
      <text:p text:style-name="P4">
Publisher: Radio Free Asia (Organization)</text:p>
      <text:p text:style-name="P4">
Published Time: 2023-05-29T16:49:37-04:00</text:p>
      <text:p text:style-name="P4">
Modified Time: 2023-05-29T16:49:37-04:00</text:p>
      <text:p text:style-name="P4">
Description: None</text:p>
      <text:p text:style-name="P4">
Videos: []</text:p>
      <text:p text:style-name="P4">
Audios: []</text:p>
      <text:p text:style-name="P4">
Images: []</text:p>
      <!--METADATA-->
      <text:p text:style-name="P4">
Source: <text:a xlink:type="simple" xlink:href="https://www.rfa.org/mandarin/Xinwen/10-05292023164857.html" text:style-name="Internet_20_link" text:visited-style-name="Visited_20_Internet_20_Link">
https://www.rfa.org/mandarin/Xinwen/10-05292023164857.html</text:a>
</text:p>
      <!--NEWS-->
      <text:h text:style-name="P10" text:outline-level="1">
<text:span text:style-name="T4">
评论 | 何清涟：民调掺入"中国因素"就成变相宣传</text:span>
</text:h>
      <text:p text:style-name="P4">
Author: None</text:p>
      <text:p text:style-name="P4">
Publisher: Radio Free Asia (Organization)</text:p>
      <text:p text:style-name="P4">
Published Time: 2023-05-29T17:28:56-04:00</text:p>
      <text:p text:style-name="P4">
Modified Time: 2023-05-29T17:28: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88615in" draw:z-index="0">
<draw:image xlink:href="../Images/rfamandarin/2023-05-29T17-28-56-04-00/000000.png" xlink:type="simple" xlink:show="embed" xlink:actuate="onLoad" draw:mime-type="image/png"/>
</draw:frame>
 执行中国大外宣任务的中国环球电视网 路透社图片</text:p>
      <text:p text:style-name="P4">
最近两起有关中国的民调，一个是加拿大阿尔伯塔大学的一项以中国全国各地民众为受访者的调查，调查主题是他们对世界的看法；另一项是中国国际电视新闻网（@CGTNOfficial）自5月26日在推特发起投票，就北约在东京设联络处做个网络民调，这是中国机构作为调查主体，以推特受众为主体。前者是在受控的环境中做民调，后者是在完全不受控制、而且是中文世界"反贼”"集之地做民调，结果完全是两重天。</text:p>
      <text:p text:style-name="P4">
<text:span text:style-name="T4">
中国因素之一：调查机构与受调者并非自由状态</text:span>
</text:p>
      <text:p text:style-name="P4">
加拿大阿尔伯塔大学这一民意调查通过电话和互联网收集了2,009份来自中国各地的答复，受访者被问及他们对澳大利亚、加拿大、欧盟、法国、德国、印度、日本、俄罗斯、英国和美国的看法。</text:p>
      <text:p text:style-name="P4">
在世界各国中，俄罗斯得分最高，既是受访者首选的的移民目的地，也被评为最值得信赖的全球伙伴，平均得分为5.4分（满分7分），而日本和美国仅为2.6分，加拿大、欧盟、印度和英国为3.8分。在对全球影响力的看法上，俄罗斯仅稍稍落后于美国，击败了其它所有国家，包括欧盟。受访者表示，俄罗斯是对中国最具有长期重要性的国家，在处理新冠疫情上，俄罗斯被受访者排名第一，在中国应扩大经济合作和技术合作的国家中，俄罗斯也被排名第一。</text:p>
      <text:p text:style-name="P4">
阿尔伯塔大学中国研究所代理所长王佳说，个人观点深受国家媒体影响，民调显示出的对俄罗斯的明显倾斜，其中有受调者务实的考虑，比如与许多西方国家的签证相比，中国公民更容易获得前往俄罗斯的签证，而疲软的卢布也为持有人民币的人提供了较强的购买力。</text:p>
      <text:p text:style-name="P4">
这个结果与中国官方2018年、2020年、2021年三次《中俄关系民意调查》有连续相关性。以2021年为例，中俄友好、和平与发展委员会与中国中央广播电视总台中俄头条客户端、北京益派数据有限公司，委托国际样本服务机构，于2021年10月进行调查，结果显示：超过91%的俄罗斯受访者和超过98%的中国受访者对进一步深化中俄关系充满信心和期待。72.6%的俄罗斯受访者和87%的中国受访者认为，中俄应该进一步加强全面战略协作。两国受访者普遍赞同中俄为推进世界多极化和国际关系民主化开展的合作，持“中俄协作可以共同促进世界和平与繁荣”观点的俄罗斯受访者达83.3%，中国受访者达95.9%。</text:p>
      <text:p text:style-name="P4">
该调查还显示，对于“西方某些国家干涉中俄两国内部事务、遏制两国发展振兴”这一问题，90%的俄罗斯受访者和95%的中国受访者认为，中俄应该加强协作，联手应对，坚决捍卫自身利益。大部分受访者认为，中俄各自的发展有助于推动世界多极化进程。</text:p>
      <text:p text:style-name="P4">
这项调查显然与真实情况相去甚远。2022年俄乌战争开始后，大量挺乌的中文帐号几乎淹没了推特、脸书，中国知识界大多数支持乌克兰与北约，其中对俄罗斯的用语与批判都有极强的敌意。</text:p>
      <text:p text:style-name="P4">
<text:span text:style-name="T4">
“中俄友好”民调是官方主导</text:span>
</text:p>
      <text:p text:style-name="P4">
中共从1921年成立迄今百余年，经历了以俄为师、以俄为敌、以俄为友这三种状态，每个阶段的宣传策略与形象差别极大。仅毛时代，就经历过“苏联老大哥”成“苏联修正主义-苏联社会帝国主义”的剧烈转变，21世纪之初-2010年勉强可算进入“以俄为友”的预热阶段，但中国的宣传主旋律还停留在苏联崩溃之后的惋惜与俄罗斯陷入困境、对普京略有赞美这一阶段；直至2012年习近平成中共掌门人之后，提出中俄重塑特殊伙伴关系，进入战略“背靠背”阶段，“中俄友好”这话题才算正式登场。2014年克里米亚危机之后，俄罗斯这只双头鹰在西方压力与敌意下，不得不对华友好，中俄关系算是进入现任中共高层希望的战略“背靠背”状态。</text:p>
      <text:p text:style-name="P4">
历次中俄关系民意调查从程序上看，做足了抽样调查的形式，比如2021年中俄关系民调是当年第四季度在中俄11座城市（中国：北京、广州、哈尔滨；俄罗斯：莫斯科、圣彼得堡、新西伯利亚、符拉迪沃斯托克、哈巴罗夫斯克、伊尔库茨克、赤塔和布拉戈维申斯克）实施，通过对两国普通民众进行线上抽样调查，以分析样本数据为基础，形成最终调查报告，但这种调查从样本抽取，问题设置再到分析，过程严格受控，与其说反映的是民意，不如说更多反映了官方希望看到的民意。</text:p>
      <text:p text:style-name="P4">
在不受中国政府控制的区域（或网络区域）做调查，结果就会不一样。比如5月26日，中国国际电视新闻网（@CGTNOffecial）在推特发起投票，询问网友“是否支持北约在日本开设联络办公室的计划”，这条消息获北约和日本官员证实之后，引发外界热烈讨论，中国、俄罗斯、北韩等国均跳脚指责北约将触手深入亚太，威胁地区安全。截至美东时间5月28日下午5：17分，结果是：</text:p>
      <text:p text:style-name="P4">
I strongly oppose（我强烈反对），13.6%</text:p>
      <text:p text:style-name="P4">
I am in favor of this（我支持），86.4%</text:p>
      <text:p text:style-name="P4">
评论区留言更是丰富且多为讥嘲：“中国共产党到底哪来的勇气问外国人这问题？”、“我不只支持北约在日本设点，更支持在台湾也开一个办公室”、“比起日本，台湾更是一个理想的地点”、“北约也应该在台湾开设，气死你中国”。还有人说：怎么敢到全是反贼的推特来做这民调，自取其辱“。</text:p>
      <text:p text:style-name="P4">
我在推特上公布了上述投票结果之后不久，@CGTNOffecial已将该调查删除，至今也未看到在任何媒体上公布这项民调结果。</text:p>
      <text:p text:style-name="P4">
<text:span text:style-name="T4">
几点结论</text:span>
</text:p>
      <text:p text:style-name="P4">
一、民调从舆情窗口变成宣传品是趋势。自民调这行业诞生以来，一直被各国视为了解民情的动态窗口，也是涉足现实的社会科学研究必不可少的资料搜集手段。中国1980年代引进西方的民调方式，当时我们这些学子参予过一些民调（包括一些联合国项目），我在西北黄土高坡的农村拿着问卷逐一访谈农民，多数是一一问答并代填，当时真的以为这很接地气，反映了真实民情民意。如今30多年过去，民调已经严重变味，各国民调大都变成为政党利益服务的工具，在完成委托方要求的民调之时，不同程度地扭曲民调真实性。即使在美国，选举民调也成了为政党利益服务的工具。2020年大选期间，美国民调界就已经有人认为，民调作为一个行业存在的意义将大受质疑。</text:p>
      <text:p text:style-name="P4">
二、凡民调中加进“中国因素”，沦为宣传品的可能性更大。</text:p>
      <text:p text:style-name="P4">
所谓民调的“中国因素”当然是指与中国有关的各种因素，例如：一类是在中国本土以中国民众为调查对象的民调，比如本文所述中方与加拿大阿尔伯特大学的两个调查即此类；一类是以中国为民调内容的调查，在几大洲内挑选一些国家的民众，回答与中国相关的问题，比如美国民调机构皮尤研究中心近十年一项主题为“多国民众对中国的看法”的调查，2016年美国人对中国持负面评价为55%，2022年这一比例上升至82%，则从侧面印证了中美关系的变化。</text:p>
      <text:p text:style-name="P4">
总之，以民调形式出现的各种数据，参考价值完全不同，决定因素取决于调查机构与受调查者受政治控制因素的有无、强弱，受控越强，宣传品的意味越浓，受中国政府控制的各种调查就是如此。</text:p>
      <text:p text:style-name="P4">
（文章只代表特约评论员个人的立场和观点）</text:p>
      <text:p text:style-name="P4">
Source: <text:a xlink:type="simple" xlink:href="https://www.rfa.org/mandarin/pinglun/heqinglian/hql-05292023171544.html" text:style-name="Internet_20_link" text:visited-style-name="Visited_20_Internet_20_Link">
https://www.rfa.org/mandarin/pinglun/heqinglian/hql-05292023171544.html</text:a>
</text:p>
      <!--NEWS-->
      <text:h text:style-name="P10" text:outline-level="1">
<text:span text:style-name="T4">
地方选举失利 西班牙首相宣布提前大选</text:span>
</text:h>
      <text:p text:style-name="P4">
Author: 联合早报 (Person)</text:p>
      <text:p text:style-name="P4">
Publisher: 联合早报 (Organization)</text:p>
      <text:p text:style-name="P4">
Published Time: 2023-05-29T17:57</text:p>
      <text:p text:style-name="P4">
Modified Time: 2023-05-29T21:00</text:p>
      <text:p text:style-name="P4">
Description: 西班牙首相桑切斯在地方选举失利后宣布将解散议会，并将于7月23日提前举行大选。综合路透社和法新社报道，桑切斯星期一（5月29日）在电视讲话中说，他已经通知国王费利佩六世，他决定解散...</text:p>
      <text:p text:style-name="P4">
Videos: []</text:p>
      <text:p text:style-name="P4">
Audios: []</text:p>
      <text:p text:style-name="P4">
Images: []</text:p>
      <text:p text:style-name="P4">
Type: NewsArticle</text:p>
      <text:p text:style-name="P4">
Breadcrumbs: ['即时', '国际']</text:p>
      <text:p text:style-name="P4">
Keywords: ['西班牙', '桑切斯', '大选']</text:p>
      <!--METADATA-->
      <text:p text:style-name="P4">
西班牙首相桑切斯在地方选举失利后宣布将解散议会，并将于7月23日提前举行大选。</text:p>
      <text:p text:style-name="P4">
综合路透社和法新社报道，桑切斯星期一（5月29日）在电视讲话中说，他已经通知国王费利佩六世，他决定解散议会并举行大选。他说：“我是在看了星期天（28日）的选举结果后做出这个决定的。”</text:p>
      <text:p text:style-name="P4">
西班牙星期天举行地方和区域投票，在全国8131个城市中投选市长，同时也选出西班牙17个地区中的12个地区领导人和议员，其中10个地区目前由桑切斯领导的西班牙工人社会党执政。社会党（PSOE）与极左翼政党“我们能”（Podemos）联合执政。</text:p>
      <text:p text:style-name="P4">
桑切斯的社会党和“我们能”在地方选举中失利，而竞争对手保守的人民党和极右翼政党“呼声”（Vox）表现出色。</text:p>
      <text:p text:style-name="P4">
桑切斯在讲话中说：“虽然星期天的选举是地方和区域性的，但投票的意义传达了一个超越这个范围的信息。这就是为什么，作为首相和PSOE的秘书长，我个人承担这个结果。”</text:p>
      <text:p text:style-name="P4">
Source: <text:a xlink:type="simple" xlink:href="https://www.zaobao.com.sg/realtime/world/story20230529-1399379" text:style-name="Internet_20_link" text:visited-style-name="Visited_20_Internet_20_Link">
https://www.zaobao.com.sg/realtime/world/story20230529-1399379</text:a>
</text:p>
      <!--NEWS-->
      <text:h text:style-name="P10" text:outline-level="1">
<text:span text:style-name="T4">
俄空袭乌军事设施和奥德萨港口</text:span>
</text:h>
      <text:p text:style-name="P4">
Author: 联合早报 (Person)</text:p>
      <text:p text:style-name="P4">
Publisher: 联合早报 (Organization)</text:p>
      <text:p text:style-name="P4">
Published Time: 2023-05-29T18:18</text:p>
      <text:p text:style-name="P4">
Modified Time: 2023-05-29T18:22</text:p>
      <text:p text:style-name="P4">
Description: 乌克兰官员称，俄罗斯星期一（5月29日）空袭乌克兰西部的一个军事设施，导致五架飞机无法使用，黑海港口奥德萨因此引起火灾。路透社报道，基辅连续两晚遭密集攻击，但称彻夜向首都发射的大多...</text:p>
      <text:p text:style-name="P4">
Videos: []</text:p>
      <text:p text:style-name="P4">
Audios: []</text:p>
      <text:p text:style-name="P4">
Images: []</text:p>
      <text:p text:style-name="P4">
Type: NewsArticle</text:p>
      <text:p text:style-name="P4">
Breadcrumbs: ['即时', '国际']</text:p>
      <text:p text:style-name="P4">
Keywords: ['乌克兰', '俄罗斯', '俄乌战争', '袭击']</text:p>
      <!--METADATA-->
      <text:p text:style-name="P4">
乌克兰官员称，俄罗斯星期一（5月29日）空袭乌克兰西部的一个军事设施，导致五架飞机无法使用，黑海港口奥德萨因此引起火灾。</text:p>
      <text:p text:style-name="P4">
路透社报道，基辅连续两晚 <text:a xlink:type="simple" xlink:href="https://www.zaobao.com/realtime/world/story20230528-1398909" text:style-name="Internet_20_link" text:visited-style-name="Visited_20_Internet_20_Link">
 遭密集攻击</text:a>
，但称彻夜向首都发射的大多数无人机和导弹都被击落。基辅星期一再遭袭，爆炸声不断，基辅市民纷纷跑向地铁站的避难所。市长克里琴科在Telegram应用上说：“紧急服务部门回应了首都中心附近的一个通报。对基辅的攻击仍在继续。不要离开庇护所！”</text:p>
      <text:p text:style-name="P4">
乌克兰罕见承认军事目标受损，但没有说出在西部赫梅利尼茨基州（Khmelnitskiy）被击中的地点，只说明正在努力恢复一条跑道、有五架飞机被停用。</text:p>
      <text:p text:style-name="P4">
此外，乌军说，俄军对奥德萨港的袭击引起了火灾、基础设施被破坏，但没有说明粮食出口是否受威胁。</text:p>
      <text:p text:style-name="P4">
在乌克兰准备反攻之际，俄罗斯称，基辅加强了对俄罗斯境内目标的无人机和破坏袭击。乌克兰称，它已经击落了俄罗斯彻夜发射的35架无人机中的29架，以及40枚巡航导弹中的37枚。</text:p>
      <text:p text:style-name="P4">
Source: <text:a xlink:type="simple" xlink:href="https://www.zaobao.com.sg/realtime/world/story20230529-1399386" text:style-name="Internet_20_link" text:visited-style-name="Visited_20_Internet_20_Link">
https://www.zaobao.com.sg/realtime/world/story20230529-1399386</text:a>
</text:p>
      <!--NEWS-->
      <text:h text:style-name="P10" text:outline-level="1">
<text:span text:style-name="T4">
美日菲本周在南中国海举行海岸警卫队演习</text:span>
</text:h>
      <text:p text:style-name="P4">
Author: 联合早报 (Person)</text:p>
      <text:p text:style-name="P4">
Publisher: 联合早报 (Organization)</text:p>
      <text:p text:style-name="P4">
Published Time: 2023-05-29T18:34</text:p>
      <text:p text:style-name="P4">
Modified Time: 2023-05-29T18:44</text:p>
      <text:p text:style-name="P4">
Description: 美国、日本和菲律宾的海岸警卫队将于本周在南中国海举行三边海上演习，这是三国之间首次进行这类演习。路透社报道，菲律宾海岸警卫队发言人巴里洛星期一（5月29日）说，6月1日至7日在巴丹...</text:p>
      <text:p text:style-name="P4">
Videos: []</text:p>
      <text:p text:style-name="P4">
Audios: []</text:p>
      <text:p text:style-name="P4">
Images: []</text:p>
      <text:p text:style-name="P4">
Type: NewsArticle</text:p>
      <text:p text:style-name="P4">
Breadcrumbs: ['即时', '国际']</text:p>
      <text:p text:style-name="P4">
Keywords: ['南中国海', '菲律宾', '中国', '美国', '演习']</text:p>
      <!--METADATA-->
      <text:p text:style-name="P4">
美国、日本和菲律宾的海岸警卫队将于本周在 <text:a xlink:type="simple" xlink:href="https://www.zaobao.com/keywords/nan-zhong-guo-hai" text:style-name="Internet_20_link" text:visited-style-name="Visited_20_Internet_20_Link">
 南中国海 </text:a>
 举行三边海上演习，这是三国之间首次进行这类演习。</text:p>
      <text:p text:style-name="P4">
路透社报道，菲律宾海岸警卫队发言人巴里洛星期一（5月29日）说，6月1日至7日在巴丹省附近水域的演习是美国和日本的倡议，而澳大利亚将作为观察员加入。他说，四艘菲律宾船只以及美国和日本各一艘船只将参加这场演习，旨在改善搜救合作和执法。</text:p>
      <text:p text:style-name="P4">
巴里洛发言人说，日本和美国在2月份就举行联合海上演习一事与菲律宾 <text:a xlink:type="simple" xlink:href="https://www.zaobao.com/realtime/world/story20230227-1367543" text:style-name="Internet_20_link" text:visited-style-name="Visited_20_Internet_20_Link">
 进行了接触</text:a>
，“这是海岸警卫队机构之间平常的例行活动”。菲律宾2月 <text:a xlink:type="simple" xlink:href="https://www.zaobao.com/realtime/world/story20230324-1375827" text:style-name="Internet_20_link" text:visited-style-name="Visited_20_Internet_20_Link">
 指责中国在南中国海进行侵略活动</text:a>
；北京声称南中国海的大片地区是它的领土。发言人说：“与你的同行举行演习并无不妥。”</text:p>
      <text:p text:style-name="P4">
日本、澳洲及美国经常谴责中国在南中国海的行为，并在去年小马可斯从亲中的杜特尔特手中接任总统后，寻求与美国的盟友菲律宾进行更密切的接触。在小马可斯的领导下，菲律宾与美国的关系有所发展，却对中国的行为越来越有意见，包括据称对一艘支持海军食品补给任务的船只使用<text:a xlink:type="simple" xlink:href="https://www.zaobao.com/realtime/world/story20230214-1362937" text:style-name="Internet_20_link" text:visited-style-name="Visited_20_Internet_20_Link">
 “军用级激光” </text:a>
 。</text:p>
      <text:p text:style-name="P4">
巴里洛说，即将举行的海上演习将包括反海盗模拟，可能还有涉及携带大规模毁灭性武器的船只拦截演习。</text:p>
      <text:p text:style-name="P4">
Source: <text:a xlink:type="simple" xlink:href="https://www.zaobao.com.sg/realtime/world/story20230529-1399389" text:style-name="Internet_20_link" text:visited-style-name="Visited_20_Internet_20_Link">
https://www.zaobao.com.sg/realtime/world/story20230529-1399389</text:a>
</text:p>
      <!--NEWS-->
      <text:h text:style-name="P10" text:outline-level="1">
<text:span text:style-name="T4">
丑闻缠身 日本首相岸田长子将辞去首相秘书官之职</text:span>
</text:h>
      <text:p text:style-name="P4">
Author: 联合早报 (Person)</text:p>
      <text:p text:style-name="P4">
Publisher: 联合早报 (Organization)</text:p>
      <text:p text:style-name="P4">
Published Time: 2023-05-29T20:09</text:p>
      <text:p text:style-name="P4">
Modified Time: 2023-05-29T20:58</text:p>
      <text:p text:style-name="P4">
Description: 日本首相岸田文雄说，他的长子岸田翔太郎将于6月1日辞去首相秘书官之职。综合彭博社和路透社报道，岸田文雄星期一（5月29日）在日本放送协会（NHK）直播的讲话中告诉记者：“他（岸田翔...</text:p>
      <text:p text:style-name="P4">
Videos: []</text:p>
      <text:p text:style-name="P4">
Audios: []</text:p>
      <text:p text:style-name="P4">
Images: []</text:p>
      <text:p text:style-name="P4">
Type: NewsArticle</text:p>
      <text:p text:style-name="P4">
Breadcrumbs: ['即时', '国际']</text:p>
      <text:p text:style-name="P4">
Keywords: ['日本', '岸田文雄']</text:p>
      <!--METADATA-->
      <text:p text:style-name="P4">
日本首相岸田文雄说，他的长子岸田翔太郎将于6月1日辞去首相秘书官之职。</text:p>
      <text:p text:style-name="P4">
综合彭博社和路透社报道，岸田文雄星期一（5月29日）在日本放送协会（NHK）直播的讲话中告诉记者：“他（岸田翔太郎）去年在官方场合的行为对于一个身处官方职位的秘书来说是不合适的，所以我决定替换他，以划清界限。”他补充说，替换将从6月1日起生效。</text:p>
      <text:p text:style-name="P4">
一份周刊上周刊登了岸田翔太郎和亲属的照片，他们相信是假装在首相岸田文雄平常站立的讲台上举行新闻发布会。最近在广岛举行的 <text:a xlink:type="simple" xlink:href="https://www.zaobao.com/keywords/qi-guo-ji-tuan" text:style-name="Internet_20_link" text:visited-style-name="Visited_20_Internet_20_Link">
 七国集团</text:a>
 （G7） <text:a xlink:type="simple" xlink:href="https://www.zaobao.com/news/world/story20230520-1396371" text:style-name="Internet_20_link" text:visited-style-name="Visited_20_Internet_20_Link">
 峰会</text:a>
使岸田文雄人气提高，这一丑闻对他来说时机不恰当，还因此受到广泛批评。</text:p>
      <text:p text:style-name="P4">
岸田文雄已经就这一事件训斥了他的儿子，但《朝日新闻》进行的一项民调显示，四分之三的受访者认为岸田翔太郎的行为是一个问题。《日经新闻》的另一项民调显示，岸田文雄的支持率下降了五个百分点至47%。</text:p>
      <text:p text:style-name="P4">
Source: <text:a xlink:type="simple" xlink:href="https://www.zaobao.com.sg/realtime/world/story20230529-1399408" text:style-name="Internet_20_link" text:visited-style-name="Visited_20_Internet_20_Link">
https://www.zaobao.com.sg/realtime/world/story20230529-1399408</text:a>
</text:p>
      <!--NEWS-->
      <text:h text:style-name="P10" text:outline-level="1">
<text:span text:style-name="T4">
马国青体部：前政府建赛车场计划从未动工</text:span>
</text:h>
      <text:p text:style-name="P4">
Author: 联合早报 (Person)</text:p>
      <text:p text:style-name="P4">
Publisher: 联合早报 (Organization)</text:p>
      <text:p text:style-name="P4">
Published Time: 2023-05-29T20:27</text:p>
      <text:p text:style-name="P4">
Modified Time: 2023-05-29T20:37</text:p>
      <text:p text:style-name="P4">
Description: 马来西亚前首相依斯迈沙比里去年8月宣布拨款2000万令吉（约588万新元）在各州兴建赛车场。如今赛车道并未动工，依斯迈却与首相安华领导的联合政府为了何人取消这项计划而各执己见。青年...</text:p>
      <text:p text:style-name="P4">
Videos: []</text:p>
      <text:p text:style-name="P4">
Audios: []</text:p>
      <text:p text:style-name="P4">
Images: []</text:p>
      <text:p text:style-name="P4">
Type: NewsArticle</text:p>
      <text:p text:style-name="P4">
Breadcrumbs: ['即时', '国际']</text:p>
      <text:p text:style-name="P4">
Keywords: ['马来西亚', '依斯迈沙比里']</text:p>
      <!--METADATA-->
      <text:p text:style-name="P4">
马来西亚前首相依斯迈沙比里去年8月宣布拨款2000万令吉（约588万新元） <text:a xlink:type="simple" xlink:href="https://www.zaobao.com/news/sea/story20220815-1303012" text:style-name="Internet_20_link" text:visited-style-name="Visited_20_Internet_20_Link">
 在各州兴建赛车场</text:a>
。如今赛车道并未动工，依斯迈却与首相安华领导的联合政府为了何人取消这项计划而各执己见。</text:p>
      <text:p text:style-name="P4">
青年及体育部长（青体部）杨巧双上星期二（5月23日）告诉国会，青体部不打算在各州兴建赛车场，因为政府必须承担高昂的维护费用。她说，政府将专注升级和维护雪邦国际赛车场（SIC）与柔佛东甲赛车场等现有设施。建于1986年的柔佛巴西古当赛车场由于年久失修，已从2015年关闭至今。</text:p>
      <text:p text:style-name="P4">
依斯迈上星期三（24日）抨击指杨巧双取消兴建赛车场的计划，将让年轻人失去参与赛车活动的机会。他也要求杨巧双公布这项计划的最新进展。</text:p>
      <text:p text:style-name="P4">
青体部星期一（29日）发文告反驳依斯迈的说法时指出，依斯迈去年10月7日在2023年度财政预算案中，确实提议拨出2000万令吉在各州兴建直线加速赛车道的计划。但依斯迈去年10月10日就宣布解散国会，所以相关拨款不曾在国会通过。换言之，这项计划从未开始，因此并不存在“取消”的问题。</text:p>
      <text:p text:style-name="P4">
青体部也指依斯迈去年在宣布这项计划前，不曾咨询青体部。“以2000万令吉在各州兴建赛车场，其实是远远不够的。”</text:p>
      <text:p text:style-name="P4">
Source: <text:a xlink:type="simple" xlink:href="https://www.zaobao.com.sg/realtime/world/story20230529-1399416" text:style-name="Internet_20_link" text:visited-style-name="Visited_20_Internet_20_Link">
https://www.zaobao.com.sg/realtime/world/story20230529-1399416</text:a>
</text:p>
      <!--NEWS-->
      <text:h text:style-name="P10" text:outline-level="1">
<text:span text:style-name="T4">
联合国：厄尔尼诺现象临近 全球脆弱国家或受冲击</text:span>
</text:h>
      <text:p text:style-name="P4">
Author: 联合早报 (Person)</text:p>
      <text:p text:style-name="P4">
Publisher: 联合早报 (Organization)</text:p>
      <text:p text:style-name="P4">
Published Time: 2023-05-29T21:08</text:p>
      <text:p text:style-name="P4">
Modified Time: 2023-05-29T21:29</text:p>
      <text:p text:style-name="P4">
Description: 联合国一份报告指出，在涵盖22个国家的18个饥饿“热点”地区，重度粮食不安全问题的规模和严重程度很可能进一步恶化。联合国粮农组织和联合国世界粮食计划署星期一（5月29日）联合发布题...</text:p>
      <text:p text:style-name="P4">
Videos: []</text:p>
      <text:p text:style-name="P4">
Audios: []</text:p>
      <text:p text:style-name="P4">
Images: []</text:p>
      <text:p text:style-name="P4">
Type: NewsArticle</text:p>
      <text:p text:style-name="P4">
Breadcrumbs: ['即时', '国际']</text:p>
      <text:p text:style-name="P4">
Keywords: ['联合国', '粮食安全', '厄尔尼诺现象', '气候变化', '高温']</text:p>
      <!--METADATA-->
      <text:p text:style-name="P4">
联合国一份报告指出，在涵盖22个国家的18个饥饿“热点”地区，重度粮食不安全问题的规模和严重程度很可能进一步恶化。</text:p>
      <text:p text:style-name="P4">
联合国粮农组织和联合国世界粮食计划署星期一（5月29日）联合发布题为《饥饿热点：粮农组织及粮食署严重粮食不安全联合预警》的报告时警告，厄尔尼诺气候现象迫在眉睫，全球脆弱国家还可能遭受极端气候事件的冲击。</text:p>
      <text:p text:style-name="P4">
报告强调，许多热点地区正面临日益严重的饥饿危机，主要集中在非洲、中东和美洲地区。冲突、极端气候和经济冲击不断导致越来越多的社区陷入危机。</text:p>
      <text:p text:style-name="P4">
联合国世界粮食计划署执行干事麦凯恩说，遭遇饥饿的人数和地区持续增加，饥饿程度也比以往任何时期都更为严峻。必须立即采取行动，不作为将带来灾难性的后果。</text:p>
      <text:p text:style-name="P4">
报告还警示，厄尔尼诺现象一旦出现就将造成重大风险。气象学家预测，2023年中期之前出现厄尔尼诺现象的概率为82%。气候模式的预期转变将对几个热点地区产生严重影响。例如，中美洲干旱走廊的降雨量低于平均水平；对于萨赫勒和非洲之角地区连续受到极端气候事件冲击的担忧也在加深。</text:p>
      <text:p text:style-name="P4">
经济冲击和压力因素持续在几乎所有热点地区引发重度饥饿，反映出自2022年以来的全球趋势仍在延续。相比冲突而言，经济风险造成更多的国家和人口陷入饥饿。报告称，这些风险在很大程度上与冠病疫情带来的社会经济影响以及<text:a xlink:type="simple" xlink:href="https://www.zaobao.com/keywords/e-wu-zhan-zheng" text:style-name="Internet_20_link" text:visited-style-name="Visited_20_Internet_20_Link">
 乌克兰战争 </text:a>
 的连锁反应有关。</text:p>
      <text:p text:style-name="P4">
报告预计，未来数月的全球粮食价格与历史标准相比可能仍处于高位，中、低收入国家的宏观经济压力难以缓解。这意味着购买力随之下降，将在未来数月对许多热点地区家庭的粮食获取产生负面影响。</text:p>
      <text:p text:style-name="P4">
Source: <text:a xlink:type="simple" xlink:href="https://www.zaobao.com.sg/realtime/world/story20230529-1399426" text:style-name="Internet_20_link" text:visited-style-name="Visited_20_Internet_20_Link">
https://www.zaobao.com.sg/realtime/world/story20230529-1399426</text:a>
</text:p>
      <!--NEWS-->
      <text:h text:style-name="P10" text:outline-level="1">
<text:span text:style-name="T4">
新加坡是马国第一季最大外资来源国</text:span>
</text:h>
      <text:p text:style-name="P4">
Author: 联合早报 (Person)</text:p>
      <text:p text:style-name="P4">
Publisher: 联合早报 (Organization)</text:p>
      <text:p text:style-name="P4">
Published Time: 2023-05-29T21:21</text:p>
      <text:p text:style-name="P4">
Modified Time: 2023-05-29T22:30</text:p>
      <text:p text:style-name="P4">
Description: 马来西亚今年首季获得375亿令吉（约110亿新元）的外国直接投资（FDI），其中115亿令吉或约31%来自新加坡。新加坡因此成为马国最大的外国直接投资来源国。马国投资发展局（MID...</text:p>
      <text:p text:style-name="P4">
Videos: []</text:p>
      <text:p text:style-name="P4">
Audios: []</text:p>
      <text:p text:style-name="P4">
Images: []</text:p>
      <text:p text:style-name="P4">
Type: NewsArticle</text:p>
      <text:p text:style-name="P4">
Breadcrumbs: ['即时', '国际']</text:p>
      <text:p text:style-name="P4">
Keywords: ['马来西亚', '新加坡', '外资']</text:p>
      <!--METADATA-->
      <text:p text:style-name="P4">
马来西亚今年首季获得375亿令吉（约110亿新元）的外国直接投资（FDI），其中115亿令吉或约31%来自新加坡。新加坡因此成为马国最大的外国直接投资来源国。</text:p>
      <text:p text:style-name="P4">
马国投资发展局（MIDA）星期一（5月29日）发文告宣布，仅次于新加坡的外国直接投资来源地包括英属维尔京群岛（投资额71亿令吉），其他依次还有中国（65亿令吉）、香港（29亿令吉）和韩国（25亿令吉）。</text:p>
      <text:p text:style-name="P4">
马国国内今年首季吸引最多外资的是首都吉隆坡（218亿令吉），其他依次为柔佛（106亿令吉）、雪兰莪（74亿令吉）、霹雳（71亿令吉）和沙巴（63亿令吉）。</text:p>
      <text:p text:style-name="P4">
Source: <text:a xlink:type="simple" xlink:href="https://www.zaobao.com.sg/realtime/world/story20230529-1399428" text:style-name="Internet_20_link" text:visited-style-name="Visited_20_Internet_20_Link">
https://www.zaobao.com.sg/realtime/world/story20230529-1399428</text:a>
</text:p>
      <!--NEWS-->
      <text:h text:style-name="P10" text:outline-level="1">
<text:span text:style-name="T4">
台湾政府突袭八家中资企业，指责后者涉嫌窃密并违法挖角台湾高科技人才</text:span>
</text:h>
      <text:p text:style-name="P4">
Author: chinese@voanews.com (松仁)</text:p>
      <text:p text:style-name="P4">
Publisher: 美国之音中文网 (Type: NewsMediaOrganization)</text:p>
      <text:p text:style-name="P4">
Published Time: 2023-05-29T21:33:39+08:00</text:p>
      <text:p text:style-name="P4">
Modified Time: 2023-05-29 13:33:39Z</text:p>
      <text:p text:style-name="P4">
Description: 台湾行政院法务部连日来对八家在台湾的中资企业或研发中心展开上百人次的同步突袭，以阻止这些机构在台湾挖角台湾高科技人才等，从而维护台湾高科技产业的竞争优势，守护台湾的国家安全。</text:p>
      <text:p text:style-name="P4">
Videos: []</text:p>
      <text:p text:style-name="P4">
Images: []</text:p>
      <text:p text:style-name="P4">
Categories: ['台湾', '中国', '台海两岸关系']</text:p>
      <text:p text:style-name="P4">
Type: None</text:p>
      <!--METADATA-->
      <text:p text:style-name="P4">
NoneNone</text:p>
      <text:p text:style-name="P4">
Source: <text:a xlink:type="simple" xlink:href="https://www.voachinese.com/a/taiwan-raids-8-chinese-companies-for-alleged-tech-espionage-20230529/7113494.html" text:style-name="Internet_20_link" text:visited-style-name="Visited_20_Internet_20_Link">
https://www.voachinese.com/a/taiwan-raids-8-chinese-companies-for-alleged-tech-espionage-20230529/7113494.html</text:a>
</text:p>
      <!--NEWS-->
      <text:h text:style-name="P10" text:outline-level="1">
<text:span text:style-name="T4">
中国货船参与洗劫二战英国海军沉没战舰遗物？马来西亚扣押调查</text:span>
</text:h>
      <text:p text:style-name="P4">
Author: chinese@voanews.com (美国之音)</text:p>
      <text:p text:style-name="P4">
Publisher: 美国之音中文网 (Type: NewsMediaOrganization)</text:p>
      <text:p text:style-name="P4">
Published Time: 2023-05-29T21:46:38+08:00</text:p>
      <text:p text:style-name="P4">
Modified Time: 2023-05-29 13:47:59Z</text:p>
      <text:p text:style-name="P4">
Description: 马来西亚海事当局星期一(5月29日)表示，在一艘中国登记的散装货船上发现了据信来自二战期间的火炮炮弹，并对这艘中国散货船是否涉及在南中国海对两艘英国皇家海军战列舰遗骸进行打捞展开调查。该中国货船周末因未经允许在马来西亚水域下锚停泊而遭扣押。</text:p>
      <text:p text:style-name="P4">
Videos: []</text:p>
      <text:p text:style-name="P4">
Images: []</text:p>
      <text:p text:style-name="P4">
Categories: ['亚太', '中国', '南中国海争端']</text:p>
      <text:p text:style-name="P4">
Type: None</text:p>
      <!--METADATA-->
      <text:p text:style-name="P4">
NoneNone</text:p>
      <text:p text:style-name="P4">
Source: <text:a xlink:type="simple" xlink:href="https://www.voachinese.com/a/malaysia-detains-chinese-barge-on-suspicion-of-looting-wwii-british-warship-wrecks-20230529/7113503.html" text:style-name="Internet_20_link" text:visited-style-name="Visited_20_Internet_20_Link">
https://www.voachinese.com/a/malaysia-detains-chinese-barge-on-suspicion-of-looting-wwii-british-warship-wrecks-20230529/7113503.html</text:a>
</text:p>
      <!--NEWS-->
      <text:h text:style-name="P10" text:outline-level="1">
<text:span text:style-name="T4">
美国众议院规则委员会将讨论债务上限法案</text:span>
</text:h>
      <text:p text:style-name="P4">
Author: 联合早报 (Person)</text:p>
      <text:p text:style-name="P4">
Publisher: 联合早报 (Organization)</text:p>
      <text:p text:style-name="P4">
Published Time: 2023-05-29T21:48</text:p>
      <text:p text:style-name="P4">
Modified Time: 2023-05-29T21:57</text:p>
      <text:p text:style-name="P4">
Description: 美国众议院规则委员会星期一（5月29日）说，将于星期二（30日）下午开会讨论债务上限法案。路透社报道，美国总统拜登星期天（28日）说，他已与众议院议长麦卡锡达成美国联邦债务最终协议...</text:p>
      <text:p text:style-name="P4">
Videos: []</text:p>
      <text:p text:style-name="P4">
Audios: []</text:p>
      <text:p text:style-name="P4">
Images: []</text:p>
      <text:p text:style-name="P4">
Type: NewsArticle</text:p>
      <text:p text:style-name="P4">
Breadcrumbs: ['即时', '国际']</text:p>
      <text:p text:style-name="P4">
Keywords: ['美国', '债务', '麦卡锡', '拜登']</text:p>
      <!--METADATA-->
      <text:p text:style-name="P4">
美国众议院规则委员会星期一（5月29日）说，将于星期二（30日）下午开会讨论债务上限法案。</text:p>
      <text:p text:style-name="P4">
路透社报道，美国总统拜登星期天（28日）说，他已与众议院议长麦卡锡 <text:a xlink:type="simple" xlink:href="https://www.zaobao.com/realtime/world/story20230529-1399152" text:style-name="Internet_20_link" text:visited-style-name="Visited_20_Internet_20_Link">
 达成美国联邦债务最终协议</text:a>
，暂停31.4万亿美元（约42.4万亿新元）的债务上限。这份最终协议已准备好提交国会，进行表决。</text:p>
      <text:p text:style-name="P4">
拜登敦促国会两院通过这项立法。拜登和麦卡锡现在都得说服自己的党内同仁支持他们敲定的协议。麦卡锡对协议获国会通过的前景表示乐观，但他同时也承认，协议“无法让每个人都满意”。</text:p>
      <text:p text:style-name="P4">
尽管拜登和麦卡锡已经达成协议，但时间仍不等人。财政部长耶伦上周五（26日）警告，政府的借款上限必须在 <text:a xlink:type="simple" xlink:href="https://www.zaobao.com/news/world/story20230528-1398879" text:style-name="Internet_20_link" text:visited-style-name="Visited_20_Internet_20_Link">
 6月5日</text:a>
 之前延长，以避免债务违约。</text:p>
      <text:p text:style-name="P4">
拜登赞扬麦卡锡在谈判中信守诺言，但他不知道麦卡锡是否有足够票数可以在众议院通过这项协议。</text:p>
      <text:p text:style-name="P4">
Source: <text:a xlink:type="simple" xlink:href="https://www.zaobao.com.sg/realtime/world/story20230529-1399434" text:style-name="Internet_20_link" text:visited-style-name="Visited_20_Internet_20_Link">
https://www.zaobao.com.sg/realtime/world/story20230529-1399434</text:a>
</text:p>
      <!--NEWS-->
      <text:h text:style-name="P10" text:outline-level="1">
<text:span text:style-name="T4">
伊党：安华阵营确曾邀请加盟</text:span>
</text:h>
      <text:p text:style-name="P4">
Author: 联合早报 (Person)</text:p>
      <text:p text:style-name="P4">
Publisher: 联合早报 (Organization)</text:p>
      <text:p text:style-name="P4">
Published Time: 2023-05-29T21:55</text:p>
      <text:p text:style-name="P4">
Modified Time: 2023-05-29T21:55</text:p>
      <text:p text:style-name="P4">
Description: 马来西亚反对党伊斯兰党主席哈迪阿旺声称首相安华领导的团结政府有人邀请伊党加盟的说法，备受执政阵营冷嘲热讽，但伊党署理主席端依布拉欣指哈迪阿旺所言属实。哈迪阿旺上星期六（5月27日）...</text:p>
      <text:p text:style-name="P4">
Videos: []</text:p>
      <text:p text:style-name="P4">
Audios: []</text:p>
      <text:p text:style-name="P4">
Images: []</text:p>
      <text:p text:style-name="P4">
Type: NewsArticle</text:p>
      <text:p text:style-name="P4">
Breadcrumbs: ['即时', '国际']</text:p>
      <text:p text:style-name="P4">
Keywords: ['安华', '伊斯兰党', '马来西亚']</text:p>
      <!--METADATA-->
      <text:p text:style-name="P4">
马来西亚反对党伊斯兰党主席哈迪阿旺声称首相安华领导的 <text:a xlink:type="simple" xlink:href="https://www.zaobao.com/realtime/world/story20230528-1398920" text:style-name="Internet_20_link" text:visited-style-name="Visited_20_Internet_20_Link">
 团结政府有人邀请伊党加盟</text:a>
的说法，备受执政阵营冷嘲热讽，但伊党署理主席端依布拉欣指哈迪阿旺所言属实。</text:p>
      <text:p text:style-name="P4">
哈迪阿旺上星期六（5月27日）告诉媒体：“有人联系我，邀我见面，并建议伊党加入团结政府。”他说，这是因为希盟知道自己赢得的马来选区没有伊党那么多。他强调，一旦伊党加盟，新政府必须由伊党领导，因为伊党是国会最大党。</text:p>
      <text:p text:style-name="P4">
哈迪阿旺的说法引起巫统及希盟各党抨击。不过，伊党署理主席端依布拉欣星期一（29日）告诉《每日新闻》：“首先，我证实主席（哈迪阿旺）的说法，他们（团结政府代表）也曾与我见面，并建议（伊党加入团结政府）。”</text:p>
      <text:p text:style-name="P4">
端依布拉欣说，伊党的立场是伊党坚持遵守大选前的承诺，即留在国盟。</text:p>
      <text:p text:style-name="P4">
Source: <text:a xlink:type="simple" xlink:href="https://www.zaobao.com.sg/realtime/world/story20230529-1399438" text:style-name="Internet_20_link" text:visited-style-name="Visited_20_Internet_20_Link">
https://www.zaobao.com.sg/realtime/world/story20230529-1399438</text:a>
</text:p>
      <!--NEWS-->
      <text:h text:style-name="P10" text:outline-level="1">
<text:span text:style-name="T4">
香港国安法指定法官拒绝黎智英国安案永久终止聆讯申请</text:span>
</text:h>
      <text:p text:style-name="P4">
Author: VOA</text:p>
      <text:p text:style-name="P4">
Publisher: 美国之音中文网 (Type: NewsMediaOrganization)</text:p>
      <text:p text:style-name="P4">
Published Time: 2023-05-29T22:53:15+08:00</text:p>
      <text:p text:style-name="P4">
Modified Time: 2023-05-29 17:14:13Z</text:p>
      <text:p text:style-name="P4">
Description: 香港三名国安法指定法官星期一(5月29日)公布书面判词，驳回壹传媒和苹果日报创办人黎智英(Jimmy Lai)早前提出的永久终止聆讯的申请。现年75岁、一向坚定支持香港民主的黎智英在港版国安法下被控“串谋勾结外国势力”案件将于9月开审。一旦被定罪，他有可能遭到终身监禁。这一引发广泛国际关注的案件被视为北京镇压香港民主运动的一部分。</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hong-kong-court-rejects-publisher-jimmy-lai-s-bid-to-terminate-his-national-security-trial-20230529/7113508.html" text:style-name="Internet_20_link" text:visited-style-name="Visited_20_Internet_20_Link">
https://www.voachinese.com/a/hong-kong-court-rejects-publisher-jimmy-lai-s-bid-to-terminate-his-national-security-trial-20230529/7113508.html</text:a>
</text:p>
      <!--NEWS-->
      <text:h text:style-name="P10" text:outline-level="1">
<text:span text:style-name="T4">
普京签署俄退出《欧洲常规武装力量条约》法令</text:span>
</text:h>
      <text:p text:style-name="P4">
Author: 联合早报 (Person)</text:p>
      <text:p text:style-name="P4">
Publisher: 联合早报 (Organization)</text:p>
      <text:p text:style-name="P4">
Published Time: 2023-05-29T22:55</text:p>
      <text:p text:style-name="P4">
Modified Time: 2023-05-29T22:55</text:p>
      <text:p text:style-name="P4">
Description: 俄罗斯总统普京签署了有关退出《欧洲常规武装力量条约》的法令。俄罗斯星期一（5月29日）在法律资讯官方网站上发布了相关文件。普京5月初任命俄外交部副部长里亚布科夫为代表，负责协助议会...</text:p>
      <text:p text:style-name="P4">
Videos: []</text:p>
      <text:p text:style-name="P4">
Audios: []</text:p>
      <text:p text:style-name="P4">
Images: []</text:p>
      <text:p text:style-name="P4">
Type: NewsArticle</text:p>
      <text:p text:style-name="P4">
Breadcrumbs: ['即时', '国际']</text:p>
      <text:p text:style-name="P4">
Keywords: ['俄罗斯', '普京', '俄乌战争', '北约', '欧洲']</text:p>
      <!--METADATA-->
      <text:p text:style-name="P4">
俄罗斯总统普京签署了有关退出《欧洲常规武装力量条约》的法令。</text:p>
      <text:p text:style-name="P4">
俄罗斯星期一（5月29日）在法律资讯官方网站上发布了相关文件。</text:p>
      <text:p text:style-name="P4">
普京5月初任命俄外交部副部长里亚布科夫为代表，负责协助议会审议俄罗斯废止《欧洲常规武装力量条约》的相关事宜。</text:p>
      <text:p text:style-name="P4">
里亚布科夫说，在欧洲军事政治局势因西方国家行动而恶化的情况下，这项条约已经“无可救药地过时，并成为一种遗留物”。</text:p>
      <text:p text:style-name="P4">
俄罗斯联邦委员会上星期三（24日）在全体会议上批准俄废除这一条约的相关法律。</text:p>
      <text:p text:style-name="P4">
据公开资料显示，《欧洲常规武装力量条约》1990年由北约和华沙条约组织签订，对两大军事集团各类常规兵器总量、地区限额、国家限额、核查方式作出规定。</text:p>
      <text:p text:style-name="P4">
1999年，欧洲安全与合作组织首脑会议通过了《欧洲常规武装力量条约修改协议》，修改后的条约仅得到四个国家：俄罗斯、白罗斯、哈萨克斯坦和乌克兰的批准，但迄今却没有一个北约国家批准该协议。由于北约持续东扩，俄罗斯于2007年决定暂停执行《欧洲常规武装力量条约》。</text:p>
      <text:p text:style-name="P4">
Source: <text:a xlink:type="simple" xlink:href="https://www.zaobao.com.sg/realtime/world/story20230529-1399456" text:style-name="Internet_20_link" text:visited-style-name="Visited_20_Internet_20_Link">
https://www.zaobao.com.sg/realtime/world/story20230529-1399456</text:a>
</text:p>
      <!--NEWS-->
      <text:h text:style-name="P10" text:outline-level="1">
<text:span text:style-name="T4">
聿文视界：习近平治下，革命大词的回归</text:span>
</text:h>
      <text:p text:style-name="P4">
Author: chinese@voanews.com (邓聿文)</text:p>
      <text:p text:style-name="P4">
Publisher: 美国之音中文网 (Type: NewsMediaOrganization)</text:p>
      <text:p text:style-name="P4">
Published Time: 2023-05-29T23:48:29+08:00</text:p>
      <text:p text:style-name="P4">
Modified Time: 2023-05-29 15:58:36Z</text:p>
      <text:p text:style-name="P4">
Description: 中国是个口号治国的社会，这不是中国独有的现象，而是共产党政权的一个共同特征。但是习近平上台后，在口号治国方面胜过他的前任，除了毛泽东。他造了大量的政治“新词”进入中国的政治生活，成了党的政治文化的一部分，影响深远。</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deng-yuwen-on-xi-s-newly-created-political-slogans-20230529/7113924.html" text:style-name="Internet_20_link" text:visited-style-name="Visited_20_Internet_20_Link">
https://www.voachinese.com/a/deng-yuwen-on-xi-s-newly-created-political-slogans-20230529/7113924.html</text:a>
</text:p>
      <!--NEWS-->
      <text:h text:style-name="P10" text:outline-level="1">
<text:span text:style-name="T4">
地方选举溃败 西班牙总理宣布7/23提前大选</text:span>
</text:h>
      <text:p text:style-name="P4">
Publisher: 法新社</text:p>
      <text:p text:style-name="P4">
Published Time: 2023-05-29T5:02:09+00:00</text:p>
      <text:p text:style-name="P4">
Modified Time: 2023-05-29T13:35:03+00:00</text:p>
      <text:p text:style-name="P4">
Description: （法新社马德里29日电） 西班牙总理桑杰士今天意外宣布解散国会、提前于7月23日举行大选。西班牙昨天举行地方和地区选举，桑杰士领导的社会劳工党（PSOE）遭遇溃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617581in" draw:z-index="0">
<draw:image xlink:href="../Images/rficn/2023-05-29T5-02-09-00-00/000000.png" xlink:type="simple" xlink:show="embed" xlink:actuate="onLoad" draw:mime-type="image/png"/>
</draw:frame>
</text:p>
      <text:p text:style-name="P4">
西班牙原定今年底举行国会改选，因此昨天的选举普遍被视为大选前哨战。结果最大在野党保守派的人民党（PopularParty）不仅在地方选举囊括最多选票，在地区选举也大有斩获，夺下6个原本由社会劳工党执政的地区。</text:p>
      <text:p text:style-name="P4">
桑杰士（Pedro Sanchez）今天发表电视演说，表示他已告知国王菲利佩六世（FelipeVI）他做出解散国会的决定，并在7月23日举行大选。他说：「鉴于昨天选举的结果，我做出了这项决定。」</text:p>
      <text:p text:style-name="P4">
桑杰士还表示：「我身为政府和社会劳工党领导人，要对选举结果负起责任。我认为有必要做出回应，让民众的意志决定我们的民主授权。」</text:p>
      <text:p text:style-name="P4">
桑杰士提出的提前大选日期，将是在西班牙7月1日接下欧洲联盟（EU）轮值主席国不久之后。</text:p>
      <text:p text:style-name="P4">
2018年上台的桑杰士，过去这段期间面临数项困境，包括选民对他的左翼政府无感、通货膨胀飙高，以及欧洲第4大经济体西班牙的民众购买力持续下滑。</text:p>
      <text:p text:style-name="P4">
此外，社会劳工党与强硬左派盟党「我们可以」（Podemos）之间屡屡发生危机，桑杰士也一直难以控制相关冲击。</text:p>
      <text:p text:style-name="P4">
人民党在昨天的西班牙市政选举夺下700多万张选票，得票率达31.52%；社会劳工党则只赢得接近630万张选票，得票率28.11%。</text:p>
      <text:p text:style-name="P4">
不过，人民党在若干地区得在极右派民声党（Vox）支持下才能执政。民声党目前是西班牙国会第3大党，也是昨天选举赢家；它寄望除了在地区选举，在全国大选也能成为人民党不可或缺的结盟伙伴。（译者：张正芊/核稿：陈政一）</text:p>
      <text:p text:style-name="P4">
Source: <text:a xlink:type="simple" xlink:href="https://www.rfi.fr/cn/%E5%9B%BD%E9%99%85%E6%8A%A5%E9%81%93/20230529-%E5%9C%B0%E6%96%B9%E9%80%89%E4%B8%BE%E6%BA%83%E8%B4%A5-%E8%A5%BF%E7%8F%AD%E7%89%99%E6%80%BB%E7%90%86%E5%AE%A3%E5%B8%837-23%E6%8F%90%E5%89%8D%E5%A4%A7%E9%80%89" text:style-name="Internet_20_link" text:visited-style-name="Visited_20_Internet_20_Link">
https://www.rfi.fr/cn/%E5%9B%BD%E9%99%85%E6%8A%A5%E9%81%93/20230529-%E5%9C%B0%E6%96%B9%E9%80%89%E4%B8%BE%E6%BA%83%E8%B4%A5-%E8%A5%BF%E7%8F%AD%E7%89%99%E6%80%BB%E7%90%86%E5%AE%A3%E5%B8%837-23%E6%8F%90%E5%89%8D%E5%A4%A7%E9%80%89</text:a>
</text:p>
      <!--NEWS-->
      <text:h text:style-name="P10" text:outline-level="1">
<text:span text:style-name="T4">
日本央行所持国债17年来首次发生亏损 (Free Version)</text:span>
</text:h>
      <text:p text:style-name="P4">
Author: Megumi Fujikawa</text:p>
      <text:p text:style-name="P4">
Publisher: 华尔街日报中文网</text:p>
      <text:p text:style-name="P4">
Published Time: 2023-05-29T5:25:00.000Z</text:p>
      <text:p text:style-name="P4">
Modified Time: 2023-05-29T09:25:00.000Z</text:p>
      <text:p text:style-name="P4">
Created Time: 2023-05-29T08:17:00.000Z</text:p>
      <text:p text:style-name="P4">
Description: 日本央行公布，该行持有的日本政府债券出现未实现亏损，为17年来首次，主要是受全球债券收益率上升影响。</text:p>
      <text:p text:style-name="P4">
Images: []</text:p>
      <text:p text:style-name="P4">
Categories: ['金融市场']</text:p>
      <text:p text:style-name="P4">
Keywords: SYND</text:p>
      <text:p text:style-name="P4">
Type: Article</text:p>
      <!--METADATA-->
      <text:p text:style-name="P4">
日本央行公布，该行持有的日本政府债券出现未实现亏损，为17年来首次，主要是受全球债券收益率上升影响。</text:p>
      <text:p text:style-name="P4">
Source: <text:a xlink:type="simple" xlink:href="https://cn.wsj.com/articles/%E6%97%A5%E6%9C%AC%E5%A4%AE%E8%A1%8C%E6%89%80%E6%8C%81%E5%9B%BD%E5%80%BA17%E5%B9%B4%E6%9D%A5%E9%A6%96%E6%AC%A1%E5%8F%91%E7%94%9F%E4%BA%8F%E6%8D%9F-af85a0d2" text:style-name="Internet_20_link" text:visited-style-name="Visited_20_Internet_20_Link">
https://cn.wsj.com/articles/%E6%97%A5%E6%9C%AC%E5%A4%AE%E8%A1%8C%E6%89%80%E6%8C%81%E5%9B%BD%E5%80%BA17%E5%B9%B4%E6%9D%A5%E9%A6%96%E6%AC%A1%E5%8F%91%E7%94%9F%E4%BA%8F%E6%8D%9F-af85a0d2</text:a>
</text:p>
      <!--NEWS-->
      <text:h text:style-name="P10" text:outline-level="1">
<text:span text:style-name="T4">
以色列夜间空袭大马士革 人权组织称5伤</text:span>
</text:h>
      <text:p text:style-name="P4">
Publisher: 法新社</text:p>
      <text:p text:style-name="P4">
Published Time: 2023-05-29T9:02:09+00:00</text:p>
      <text:p text:style-name="P4">
Modified Time: 2023-05-29T14:50:01+00:00</text:p>
      <text:p text:style-name="P4">
Description: （法新社贝鲁特29日电） 叙利亚国防部表示，以色列昨晚对大马士革地区发动空袭。叙利亚人权了望台组织称，这次针对防空设施的攻击造成5人受伤。被攻击地点也是真主党战士的驻扎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3.617581in" draw:z-index="0">
<draw:image xlink:href="../Images/rficn/2023-05-29T9-02-09-00-00/000000.png" xlink:type="simple" xlink:show="embed" xlink:actuate="onLoad" draw:mime-type="image/png"/>
</draw:frame>
</text:p>
      <text:p text:style-name="P4">
叙利亚国防部表示：「晚间11时45分左右，以色列敌军发动空袭。」并指出以军瞄准了「大马士革周边的某些阵地」，但防空系统作出反应，击落数枚飞弹。</text:p>
      <text:p text:style-name="P4">
官方媒体引述叙利亚军方消息人士报导，来自以色列占领地戈兰高地（Golan Heights）方向的飞弹袭击了数个目标，但未具体说明是哪些地点。</text:p>
      <text:p text:style-name="P4">
以色列军方拒绝发表评论。</text:p>
      <text:p text:style-name="P4">
叙利亚国防部称此次攻击造成了物质上的损失，但没有人员伤亡。</text:p>
      <text:p text:style-name="P4">
驻于叙利亚首都大马士革（Damascus）的一名法新社记者在当地时间午夜前听到了爆炸声响。</text:p>
      <text:p text:style-name="P4">
叙利亚人权了望台组织（Syrian Observatory for HumanRights）表示，位于大马士革附近的政府防空设施成为目标。该地区为伊朗支持的真主党（Hezbollah）组织据点。</text:p>
      <text:p text:style-name="P4">
据叙利亚人权了望台组织说法，首都北边一处防空设施距黎巴嫩边境约10公里，并称有5人受伤。</text:p>
      <text:p text:style-name="P4">
总部设于英国的叙利亚人权了望台组织也提到，另一处位于阿勒坡（Aleppo）机场和首都东南部萨伊达宰那布（SayedaZeinab）地区之间的真主党驻扎地也成为空袭目标。该组织在叙利亚有着广泛的地面消息网。</text:p>
      <text:p text:style-name="P4">
以色列内阁官员卡兹（Israel Katz）告诉以色列军方电台（ArmyRadio）：「我们有一项明确的政策，那就是防范伊朗在叙利亚扎根、阻止伊朗建造威胁以色列的基础建设。这项恐怖主义设施试图将宁静的戈兰高地边境转变成战乱边境。」</text:p>
      <text:p text:style-name="P4">
Source: <text:a xlink:type="simple" xlink:href="https://www.rfi.fr/cn/%E5%9B%BD%E9%99%85%E6%8A%A5%E9%81%93/20230529-%E4%BB%A5%E8%89%B2%E5%88%97%E5%A4%9C%E9%97%B4%E7%A9%BA%E8%A2%AD%E5%A4%A7%E9%A9%AC%E5%A3%AB%E9%9D%A9-%E4%BA%BA%E6%9D%83%E7%BB%84%E7%BB%87%E7%A7%B05%E4%BC%A4" text:style-name="Internet_20_link" text:visited-style-name="Visited_20_Internet_20_Link">
https://www.rfi.fr/cn/%E5%9B%BD%E9%99%85%E6%8A%A5%E9%81%93/20230529-%E4%BB%A5%E8%89%B2%E5%88%97%E5%A4%9C%E9%97%B4%E7%A9%BA%E8%A2%AD%E5%A4%A7%E9%A9%AC%E5%A3%AB%E9%9D%A9-%E4%BA%BA%E6%9D%83%E7%BB%84%E7%BB%87%E7%A7%B05%E4%BC%A4</text:a>
</text:p>
      <!--NEWS-->
      <text:h text:style-name="P10" text:outline-level="1">
<text:span text:style-name="T4">
云南爆发警民冲突，回族民众抗议当局强拆清真寺穹顶</text:span>
</text:h>
      <text:p text:style-name="P4">
Author: chinese@voanews.com (松仁)</text:p>
      <text:p text:style-name="P4">
Publisher: 美国之音中文网 (Type: NewsMediaOrganization)</text:p>
      <text:p text:style-name="P4">
Published Time: 2023-05-30T01:07:40+08:00</text:p>
      <text:p text:style-name="P4">
Modified Time: 2023-05-29 17:07:40Z</text:p>
      <text:p text:style-name="P4">
Description: 地处中国西南的云南省一个乡镇的清真寺外周末爆发警民冲突，原因是当地的穆斯林回族信众不满当局强拆该清真寺的穹顶，让清真寺恢复中国式风格，以便将宗教“中国化”。</text:p>
      <text:p text:style-name="P4">
Videos: []</text:p>
      <text:p text:style-name="P4">
Images: []</text:p>
      <text:p text:style-name="P4">
Categories: ['中国', '人权', '法律', '宗教']</text:p>
      <text:p text:style-name="P4">
Type: None</text:p>
      <!--METADATA-->
      <text:p text:style-name="P4">
NoneNone</text:p>
      <text:p text:style-name="P4">
Source: <text:a xlink:type="simple" xlink:href="https://www.voachinese.com/a/chinese-police-clash-with-protesters-over-plans-to-demolish-mosque-20230529/7113759.html" text:style-name="Internet_20_link" text:visited-style-name="Visited_20_Internet_20_Link">
https://www.voachinese.com/a/chinese-police-clash-with-protesters-over-plans-to-demolish-mosque-20230529/7113759.html</text:a>
</text:p>
      <!--NEWS-->
      <text:h text:style-name="P10" text:outline-level="1">
<text:span text:style-name="T4">
俄罗斯对美国参议员格雷厄姆发布逮捕令</text:span>
</text:h>
      <text:p text:style-name="P4">
Author: chinese@voanews.com (美国之音)</text:p>
      <text:p text:style-name="P4">
Publisher: 美国之音中文网 (Type: NewsMediaOrganization)</text:p>
      <text:p text:style-name="P4">
Published Time: 2023-05-30T03:54:25+08:00</text:p>
      <text:p text:style-name="P4">
Modified Time: 2023-05-29 19:54:25Z</text:p>
      <text:p text:style-name="P4">
Description: 俄罗斯内政部星期一对美国参议员格雷厄姆（Lindsey Graham）发布逮捕令，他之前对乌克兰战争发表了评论。</text:p>
      <text:p text:style-name="P4">
Videos: []</text:p>
      <text:p text:style-name="P4">
Images: []</text:p>
      <text:p text:style-name="P4">
Categories: ['乌克兰局势', '美国', '欧洲']</text:p>
      <text:p text:style-name="P4">
Type: None</text:p>
      <!--METADATA-->
      <text:p text:style-name="P4">
NoneNone</text:p>
      <text:p text:style-name="P4">
Source: <text:a xlink:type="simple" xlink:href="https://www.voachinese.com/a/russia-issued-warrant-for-us-senator-graham-20230529/7114255.html" text:style-name="Internet_20_link" text:visited-style-name="Visited_20_Internet_20_Link">
https://www.voachinese.com/a/russia-issued-warrant-for-us-senator-graham-20230529/7114255.html</text:a>
</text:p>
      <!--NEWS-->
      <text:h text:style-name="P10" text:outline-level="1">
<text:span text:style-name="T4">
消息人士：马斯克预计本周访问中国并会见官员</text:span>
</text:h>
      <text:p text:style-name="P4">
Author: chinese@voanews.com (美国之音)</text:p>
      <text:p text:style-name="P4">
Publisher: 美国之音中文网 (Type: NewsMediaOrganization)</text:p>
      <text:p text:style-name="P4">
Published Time: 2023-05-30T04:14:40+08:00</text:p>
      <text:p text:style-name="P4">
Modified Time: 2023-05-29 20:14:40Z</text:p>
      <text:p text:style-name="P4">
Description: 三位知情人士表示，特斯拉（Tesla）首席执行官埃隆·马斯克（Elon Musk）预计将于本周访问中国，这将是他三年来首次访问中国。</text:p>
      <text:p text:style-name="P4">
Videos: []</text:p>
      <text:p text:style-name="P4">
Images: []</text:p>
      <text:p text:style-name="P4">
Categories: ['美国', '经济·金融·贸易', '中国', '科技', '美中关系', '美中贸易']</text:p>
      <text:p text:style-name="P4">
Type: None</text:p>
      <!--METADATA-->
      <text:p text:style-name="P4">
NoneNone</text:p>
      <text:p text:style-name="P4">
Source: <text:a xlink:type="simple" xlink:href="https://www.voachinese.com/a/musk-expected-to-visit-china-this-week-meet-officials-sources-20230529/7114323.html" text:style-name="Internet_20_link" text:visited-style-name="Visited_20_Internet_20_Link">
https://www.voachinese.com/a/musk-expected-to-visit-china-this-week-meet-officials-sources-20230529/7114323.html</text:a>
</text:p>
      <!--NEWS-->
      <text:h text:style-name="P10" text:outline-level="1">
<text:span text:style-name="T4">
在英港人“羊村”活动场地突遭取消 原因疑为政治因素惹忧虑</text:span>
</text:h>
      <text:p text:style-name="P4">
Author: chinese@voanews.com (郑乐捷)</text:p>
      <text:p text:style-name="P4">
Publisher: 美国之音中文网 (Type: NewsMediaOrganization)</text:p>
      <text:p text:style-name="P4">
Published Time: 2023-05-30T05:03:58+08:00</text:p>
      <text:p text:style-name="P4">
Modified Time: 2023-05-29 21:03:58Z</text:p>
      <text:p text:style-name="P4">
Description: “羊村”系列书籍在香港被视为敏感事项，令多人被捕被控。有搬到英国的香港人在当地用“羊村”书籍尝试举办活动，竟然都遇上困难。</text:p>
      <text:p text:style-name="P4">
Videos: []</text:p>
      <text:p text:style-name="P4">
Images: []</text:p>
      <text:p text:style-name="P4">
Categories: ['港澳', '文化']</text:p>
      <text:p text:style-name="P4">
Type: None</text:p>
      <!--METADATA-->
      <text:p text:style-name="P4">
NoneNone</text:p>
      <text:p text:style-name="P4">
Source: <text:a xlink:type="simple" xlink:href="https://www.voachinese.com/a/hongkongers-in-uks-sheep-village-event-cancelled-sparks-political-censorship-concerns-20230529/7114296.html" text:style-name="Internet_20_link" text:visited-style-name="Visited_20_Internet_20_Link">
https://www.voachinese.com/a/hongkongers-in-uks-sheep-village-event-cancelled-sparks-political-censorship-concerns-20230529/7114296.html</text:a>
</text:p>
      <!--NEWS-->
      <text:h text:style-name="P10" text:outline-level="1">
<text:span text:style-name="T4">
拜登：美国绝不能忘记阵亡将士的牺牲</text:span>
</text:h>
      <text:p text:style-name="P4">
Author: chinese@voanews.com (美国之音)</text:p>
      <text:p text:style-name="P4">
Publisher: 美国之音中文网 (Type: NewsMediaOrganization)</text:p>
      <text:p text:style-name="P4">
Published Time: 2023-05-30T05:17:06+08:00</text:p>
      <text:p text:style-name="P4">
Modified Time: 2023-05-29 21:17:06Z</text:p>
      <text:p text:style-name="P4">
Description: 美国总统乔·拜登周一(5月29日)纪念美国的阵亡将士纪念日，他说美国人“绝不能忘记”海外阵亡军人的牺牲。</text:p>
      <text:p text:style-name="P4">
Videos: []</text:p>
      <text:p text:style-name="P4">
Images: []</text:p>
      <text:p text:style-name="P4">
Categories: ['美国', '军事']</text:p>
      <text:p text:style-name="P4">
Type: None</text:p>
      <!--METADATA-->
      <text:p text:style-name="P4">
NoneNone</text:p>
      <text:p text:style-name="P4">
Source: <text:a xlink:type="simple" xlink:href="https://www.voachinese.com/a/biden-america-must-never-forget-the-price-paid-by-its-war-dead-20230529/7114315.html" text:style-name="Internet_20_link" text:visited-style-name="Visited_20_Internet_20_Link">
https://www.voachinese.com/a/biden-america-must-never-forget-the-price-paid-by-its-war-dead-20230529/711431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